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57cm"/>
    </style:style>
    <style:style style:name="co2" style:family="table-column">
      <style:table-column-properties fo:break-before="auto" style:column-width="2.258cm"/>
    </style:style>
    <style:style style:name="co3" style:family="table-column">
      <style:table-column-properties fo:break-before="auto" style:column-width="9.768cm"/>
    </style:style>
    <style:style style:name="co4" style:family="table-column">
      <style:table-column-properties fo:break-before="auto" style:column-width="3.6cm"/>
    </style:style>
    <style:style style:name="co5" style:family="table-column">
      <style:table-column-properties fo:break-before="auto" style:column-width="3.722cm"/>
    </style:style>
    <style:style style:name="co6" style:family="table-column">
      <style:table-column-properties fo:break-before="auto" style:column-width="3.981cm"/>
    </style:style>
    <style:style style:name="co7" style:family="table-column">
      <style:table-column-properties fo:break-before="auto" style:column-width="5.948cm"/>
    </style:style>
    <style:style style:name="co8" style:family="table-column">
      <style:table-column-properties fo:break-before="auto" style:column-width="7.262cm"/>
    </style:style>
    <style:style style:name="ro1" style:family="table-row">
      <style:table-row-properties style:row-height="0.51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padding="0.071cm"/>
      <style:text-properties style:use-window-font-color="true"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start" fo:margin-left="0cm"/>
    </style:style>
    <style:style style:name="ce7" style:family="table-cell" style:parent-style-name="Pivot_20_Table_20_Field">
      <style:table-cell-properties fo:border-bottom="0.99pt solid #000000" fo:border-left="2.01pt solid #000000" fo:border-right="0.99pt solid #000000" fo:border-top="2.01pt solid #000000"/>
    </style:style>
    <style:style style:name="ce8" style:family="table-cell" style:parent-style-name="Pivot_20_Table_20_Title" style:data-style-name="N0">
      <style:table-cell-properties fo:border-bottom="2.01pt solid #000000" fo:border-left="2.01pt solid #000000" fo:border-right="0.99pt solid #000000" fo:border-top="0.99pt solid #000000"/>
    </style:style>
    <style:style style:name="ce9" style:family="table-cell" style:parent-style-name="Pivot_20_Table_20_Category" style:data-style-name="N0">
      <style:table-cell-properties fo:border-bottom="none" fo:border-left="2.01pt solid #000000" fo:border-right="0.99pt solid #000000" fo:border-top="none"/>
    </style:style>
    <style:style style:name="ce10" style:family="table-cell" style:parent-style-name="Pivot_20_Table_20_Category" style:data-style-name="N0">
      <style:table-cell-properties fo:border-bottom="none" fo:border-left="2.01pt solid #000000" fo:border-right="0.99pt solid #000000" fo:border-top="0.99pt solid #000000"/>
    </style:style>
    <style:style style:name="ce11" style:family="table-cell" style:parent-style-name="Pivot_20_Table_20_Corner">
      <style:table-cell-properties fo:border-bottom="0.99pt solid #000000" fo:border-left="0.99pt solid #000000" fo:border-right="2.01pt solid #000000" fo:border-top="2.01pt solid #000000"/>
    </style:style>
    <style:style style:name="ce12" style:family="table-cell" style:parent-style-name="Pivot_20_Table_20_Result" style:data-style-name="N0">
      <style:table-cell-properties fo:border-bottom="2.01pt solid #000000" fo:border-left="0.99pt solid #000000" fo:border-right="2.01pt solid #000000" fo:border-top="0.99pt solid #000000"/>
    </style:style>
    <style:style style:name="ce13" style:family="table-cell" style:parent-style-name="Pivot_20_Table_20_Value" style:data-style-name="N0">
      <style:table-cell-properties fo:border-bottom="none" fo:border-left="0.99pt solid #000000" fo:border-right="2.01pt solid #000000" fo:border-top="none"/>
    </style:style>
    <style:style style:name="ce14" style:family="table-cell" style:parent-style-name="Pivot_20_Table_20_Value" style:data-style-name="N0">
      <style:table-cell-properties fo:border-bottom="none" fo:border-left="0.99pt solid #000000" fo:border-right="2.01pt solid #000000" fo:border-top="0.99pt solid #000000"/>
    </style:style>
    <style:style style:name="ce15" style:family="table-cell" style:parent-style-name="Pivot_20_Table_20_Value">
      <style:table-cell-properties fo:border-bottom="0.99pt solid #000000" fo:border-left="0.99pt solid #000000" fo:border-right="2.01pt solid #000000" fo:border-top="none"/>
    </style:style>
    <style:style style:name="ce26" style:family="table-cell" style:parent-style-name="Pivot_20_Table_20_Value" style:data-style-name="N0">
      <style:table-cell-properties fo:border-bottom="0.99pt solid #000000" fo:border-left="0.99pt solid #000000" fo:border-right="2.01pt solid #000000" fo:border-top="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Planilh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2" table:number-columns-repeated="3" table:default-cell-style-name="Default"/>
        <table:table-column table:style-name="co6" table:default-cell-style-name="Default"/>
        <table:table-column table:style-name="co7" table:default-cell-style-name="Default"/>
        <table:table-column table:style-name="co2" table:default-cell-style-name="Default"/>
        <table:table-row table:style-name="ro1">
          <table:table-cell office:value-type="string" calcext:value-type="string">
            <text:p>Título</text:p>
          </table:table-cell>
          <table:table-cell office:value-type="string" calcext:value-type="string">
            <text:p>Resumo</text:p>
          </table:table-cell>
          <table:table-cell office:value-type="string" calcext:value-type="string">
            <text:p>Titile</text:p>
          </table:table-cell>
          <table:table-cell table:style-name="ce1" office:value-type="string" calcext:value-type="string">
            <text:p>Authors</text:p>
          </table:table-cell>
          <table:table-cell table:style-name="ce1" office:value-type="string" calcext:value-type="string">
            <text:p>Source Title</text:p>
          </table:table-cell>
          <table:table-cell table:style-name="ce1" office:value-type="string" calcext:value-type="string">
            <text:p>Open Access Designations</text:p>
          </table:table-cell>
          <table:table-cell table:style-name="ce1" office:value-type="string" calcext:value-type="string">
            <text:p>Publication Year</text:p>
          </table:table-cell>
          <table:table-cell office:value-type="string" calcext:value-type="string">
            <text:p>Doença</text:p>
          </table:table-cell>
          <table:table-cell office:value-type="string" calcext:value-type="string">
            <text:p>Objeto de avaliação</text:p>
          </table:table-cell>
          <table:table-cell office:value-type="string" calcext:value-type="string">
            <text:p>Classificação</text:p>
          </table:table-cell>
          <table:table-cell office:value-type="string" calcext:value-type="string">
            <text:p>Método</text:p>
          </table:table-cell>
          <table:table-cell office:value-type="string" calcext:value-type="string">
            <text:p>Quantidade</text:p>
          </table:table-cell>
        </table:table-row>
        <table:table-row table:style-name="ro2">
          <table:table-cell office:value-type="string" calcext:value-type="string">
            <text:p>Intervenções não farmacêuticas implementadas por cidades dos EUA durante a pandemia de influenza de 1918-1919 </text:p>
          </table:table-cell>
          <table:table-cell office:value-type="string" calcext:value-type="string">
            <text:p>Contexto: Uma questão crítica no planejamento da pandemia de influenza é o papel que as intervenções não farmacêuticas podem desempenhar em retardar os efeitos temporais de uma pandemia, reduzindo a taxa de ataque geral e de pico e reduzindo o número de mortes cumulativas. Essas medidas podem fornecer um tempo valioso para a produção e distribuição de vacinas contra cepas pandêmicas e medicamentos antivirais. Idealmente, a implementação apropriada de intervenções não farmacêuticas diminuiria a carga sobre os serviços de saúde e a infraestrutura crítica. Objetivos: Examinar a implementação de intervenções não farmacêuticas para mitigação de epidemia em 43 cidades nos Estados Unidos continentais de 8 de setembro de 1918 a 22 de fevereiro de 1919, e determinar se a variação de cidade para cidade na mortalidade estava associada com o momento, duração e combinação de intervenções não farmacêuticas; susceptibilidade da população alterada associada a ondas pandêmicas anteriores; distribuição por idade e sexo; e tamanho e densidade populacional. Desenho e configuração: pesquisa de arquivos históricos e análises estatísticas e epidemiológicas. As intervenções não farmacêuticas foram agrupadas em três categorias principais: fechamento de escolas; cancelamento de reuniões públicas; e isolamento e quarentena. Principais medidas de resultado: Taxa de mortalidade excessiva semanal (EDR); tempo desde a ativação de intervenções não farmacêuticas até o primeiro pico de EDR; o primeiro EDR semanal de pico; e EDR cumulativo durante todo o período de estudo de 24 semanas. Resultados: Houve 115 340 mortes em excesso por pneumonia e influenza (EDR, 500/100 000 habitantes) nas 43 cidades durante as 24 semanas analisadas. Cada cidade adotou pelo menos 1 das 3 categorias principais de intervenções não farmacêuticas. O fechamento de escolas e as proibições de coleta pública ativadas simultaneamente representaram a combinação mais comum implementada em 34 cidades (79%); esta combinação teve uma duração mediana de 4 semanas (variação, 1-10 semanas) e foi significativamente associada a reduções no EDR semanal. As cidades que implementaram intervenções não farmacêuticas anteriormente tiveram maiores atrasos em atingir o pico de mortalidade (Spearman r = -0,74, P &lt;0,001), menores taxas de mortalidade de pico (Spearman r = 0,31, P = 0,02) e menor mortalidade total (Spearman r = 0,37, P = 0,008). Houve uma associação estatisticamente significativa entre o aumento da duração das intervenções não farmacêuticas e uma redução da carga de mortalidade total (Spearman r = -0,39, P = 0,005). Conclusões: Esses achados demonstram uma forte associação entre a aplicação precoce, sustentada e em camadas de intervenções não farmacêuticas e a mitigação das consequências da pandemia de influenza de 1918-1919 nos Estados Unidos. No planejamento de futuras pandemias de influenza graves, as intervenções não farmacêuticas devem ser consideradas para inclusão como medidas complementares para o desenvolvimento de vacinas e medicamentos eficazes para profilaxia e tratamento. © 2007 American Medical Association. Todos os direitos reservados. </text:p>
          </table:table-cell>
          <table:table-cell office:value-type="string" calcext:value-type="string">
            <text:p>Nonpharmaceutical interventions implemented by US cities during the 1918-1919 influenza pandemic</text:p>
          </table:table-cell>
          <table:table-cell office:value-type="string" calcext:value-type="string">
            <text:p>Markel H., Lipman H.B., Navarro J.A., Sloan A., Michalsen J.R., Stern A.M., Cetron M.S.</text:p>
          </table:table-cell>
          <table:table-cell office:value-type="string" calcext:value-type="string">
            <text:p>Journal of the American Medical Association</text:p>
          </table:table-cell>
          <table:table-cell office:value-type="string" calcext:value-type="string">
            <text:p>All Open Access, Bronze</text:p>
          </table:table-cell>
          <table:table-cell office:value-type="float" office:value="2007" calcext:value-type="float">
            <text:p>2007</text:p>
          </table:table-cell>
          <table:table-cell office:value-type="string" calcext:value-type="string">
            <text:p>Influenza/Gripe</text:p>
          </table:table-cell>
          <table:table-cell/>
          <table:table-cell office:value-type="string" calcext:value-type="string">
            <text:p>Matemático/Estatístico</text:p>
          </table:table-cell>
          <table:table-cell office:value-type="string" calcext:value-type="string">
            <text:p>Análise Estatística</text:p>
          </table:table-cell>
          <table:table-cell office:value-type="float" office:value="7" calcext:value-type="float">
            <text:p>7</text:p>
          </table:table-cell>
        </table:table-row>
        <table:table-row table:style-name="ro1">
          <table:table-cell office:value-type="string" calcext:value-type="string">
            <text:p>Epidemia virtual em uma cidade virtual; simulando a propagação da gripe em uma área metropolitana dos EUA </text:p>
          </table:table-cell>
          <table:table-cell office:value-type="string" calcext:value-type="string">
            <text:p>Uma ampla variedade de fatores biológicos, fisiológicos, sociais, econômicos e geográficos podem afetar a transmissão, propagação e impacto da influenza. Preocupações recentes sobre uma epidemia de influenza iminente geraram a necessidade de modelos de simulação computacional preditivos para prever a propagação da influenza e a eficácia das estratégias de prevenção e controle. Projetamos uma simulação de computador baseada em agente de uma epidemia de influenza teórica em Norfolk, Va, que incluiu extensos detalhes no nível da cidade e representações de computador de cada cidadão de Norfolk, incluindo seu comportamento esperado e interações sociais. A simulação apresentou 200 casos infectados em 27 de novembro de 2002 (dia 87) e acompanhou o progresso da epidemia. Em média, a prevalência atingiu o pico no dia 178 (12,2% da população). Nosso modelo mostrou uma variação cíclica nos casos de influenza por dia da semana com menos pessoas sendo expostas nos fins de semana, diferenças no pronto-socorro e nas visitas clínicas por dia da semana, um pico mais precoce nos casos de influenza e alta prevalência persistente entre pessoas de 65 anos ou mais velhos e a prevalência diária de infecção entre os profissionais de saúde. O nível de detalhe incluído em nosso modelo de simulação tornou essas descobertas possíveis. Em comparação com outros modelos existentes, nosso modelo tem uma rede social muito extensa e detalhada, o que pode ser importante porque os indivíduos com mais interações sociais e redes sociais extensas podem ter maior probabilidade de espalhar a gripe. Nossa simulação pode servir como um laboratório virtual para entender melhor como diferentes fatores e intervenções afetam a propagação da influenza. </text:p>
          </table:table-cell>
          <table:table-cell table:style-name="ce1" office:value-type="string" calcext:value-type="string">
            <text:p>Virtual epidemic in a virtual city; simulating the spread of influenza in a US metropolitan area</text:p>
          </table:table-cell>
          <table:table-cell table:style-name="ce1" office:value-type="string" calcext:value-type="string">
            <text:p>Lee, BY; Bedford, VL; Roberts, MS; Carley, KM</text:p>
          </table:table-cell>
          <table:table-cell table:style-name="ce1" office:value-type="string" calcext:value-type="string">
            <text:p>TRANSLATIONAL RESEARCH</text:p>
          </table:table-cell>
          <table:table-cell table:style-name="ce1" office:value-type="string" calcext:value-type="string">
            <text:p>Green Accepted</text:p>
          </table:table-cell>
          <table:table-cell table:style-name="ce1" office:value-type="float" office:value="2008" calcext:value-type="float">
            <text:p>2008</text:p>
          </table:table-cell>
          <table:table-cell table:style-name="ce2" office:value-type="string" calcext:value-type="string">
            <text:p>Influenza/Gripe</text:p>
          </table:table-cell>
          <table:table-cell table:style-name="ce1"/>
          <table:table-cell office:value-type="string" calcext:value-type="string">
            <text:p>Computacional</text:p>
          </table:table-cell>
          <table:table-cell office:value-type="string" calcext:value-type="string">
            <text:p>Simulação</text:p>
          </table:table-cell>
          <table:table-cell office:value-type="float" office:value="4" calcext:value-type="float">
            <text:p>4</text:p>
          </table:table-cell>
        </table:table-row>
        <table:table-row table:style-name="ro1">
          <table:table-cell office:value-type="string" calcext:value-type="string">
            <text:p>Descobertas preliminares de um ensaio randomizado de intervenções não farmacêuticas para prevenir a transmissão da gripe em residências </text:p>
          </table:table-cell>
          <table:table-cell office:value-type="string" calcext:value-type="string">
            <text:p>Antecedentes: Existem poucos dados sobre se as intervenções não farmacêuticas podem reduzir a propagação da gripe. Implementamos um estudo de viabilidade e eficácia de máscaras faciais e higienização das mãos para reduzir a transmissão da influenza entre os membros da família de Hong Kong. Metodologia / Principais conclusões: Conduzimos um ensaio clínico controlado randomizado de agrupamento de domicílios (composto de pelo menos 3 membros), onde um sujeito índice apresentou doença semelhante à influenza com 48 horas de duração. Depois que a influenza foi confirmada em um caso índice pelo teste rápido QuickVue Influenza A + B, a família do sujeito índice foi randomizada para 1) controle ou 2) máscaras faciais cirúrgicas ou 3) higiene das mãos. Os domicílios foram visitados dentro de 36 horas e 3, 6 e 9 dias depois. Swabs de nariz e garganta foram coletados de indivíduos-índice e todos os contatos domiciliares em cada visita domiciliar e testados por cultura viral. O desfecho primário foi cultura laboratorial confirmada para influenza em um contato domiciliar; o desfecho secundário foi influenza diagnosticada clinicamente (por sintomas autorrelatados). Nós randomizamos 198 domicílios e completamos visitas domiciliares de acompanhamento em 128; os casos-índice em 122 dessas famílias tinham influenza confirmada por laboratório. Houve 21 contatos domiciliares com influenza confirmada em laboratório, correspondendo a uma taxa de ataque secundário de 6%. As taxas de ataque secundário clínico variaram de 5% a 18%, dependendo das definições de caso. As taxas de ataque secundário clínico ou laboratorial não diferiram significativamente entre os braços de intervenção. A adesão às intervenções foi variável. Conclusões / Significância: as taxas de ataque secundário foram menores do que o previsto e menores do que o relatado em outros países, talvez devido a diferentes padrões de suscetibilidade, falta de deriva antigênica significativa em cepas de vírus influenza circulantes recentemente e / ou problemas relacionados ao recrutamento sintomático Projeto. As lições aprendidas com este piloto informaram mudanças para o estudo principal em 2008. </text:p>
          </table:table-cell>
          <table:table-cell table:style-name="ce1" office:value-type="string" calcext:value-type="string">
            <text:p>Preliminary Findings of a Randomized Trial of Non-Pharmaceutical Interventions to Prevent Influenza Transmission in Households</text:p>
          </table:table-cell>
          <table:table-cell table:style-name="ce1" office:value-type="string" calcext:value-type="string">
            <text:p>Cowling, BJ; Fung, ROP; Cheng, CKY; Fang, VJ; Chan, KH; Seto, WH; Yung, R; Chiu, B; Lee, P; Uyeki, TM; Houck, PM; Peiris, JSM; Leung, GM</text:p>
          </table:table-cell>
          <table:table-cell table:style-name="ce1" office:value-type="string" calcext:value-type="string">
            <text:p>PLOS ONE</text:p>
          </table:table-cell>
          <table:table-cell table:style-name="ce1" office:value-type="string" calcext:value-type="string">
            <text:p>Green Published, Other Gold</text:p>
          </table:table-cell>
          <table:table-cell table:style-name="ce1" office:value-type="float" office:value="2008" calcext:value-type="float">
            <text:p>2008</text:p>
          </table:table-cell>
          <table:table-cell table:style-name="ce2" office:value-type="string" calcext:value-type="string">
            <text:p>Influenza/Gripe</text:p>
          </table:table-cell>
          <table:table-cell table:style-name="ce1" office:value-type="string" calcext:value-type="string">
            <text:p>máscaras faciais, higienização das mãos </text:p>
          </table:table-cell>
          <table:table-cell office:value-type="string" calcext:value-type="string">
            <text:p>Experimental</text:p>
          </table:table-cell>
          <table:table-cell office:value-type="string" calcext:value-type="string">
            <text:p>Ensaio Clínico</text:p>
          </table:table-cell>
          <table:table-cell office:value-type="float" office:value="13" calcext:value-type="float">
            <text:p>13</text:p>
          </table:table-cell>
        </table:table-row>
        <table:table-row table:style-name="ro2">
          <table:table-cell office:value-type="string" calcext:value-type="string">
            <text:p>Efeito do fechamento de instalações no modelo de epidemia SEIR </text:p>
          </table:table-cell>
          <table:table-cell office:value-type="string" calcext:value-type="string">
            <text:p>O H5N1, um subtipo de vírus da influenza aviária altamente patogênico, tem causado surtos entre as aves no sudeste da Ásia. Este vírus é altamente virulento em humanos, que são infectados diretamente por pássaros. No entanto, o vírus ainda não adquiriu capacidade de transmissão de pessoa para pessoa. Se uma nova cepa do vírus capaz de sustentar a transmissão de pessoa para pessoa surgir, ela poderá causar uma pandemia de influenza. Propomos o uso do modelo de epidemia SEIR de transmissão de influenza para avaliar a influência do fechamento de instalações como uma estratégia de contenção de tal epidemia. Se a fração de indivíduos infectados exceder um determinado limite, aplicamos as contramedidas de fechamento de instalações por um determinado período. Se o número de reprodução básico R 0 for assumido como 2,0, nosso modelo sugere que o fechamento de instalações de longo prazo é geralmente uma medida não farmacêutica desejável, mas pode não necessariamente reduzir a prevalência. © 2008 Simpósio Internacional sobre Vida Artificial e Robótica (ISAROB). </text:p>
          </table:table-cell>
          <table:table-cell office:value-type="string" calcext:value-type="string">
            <text:p>Effect of facility closure in the SEIR epidemic model</text:p>
          </table:table-cell>
          <table:table-cell office:value-type="string" calcext:value-type="string">
            <text:p>Maeda H., Ohkusa Y., Aihara K.</text:p>
          </table:table-cell>
          <table:table-cell office:value-type="string" calcext:value-type="string">
            <text:p>Artificial Life and Robotics</text:p>
          </table:table-cell>
          <table:table-cell office:value-type="string" calcext:value-type="string">
            <text:p>Open Access</text:p>
          </table:table-cell>
          <table:table-cell office:value-type="float" office:value="2008" calcext:value-type="float">
            <text:p>2008</text:p>
          </table:table-cell>
          <table:table-cell office:value-type="string" calcext:value-type="string">
            <text:p>Influenza/Gripe</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3" calcext:value-type="float">
            <text:p>3</text:p>
          </table:table-cell>
        </table:table-row>
        <table:table-row table:style-name="ro1">
          <table:table-cell office:value-type="string" calcext:value-type="string">
            <text:p>Associação entre o fechamento da escola e o absenteísmo subsequente durante uma epidemia de influenza sazonal </text:p>
          </table:table-cell>
          <table:table-cell office:value-type="string" calcext:value-type="string">
            <text:p>Contexto: Os modelos matemáticos sugerem que as medidas de distanciamento social, como o fechamento de escolas, podem mitigar a transmissão na comunidade durante uma pandemia de influenza. Como o fechamento é prejudicial às escolas e famílias, eles raramente são empregados durante os surtos de influenza sazonal. Uma rara circunstância nos permitiu examinar a associação entre o fechamento da escola e o absenteísmo durante um surto de gripe sazonal, quando metade das escolas públicas de King County, Washington, fecharam para o recesso de inverno de 19 a 23 de fevereiro de 2007, enquanto a outra metade permaneceu aberta durante toda ou parte da semana . Métodos: Usando o absenteísmo como um substituto para a atividade da influenza, testamos a hipótese de que as escolas em férias experimentariam taxas mais baixas de absenteísmo após as férias do que as escolas que permanecem abertas. Realizamos vigilância retrospectiva e prospectiva diária de 5 de fevereiro a 9 de março de 2007 nas escolas no intervalo (n = 256) e na sessão (n = 205). Usamos equações de estimativa generalizadas com distribuição de Poisson para avaliar se o absenteísmo médio após o intervalo diferia entre as escolas no intervalo e aquelas em sessão, ajustando para o absenteísmo basal e medições repetidas pelas escolas ao longo do tempo. Resultados: Os resultados indicam que não há diferença no absenteísmo pós-intervalo nas escolas no intervalo em comparação com as escolas que permaneceram no período letivo (risco relativo = 1,07 [intervalo de confiança de 95% = 0,96-1,20]). Este resultado ocorreu nas escolas primárias (1,00 [0,91-1,10]), onde os padrões de absenteísmo são considerados os mais representativos da atividade da influenza na comunidade. Conclusão: Não descobrimos que o fechamento da escola durante um surto de influenza sazonal reduziu o absenteísmo subsequente. No entanto, as limitações neste experimento natural prejudicaram nossa capacidade de detectar um benefício se um realmente estivesse presente. </text:p>
          </table:table-cell>
          <table:table-cell table:style-name="ce1" office:value-type="string" calcext:value-type="string">
            <text:p>Association Between School Closure and Subsequent Absenteeism During a Seasonal Influenza Epidemic</text:p>
          </table:table-cell>
          <table:table-cell table:style-name="ce1" office:value-type="string" calcext:value-type="string">
            <text:p>Rodriguez, CV; Rietberg, K; Baer, A; Kwan-Gett, T; Duchin, J</text:p>
          </table:table-cell>
          <table:table-cell table:style-name="ce1" office:value-type="string" calcext:value-type="string">
            <text:p>EPIDEMIOLOGY</text:p>
          </table:table-cell>
          <table:table-cell office:value-type="string" calcext:value-type="string">
            <text:p>Open Access</text:p>
          </table:table-cell>
          <table:table-cell table:style-name="ce1" office:value-type="float" office:value="2009" calcext:value-type="float">
            <text:p>2009</text:p>
          </table:table-cell>
          <table:table-cell office:value-type="string" calcext:value-type="string">
            <text:p>Influenza/Gripe</text:p>
          </table:table-cell>
          <table:table-cell/>
          <table:table-cell office:value-type="string" calcext:value-type="string">
            <text:p>Matemático/Estatístico</text:p>
          </table:table-cell>
          <table:table-cell office:value-type="string" calcext:value-type="string">
            <text:p>Modelo Poysson</text:p>
          </table:table-cell>
          <table:table-cell office:value-type="float" office:value="5" calcext:value-type="float">
            <text:p>5</text:p>
          </table:table-cell>
        </table:table-row>
        <table:table-row table:style-name="ro1">
          <table:table-cell office:value-type="string" calcext:value-type="string">
            <text:p>Intervenção com um pacote de controle de infecção para reduzir a transmissão de doenças semelhantes à influenza em uma pré-escola tailandesa </text:p>
          </table:table-cell>
          <table:table-cell office:value-type="string" calcext:value-type="string">
            <text:p>FUNDO. Intervenções de controle de infecção são necessárias para minimizar a transmissão de doenças semelhantes à influenza (ILI) e outras infecções em locais onde as crianças estão nas proximidades. configuração. Um jardim de infância tailandês com 240 crianças. MÉTODOS. Um estudo quase experimental de três anos foi conduzido para avaliar a associação entre o uso de um pacote de 4 intervenções de controle de infecção e a incidência de ILI, doenças diarreicas e infecções mão-pé-boca entre crianças pré-escolares. Os números de infecções incidentes foram calculados para o ano pré-intervenção (período 1), o ano pós-intervenção imediato (período 2) e o ano pós-intervenção sustentada (período 3). RESULTADOS. A incidência mensal de ILI no período 1 (média de 124 episódios por mês) foi de 25,8 casos por 1.000 crianças-dia; no período 2, foi de 10,1 casos por 1.000 crianças-dia (uma redução de 60,8%; P = 0,008); e no período 3, foi de 8,2 casos por 1.000 crianças-dia (uma redução adicional de 19%; P = 0,002). A incidência mensal de doenças diarreicas no período 1 foi de 14 casos por 1.000 crianças-dia; no período 2, foi de 4 casos por 1.000 crianças-dia (P = 0,01); e no período 3, foi de 3 casos por 1.000 crianças-dia (P = 0,007). A incidência anual de infecção mão-pé-boca no período 1 foi de 10 casos por 1.000 crianças-dia; no período 2, foi de 1 caso por 1.000 crianças-dia (P = 0,01); e no período 3, foi de 0,5 casos por 1.000 crianças-dia por ano (P = 0,007). CONCLUSÃO. O uso do pacote de intervenção de controle de infecção foi associado à redução da incidência de ILI na pré-escola tailandesa. Infect Control Hosp Epidemiol 2009; 30: 817-822 </text:p>
          </table:table-cell>
          <table:table-cell table:style-name="ce1" office:value-type="string" calcext:value-type="string">
            <text:p>Intervention with an Infection Control Bundle to Reduce Transmission of Influenza-Like Illnesses in a Thai Preschool</text:p>
          </table:table-cell>
          <table:table-cell table:style-name="ce1" office:value-type="string" calcext:value-type="string">
            <text:p>Apisarnthanarak, A; Apisarnthanarak, P; Cheevakumjorn, B; Mundy, LM</text:p>
          </table:table-cell>
          <table:table-cell table:style-name="ce1" office:value-type="string" calcext:value-type="string">
            <text:p>INFECTION CONTROL AND HOSPITAL EPIDEMIOLOGY</text:p>
          </table:table-cell>
          <table:table-cell/>
          <table:table-cell table:style-name="ce1" office:value-type="float" office:value="2009" calcext:value-type="float">
            <text:p>2009</text:p>
          </table:table-cell>
          <table:table-cell office:value-type="string" calcext:value-type="string">
            <text:p>Influenza/Gripe</text:p>
          </table:table-cell>
          <table:table-cell/>
          <table:table-cell office:value-type="string" calcext:value-type="string">
            <text:p>Experimental</text:p>
          </table:table-cell>
          <table:table-cell office:value-type="string" calcext:value-type="string">
            <text:p>Ensaio Clínico</text:p>
          </table:table-cell>
          <table:table-cell office:value-type="float" office:value="4" calcext:value-type="float">
            <text:p>4</text:p>
          </table:table-cell>
        </table:table-row>
        <table:table-row table:style-name="ro2">
          <table:table-cell office:value-type="string" calcext:value-type="string">
            <text:p>Máscaras faciais e higiene das mãos para prevenir a transmissão da gripe em residências: um ensaio clínico randomizado </text:p>
          </table:table-cell>
          <table:table-cell office:value-type="string" calcext:value-type="string">
            <text:p>Antecedentes: Existem poucos dados disponíveis sobre a eficácia das intervenções não farmacêuticas para prevenir a transmissão do vírus influenza. Objetivo: Investigar se a higiene das mãos e o uso de máscaras faciais evitam a transmissão domiciliar da influenza. Projeto: Ensaio controlado, randomizado por cluster. A randomização foi gerada por computador; a alocação foi ocultada do tratamento de médicos e clínicas e implementada por enfermeiras do estudo no momento da visita domiciliar inicial. Os participantes e o pessoal que administra as intervenções não foram cegados para a atribuição do grupo. (Número de registro Clinical-Trials.gov: NCT00425893) Local: Famílias em Hong Kong. Pacientes: 407 pessoas que comparecem a clínicas ambulatoriais com doenças semelhantes à influenza que foram positivas para o vírus influenza A ou B por teste rápido (pacientes índice) e 794 membros da família (contatos) em 259 famílias. Intervenção: Educação sobre estilo de vida (controle) (134 domicílios), higiene das mãos (136 domicílios) ou máscaras cirúrgicas mais higiene das mãos (137 domicílios) para todos os membros da família. Medições: Infecção pelo vírus da influenza em contatos, confirmada pela reação em cadeia da polimerase de transcrição reversa (RT-PCR) ou diagnosticada clinicamente após 7 dias. Resultados: Sessenta (8%) contatos em 259 domicílios tiveram infecção pelo vírus da influenza confirmada por RT-PCR nos 7 dias após a intervenção. A higiene das mãos com ou sem máscara facial pareceu reduzir a transmissão da gripe, mas as diferenças em comparação com o grupo de controle não foram significativas. Em 154 famílias nas quais as intervenções foram implementadas dentro de 36 horas do início dos sintomas no paciente índice, a transmissão da infecção confirmada por RT-PCR pareceu reduzida, um efeito atribuível a menos infecções entre os participantes que usaram máscaras faciais e higiene das mãos (odds ratio ajustada, 0,33 [ IC de 95%, 0,13 a 0,87]). A adesão às intervenções variou. Limitação: O atraso do início dos sintomas do paciente índice até a intervenção e a adesão variável podem ter atenuado a eficácia da intervenção. Conclusão: A higiene das mãos e máscaras faciais parecem prevenir a transmissão domiciliar do vírus influenza quando implementadas dentro de 36 horas do início dos sintomas do paciente índice. Esses achados sugerem que as intervenções não farmacêuticas são importantes para a mitigação da influenza pandêmica e interpandêmica. Fonte de financiamento primária: Centros para Controle e Prevenção de Doenças. © 2009 American College of Physicians. </text:p>
          </table:table-cell>
          <table:table-cell office:value-type="string" calcext:value-type="string">
            <text:p>Facemasks and hand hygiene to prevent influenza transmission in households: A cluster randomized trial</text:p>
          </table:table-cell>
          <table:table-cell office:value-type="string" calcext:value-type="string">
            <text:p>Cowling B.J., Chan K.-H., Fang V.J., Cheng C.K.Y., Fung R.O.P., Wai W., Sin J., Seto W.H., Yung R., Chu D.W.S., Chiu B.C.F., Lee P.W.Y., Chiu M.C., Lee H.C., Uyeki T.M., Houck P.M., Peiris J.S.M., Leung G.M.</text:p>
          </table:table-cell>
          <table:table-cell office:value-type="string" calcext:value-type="string">
            <text:p>Annals of Internal Medicine</text:p>
          </table:table-cell>
          <table:table-cell/>
          <table:table-cell office:value-type="float" office:value="2009" calcext:value-type="float">
            <text:p>2009</text:p>
          </table:table-cell>
          <table:table-cell office:value-type="string" calcext:value-type="string">
            <text:p>Influenza/Gripe</text:p>
          </table:table-cell>
          <table:table-cell/>
          <table:table-cell office:value-type="string" calcext:value-type="string">
            <text:p>Experimental</text:p>
          </table:table-cell>
          <table:table-cell office:value-type="string" calcext:value-type="string">
            <text:p>Ensaio Clínico</text:p>
          </table:table-cell>
          <table:table-cell office:value-type="float" office:value="18" calcext:value-type="float">
            <text:p>18</text:p>
          </table:table-cell>
        </table:table-row>
        <table:table-row table:style-name="ro2">
          <table:table-cell office:value-type="string" calcext:value-type="string">
            <text:p>Vivendo com a gripe: impactos das intervenções impostas pelo governo e selecionadas voluntariamente </text:p>
          </table:table-cell>
          <table:table-cell office:value-type="string" calcext:value-type="string">
            <text:p>Com foco nas estratégias de mitigação da pandemia de gripe global, usamos modelos matemáticos elementares para avaliar a implementação e o momento de estratégias de intervenção não farmacêuticas, como restrições de viagens, distanciamento social e melhoria da higiene. Um modelo de planilha de disseminação de infecção entre várias comunidades heterogêneas vinculadas é baseado em cálculos analíticos e simulações de Monte Carlo. Uma vez que o comportamento humano provavelmente mudará durante o curso de uma pandemia, alterando assim a dinâmica da doença, incorporamos um parâmetro de feedback em nosso modelo para refletir o comportamento alterado. Nossos resultados indicam que, embora uma pandemia de gripe possa ser devastadora; existem métodos de enfrentamento que, quando implementados de forma rápida e correta, podem mitigar significativamente a gravidade de um surto global. © 2008 Elsevier B.V. Todos os direitos reservados. </text:p>
          </table:table-cell>
          <table:table-cell office:value-type="string" calcext:value-type="string">
            <text:p>Living with influenza: Impacts of government imposed and voluntarily selected interventions</text:p>
          </table:table-cell>
          <table:table-cell office:value-type="string" calcext:value-type="string">
            <text:p>Nigmatulina K.R., Larson R.C.</text:p>
          </table:table-cell>
          <table:table-cell office:value-type="string" calcext:value-type="string">
            <text:p>European Journal of Operational Research</text:p>
          </table:table-cell>
          <table:table-cell/>
          <table:table-cell office:value-type="float" office:value="2009" calcext:value-type="float">
            <text:p>2009</text:p>
          </table:table-cell>
          <table:table-cell office:value-type="string" calcext:value-type="string">
            <text:p>Influenza/Gripe</text:p>
          </table:table-cell>
          <table:table-cell/>
          <table:table-cell office:value-type="string" calcext:value-type="string">
            <text:p>Matemático/Estatístico</text:p>
          </table:table-cell>
          <table:table-cell office:value-type="string" calcext:value-type="string">
            <text:p>Cálculos Analíticos</text:p>
          </table:table-cell>
          <table:table-cell office:value-type="float" office:value="2" calcext:value-type="float">
            <text:p>2</text:p>
          </table:table-cell>
        </table:table-row>
        <table:table-row table:style-name="ro2">
          <table:table-cell office:value-type="string" calcext:value-type="string">
            <text:p>Uso de máscara, higiene das mãos e doenças semelhantes à influenza sazonal entre jovens adultos: um ensaio de intervenção randomizado </text:p>
          </table:table-cell>
          <table:table-cell office:value-type="string" calcext:value-type="string">
            <text:p>Fundo. Durante a pandemia de influenza A (HlNl), a prescrição de antivirais foi limitada, as vacinas não estavam disponíveis no início e a eficácia das intervenções não farmacêuticas (INP) era incerta. Nosso estudo examinou se o uso de máscaras faciais e higiene das mãos reduziu a incidência de doenças semelhantes à influenza (ILI). Métodos. Um ensaio de intervenção randomizado envolvendo 1437 adultos jovens que viviam em residências universitárias durante a temporada de gripe de 2006 2007 foi projetado. As residências foram distribuídas aleatoriamente para 1 dos 3 grupos: uso de máscara facial, máscaras faciais com higiene das mãos ou controle por 6 semanas. Os modelos generalizados estimaram as taxas de taxas para ILI diagnosticado clinicamente ou relatado por pesquisa semanal e cumulativamente. Resultados. Observamos reduções significativas na ILl durante as semanas 4 a 6 no grupo de máscara e higiene das mãos, em comparação com o grupo de controle, variando de 35% (intervalo de confiança [IC], 9% 53%) a 51% (IC, 13% 73% ), após ajuste para vacinação e outras covariáveis. O uso de máscara facial por si só mostrou uma redução semelhante em ILI em comparação com o grupo de controle, mas as estimativas ajustadas não foram estatisticamente significativas. Nem o uso de máscara facial e higiene das mãos, nem o uso de máscara facial isoladamente foram associados a uma redução significativa na taxa de ILI cumulativamente. Conclusões. Essas descobertas sugerem que as máscaras faciais e a higiene das mãos podem reduzir as doenças respiratórias em ambientes de moradia compartilhada e mitigar o impacto da pandemia de influenza A (H1N1). © 2010 pela Infectious Diseases Society of America. Todos os direitos reservados. </text:p>
          </table:table-cell>
          <table:table-cell office:value-type="string" calcext:value-type="string">
            <text:p>Mask use, hand hygiene, and seasonal influenza-like illness among young adults: A randomized intervention trial</text:p>
          </table:table-cell>
          <table:table-cell office:value-type="string" calcext:value-type="string">
            <text:p>Aiello A.E., Murray G.F., Perez V., Coulborn R.M., Davis B.M., Uddin M., Shay D.K., Waterman S.H., Monto A.S.</text:p>
          </table:table-cell>
          <table:table-cell office:value-type="string" calcext:value-type="string">
            <text:p>Journal of Infectious Diseases</text:p>
          </table:table-cell>
          <table:table-cell office:value-type="string" calcext:value-type="string">
            <text:p>All Open Access, Bronze, Green</text:p>
          </table:table-cell>
          <table:table-cell office:value-type="float" office:value="2010" calcext:value-type="float">
            <text:p>2010</text:p>
          </table:table-cell>
          <table:table-cell office:value-type="string" calcext:value-type="string">
            <text:p>Influenza/Gripe</text:p>
          </table:table-cell>
          <table:table-cell/>
          <table:table-cell office:value-type="string" calcext:value-type="string">
            <text:p>Experimental</text:p>
          </table:table-cell>
          <table:table-cell office:value-type="string" calcext:value-type="string">
            <text:p>Ensaio Clínico</text:p>
          </table:table-cell>
          <table:table-cell office:value-type="float" office:value="9" calcext:value-type="float">
            <text:p>9</text:p>
          </table:table-cell>
        </table:table-row>
        <table:table-row table:style-name="ro2">
          <table:table-cell office:value-type="string" calcext:value-type="string">
            <text:p>Impacto de intervenções não farmacêuticas em URIs e influenza em domicílios urbanos lotados </text:p>
          </table:table-cell>
          <table:table-cell office:value-type="string" calcext:value-type="string">
            <text:p>Objetivos. Comparamos o impacto de três intervenções domiciliares - educação, educação com desinfetante para as mãos à base de álcool e educação com desinfetante para as mãos e máscaras faciais - na incidência e transmissão secundária de infecções respiratórias superiores (URIs) e influenza, conhecimento da transmissão de URIs e taxas de vacinação. Métodos. Um total de 509 famílias principalmente hispânicas participaram. Os participantes relataram sintomas duas vezes por semana, e swabs nasais foram coletados daqueles com uma doença semelhante à influenza (ILI). Os domicílios eram acompanhados por até 19 meses e as visitas domiciliares eram realizadas no mínimo a cada dois meses. Resultados. Registramos 5.034 URIs, dos quais 669 casos relataram ILIs e 78 foram casos de influenza confirmados em laboratório. Os fatores demográficos significativamente associados às taxas de infecção incluem idade, sexo, local de nascimento, educação e emprego. O grupo Hand Sanitizer foi significativamente mais propenso a relatar que nenhum membro da família tinha sintomas (p &lt;0,01), mas não houve diferenças significativas nas taxas de infecção por grupo de intervenção em análises multivariadas. O conhecimento melhorou significativamente mais no grupo de desinfetante para as mãos (p &lt;0,0001). A proporção de domicílios que relataram ≥50% de membros que receberam vacina contra influenza aumentou durante o estudo (p &lt;0,001). Apesar do fato de que a conformidade com o uso da máscara era pobre, o uso da máscara, bem como o aumento da aglomeração, níveis de educação mais baixos dos cuidadores e casos-índice de 0-5 anos de idade (em comparação com adultos) foram associados a taxas de transmissão secundária significativamente mais baixas (todos &lt;0,02). Conclusões. Nesta população, não houve benefício adicional detectável de desinfetante para as mãos ou máscaras faciais em relação à educação direcionada sobre as taxas gerais de URIs, mas o uso de máscara foi associado à transmissão secundária reduzida e deve ser incentivado durante situações de surto. Durante o período do estudo, a preocupação da comunidade com Staphylococcus aureus resistente à meticilina estava ocorrendo, talvez contribuindo para o uso de desinfetante para as mãos no grupo de controle de Educação e diluindo o impacto mensurável da intervenção. © 2010 Associação de Escolas de Saúde Pública. </text:p>
          </table:table-cell>
          <table:table-cell office:value-type="string" calcext:value-type="string">
            <text:p>Impact of non-pharmaceutical interventions on URIs and influenza in crowded, urban households</text:p>
          </table:table-cell>
          <table:table-cell office:value-type="string" calcext:value-type="string">
            <text:p>Larson E.L., Ferng Y.-H., Wong-McLoughlin J., Wang S., Haber M., Morse S.S.</text:p>
          </table:table-cell>
          <table:table-cell office:value-type="string" calcext:value-type="string">
            <text:p>Public Health Reports</text:p>
          </table:table-cell>
          <table:table-cell office:value-type="string" calcext:value-type="string">
            <text:p>All Open Access, Green</text:p>
          </table:table-cell>
          <table:table-cell office:value-type="float" office:value="2010" calcext:value-type="float">
            <text:p>2010</text:p>
          </table:table-cell>
          <table:table-cell office:value-type="string" calcext:value-type="string">
            <text:p>Influenza/Gripe</text:p>
          </table:table-cell>
          <table:table-cell/>
          <table:table-cell office:value-type="string" calcext:value-type="string">
            <text:p>Experimental</text:p>
          </table:table-cell>
          <table:table-cell office:value-type="string" calcext:value-type="string">
            <text:p>Ensaio Clínico</text:p>
          </table:table-cell>
          <table:table-cell office:value-type="float" office:value="6" calcext:value-type="float">
            <text:p>6</text:p>
          </table:table-cell>
        </table:table-row>
        <table:table-row table:style-name="ro1">
          <table:table-cell office:value-type="string" calcext:value-type="string">
            <text:p>Redução da incidência de influenza A, mas não da influenza B associada ao uso de desinfetante para as mãos e higiene para tosse nas escolas Um ensaio clínico randomizado e controlado </text:p>
          </table:table-cell>
          <table:table-cell office:value-type="string" calcext:value-type="string">
            <text:p>Antecedentes: Faltam evidências laboratoriais sobre a eficácia das intervenções não farmacêuticas (INP), como desinfetante para as mãos à base de álcool e higiene respiratória para reduzir a propagação da gripe. Métodos: O Projeto de Prevenção da Influenza de Pittsburgh foi um ensaio clínico aleatório conduzido em 10 escolas primárias em Pittsburgh, PA, durante a temporada de influenza de 2007 a 2008. As crianças em 5 escolas de intervenção receberam treinamento em higiene das mãos e respiratória e foram fornecidas e incentivadas a usar desinfetante para as mãos regularmente. Crianças em 5 escolas atuaram como controles. Crianças com doenças semelhantes à influenza foram testadas para influenza A e B pela reação em cadeia da polimerase por transcriptase reversa. Resultados: Um total de 3360 crianças participaram deste estudo. Usando a reação em cadeia da polimerase por transcriptase reversa, 54 casos de influenza A e 50 casos de influenza B foram detectados. Não encontramos nenhum efeito significativo da intervenção sobre o resultado do estudo primário de todos os casos de influenza confirmados por laboratório (taxa de incidência [IRR]: 0,81; intervalo de confiança de 95% [IC]: 0,54, 1,23). No entanto, encontramos diferenças estatisticamente significativas nos resultados auxiliares especificados pelo protocolo. As crianças nas escolas de intervenção tiveram significativamente menos infecções de influenza A confirmadas em laboratório do que as crianças nas escolas de controle, com uma TIR ajustada de 0,48 (IC 95%: 0,26, 0,87). O total de episódios ausentes também foi significativamente menor entre o grupo de intervenção do que entre o grupo de controle; IRR ajustado 0,74 (IC 95%: 0,56, 0,97). Conclusões: NPIs (educação para higiene respiratória e uso regular de desinfetante para as mãos) não reduziram o total de influenza confirmada em laboratório. No entanto, as intervenções reduziram os episódios de absenteísmo escolar em 26% e as infecções por influenza A confirmadas em laboratório em 52%. Nossos resultados sugerem que os NPIs podem ser um complemento importante para programas de vacinação contra influenza para reduzir o número de infecções por influenza A entre crianças. </text:p>
          </table:table-cell>
          <table:table-cell table:style-name="ce1" office:value-type="string" calcext:value-type="string">
            <text:p>Reduction in the Incidence of Influenza A But Not Influenza B Associated With Use of Hand Sanitizer and Cough Hygiene in Schools A Randomized Controlled Trial</text:p>
          </table:table-cell>
          <table:table-cell table:style-name="ce1" office:value-type="string" calcext:value-type="string">
            <text:p>Stebbins, S; Cummings, DAT; Stark, JH; Vukotich, C; Mitruka, K; Thompson, W; Rinaldo, C; Roth, L; Wagner, M; Wisniewski, SR; Dato, V; Eng, H; Burke, DS</text:p>
          </table:table-cell>
          <table:table-cell table:style-name="ce1" office:value-type="string" calcext:value-type="string">
            <text:p>PEDIATRIC INFECTIOUS DISEASE JOURNAL</text:p>
          </table:table-cell>
          <table:table-cell table:style-name="ce1" office:value-type="string" calcext:value-type="string">
            <text:p>Green Accepted</text:p>
          </table:table-cell>
          <table:table-cell table:style-name="ce1" office:value-type="float" office:value="2011" calcext:value-type="float">
            <text:p>2011</text:p>
          </table:table-cell>
          <table:table-cell office:value-type="string" calcext:value-type="string">
            <text:p>Influenza/Gripe</text:p>
          </table:table-cell>
          <table:table-cell/>
          <table:table-cell office:value-type="string" calcext:value-type="string">
            <text:p>Experimental</text:p>
          </table:table-cell>
          <table:table-cell office:value-type="string" calcext:value-type="string">
            <text:p>Ensaio Clínico</text:p>
          </table:table-cell>
          <table:table-cell office:value-type="float" office:value="13" calcext:value-type="float">
            <text:p>13</text:p>
          </table:table-cell>
        </table:table-row>
        <table:table-row table:style-name="ro2">
          <table:table-cell office:value-type="string" calcext:value-type="string">
            <text:p>Análise das medidas de controle social do CDC usando uma simulação baseada em agente de uma epidemia de influenza em uma cidade </text:p>
          </table:table-cell>
          <table:table-cell office:value-type="string" calcext:value-type="string">
            <text:p>Antecedentes: A transmissão de doenças infecciosas entre a população humana é um processo complexo que requer modelos avançados, muitas vezes baseados em indivíduos, para capturar os detalhes do espaço-tempo observados na realidade. Métodos: Um Modelo Individual Baseado na Atividade Espaço-Temporal (ISTAM) foi aplicado para simular a eficácia de medidas de controle não farmacêuticas, incluindo: (1) abstenção de atividades sociais, (2) fechamento de escolas e (3) quarentena domiciliar, para um hipotético surto de influenza em uma área urbana. Resultados: Entre o conjunto de medidas de controle testadas, abstendo-se de atividades sociais com vários níveis de conformidade foi relativamente ineficaz. A quarentena doméstica foi muito eficaz, especialmente para o número máximo de casos e o número total de casos, com grandes diferenças entre os níveis de conformidade. A quarentena domiciliar resultou em uma diminuição no número de pico de casos de mais de 300 para cerca de 158 para um nível de conformidade de 100%, uma diminuição de cerca de 48,7%. O atraso no pico do surto foi de cerca de 3 a 17 dias. O número total de casos diminuiu para uma faixa de 3635-5403, ou seja, 63,7% -94,7% do valor da linha de base. Ao acoplar as medidas de controle, a quarentena domiciliar junto com o fechamento da escola foi a estratégia mais eficaz. A distribuição espaço-temporal resultante da infecção em diferentes classes de feixes de atividade (AB) sugere que o surto epidêmico se fortalece entre as crianças e, em seguida, se espalha para os adultos. Por análise de sensibilidade, este estudo demonstrou que a implementação precoce de medidas de controle leva a uma maior eficácia. Além disso, para doenças infecciosas com maior número de reprodução básica, a eficácia de medidas não farmacêuticas mostrou-se limitada. Conclusões: Os resultados simulados mostraram que a quarentena domiciliar foi a medida de controle mais eficaz, enquanto o fechamento de escolas e quarentena domiciliar implementadas em conjunto alcançaram o maior beneficiar. Modelos baseados em agentes devem ser aplicados no futuro para avaliar a eficácia das medidas de controle para uma variedade de surtos de doenças em uma variedade de configurações, dadas informações suficientes sobre o caso dado e conhecimento sobre os processos de transmissão em uma escala fina. © 2011 Yang et al; licenciado BioMed Central Ltd. </text:p>
          </table:table-cell>
          <table:table-cell office:value-type="string" calcext:value-type="string">
            <text:p>Analysis of CDC social control measures using an agent-based simulation of an influenza epidemic in a city</text:p>
          </table:table-cell>
          <table:table-cell office:value-type="string" calcext:value-type="string">
            <text:p>Yang Y., Atkinson P.M., Ettema D.</text:p>
          </table:table-cell>
          <table:table-cell office:value-type="string" calcext:value-type="string">
            <text:p>BMC Infectious Diseases</text:p>
          </table:table-cell>
          <table:table-cell office:value-type="string" calcext:value-type="string">
            <text:p>All Open Access, Gold, Green</text:p>
          </table:table-cell>
          <table:table-cell office:value-type="float" office:value="2011" calcext:value-type="float">
            <text:p>2011</text:p>
          </table:table-cell>
          <table:table-cell office:value-type="string" calcext:value-type="string">
            <text:p>Influenza/Gripe</text:p>
          </table:table-cell>
          <table:table-cell/>
          <table:table-cell office:value-type="string" calcext:value-type="string">
            <text:p>Computacional</text:p>
          </table:table-cell>
          <table:table-cell office:value-type="string" calcext:value-type="string">
            <text:p>ISTAM</text:p>
          </table:table-cell>
          <table:table-cell office:value-type="float" office:value="3" calcext:value-type="float">
            <text:p>3</text:p>
          </table:table-cell>
        </table:table-row>
        <table:table-row table:style-name="ro1">
          <table:table-cell office:value-type="string" calcext:value-type="string">
            <text:p>Eficácia da higienização das mãos e fornecimento de informações na prevenção de casos de influenza que requerem hospitalização </text:p>
          </table:table-cell>
          <table:table-cell office:value-type="string" calcext:value-type="string">
            <text:p>Fundo. O objetivo do estudo foi investigar a eficácia das intervenções não farmacológicas na prevenção de casos de gripe que requerem hospitalização. Métodos. Realizamos um estudo caso-controle multicêntrico em 36 hospitais, em 2010 na Espanha. Casos de gripe hospitalizados confirmados por reação em cadeia da polimerase de transcrição reversa e três controles pareados (dois hospital e um controle comunitário) por caso foram selecionados. Coletou-se o uso de medidas não farmacológicas sete dias antes do início dos sintomas (frequência de higienização das mãos, uso de desinfetante à base de álcool e lavagem das mãos após contato com superfícies contaminadas). Resultados. Foram estudados 813 casos hospitalizados por influenza e 2274 controles. A frequência de lavagem das mãos 5-10 vezes (odds ratio ajustada [aOR] = 0,65) e&gt; 10 vezes (aOR = 0,59) e lavagem das mãos após contato com superfícies contaminadas (aOR = 0,65) foram fatores de proteção e foram responsivos à dose (p &lt;0,001). Desinfetantes para as mãos à base de álcool foram associados a benefícios marginais (aOR = 0,82). Conclusões. A lavagem frequente das mãos deve ser recomendada para prevenir casos de influenza que requerem hospitalização. (C) 2012 Elsevier Inc. Todos os direitos reservados. </text:p>
          </table:table-cell>
          <table:table-cell table:style-name="ce1" office:value-type="string" calcext:value-type="string">
            <text:p>Effectiveness of hand hygiene and provision of information in preventing influenza cases requiring hospitalization</text:p>
          </table:table-cell>
          <table:table-cell table:style-name="ce1" office:value-type="string" calcext:value-type="string">
            <text:p>Godoy, P; Castilla, J; Delgado-Rodriguez, M; Martin, V; Soldevila, N; Alonso, J; Astray, J; Baricot, M; Canton, R; Castro, A; Gonzalez-Candelas, F; Mayoral, JM; Quintana, JM; Pumarola, T; Tamames, S; Dominguez, A</text:p>
          </table:table-cell>
          <table:table-cell table:style-name="ce1" office:value-type="string" calcext:value-type="string">
            <text:p>PREVENTIVE MEDICINE</text:p>
          </table:table-cell>
          <table:table-cell table:style-name="ce1" office:value-type="string" calcext:value-type="string">
            <text:p>Green Published</text:p>
          </table:table-cell>
          <table:table-cell table:style-name="ce1" office:value-type="float" office:value="2012" calcext:value-type="float">
            <text:p>2012</text:p>
          </table:table-cell>
          <table:table-cell office:value-type="string" calcext:value-type="string">
            <text:p>Influenza/Gripe</text:p>
          </table:table-cell>
          <table:table-cell/>
          <table:table-cell office:value-type="string" calcext:value-type="string">
            <text:p>Observacional</text:p>
          </table:table-cell>
          <table:table-cell office:value-type="string" calcext:value-type="string">
            <text:p>Estudo de Caso</text:p>
          </table:table-cell>
          <table:table-cell office:value-type="float" office:value="16" calcext:value-type="float">
            <text:p>16</text:p>
          </table:table-cell>
        </table:table-row>
        <table:table-row table:style-name="ro2">
          <table:table-cell office:value-type="string" calcext:value-type="string">
            <text:p>Resposta à pandemia de influenza A H1N1 de 2009 entre escolas públicas da Geórgia, Estados Unidos - outono de 2009 </text:p>
          </table:table-cell>
          <table:table-cell office:value-type="string" calcext:value-type="string">
            <text:p>Antecedentes: Pouco se sabe sobre a extensão da implementação ou a eficácia das intervenções não farmacêuticas (NPIs) recomendadas pelos Centros de Controle e Prevenção de Doenças (CDC) nas escolas para controlar a propagação da pandemia de influenza A H1N1 de 2009 (pH1N1). Métodos: Uma pesquisa transversal baseada na web de todas as escolas públicas K-12 na Geórgia, EUA foi conduzida sobre preparação e resposta ao pH1N1 e absenteísmo e doenças respiratórias. As escolas que relataram absenteísmo ≥10% e pelo menos duas vezes o nível normal de doença respiratória na mesma semana foram designadas como tendo experimentado doença respiratória e absenteísmo (SRIA) significativos durante aquela semana. Resultados: Das 2.248 escolas pesquisadas, 704 (31,3%) forneceram dados suficientes para incluir em nossa análise. As escolas participantes estavam espalhadas pela Geórgia, EUA, e eram semelhantes às escolas não participantes. De 704 escolas, 160 (22,7%) relataram pelo menos 1 semana de SRIA. A maioria das escolas relatou a implementação das recomendações do CDC para o controle de pH1N1, e apenas duas escolas relataram cancelamento ou adiamento de atividades. As escolas que se comunicavam com os pais sobre a influenza no verão, tinham dias letivos mais curtos e estavam localizadas em áreas urbanas eram menos propensas a ter SRIA. Conclusões: A maioria das escolas da Geórgia nos Estados Unidos adotou as recomendações do CDC para a mitigação de pH1N1 e poucas interrupções das atividades escolares foram relatadas. A comunicação precoce e oportuna com os pais, bem como dias escolares mais curtos, pode ter sido eficaz na limitação do efeito do pH1N1 nas escolas. © 2012. </text:p>
          </table:table-cell>
          <table:table-cell office:value-type="string" calcext:value-type="string">
            <text:p>Response to 2009 pandemic influenza A H1N1 among public schools of Georgia, United States-fall 2009</text:p>
          </table:table-cell>
          <table:table-cell office:value-type="string" calcext:value-type="string">
            <text:p>Nasrullah M., Breiding M.J., Smith W., McCullum I., Soetebier K., Liang J.L., Drenzek C., Miller J.R., Copeland D., Walton S., Lance S., Averhoff F.</text:p>
          </table:table-cell>
          <table:table-cell office:value-type="string" calcext:value-type="string">
            <text:p>International Journal of Infectious Diseases</text:p>
          </table:table-cell>
          <table:table-cell office:value-type="string" calcext:value-type="string">
            <text:p>All Open Access, Bronze, Gold</text:p>
          </table:table-cell>
          <table:table-cell office:value-type="float" office:value="2012" calcext:value-type="float">
            <text:p>2012</text:p>
          </table:table-cell>
          <table:table-cell office:value-type="string" calcext:value-type="string">
            <text:p>Influenza/Gripe</text:p>
          </table:table-cell>
          <table:table-cell/>
          <table:table-cell office:value-type="string" calcext:value-type="string">
            <text:p>Observacional</text:p>
          </table:table-cell>
          <table:table-cell office:value-type="string" calcext:value-type="string">
            <text:p>Coleta de Dados</text:p>
          </table:table-cell>
          <table:table-cell office:value-type="float" office:value="12" calcext:value-type="float">
            <text:p>12</text:p>
          </table:table-cell>
        </table:table-row>
        <table:table-row table:style-name="ro2">
          <table:table-cell office:value-type="string" calcext:value-type="string">
            <text:p>Eficácia provável de intervenções farmacêuticas e não farmacêuticas para mitigar a transmissão do vírus da gripe na Mongólia </text:p>
          </table:table-cell>
          <table:table-cell office:value-type="string" calcext:value-type="string">
            <text:p>Objetivo Avaliar o benefício provável das intervenções em consideração para uso na Mongólia durante futuras pandemias de influenza. Métodos Um modelo estocástico e compartimentado de suscetibilidade, exposição, infecção e recuperação foi construído para capturar os principais efeitos de várias intervenções - restrições de viagens, fechamento de escolas, distanciamento social generalizado, quarentena de contatos próximos, tratamento de casos com antivirais e profilaxia de contatos - sobre a dinâmica das epidemias de gripe. O benefício provável, o momento ideal e a duração de cada uma dessas intervenções foram avaliados usando técnicas de amostragem de hipercubo latino, calculando a média entre muitos parâmetros de transmissão e mistura social possíveis. Conclusões As intervenções oportunas podem alterar substancialmente o curso do tempo e reduzir a gravidade da pandemia de influenza na Mongólia. Em um cenário de pandemia moderada, as medidas iniciais de distanciamento social diminuíram a taxa média de ataque de cerca de 10% para 7-8%. Da mesma forma, em um cenário de pandemia grave, tais medidas cortam a taxa média de ataque de aproximadamente 23% para 21%. Em cenários de pandemia moderada e grave, um conjunto de intervenções não farmacêuticas provou ser tão eficaz quanto o uso direcionado de antivirais. As campanhas antivirais direcionadas geralmente parecem mais eficazes em cenários de pandemia severa do que em cenários de pandemia moderada. Conclusão Um modelo matemático de transmissão da pandemia de influenza na Mongólia indicou que, para ter sucesso, as intervenções para prevenir a transmissão devem ser acionadas quando os primeiros casos são detectados nas regiões de fronteira. Se medidas de distanciamento social forem introduzidas nesta fase e implementadas ao longo de várias semanas, elas podem ter um impacto atenuante notável. Em regiões de baixa renda, como a Mongólia, o distanciamento social pode ser mais eficaz do que o uso em larga escala de antivirais. </text:p>
          </table:table-cell>
          <table:table-cell office:value-type="string" calcext:value-type="string">
            <text:p>Likely effectiveness of pharmaceutical and non-pharmaceutical interventions for mitigating influenza virus transmission in Mongolia [Efficacité probable des interventions pharmaceutiques et non pharmaceutiques pour la réduction de la transmission du virus de la grippe en Mongolie]</text:p>
          </table:table-cell>
          <table:table-cell office:value-type="string" calcext:value-type="string">
            <text:p>Bolton K.J., McCaw J.M., Moss R., Morris R.S., Wang S., Burma A., Darma B., Narangerel D., Nymadawa P., McVernon J.</text:p>
          </table:table-cell>
          <table:table-cell office:value-type="string" calcext:value-type="string">
            <text:p>Bulletin of the World Health Organization</text:p>
          </table:table-cell>
          <table:table-cell office:value-type="string" calcext:value-type="string">
            <text:p>All Open Access, Green</text:p>
          </table:table-cell>
          <table:table-cell office:value-type="float" office:value="2012" calcext:value-type="float">
            <text:p>2012</text:p>
          </table:table-cell>
          <table:table-cell office:value-type="string" calcext:value-type="string">
            <text:p>Influenza/Gripe</text:p>
          </table:table-cell>
          <table:table-cell/>
          <table:table-cell office:value-type="string" calcext:value-type="string">
            <text:p>Computacional</text:p>
          </table:table-cell>
          <table:table-cell office:value-type="string" calcext:value-type="string">
            <text:p>Modelo Estocástico</text:p>
          </table:table-cell>
          <table:table-cell office:value-type="float" office:value="10" calcext:value-type="float">
            <text:p>10</text:p>
          </table:table-cell>
        </table:table-row>
        <table:table-row table:style-name="ro2">
          <table:table-cell office:value-type="string" calcext:value-type="string">
            <text:p>Um estudo de modelagem do fechamento de escolas para reduzir a transmissão da influenza: um estudo de caso de um surto de influenza A (H1N1) em uma escola particular tailandesa </text:p>
          </table:table-cell>
          <table:table-cell office:value-type="string" calcext:value-type="string">
            <text:p>A pandemia de influenza A / H1N1 está em destaque desde que o vírus foi detectado pela primeira vez no México, no início de 2009. Para evitar a repetição da pandemia de influenza de 1918, a resposta global a essa pandemia tem sido forte. Na Tailândia e em muitos outros países, as escolas têm sido a principal fonte de surtos, que depois se espalham para a população em geral. Compreender a dinâmica dos surtos escolares e o impacto da intervenção da doença em ambientes escolares é crucial para a mitigação eficaz de uma pandemia. Usando dados de surtos na Escola G, uma escola particular em Bangkok onde dados epidemiológicos detalhados foram coletados, estimamos o número de reprodução básico (R 0) em 3,58 [intervalo de confiança de 95%: 2,88 a 4,28]. Em seguida, modelamos surtos em ambientes escolares com equações Susceptível-Exposto-Infeccioso-Recuperado (SEIR) e testamos várias intervenções, como fechamento de escolas e exames de alunos. Descobrimos que fechar a escola na data com o número máximo de incidências diárias geralmente parecia ser eficaz na prevenção de novos surtos. No entanto, se a escola fosse fechada muito cedo, casos subsequentes apareceriam após a reabertura. Sem intervenção, o número total de casos chega a 83%. As triagens individuais de alunos pareceram reduzir o número total de casos em até 40%. Em uma situação em que o surto generalizado de uma doença leve é ​​inevitável e em que o objetivo é atingir lentamente imunidade de rebanho suficiente, minimizando o número de casos, fechando a escola na data prevista com o número máximo de incidências diárias e triagem para os sintomas respiratórios parecem ser os métodos de intervenção mais adequados. © 2011 Elsevier Ltd. </text:p>
          </table:table-cell>
          <table:table-cell office:value-type="string" calcext:value-type="string">
            <text:p>A modeling study of school closure to reduce influenza transmission: A case study of an influenza A (H1N1) outbreak in a private Thai school</text:p>
          </table:table-cell>
          <table:table-cell office:value-type="string" calcext:value-type="string">
            <text:p>Modchang C., Iamsirithaworn S., Auewarakul P., Triampo W.</text:p>
          </table:table-cell>
          <table:table-cell office:value-type="string" calcext:value-type="string">
            <text:p>Mathematical and Computer Modelling</text:p>
          </table:table-cell>
          <table:table-cell office:value-type="string" calcext:value-type="string">
            <text:p>All Open Access, Bronze</text:p>
          </table:table-cell>
          <table:table-cell office:value-type="float" office:value="2012" calcext:value-type="float">
            <text:p>2012</text:p>
          </table:table-cell>
          <table:table-cell office:value-type="string" calcext:value-type="string">
            <text:p>Influenza/Gripe</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4" calcext:value-type="float">
            <text:p>4</text:p>
          </table:table-cell>
        </table:table-row>
        <table:table-row table:style-name="ro2">
          <table:table-cell office:value-type="string" calcext:value-type="string">
            <text:p>O papel das máscaras faciais e da higiene das mãos na prevenção da transmissão da influenza em residências: Resultados de um ensaio clínico randomizado; Berlim, Alemanha, 2009-2011 </text:p>
          </table:table-cell>
          <table:table-cell office:value-type="string" calcext:value-type="string">
            <text:p>Antecedentes: Estudos prévios controlados sobre o efeito de intervenções não farmacêuticas (NPI) - nomeadamente o uso de máscaras faciais e intensificação da higiene das mãos - na prevenção da transmissão doméstica da gripe não produziram resultados definitivos. Nosso objetivo foi investigar a eficácia, aceitabilidade e tolerabilidade de NPI em domicílios com pacientes com índice de influenza. Métodos: Conduzimos um ensaio clínico controlado randomizado por grupo durante a temporada de pandemia de 2009/10 e a temporada de influenza subsequente de 2010/11. Incluímos famílias com um caso índice positivo para influenza na ausência de outras doenças respiratórias nos 14 dias anteriores. Os braços do estudo estavam usando máscara e praticando higiene das mãos intensificada (grupo HM), usando máscaras apenas (grupo M) e nenhuma das duas (grupo controle). O desfecho principal foi infecção por influenza confirmada por laboratório em um contato domiciliar. Usamos questionários diários para examinar a adesão e tolerabilidade das intervenções. Resultados: Recrutamos 84 domicílios (30 controle, 26 M e 28 domicílios com HM) com 82, 69 e 67 contatos domiciliares, respectivamente. Em 2009/10, todos os 41 casos-índice tiveram uma infecção por influenza A (H1N1) pdm09, em 2010/11 24 tiveram uma infecção A (H1N1) pdm09 e 20 tiveram uma infecção B. A taxa de ataque secundário total foi de 16% (35/218). Na análise de intenção de tratar, não houve efeito estatisticamente significativo das intervenções M e MH nas infecções secundárias. Ao analisar apenas as famílias onde a intervenção foi implementada dentro de 36 h após o início dos sintomas do caso índice, a infecção secundária nos grupos M e MH combinados foi significativamente menor em comparação com o grupo de controle (odds ratio ajustado 0,16, IC 95%, 0,03-0,92) . Em uma análise por protocolo, os odds ratios foram significativamente reduzidos entre os participantes do grupo M (odds ratio ajustado, 0,30, IC de 95%, 0,10-0,94). Com exceção dos casos-índice de HM em 2010/11, a adesão foi boa para adultos e crianças, contatos e casos-índice. Conclusões: Os resultados sugerem que a transmissão domiciliar da influenza pode ser reduzida pelo uso de NPI, como máscaras faciais e higienização intensificada das mãos, quando implementado no início e usado diligentemente. As preocupações sobre a aceitabilidade e tolerabilidade das intervenções não devem ser um motivo contra sua recomendação.Registo de teste: O estudo foi registrado com ClinicalTrials.gov (Identificador NCT00833885). © 2012 Suess et al; licenciado BioMed Central Ltd. </text:p>
          </table:table-cell>
          <table:table-cell office:value-type="string" calcext:value-type="string">
            <text:p>The role of facemasks and hand hygiene in the prevention of influenza transmission in households: Results from a cluster randomised trial; Berlin, Germany, 2009-2011</text:p>
          </table:table-cell>
          <table:table-cell office:value-type="string" calcext:value-type="string">
            <text:p>Suess T., Remschmidt C., Schink S.B., Schweiger B., Nitsche A., Schroeder K., Doellinger J., Milde J., Haas W., Koehler I., Krause G., Buchholz U.</text:p>
          </table:table-cell>
          <table:table-cell office:value-type="string" calcext:value-type="string">
            <text:p>BMC Infectious Diseases</text:p>
          </table:table-cell>
          <table:table-cell office:value-type="string" calcext:value-type="string">
            <text:p>All Open Access, Gold, Green</text:p>
          </table:table-cell>
          <table:table-cell office:value-type="float" office:value="2012" calcext:value-type="float">
            <text:p>2012</text:p>
          </table:table-cell>
          <table:table-cell office:value-type="string" calcext:value-type="string">
            <text:p>Influenza/Gripe</text:p>
          </table:table-cell>
          <table:table-cell/>
          <table:table-cell office:value-type="string" calcext:value-type="string">
            <text:p>Experimental</text:p>
          </table:table-cell>
          <table:table-cell office:value-type="string" calcext:value-type="string">
            <text:p>Ensaio Clínico</text:p>
          </table:table-cell>
          <table:table-cell office:value-type="float" office:value="12" calcext:value-type="float">
            <text:p>12</text:p>
          </table:table-cell>
        </table:table-row>
        <table:table-row table:style-name="ro2">
          <table:table-cell office:value-type="string" calcext:value-type="string">
            <text:p>Máscaras faciais, higiene das mãos e gripe entre adultos jovens: um ensaio de intervenção randomizado </text:p>
          </table:table-cell>
          <table:table-cell office:value-type="string" calcext:value-type="string">
            <text:p>A disponibilidade limitada da vacina e o potencial de resistência aos medicamentos antivirais levaram a apelos para o estabelecimento da eficácia de medidas não farmacêuticas para mitigar a pandemia de influenza. Nosso objetivo foi examinar se o uso de máscaras faciais e higiene das mãos reduziu as taxas de doença semelhante à influenza (ILI) e influenza confirmada em laboratório no ambiente natural. Um ensaio de intervenção randomizado por cluster foi desenhado envolvendo 1.178 adultos jovens que viviam em 37 residências em 5 residências universitárias durante a temporada de influenza de 2007-2008. Os participantes foram designados para máscara facial e higiene das mãos, máscara facial apenas ou grupo de controle durante o estudo. Modelos de sobrevida em tempo discreto usando equações de estimativa generalizadas para estimar os efeitos da intervenção sobre ILI e infecção confirmada de influenza A / B durante um período de estudo de 6 semanas. Uma redução significativa na taxa de ILI foi observada nas semanas 3 a 6 do estudo, com uma redução máxima de 75% durante a semana final do estudo (razão da taxa [RR] = 0,25, [IC 95%, 0,07 a 0,87]) . Ambos os grupos de intervenção comparados ao controle mostraram reduções cumulativas nas taxas de influenza durante o período do estudo, embora os resultados não tenham alcançado significância estatística. Generalizabilidade limitada a configurações e faixas etárias semelhantes. Máscaras faciais e higiene das mãos combinadas podem reduzir a taxa de ILI e influenza confirmada em ambientes comunitários. Essas medidas não farmacêuticas devem ser recomendadas em locais lotados no início de uma pandemia de influenza. Registro de trilha: Clinicaltrials.gov NCT00490633. © 2012 Aiello et al. </text:p>
          </table:table-cell>
          <table:table-cell office:value-type="string" calcext:value-type="string">
            <text:p>Facemasks, hand hygiene, and influenza among young adults: A randomized intervention trial</text:p>
          </table:table-cell>
          <table:table-cell office:value-type="string" calcext:value-type="string">
            <text:p>Aiello A.E., Perez V., Coulborn R.M., Davis B.M., Uddin M., Monto A.S.</text:p>
          </table:table-cell>
          <table:table-cell office:value-type="string" calcext:value-type="string">
            <text:p>PLoS ONE</text:p>
          </table:table-cell>
          <table:table-cell office:value-type="string" calcext:value-type="string">
            <text:p>All Open Access, Gold, Green</text:p>
          </table:table-cell>
          <table:table-cell office:value-type="float" office:value="2012" calcext:value-type="float">
            <text:p>2012</text:p>
          </table:table-cell>
          <table:table-cell office:value-type="string" calcext:value-type="string">
            <text:p>Influenza/Gripe</text:p>
          </table:table-cell>
          <table:table-cell/>
          <table:table-cell office:value-type="string" calcext:value-type="string">
            <text:p>Experimental</text:p>
          </table:table-cell>
          <table:table-cell office:value-type="string" calcext:value-type="string">
            <text:p>Ensaio Clínico</text:p>
          </table:table-cell>
          <table:table-cell office:value-type="float" office:value="6" calcext:value-type="float">
            <text:p>6</text:p>
          </table:table-cell>
        </table:table-row>
        <table:table-row table:style-name="ro2" table:visibility="filter">
          <table:table-cell office:value-type="string" calcext:value-type="string">
            <text:p>Avaliação do efeito de intervenções não farmacêuticas na contenção de uma doença emergente </text:p>
          </table:table-cell>
          <table:table-cell office:value-type="string" calcext:value-type="string">
            <text:p>As intervenções não farmacêuticas, como quarentena, isolamento e triagem de entrada, são geralmente as principais medidas de saúde pública para controlar a propagação de uma doença infecciosa emergente através da população humana. Este artigo propõe um modelo multirregional determinístico compartimental para avaliar a eficácia e as implicações das intervenções não farmacêuticas. O número de reprodução é determinado como o raio espectral de um produto de matriz não negativo. As comparações são feitas usando o número de reprodução, picos epidêmicos e número cumulativo de infecções e mortalidade como índices. Os resultados da simulação mostram que a quarentena de casos suspeitos e o isolamento de casos com sintomas são eficazes na redução da carga de doenças em várias regiões. O uso da estratégia de triagem inicial leva a um atraso moderado para os picos epidêmicos, mas não ajuda em nada para prevenir o início de uma epidemia. O estudo mostra ainda que a estratégia de isolamento é sempre a melhor escolha na presença ou ausência de cuidados de higiene rigorosos e deve ter prioridade no combate a uma epidemia emergente. </text:p>
          </table:table-cell>
          <table:table-cell office:value-type="string" calcext:value-type="string">
            <text:p>Assessing the effect of non-pharmaceutical interventions on containing an emerging disease</text:p>
          </table:table-cell>
          <table:table-cell office:value-type="string" calcext:value-type="string">
            <text:p>Sang Z., Qiu Z., Yan X., Zou Y.</text:p>
          </table:table-cell>
          <table:table-cell office:value-type="string" calcext:value-type="string">
            <text:p>Mathematical Biosciences and Engineering</text:p>
          </table:table-cell>
          <table:table-cell office:value-type="string" calcext:value-type="string">
            <text:p>All Open Access, Hybrid Gold</text:p>
          </table:table-cell>
          <table:table-cell office:value-type="float" office:value="2012" calcext:value-type="float">
            <text:p>2012</text:p>
          </table:table-cell>
          <table:table-cell office:value-type="string" calcext:value-type="string">
            <text:p>Indefinido</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4" calcext:value-type="float">
            <text:p>4</text:p>
          </table:table-cell>
        </table:table-row>
        <table:table-row table:style-name="ro1">
          <table:table-cell office:value-type="string" calcext:value-type="string">
            <text:p>A quarentena obrigatória era necessária na China para controlar a pandemia de H1N1 de 2009? </text:p>
          </table:table-cell>
          <table:table-cell office:value-type="string" calcext:value-type="string">
            <text:p>O governo chinês impôs a quarentena obrigatória por 60 dias (de 10 de maio a 8 de julho de 2009) como estratégia preventiva para controlar a propagação da pandemia de H1N1 de 2009. Essa estratégia de prevenção era mais rigorosa do que outras intervenções não farmacêuticas realizadas em muitos outros países. Avaliamos a eficácia da quarentena obrigatória e fornecemos sugestões para intervenções contra possíveis futuras pandemias de influenza. Selecionamos uma cidade, Pequim, como alvo de análise. Revisamos a dinâmica epidemiológica da pandemia de H1N1 de 2009 e a implementação de medidas de quarentena em Pequim. A população infecciosa foi simulada em dois cenários (em quarentena e não em quarentena) usando um modelo determinístico Susceptível-Exposto-Infeccioso-Recuperado (SEIR). O número de reprodução básico R-0 foi ajustado para coincidir com a onda epidêmica em Pequim. Descobrimos que a quarentena obrigatória serviu para adiar a propagação da pandemia de H1N1 de 2009 em Pequim por um mês e meio. Se a quarentena obrigatória não fosse aplicada em Pequim, a população infecciosa poderia ter atingido 1.553 até 21 de outubro, ou seja, 5,6 vezes maior do que o número observado. Quando o custo da quarentena é levado em consideração, a quarentena obrigatória não era uma abordagem de intervenção economicamente eficaz contra a pandemia de H1N1 de 2009. Sugerimos a adoção de métodos de mitigação para uma pandemia de influenza com baixa mortalidade e morbidade. </text:p>
          </table:table-cell>
          <table:table-cell table:style-name="ce1" office:value-type="string" calcext:value-type="string">
            <text:p>Was Mandatory Quarantine Necessary in China for Controlling the 2009 H1N1 Pandemic?</text:p>
          </table:table-cell>
          <table:table-cell table:style-name="ce1" office:value-type="string" calcext:value-type="string">
            <text:p>Li, XH; Geng, WJ; Tian, HD; Lai, DJ</text:p>
          </table:table-cell>
          <table:table-cell table:style-name="ce1" office:value-type="string" calcext:value-type="string">
            <text:p>INTERNATIONAL JOURNAL OF ENVIRONMENTAL RESEARCH AND PUBLIC HEALTH</text:p>
          </table:table-cell>
          <table:table-cell table:style-name="ce1" office:value-type="string" calcext:value-type="string">
            <text:p>DOAJ Gold, Green Published</text:p>
          </table:table-cell>
          <table:table-cell table:style-name="ce1" office:value-type="float" office:value="2013" calcext:value-type="float">
            <text:p>2013</text:p>
          </table:table-cell>
          <table:table-cell table:style-name="ce2" office:value-type="string" calcext:value-type="string">
            <text:p>Influenza/Gripe</text:p>
          </table:table-cell>
          <table:table-cell table:style-name="ce2" office:value-type="string" calcext:value-type="string">
            <text:p>quarentena obrigatória</text:p>
          </table:table-cell>
          <table:table-cell office:value-type="string" calcext:value-type="string">
            <text:p>Matemático/Estatístico</text:p>
          </table:table-cell>
          <table:table-cell office:value-type="string" calcext:value-type="string">
            <text:p>Modelo Epidêmico</text:p>
          </table:table-cell>
          <table:table-cell office:value-type="float" office:value="4" calcext:value-type="float">
            <text:p>4</text:p>
          </table:table-cell>
        </table:table-row>
        <table:table-row table:style-name="ro1">
          <table:table-cell office:value-type="string" calcext:value-type="string">
            <text:p>Fatores de risco e eficácia das medidas preventivas contra a gripe na comunidade </text:p>
          </table:table-cell>
          <table:table-cell office:value-type="string" calcext:value-type="string">
            <text:p>Como citar este artigo: Castilla etal. (2013) Fatores de risco e eficácia das medidas preventivas contra a influenza na comunidade. Influenza e outros vírus respiratórios 7 (2) 177183. Antecedentes O papel de diferentes exposições a riscos e medidas preventivas contra influenza não foi bem estabelecido. Objetivo O objetivo deste estudo foi avaliar os fatores de risco e medidas para prevenir a infecção por influenza na comunidade. Métodos Conduzimos um estudo de controle de caso multicêntrico. Os casos foram 481 pacientes ambulatoriais com 18 anos ou mais com influenza A (H1N1) 09 confirmada em laboratório na temporada de 2009-2010 na Espanha. Um controle foi selecionado para cada caso de pacientes ambulatoriais da mesma área pareados por idade e data da consulta. As informações sobre as situações de risco, medidas preventivas e outras variáveis ​​foram obtidas por entrevista e revisão do prontuário. Resultados Na análise de regressão logística condicional multivariada, o risco de um diagnóstico de gripe aumentou com o número de coabitantes (em comparação com &lt;3 coabitantes, três coabitantes tiveram um OR = 1 ponto central 80, IC 95% 1 ponto central 122 ponto central 89 , e 5 coabitantes tiveram um OR = 2 centro ponto 66, IC 95% 1 centro ponto 315 centro ponto 41) e para profissionais de saúde (OR = 2 centro ponto 94, 95% CI 1 centro ponto 535 centro ponto 66). O uso de transporte público metropolitano foi associado a uma frequência mais baixa de diagnóstico de influenza (OR = 0 center dot 45, IC95% 0 center dot 300 center dot 68), mas não ao uso de táxis ou transporte de longa distância. A vacina contra influenza A (H1N1) 09 teve um efeito protetor (OR = 0 ponto central 13, IC 95% 0 ponto central 040 ponto central 48), ao contrário da lavagem das mãos após tocar em superfícies contaminadas ou o uso de desinfetantes à base de álcool. Conclusão O ambiente doméstico parece desempenhar um papel importante na disseminação da influenza em adultos, mas não o uso de transporte público. Os profissionais de saúde têm maior risco de contrair gripe. A vacinação foi a medida preventiva mais eficaz. </text:p>
          </table:table-cell>
          <table:table-cell table:style-name="ce1" office:value-type="string" calcext:value-type="string">
            <text:p>Risk factors and effectiveness of preventive measures against influenza in the community</text:p>
          </table:table-cell>
          <table:table-cell table:style-name="ce1" office:value-type="string" calcext:value-type="string">
            <text:p>Castilla, J; Godoy, P; Dominguez, A; Martin, V; Delgado-Rodriguez, M; Martinez-Baz, I; Baricot, M; Soldevila, N; Mayoral, JM; Astray, J; Quintana, JM; Canton, R; Castro, A; Gonzalez-Candelas, F; Alonso, J; Saez, M; Tamames, S; Pumarola, T</text:p>
          </table:table-cell>
          <table:table-cell table:style-name="ce1" office:value-type="string" calcext:value-type="string">
            <text:p>INFLUENZA AND OTHER RESPIRATORY VIRUSES</text:p>
          </table:table-cell>
          <table:table-cell table:style-name="ce1" office:value-type="string" calcext:value-type="string">
            <text:p>Bronze, Green Published</text:p>
          </table:table-cell>
          <table:table-cell table:style-name="ce1" office:value-type="float" office:value="2013" calcext:value-type="float">
            <text:p>2013</text:p>
          </table:table-cell>
          <table:table-cell table:style-name="ce2" office:value-type="string" calcext:value-type="string">
            <text:p>Influenza/Gripe</text:p>
          </table:table-cell>
          <table:table-cell table:style-name="ce2" office:value-type="string" calcext:value-type="string">
            <text:p>transporte público, vacina</text:p>
          </table:table-cell>
          <table:table-cell office:value-type="string" calcext:value-type="string">
            <text:p>Matemático/Estatístico</text:p>
          </table:table-cell>
          <table:table-cell office:value-type="string" calcext:value-type="string">
            <text:p>Regressão</text:p>
          </table:table-cell>
          <table:table-cell office:value-type="float" office:value="10" calcext:value-type="float">
            <text:p>10</text:p>
          </table:table-cell>
        </table:table-row>
        <table:table-row table:style-name="ro2">
          <table:table-cell office:value-type="string" calcext:value-type="string">
            <text:p>Uso de intervenções não farmacêuticas para reduzir a transmissão da pandemia de influenza A (pH1N1) nas escolas públicas da Pensilvânia </text:p>
          </table:table-cell>
          <table:table-cell office:value-type="string" calcext:value-type="string">
            <text:p>Antecedentes: Recomendações baseadas na escola para intervenções não farmacêuticas (NPIs) foram emitidas em resposta à ameaça da pandemia de influenza A de 2009 (pH1N1). A implementação e eficácia dessas recomendações não foram avaliadas. Métodos: Em novembro de 2009, uma pesquisa baseada na Web em todas as escolas públicas da Pensilvânia foi conduzida para avaliar o uso de NPIs recomendados. RESULTADOS: No geral, 1.040 (31%) de 3.351 escolas participaram da pesquisa. No outono de 2009, 820 (84%) dos 979 entrevistados relataram que sua escola tinha um plano de influenza em vigor, uma proporção 44% maior do que na primavera de 2009 (p &lt;0,01). A maioria das escolas comunicou mensagens de saúde (por exemplo, ficar em casa quando doente), implementou os requisitos de retorno às aulas e disponibilizou desinfetante para as mãos. Escolas com um plano de influenza de primavera (N = 568) eram menos propensos a relatar doenças semelhantes à influenza (ILI) durante a onda de influenza de outono do que as 299 escolas sem um plano de influenza de primavera (63% vs 71%, p = 0,02 ) Essa associação persistiu após o controle de escolas com ILI substancial na primavera. CONCLUSÃO: O uso relatado de NPIs nas escolas públicas participantes da Pensilvânia melhorou substancialmente da primavera ao outono e foi geralmente consistente com as recomendações emitidas. A implementação proativa de uma série de NPIs e a implementação precoce de iniciativas de comunicação e educação podem ter reduzido cumulativamente o impacto do pH1N1 em algumas escolas. © Este artigo é um trabalho do governo dos EUA e é de domínio público nos EUA. </text:p>
          </table:table-cell>
          <table:table-cell office:value-type="string" calcext:value-type="string">
            <text:p>Use of Nonpharmaceutical Interventions to Reduce Transmission of 2009 Pandemic Influenza A (pH1N1) in Pennsylvania Public Schools</text:p>
          </table:table-cell>
          <table:table-cell office:value-type="string" calcext:value-type="string">
            <text:p>Miller J.R., Short V.L., Wu H.M., Waller K., Mead P., Kahn E., Bahn B.A., Dale J.W., Nasrullah M., Walton S.E., Urdaneta V., Ostroff S., Averhoff F.</text:p>
          </table:table-cell>
          <table:table-cell office:value-type="string" calcext:value-type="string">
            <text:p>Journal of School Health</text:p>
          </table:table-cell>
          <table:table-cell/>
          <table:table-cell office:value-type="float" office:value="2013" calcext:value-type="float">
            <text:p>2013</text:p>
          </table:table-cell>
          <table:table-cell office:value-type="string" calcext:value-type="string">
            <text:p>Influenza/Gripe</text:p>
          </table:table-cell>
          <table:table-cell/>
          <table:table-cell office:value-type="string" calcext:value-type="string">
            <text:p>Observacional</text:p>
          </table:table-cell>
          <table:table-cell office:value-type="string" calcext:value-type="string">
            <text:p>Coleta de Dados</text:p>
          </table:table-cell>
          <table:table-cell office:value-type="float" office:value="13" calcext:value-type="float">
            <text:p>13</text:p>
          </table:table-cell>
        </table:table-row>
        <table:table-row table:style-name="ro2">
          <table:table-cell office:value-type="string" calcext:value-type="string">
            <text:p>Eficácia do fechamento de um distrito escolar para a pandemia de influenza A (H1N1) em doenças respiratórias agudas na comunidade: um experimento natural </text:p>
          </table:table-cell>
          <table:table-cell office:value-type="string" calcext:value-type="string">
            <text:p>Fundo. Após a detecção da pandemia de influenza A H1N1 (pH1N1) em Dallas / Fort Worth, Texas, um distrito escolar (comunidade de intervenção, [IC]) fechou todas as escolas públicas por 8 dias para reduzir a transmissão. Os distritos escolares próximos (comunidade de controle [CC]) permaneceram em sua maioria abertos. Métodos. Coletamos dados domésticos para medir doenças respiratórias agudas (IRA) autorreferidas antes, durante e depois do fechamento das escolas. Também coletamos visitas relacionadas à influenza a departamentos de emergência (EDflu) .Resultados. Em ambas as comunidades, as visitas de IRA e EDflu autorreferidas aumentaram de antes para durante o fechamento da escola, mas o aumento nas taxas de IRA foi 45% menor no IC (0,6% antes para 1,2% durante) do que no CC (0,4% antes para 1,5% durante) (RRR Durante / Antes = 0,55, P &amp; lt ;. 001; OR ajustado Durante / Antes = 0,49, P &amp; lt ;. 03). Para famílias com crianças em idade escolar apenas (sem crianças de 0 a 5 anos), o IC teve aumentos ainda mais baixos no IRA ajustado do que no CC (ORDurante / Antes ajustado = 0,28, P &amp; lt ;. 001). O aumento relativo do total de visitas de EDflu no IC foi 27% menor (2,8% antes para 4,4% durante) em comparação com o CC (2,9% antes para 6,2% durante). Entre as crianças de 6 a 18 anos, a porcentagem de EDflu em IC permaneceu constante (5,1% antes vs 5,2% durante), enquanto que no CC mais que dobrou (5,2% antes vs 10,9% durante). Depois que as escolas reabriram, as taxas de ARI e visitas de EDflu diminuíram em ambas as comunidades. Conclusões. Nosso estudo documenta uma redução nas visitas de ARI e EDflu na comunidade de intervenção. Nossos resultados podem ser usados ​​para avaliar o benefício potencial do fechamento de escolas durante pandemias. © 2012 Publicado pela Oxford University Press em nome da Infectious Diseases Society of America 2012. </text:p>
          </table:table-cell>
          <table:table-cell office:value-type="string" calcext:value-type="string">
            <text:p>Effectiveness of a school district closure for pandemic influenza A (H1N1) on acute respiratory illnesses in the community: A natural experiment</text:p>
          </table:table-cell>
          <table:table-cell office:value-type="string" calcext:value-type="string">
            <text:p>Copeland D.L., Basurto-Davila R., Chung W., Kurian A., Fishbein D.B., Szymanowski P., Zipprich J., Lipman H., Cetron M.S., Meltzer M.I., Averhoff F.</text:p>
          </table:table-cell>
          <table:table-cell office:value-type="string" calcext:value-type="string">
            <text:p>Clinical Infectious Diseases</text:p>
          </table:table-cell>
          <table:table-cell office:value-type="string" calcext:value-type="string">
            <text:p>All Open Access, Bronze, Green</text:p>
          </table:table-cell>
          <table:table-cell office:value-type="float" office:value="2013" calcext:value-type="float">
            <text:p>2013</text:p>
          </table:table-cell>
          <table:table-cell office:value-type="string" calcext:value-type="string">
            <text:p>Influenza/Gripe</text:p>
          </table:table-cell>
          <table:table-cell/>
          <table:table-cell office:value-type="string" calcext:value-type="string">
            <text:p>Observacional</text:p>
          </table:table-cell>
          <table:table-cell office:value-type="string" calcext:value-type="string">
            <text:p>Coleta de Dados</text:p>
          </table:table-cell>
          <table:table-cell office:value-type="float" office:value="11" calcext:value-type="float">
            <text:p>11</text:p>
          </table:table-cell>
        </table:table-row>
        <table:table-row table:style-name="ro2">
          <table:table-cell office:value-type="string" calcext:value-type="string">
            <text:p>Implementação de intervenções não farmacêuticas por escolas públicas da cidade de Nova York para prevenir a gripe A em 2009 </text:p>
          </table:table-cell>
          <table:table-cell office:value-type="string" calcext:value-type="string">
            <text:p>Introdução: As crianças são transmissores importantes de influenza na comunidade e uma série de intervenções não farmacêuticas (NPIs), incluindo lavagem das mãos e uso de desinfetante para as mãos, foram recomendadas para mitigar a transmissão da influenza, mas informações limitadas estão disponíveis sobre escolas capacidade de implementar esses NPIs durante um surto de influenza. Avaliamos a implementação de NPIs durante o outono de 2009 em resposta à pandemia de influenza H1N1 (pH1N1) pelas escolas públicas da cidade de Nova York (NYC). Métodos: De 25 de janeiro a 9 de fevereiro de 2010, uma pesquisa online foi enviada para todas as 1.632 escolas públicas de Nova York e os diretores foram convidados a participar da pesquisa ou designar uma enfermeira escolar ou outro funcionário da escola com conhecimento das políticas e características da escola para faça isso. Resultados: De 1.633 escolas, 376 (23%) acessaram e concluíram a pesquisa. Quase todos os entrevistados (99%) implementaram pelo menos dois NPIs. As escolas que tinham uma Equipe de Resposta à Gripe (FRT) como parte do plano de preparação para emergências escolares eram mais propensas a implementar as diretrizes de NPI recomendadas por funcionários de saúde pública de Nova York do que as escolas que não tinham um FRT. A designação de uma sala para isolar os alunos doentes, por exemplo, era mais comum em escolas com TRF (72%) do que naquelas sem (53%) (p &lt;0,001). Conclusões: A implementação de um programa NPI em um grande sistema escolar para mitigar os efeitos de um surto de influenza é viável, mas há uma necessidade potencial de recursos adicionais em algumas escolas para aumentar a capacidade e a adesão a todas as recomendações. Os planos de preparação para a influenza de saúde pública devem incluir o planejamento de preparação escolar e FRTs. </text:p>
          </table:table-cell>
          <table:table-cell office:value-type="string" calcext:value-type="string">
            <text:p>Implementation of Non-Pharmaceutical Interventions by New York City Public Schools to Prevent 2009 Influenza A</text:p>
          </table:table-cell>
          <table:table-cell office:value-type="string" calcext:value-type="string">
            <text:p>Agolory S.G., Barbot O., Averhoff F., Weiss D., Wilson E., Egger J., Miller J., Ogbuanu I., Walton S., Kahn E.</text:p>
          </table:table-cell>
          <table:table-cell office:value-type="string" calcext:value-type="string">
            <text:p>PLoS ONE</text:p>
          </table:table-cell>
          <table:table-cell office:value-type="string" calcext:value-type="string">
            <text:p>All Open Access, Bronze, Gold, Green</text:p>
          </table:table-cell>
          <table:table-cell office:value-type="float" office:value="2013" calcext:value-type="float">
            <text:p>2013</text:p>
          </table:table-cell>
          <table:table-cell office:value-type="string" calcext:value-type="string">
            <text:p>Influenza/Gripe</text:p>
          </table:table-cell>
          <table:table-cell/>
          <table:table-cell office:value-type="string" calcext:value-type="string">
            <text:p>Observacional</text:p>
          </table:table-cell>
          <table:table-cell office:value-type="string" calcext:value-type="string">
            <text:p>Coleta de Dados</text:p>
          </table:table-cell>
          <table:table-cell office:value-type="float" office:value="10" calcext:value-type="float">
            <text:p>10</text:p>
          </table:table-cell>
        </table:table-row>
        <table:table-row table:style-name="ro2">
          <table:table-cell office:value-type="string" calcext:value-type="string">
            <text:p>Desenho de estratégias de intervenção não farmacêutica para surtos de gripe pandêmica </text:p>
          </table:table-cell>
          <table:table-cell office:value-type="string" calcext:value-type="string">
            <text:p>Antecedentes: Como visto durante surtos de gripe pandêmica anteriores, as intervenções farmacêuticas (PHIs) com vacinas e antivirais são os métodos mais eficazes de mitigação. No entanto, é improvável que a disponibilidade de PHIs seja adequada durante os estágios iniciais de uma pandemia. Portanto, para uma mitigação precoce e possível contenção, as intervenções não farmacêuticas (NPIs) oferecem uma alternativa viável. Além disso, os NPIs podem ser as únicas intervenções disponíveis para a maioria dos países subdesenvolvidos. Neste artigo, apresentamos uma metodologia abrangente para o projeto de estratégias eficazes de NPI. Métodos: Desenvolvemos uma abordagem de design baseada em ANOVA estatística que usa uma simulação baseada em agente detalhada como um modelo subjacente. A abordagem de design obtém o efeito marginal dos parâmetros característicos de NPIs, comportamento social e suas interações em várias medidas de resultado de pandemia, incluindo o número total de contatos, infecções e mortes. Usamos os efeitos marginais para estabelecer equações de regressão para as medidas de resultado, que são otimizadas para obter estratégias NPI. A eficácia das estratégias de NPI projetadas usando nossa metodologia é demonstrada usando surtos de influenza pandêmica simulados com diferentes níveis de transmissibilidade do vírus. Resultados: Nossa metodologia foi capaz de projetar estratégias NPI eficazes, que foram capazes de conter surtos reduzindo as taxas de ataque de infecção (IAR) para menos de 10% em cenários de transmissibilidade de vírus baixa e média com 33% e 50% IAR, respectivamente. O nível de redução no cenário de alta transmissibilidade (com 65% IAR) também foi significativo. Conforme observado na literatura publicada, também descobrimos que o fechamento de escolas é a intervenção mais eficaz entre todos os NPIs. Conclusões: Se aproveitados de forma eficaz, os NPIs oferecem um potencial significativo para a mitigação de surtos de influenza pandêmica. A metodologia apresentada aqui preenche uma lacuna na literatura, que, embora repleta de modelos de avaliação de estratégia NPI, carece de um tratado sobre o design de estratégia ideal. © 2014 Wang et al .; licenciado BioMed Central Ltd. </text:p>
          </table:table-cell>
          <table:table-cell office:value-type="string" calcext:value-type="string">
            <text:p>Design of non-pharmaceutical intervention strategies for pandemic influenza outbreaks</text:p>
          </table:table-cell>
          <table:table-cell office:value-type="string" calcext:value-type="string">
            <text:p>Martinez D.L., Das T.K.</text:p>
          </table:table-cell>
          <table:table-cell office:value-type="string" calcext:value-type="string">
            <text:p>BMC Public Health</text:p>
          </table:table-cell>
          <table:table-cell office:value-type="string" calcext:value-type="string">
            <text:p>All Open Access, Gold, Green</text:p>
          </table:table-cell>
          <table:table-cell office:value-type="float" office:value="2014" calcext:value-type="float">
            <text:p>2014</text:p>
          </table:table-cell>
          <table:table-cell office:value-type="string" calcext:value-type="string">
            <text:p>Influenza/Gripe</text:p>
          </table:table-cell>
          <table:table-cell/>
          <table:table-cell office:value-type="string" calcext:value-type="string">
            <text:p>Matemático/Estatístico</text:p>
          </table:table-cell>
          <table:table-cell office:value-type="string" calcext:value-type="string">
            <text:p>Regressão</text:p>
          </table:table-cell>
          <table:table-cell office:value-type="float" office:value="2" calcext:value-type="float">
            <text:p>2</text:p>
          </table:table-cell>
        </table:table-row>
        <table:table-row table:style-name="ro2">
          <table:table-cell office:value-type="string" calcext:value-type="string">
            <text:p>Eficácia do controle da influenza usando intervenções não farmacêuticas em escolas primárias na província de Nakhon Phanom, nordeste da Tailândia </text:p>
          </table:table-cell>
          <table:table-cell office:value-type="string" calcext:value-type="string">
            <text:p>Contexto: O mundo está entrando no período pós-surto da cepa 2009 A H1N1 do vírus da gripe. Espera-se que a cepa continue se espalhando, como os vírus da gripe sazonal fazem a cada ano. A maioria das crianças tem imunidade relativamente baixa e se envolve em atividades na escola onde abundam as oportunidades de exposição e propagação de doenças.Objetivos: Comparamos a eficácia da prevenção da influenza usando medidas não farmacêuticas em escolas primárias. Métodos: Este estudo foi realizado em duas escolas primárias de médio porte na província de Nakhon Phanom, Tailândia. A amostragem em vários estágios foi usada para selecionar alunos da 4ª à 6ª série. O grupo de estudo consistia em 230 alunos das 2 escolas e o grupo de controle 224 alunos das 2 escolas. A pesquisa incluiu (a) 8 horas de instrução sobre doenças semelhantes à influenza e sua prevenção integrada às aulas de promoção da saúde e educação física e (b) construção de compreensão entre os pais e a comunidade. Os dados foram analisados ​​para frequências, porcentagens e regressão logística múltipla. Resultados: As intervenções não farmacêuticas da influenza reduziram a taxa de doenças semelhantes à influenza em 77% (AOR = 0,23, IC 95%: 0,15 "0,36). Estudantes que não receberam o treinamento de prevenção e controle semelhante à influenza teve uma morbidade de 54,9%; enquanto aqueles que receberam o treinamento tiveram uma morbidade de 23,5%. No geral, o grupo que recebeu o modelo educacional viu uma redução de 57% em sua morbidade em comparação com o grupo de controle. Os alunos do grupo de intervenção que lavavam as mãos por 20 segundos três ou mais vezes ao dia apresentaram morbidade de 38,9%, o que resultou em uma redução geral da morbidade de 36,4%. Taxa de morbidade dos alunos que faltaram às aulas por estarem doentes foi de 39,5%. Ao comparar os métodos de treinamento, o grupo que lavou as mãos viu a morbidade reduzida em 34,7%, enquanto o simples recebimento de notícias e informações de funcionários de saúde pública resultou em uma redução de apenas 29,2% na morbidade. rall, o grupo que recebeu o treinamento de prevenção e controle de doenças foi capaz de reduzir a morbidade em 58,7%. Conclusão: A educação sobre prevenção da gripe entre os alunos foi integrada ao currículo de educação em saúde. As crianças foram ensinadas a lavar as mãos e a etiqueta respiratória (ou seja, cobrir o nariz e o rosto ao espirrar, tossir e assoar o nariz). A mídia de desenho animado foi usada como material didático visual. Os resultados deste programa ajudaram a diminuir o número de casos de doenças semelhantes à influenza e morbidade entre estudantes e famílias. </text:p>
          </table:table-cell>
          <table:table-cell office:value-type="string" calcext:value-type="string">
            <text:p>Effectiveness of influenza control using nonpharmaceutical interventions at primary schools in Nakhon Phanom Province, Northeast Thailand</text:p>
          </table:table-cell>
          <table:table-cell office:value-type="string" calcext:value-type="string">
            <text:p>Mangklakeree N., Pinitsoontorn S., Srisaenpang S.</text:p>
          </table:table-cell>
          <table:table-cell office:value-type="string" calcext:value-type="string">
            <text:p>Asian Biomedicine</text:p>
          </table:table-cell>
          <table:table-cell office:value-type="string" calcext:value-type="string">
            <text:p>All Open Access, Hybrid Gold</text:p>
          </table:table-cell>
          <table:table-cell office:value-type="float" office:value="2014" calcext:value-type="float">
            <text:p>2014</text:p>
          </table:table-cell>
          <table:table-cell office:value-type="string" calcext:value-type="string">
            <text:p>Influenza/Gripe</text:p>
          </table:table-cell>
          <table:table-cell/>
          <table:table-cell office:value-type="string" calcext:value-type="string">
            <text:p>Matemático/Estatístico</text:p>
          </table:table-cell>
          <table:table-cell office:value-type="string" calcext:value-type="string">
            <text:p>Regressão</text:p>
          </table:table-cell>
          <table:table-cell office:value-type="float" office:value="3" calcext:value-type="float">
            <text:p>3</text:p>
          </table:table-cell>
        </table:table-row>
        <table:table-row table:style-name="ro1">
          <table:table-cell office:value-type="string" calcext:value-type="string">
            <text:p>Impacto da promoção da lavagem intensiva das mãos em doenças domésticas secundárias semelhantes à influenza na zona rural de Bangladesh: resultados de um ensaio clínico randomizado </text:p>
          </table:table-cell>
          <table:table-cell office:value-type="string" calcext:value-type="string">
            <text:p>Fundamentação Existem poucas evidências da eficácia da lavagem das mãos para a prevenção da transmissão da influenza em locais com poucos recursos. Testamos o impacto da promoção da lavagem intensiva das mãos na transmissão domiciliar de doenças semelhantes à influenza e influenza na zona rural de Bangladesh. Métodos Em 2009-10, identificamos casos-índice de pacientes com doença semelhante à influenza (febre com tosse ou dor de garganta) que eram a única pessoa sintomática em sua casa. Compostos domiciliares de pacientes-caso-índice foram randomizados para controle ou intervenção (sabonete e promoção de lavagem diária das mãos). Realizamos vigilância diária e coletamos espécimes orofaríngeos. Razões de ataque secundário (SAR) foram calculadas para influenza e ILI em cada braço. Entre os controles, investigamos os fatores de risco individuais para ILI entre contatos domiciliares de pacientes-caso-índice. Resultados Entre 377 casos-índice de pacientes, o número médio de dias entre o início da febre e a inscrição no estudo foi de 2,1 (DP 1,7) entre os 184 controles e 2,6 (DP 2,9) entre 193 casos-pacientes de intervenção. A infecção por influenza foi confirmada em 20% dos controles e 12% dos casos-índice de intervenção. O SAR para doenças semelhantes à influenza entre os contatos domiciliares foi de 9,5% entre a intervenção (158/1661) e 7,7% entre os domicílios controle (115/1498), proporção de SAR 1,24, IC 95% 0,92-1,65). A proporção SAR para influenza foi de 2,40 (IC 95% 0,68-8,47). No braço de controle, contatos suscetíveis &lt;2 anos de idade (RRadj 5,51, IC 95% 3,43-8,85), aqueles que vivem com um caso-paciente índice inscrito &lt;= 24 horas após o início dos sintomas (RRadj 1,91, IC 95% 1,18-3,10) , e aqueles que relataram múltiplas interações diárias com o paciente-caso índice (RRadj 1,94, IC 95% 1,71-3,26) estavam em risco aumentado de doença semelhante à influenza. Discussão A promoção da lavagem das mãos iniciada após o início da doença em um membro da família não protegeu contra doenças semelhantes à influenza ou influenza. O comportamento pode não ter mudado com rapidez suficiente para conter a transmissão entre os membros da família. Uma abordagem reativa para reduzir a transmissão domiciliar da influenza por meio da promoção da lavagem das mãos pode ser ineficaz no contexto da área rural de Bangladesh. </text:p>
          </table:table-cell>
          <table:table-cell table:style-name="ce1" office:value-type="string" calcext:value-type="string">
            <text:p>Impact of Intensive Handwashing Promotion on Secondary Household Influenza-Like Illness in Rural Bangladesh: Findings from a Randomized Controlled Trial</text:p>
          </table:table-cell>
          <table:table-cell table:style-name="ce1" office:value-type="string" calcext:value-type="string">
            <text:p>Ram, PK; DiVita, MA; Khatun-e-Jannat, K; Islam, M; Krytus, K; Cercone, E; Sohel, BM; Ahmed, M; Rahman, AMQ; Rahman, M; Yu, J; Brooks, WA; Azziz-Baumgartner, E; Fry, AM; Luby, SP</text:p>
          </table:table-cell>
          <table:table-cell table:style-name="ce1" office:value-type="string" calcext:value-type="string">
            <text:p>PLOS ONE</text:p>
          </table:table-cell>
          <table:table-cell table:style-name="ce1" office:value-type="string" calcext:value-type="string">
            <text:p>Green Published, Other Gold</text:p>
          </table:table-cell>
          <table:table-cell table:style-name="ce1" office:value-type="float" office:value="2015" calcext:value-type="float">
            <text:p>2015</text:p>
          </table:table-cell>
          <table:table-cell table:style-name="ce2" office:value-type="string" calcext:value-type="string">
            <text:p>Influenza/Gripe</text:p>
          </table:table-cell>
          <table:table-cell table:style-name="ce2" office:value-type="string" calcext:value-type="string">
            <text:p>lavagem intensiva das mãos</text:p>
          </table:table-cell>
          <table:table-cell office:value-type="string" calcext:value-type="string">
            <text:p>Experimental</text:p>
          </table:table-cell>
          <table:table-cell office:value-type="string" calcext:value-type="string">
            <text:p>Ensaio Clínico</text:p>
          </table:table-cell>
          <table:table-cell office:value-type="float" office:value="15" calcext:value-type="float">
            <text:p>15</text:p>
          </table:table-cell>
        </table:table-row>
        <table:table-row table:style-name="ro2">
          <table:table-cell office:value-type="string" calcext:value-type="string">
            <text:p>O efeito do fechamento reativo de escolas nas contagens de doenças semelhantes à influenza na comunidade no estado de Michigan durante a pandemia de H1N1 de 2009 </text:p>
          </table:table-cell>
          <table:table-cell office:value-type="string" calcext:value-type="string">
            <text:p>Fundo. Em suma, 559 escolas de Michigan foram fechadas como uma intervenção não farmacêutica durante a pandemia de influenza A 2009 (H1N1). Métodos. Ao vincular a proporção de escolas fechadas em um distrito aos dados de vigilância estaduais de doenças semelhantes à influenza (ILI), medimos seu efeito nos níveis de ILI da comunidade. Esta análise foi centrada na semana de pico de ILI para cada distrito escolar, e um modelo binomial negativo comparou três níveis de fechamento de escolas: 0%, 1% -50% e 51% -100% das escolas fechadas nas três semanas anteriores ao pico de ILI a quatro semanas após a taxa de pico de ILI. Resultados. Observamos que o fechamento de escolas foi reativo e não houve diferença estatisticamente significativa entre as taxas de ILI no período do estudo. Houve uma taxa elevada de razão para ILI no fechamento de 51% -100% e uma redução na taxa de taxa de 1% -50% em comparação com o nível de fechamento de 0%. Conclusões. Essas descobertas sugerem que o fechamento reativo de escolas em nível distrital foi ineficaz. © The Author 2015. Publicado pela Oxford University Press em nome da Infectious Diseases Society of America. Todos os direitos. </text:p>
          </table:table-cell>
          <table:table-cell office:value-type="string" calcext:value-type="string">
            <text:p>The effect of reactive school closure on community influenza-like illness counts in the State of Michigan during the 2009 H1N1 pandemic</text:p>
          </table:table-cell>
          <table:table-cell office:value-type="string" calcext:value-type="string">
            <text:p>Davis B.M., Markel H., Navarro A., Wells E., Monto A.S., Aiello A.E.</text:p>
          </table:table-cell>
          <table:table-cell office:value-type="string" calcext:value-type="string">
            <text:p>Clinical Infectious Diseases</text:p>
          </table:table-cell>
          <table:table-cell office:value-type="string" calcext:value-type="string">
            <text:p>All Open Access, Bronze, Green</text:p>
          </table:table-cell>
          <table:table-cell office:value-type="float" office:value="2015" calcext:value-type="float">
            <text:p>2015</text:p>
          </table:table-cell>
          <table:table-cell office:value-type="string" calcext:value-type="string">
            <text:p>Influenza/Gripe</text:p>
          </table:table-cell>
          <table:table-cell/>
          <table:table-cell office:value-type="string" calcext:value-type="string">
            <text:p>Matemático/Estatístico</text:p>
          </table:table-cell>
          <table:table-cell office:value-type="string" calcext:value-type="string">
            <text:p>Análise Estatística</text:p>
          </table:table-cell>
          <table:table-cell office:value-type="float" office:value="6" calcext:value-type="float">
            <text:p>6</text:p>
          </table:table-cell>
        </table:table-row>
        <table:table-row table:style-name="ro1">
          <table:table-cell office:value-type="string" calcext:value-type="string">
            <text:p>Ensaio controlado randomizado de cluster para examinar o uso de máscara médica como controle de origem para pessoas com doenças respiratórias </text:p>
          </table:table-cell>
          <table:table-cell office:value-type="string" calcext:value-type="string">
            <text:p>Justificativa: Máscaras médicas são comumente usadas por indivíduos doentes com doenças semelhantes à influenza (ILI) para prevenir a disseminação de infecções para outras pessoas, mas os dados de eficácia clínica estão ausentes. Objetivo: determinar se o uso de máscara médica por indivíduos doentes com ILI protege os contatos saudáveis ​​de infecções respiratórias relacionadas. Localização: 6 hospitais importantes em 2 distritos de Pequim, China. Desenho: Ensaio controlado randomizado de cluster. Participantes: 245 casos-índice com ILI. Intervenção: os casos-índice com ILI foram alocados aleatoriamente para máscara médica (n = 123) e braços de controle (n = 122). Uma vez que 43 casos-índice no braço de controle também usaram uma máscara durante o período de estudo, uma análise post hoc conforme tratada foi realizada comparando os resultados entre os membros da família de casos-índice que usaram uma máscara (grupo de máscara) com membros da família de casos-índice que não usou máscara (grupo sem máscara). Desfecho principal: os desfechos primários medidos em membros da família foram doença respiratória clínica, ILI e infecção respiratória viral confirmada por laboratório. Resultados: Em uma análise de intenção de tratar, as taxas de doenças respiratórias clínicas (risco relativo (RR) 0,61, IC 95% 0,18 a 2,13), ILI (RR 0,32, IC 95% 0,03 a 3,13) e infecções virais confirmadas em laboratório (RR 0,97, IC 95% 0,06 a 15,54) foram consistentemente menores no braço da máscara em comparação com o controle, embora não estatisticamente significativo. Uma comparação post hoc entre os grupos com máscara e sem máscara mostrou um efeito protetor contra doenças respiratórias clínicas, mas não contra ILI e infecções respiratórias virais confirmadas em laboratório. Conclusões: O estudo indica um benefício potencial das máscaras médicas para controle de origem, mas é limitado pelo pequeno tamanho da amostra e baixas taxas de ataque secundário. Estudos maiores são necessários para confirmar a eficácia das máscaras médicas como controle de origem. </text:p>
          </table:table-cell>
          <table:table-cell table:style-name="ce1" office:value-type="string" calcext:value-type="string">
            <text:p>Cluster randomised controlled trial to examine medical mask use as source control for people with respiratory illness</text:p>
          </table:table-cell>
          <table:table-cell table:style-name="ce1" office:value-type="string" calcext:value-type="string">
            <text:p>MacIntyre, CR; Zhang, Y; Chughtai, AA; Seale, H; Zhang, DT; Chu, YH; Zhang, HY; Rahman, B; Wang, QY</text:p>
          </table:table-cell>
          <table:table-cell table:style-name="ce1" office:value-type="string" calcext:value-type="string">
            <text:p>BMJ OPEN</text:p>
          </table:table-cell>
          <table:table-cell table:style-name="ce1" office:value-type="string" calcext:value-type="string">
            <text:p>Other Gold, Green Published</text:p>
          </table:table-cell>
          <table:table-cell table:style-name="ce1" office:value-type="float" office:value="2016" calcext:value-type="float">
            <text:p>2016</text:p>
          </table:table-cell>
          <table:table-cell table:style-name="ce2" office:value-type="string" calcext:value-type="string">
            <text:p>Influenza/Gripe</text:p>
          </table:table-cell>
          <table:table-cell table:style-name="ce2" office:value-type="string" calcext:value-type="string">
            <text:p>uso de máscara médica </text:p>
          </table:table-cell>
          <table:table-cell office:value-type="string" calcext:value-type="string">
            <text:p>Experimental</text:p>
          </table:table-cell>
          <table:table-cell office:value-type="string" calcext:value-type="string">
            <text:p>Ensaio Clínico</text:p>
          </table:table-cell>
          <table:table-cell office:value-type="float" office:value="9" calcext:value-type="float">
            <text:p>9</text:p>
          </table:table-cell>
        </table:table-row>
        <table:table-row table:style-name="ro2" table:visibility="filter">
          <table:table-cell office:value-type="string" calcext:value-type="string">
            <text:p>Os impactos das decisões de intervenção simultânea na doença sobre os resultados da epidemia </text:p>
          </table:table-cell>
          <table:table-cell office:value-type="string" calcext:value-type="string">
            <text:p>Modelos matemáticos da interação entre a dinâmica da doença e a dinâmica do comportamento humano podem melhorar nossa compreensão de como as doenças se propagam quando os indivíduos adaptam seu comportamento em resposta a uma epidemia. Levar em conta os mecanismos comportamentais que determinam a absorção de intervenções de doenças infecciosas, como vacinação e intervenções não farmacêuticas (NPIs), pode alterar significativamente os resultados de saúde previstos em uma população. No entanto, a maioria das abordagens anteriores que modelam as interações entre o comportamento humano e a dinâmica da doença modelaram o comportamento dessas duas intervenções separadamente. Aqui, desenvolvemos e analisamos um modelo de rede baseado em agente para obter insights sobre como o comportamento em relação a ambas as intervenções interage de forma adaptativa com a dinâmica da doença (e, portanto, indiretamente, uma com a outra) durante o curso de uma única epidemia em que uma infecção por SIRV se espalha através de um contato rede. No modelo, os indivíduos decidem se vacinar e / ou praticar INP com base na prevalência de infecção percebida (local ou globalmente) e no que outros indivíduos da rede estão fazendo. Descobrimos que a introdução do comportamento NPI adaptativo reduz a absorção da vacina devido a feedbacks comportamentais e também diminui o tamanho final da epidemia. Quando as taxas de transmissão são baixas, os NPIs sozinhos são tão eficazes na redução do tamanho final da epidemia quanto os NPIs e a vacinação combinados. Além disso, os NPIs podem compensar os atrasos na disponibilidade da vacina, impedindo a disseminação precoce da doença, diminuindo o tamanho da epidemia significativamente em comparação com o caso em que o comportamento do NPI não se adapta para mitigar os surtos iniciais na prevalência da infecção. Também descobrimos que a inclusão do comportamento NPI adaptativo mitiga fortemente os feedbacks comportamentais da vacina que, de outra forma, resultariam em maior absorção da vacina com menor eficácia da vacina, conforme previsto pela maioria dos modelos anteriores, e os mesmos feedbacks fazem com que o tamanho final da epidemia permaneça aproximadamente constante em uma ampla faixa de valores para a eficácia da vacina. Finalmente, quando os indivíduos usam informações locais sobre o comportamento de outros e a prevalência de infecção, em vez de informações em nível de população, a infecção é controlada de forma mais eficiente por meio da vacinação em anel, e isso se reflete na evolução temporal das correlações de pares na rede. Este modelo mostra que levar em conta o comportamento adaptativo de NPI e o comportamento de vacinação adaptativa em relação aos efeitos sociais e prevalência de infecção pode resultar em previsões qualitativamente diferentes do que se apenas um tipo de comportamento adaptativo fosse modelado. © 2016 Elsevier Ltd. </text:p>
          </table:table-cell>
          <table:table-cell office:value-type="string" calcext:value-type="string">
            <text:p>The impacts of simultaneous disease intervention decisions on epidemic outcomes</text:p>
          </table:table-cell>
          <table:table-cell office:value-type="string" calcext:value-type="string">
            <text:p>Andrews M.A., Bauch C.T.</text:p>
          </table:table-cell>
          <table:table-cell office:value-type="string" calcext:value-type="string">
            <text:p>Journal of Theoretical Biology</text:p>
          </table:table-cell>
          <table:table-cell office:value-type="string" calcext:value-type="string">
            <text:p>All Open Access, Green</text:p>
          </table:table-cell>
          <table:table-cell office:value-type="float" office:value="2016" calcext:value-type="float">
            <text:p>2016</text:p>
          </table:table-cell>
          <table:table-cell office:value-type="string" calcext:value-type="string">
            <text:p>Indefinido</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2" calcext:value-type="float">
            <text:p>2</text:p>
          </table:table-cell>
        </table:table-row>
        <table:table-row table:style-name="ro2">
          <table:table-cell office:value-type="string" calcext:value-type="string">
            <text:p>Efeito protetor da lavagem das mãos e bons hábitos de higiene contra a gripe sazonal: um estudo de caso-controle </text:p>
          </table:table-cell>
          <table:table-cell office:value-type="string" calcext:value-type="string">
            <text:p>Estudos observacionais anteriores relataram efeitos protetores da lavagem das mãos na redução de infecções respiratórias superiores, pouco se sabe sobre as associações entre lavar as mãos e bons hábitos de higiene e infecção por influenza sazonal. Conduzimos um estudo de caso-controle para testar se o risco de transmissão da gripe está associado à autorrelato de lavagem das mãos e hábitos higiênicos não saudáveis ​​entre residentes na província de Fujian, sudeste da China. Os casos de influenza sazonal confirmados em laboratório foram incluídos consecutivamente no estudo como pacientes-caso (n = 100). Para cada caso, selecionamos 1 pessoa de controle pareada por idade e cidade de residência. Entrevista telefônica foi utilizada para coletar informações sobre lavagem das mãos e hábitos de higiene. As associações foram analisadas por meio de regressão logística condicional. Em comparação com a pontuação de lavagem das mãos mais pobre de 0 a 3, as razões de probabilidade de infecção por influenza diminuíram progressivamente de 0,26 para 0,029 conforme a pontuação de lavagem das mãos aumentou de 4 para o máximo de 9 (P &lt;0,001). Comparado com o pior escore de hábitos de higiene de 0 a 2, as razões de chance de infecção por influenza diminuíram de 0,10 para 0,015 com a melhora da pontuação de hábitos de higiene (P &lt;0,001). Os fatores de proteção independentes contra a infecção por influenza incluíram bons hábitos de higiene, maior pontuação de lavagem das mãos, fornecimento de sabonete ou limpador de mãos ao lado da bacia de lavagem das mãos e recebimento da vacina contra influenza. Lavar as mãos regularmente e bons hábitos de higiene foram associados a um risco reduzido de infecção por influenza. Esses achados apoiam a recomendação geral para intervenções não farmacêuticas contra a influenza. Copyright © 2016 Wolters Kluwer Health, Inc. Todos os direitos reservados. </text:p>
          </table:table-cell>
          <table:table-cell office:value-type="string" calcext:value-type="string">
            <text:p>Protective effect of hand-washing and good hygienic habits against seasonal influenza: A case-control study</text:p>
          </table:table-cell>
          <table:table-cell office:value-type="string" calcext:value-type="string">
            <text:p>Liu M., Ou J., Zhang L., Shen X., Hong R., Ma H., Zhu B.-P., Fontaine R.E.</text:p>
          </table:table-cell>
          <table:table-cell office:value-type="string" calcext:value-type="string">
            <text:p>Medicine (United States)</text:p>
          </table:table-cell>
          <table:table-cell office:value-type="string" calcext:value-type="string">
            <text:p>All Open Access, Gold, Green</text:p>
          </table:table-cell>
          <table:table-cell office:value-type="float" office:value="2016" calcext:value-type="float">
            <text:p>2016</text:p>
          </table:table-cell>
          <table:table-cell office:value-type="string" calcext:value-type="string">
            <text:p>Influenza/Gripe</text:p>
          </table:table-cell>
          <table:table-cell/>
          <table:table-cell office:value-type="string" calcext:value-type="string">
            <text:p>Observacional</text:p>
          </table:table-cell>
          <table:table-cell office:value-type="string" calcext:value-type="string">
            <text:p>Estudo de Caso</text:p>
          </table:table-cell>
          <table:table-cell office:value-type="float" office:value="8" calcext:value-type="float">
            <text:p>8</text:p>
          </table:table-cell>
        </table:table-row>
        <table:table-row table:style-name="ro2">
          <table:table-cell office:value-type="string" calcext:value-type="string">
            <text:p>Eficácia da vacinação e uso de máscaras contra a gripe sazonal na cidade de Matsumoto, Japão, na temporada 2014/2015: um estudo observacional entre todas as crianças do ensino fundamental </text:p>
          </table:table-cell>
          <table:table-cell office:value-type="string" calcext:value-type="string">
            <text:p>As medidas de controle da influenza sazonal são geralmente divididas em duas categorias: intervenções farmacêuticas e não farmacêuticas. A eficácia dessas medidas permanece obscura, devido ao tamanho insuficiente da amostra do estudo e / ou diferenças nas configurações do estudo. Este estudo epidemiológico observacional envolveu todas as crianças do ensino fundamental na cidade de Matsumoto, Japão, com gripe sazonal durante a temporada 2014/2015. Questionários, incluindo experiências com diagnóstico de influenza e fatores sociodemográficos, foram distribuídos a todas as 29 escolas públicas de ensino fundamental, envolvendo 13.217 crianças, no final de fevereiro de 2015. Os dados foram obtidos de 10.524 crianças e analisados ​​por análise de regressão logística multivariada. O resultado mostrou que a vacinação (odds ratio 0,866, intervalo de confiança de 95% 0,786–0,954) e o uso de máscaras (0,859, 0,778–0,949) tiveram associação protetora significativa. A lavagem das mãos (1.447, 1.274-1.644) e gargarejo (1.319, 1.183-1.471), no entanto, não foram associados à proteção. No ambiente natural, a lavagem das mãos e o gargarejo apresentaram associação negativa, que pode ter ocorrido devido a medidas inadequadas de controle de infecção ou agregação de crianças infectadas e não infectadas para a realização dessas medidas. Esses resultados podem indicar um caminho para a transmissão da influenza e explicar por que o controle da influenza sazonal permanece difícil em ambientes escolares. A eficácia geral da vacinação e uso de máscara foi de 9,9% e 8,6%, respectivamente. Depois de dividir as crianças em grupos de séries superiores (4ª a 6ª) e inferiores (1ª a 3ª série), a eficácia da vacinação tornou-se maior no grupo de séries iniciais e a eficácia do uso de máscaras tornou-se maior no grupo de séries superiores. Esses resultados podem fornecer informações valiosas sobre o planejamento de medidas de controle de infecção que aloquem recursos entre as crianças. © 2016 Os Autores </text:p>
          </table:table-cell>
          <table:table-cell office:value-type="string" calcext:value-type="string">
            <text:p>Effectiveness of vaccination and wearing masks on seasonal influenza in Matsumoto City, Japan, in the 2014/2015 season: An observational study among all elementary schoolchildren</text:p>
          </table:table-cell>
          <table:table-cell office:value-type="string" calcext:value-type="string">
            <text:p>Uchida M., Kaneko M., Hidaka Y., Yamamoto H., Honda T., Takeuchi S., Saito M., Kawa S.</text:p>
          </table:table-cell>
          <table:table-cell office:value-type="string" calcext:value-type="string">
            <text:p>Preventive Medicine Reports</text:p>
          </table:table-cell>
          <table:table-cell office:value-type="string" calcext:value-type="string">
            <text:p>All Open Access, Gold, Green</text:p>
          </table:table-cell>
          <table:table-cell office:value-type="float" office:value="2017" calcext:value-type="float">
            <text:p>2017</text:p>
          </table:table-cell>
          <table:table-cell office:value-type="string" calcext:value-type="string">
            <text:p>Influenza/Gripe</text:p>
          </table:table-cell>
          <table:table-cell/>
          <table:table-cell office:value-type="string" calcext:value-type="string">
            <text:p>Observacional</text:p>
          </table:table-cell>
          <table:table-cell office:value-type="string" calcext:value-type="string">
            <text:p>Regressão</text:p>
          </table:table-cell>
          <table:table-cell office:value-type="float" office:value="8" calcext:value-type="float">
            <text:p>8</text:p>
          </table:table-cell>
        </table:table-row>
        <table:table-row table:style-name="ro2">
          <table:table-cell office:value-type="string" calcext:value-type="string">
            <text:p>O fechamento reativo de escolas enfraquece a rede de interações sociais e reduz a propagação da gripe </text:p>
          </table:table-cell>
          <table:table-cell office:value-type="string" calcext:value-type="string">
            <text:p>As políticas de fechamento de escolas são consideradas uma das intervenções não farmacêuticas mais promissoras para mitigar a influenza sazonal e pandêmica. No entanto, sua eficácia ainda é debatida, principalmente pela falta de evidências empíricas sobre o comportamento da população durante a implementação da política. Ao longo da temporada de influenza de 2015 a 2016 na Rússia, realizamos uma pesquisa de contato baseada em diário para estimar os padrões de interações sociais antes e durante a implementação de estratégias reativas de fechamento de escolas. Desenvolvemos uma estrutura de modelagem de pesquisa híbrida inovadora para estimar a rede variável no tempo das interações sociais humanas. Ao integrar esta rede com um modelo de transmissão de infecção, reduzimos a incerteza em torno do impacto das políticas de fechamento de escolas na mitigação da propagação da gripe. Quando a política de fechamento de escolas está em vigor, medimos uma redução significativa no número de contatos feitos por alunos (14,2 vs. 6,5 contatos por dia) e trabalhadores (11,2 vs. 8,7 contatos por dia). Essa redução não é compensada pelo aumento medido no número de contatos entre estudantes e parentes não domiciliares. As simulações do modelo sugerem que as políticas reativas graduais de fechamento de escolas com base no monitoramento das taxas de absenteísmo dos alunos são capazes de mitigar a disseminação da influenza. Estimamos que, sem as estratégias reativas implementadas, a taxa de ataque da temporada de influenza de 2015 a 2016 teria sido 33% maior. Nosso estudo lança luz sobre os padrões de mistura social da população durante a implementação de fechamentos reativos de escolas e fornece instrumentos essenciais para futuras análises de custo-efetividade das políticas de fechamento de escolas. © 2019 National Academy of Sciences. Todos os direitos reservados. </text:p>
          </table:table-cell>
          <table:table-cell office:value-type="string" calcext:value-type="string">
            <text:p>Reactive school closure weakens the network of social interactions and reduces the spread of influenza</text:p>
          </table:table-cell>
          <table:table-cell office:value-type="string" calcext:value-type="string">
            <text:p>Litvinova M., Liu Q.-H., Kulikov E.S., Ajelli M.</text:p>
          </table:table-cell>
          <table:table-cell office:value-type="string" calcext:value-type="string">
            <text:p>Proceedings of the National Academy of Sciences of the United States of America</text:p>
          </table:table-cell>
          <table:table-cell office:value-type="string" calcext:value-type="string">
            <text:p>All Open Access, Hybrid Gold, Green</text:p>
          </table:table-cell>
          <table:table-cell office:value-type="float" office:value="2019" calcext:value-type="float">
            <text:p>2019</text:p>
          </table:table-cell>
          <table:table-cell office:value-type="string" calcext:value-type="string">
            <text:p>Influenza/Gripe</text:p>
          </table:table-cell>
          <table:table-cell/>
          <table:table-cell office:value-type="string" calcext:value-type="string">
            <text:p>Computacional</text:p>
          </table:table-cell>
          <table:table-cell office:value-type="string" calcext:value-type="string">
            <text:p>Simulação</text:p>
          </table:table-cell>
          <table:table-cell office:value-type="float" office:value="4" calcext:value-type="float">
            <text:p>4</text:p>
          </table:table-cell>
        </table:table-row>
        <table:table-row table:style-name="ro1" table:visibility="filter">
          <table:table-cell office:value-type="string" calcext:value-type="string">
            <text:p>Impacto de intervenções não farmacêuticas na epidemia de COVID-19: um estudo de modelagem </text:p>
          </table:table-cell>
          <table:table-cell office:value-type="string" calcext:value-type="string">
            <text:p>Objetivo: Este estudo teve como objetivo avaliar o impacto de intervenções não farmacêuticas na epidemia de COVID-19 em Omã. Métodos: Os dados foram recuperados de dados de vigilância nacional publicados entre 24 de fevereiro e 30 de junho de 2020. Para mostrar o impacto da intervenção de saúde pública introduzida pelo governo no início da epidemia, usamos uma equação de modelo de transmissão de doença simples da epidemia de CoV 2019-n . Resultados: De todos os casos confirmados, as taxas de internação em unidade de terapia intensiva foram de 4,56% (1824). Estimamos que um R-0 de 3,11 sem intervenção resultaria na infecção de quase toda a população de Omã em 65 dias. Uma redução do R-0 para 1,51 proporcionou uma estimativa de 89.056 casos confirmados, com 167 óbitos ou 0,4% de mortalidade até 30 de junho, com necessidade de 4.052 leitos em unidades de terapia intensiva. O cenário atual (24 de fevereiro a 30 de junho de 2020) indica um R-0 de 1,41, resultando em 40.070 casos confirmados de COVID-19, 176 mortes e 69% dos casos confirmados recuperados. Conclusão: Na implementação inicial de intervenções não farmacêuticas, um bloqueio intensivo teve um impacto profundo na mitigação de um surto de COVID-19 em grande escala em Omã. </text:p>
          </table:table-cell>
          <table:table-cell table:style-name="ce1" office:value-type="string" calcext:value-type="string">
            <text:p>Impact of non-pharmaceutical interventions on the COVID-19 epidemic: A modelling study</text:p>
          </table:table-cell>
          <table:table-cell table:style-name="ce1" office:value-type="string" calcext:value-type="string">
            <text:p>Awaidy, SA; Mahomed, O</text:p>
          </table:table-cell>
          <table:table-cell table:style-name="ce1" office:value-type="string" calcext:value-type="string">
            <text:p>SAGE OPEN MEDICINE</text:p>
          </table:table-cell>
          <table:table-cell table:style-name="ce1" office:value-type="string" calcext:value-type="string">
            <text:p>Other Gold, Green Published</text:p>
          </table:table-cell>
          <table:table-cell table:style-name="ce1"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2" calcext:value-type="float">
            <text:p>2</text:p>
          </table:table-cell>
        </table:table-row>
        <table:table-row table:style-name="ro1" table:visibility="filter">
          <table:table-cell office:value-type="string" calcext:value-type="string">
            <text:p>Quantificando o impacto das intervenções não farmacêuticas durante o surto de COVID-19: o caso da Suécia </text:p>
          </table:table-cell>
          <table:table-cell office:value-type="string" calcext:value-type="string">
            <text:p>Este artigo estima o efeito das políticas de intervenção não farmacêutica na saúde pública durante o surto de COVID-19, considerando um caso contrafactual para a Suécia. Usando uma abordagem de controle sintético. Acho que medidas de bloqueio iniciais rígidas desempenham um papel importante na limitação da disseminação da infecção COVID-19, já que os casos de infecção na Suécia teriam sido reduzidos em quase 75 por cento se seus legisladores tivessem seguido políticas de contenção mais rígidas. Conforme as pessoas ajustam dinamicamente seu comportamento em resposta às informações e políticas, o impacto das intervenções não farmacêuticas torna-se visível, com um intervalo de tempo de cerca de 5 semanas. Verificações de robustez suplementares e uma análise alternativa da estrutura de diferenças em diferenças não alteram fundamentalmente as conclusões principais. Por fim, estendendo a análise para a mortalidade excessiva, descobri que as medidas de bloqueio teriam sido associadas a uma taxa de mortalidade excessiva mais baixa na Suécia em 25 pontos percentuais, com um gradiente íngreme de idade de 29 pontos percentuais para a coorte de idosos mais vulneráveis. O resultado deste estudo pode ajudar os formuladores de políticas a traçar diretrizes futuras para proteger ainda mais a saúde pública, bem como facilitar os planos de recuperação econômica. </text:p>
          </table:table-cell>
          <table:table-cell table:style-name="ce1" office:value-type="string" calcext:value-type="string">
            <text:p>Quantifying the impact of nonpharmaceutical interventions during the COVID-19 outbreak: the case of Sweden</text:p>
          </table:table-cell>
          <table:table-cell table:style-name="ce1" office:value-type="string" calcext:value-type="string">
            <text:p>Cho, SW</text:p>
          </table:table-cell>
          <table:table-cell table:style-name="ce1" office:value-type="string" calcext:value-type="string">
            <text:p>ECONOMETRICS JOURNAL</text:p>
          </table:table-cell>
          <table:table-cell table:style-name="ce1" office:value-type="string" calcext:value-type="string">
            <text:p>Bronze</text:p>
          </table:table-cell>
          <table:table-cell table:style-name="ce1"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Controle Sintético</text:p>
          </table:table-cell>
          <table:table-cell office:value-type="float" office:value="1" calcext:value-type="float">
            <text:p>1</text:p>
          </table:table-cell>
        </table:table-row>
        <table:table-row table:style-name="ro1" table:visibility="filter">
          <table:table-cell office:value-type="string" calcext:value-type="string">
            <text:p>Intervenções de distanciamento físico e incidência de doença coronavírus 2019: experimento natural em 149 países </text:p>
          </table:table-cell>
          <table:table-cell office:value-type="string" calcext:value-type="string">
            <text:p>OBJETIVO Avaliar a associação entre intervenções de distanciamento físico e incidência de doença coronavírus 2019 (covid-19) globalmente. DESIGN Experimento natural usando análise de séries temporais interrompidas, com resultados sintetizados usando meta-análise. CONFIGURAÇÃO 149 países ou regiões, com dados sobre casos relatados diariamente de covid-19 do Centro Europeu para Prevenção e Controle de Doenças e dados sobre as políticas de distanciamento físico do Oxford covid-19 Government Response Tracker. PARTICIPANTES Cada país ou região que implementou uma das cinco intervenções de distanciamento físico (fechamento de escolas, locais de trabalho e transporte público, restrições a reuniões em massa e eventos públicos e restrições ao movimento (lockdowns)) entre 1 de janeiro e 30 de maio de 2020. PRINCIPAL MEDIDA DO RESULTADO Razões da taxa de incidência (IRRs) de covid-19 antes e depois da implementação das intervenções de distanciamento físico, estimadas usando dados até 30 de maio de 2020 ou 30 dias pós-intervenção, o que ocorrer primeiro. Os IRRs foram sintetizados entre os países usando meta-análise de efeitos aleatórios. RESULTADOS Em média, a implementação de qualquer intervenção de distanciamento físico foi associada a uma redução geral na incidência de covid-19 de 13% (IRR 0,87, intervalo de confiança de 95% 0,85 a 0,89; n = 149 países). O fechamento do transporte público não foi associado a qualquer redução adicional na incidência de covid-19 quando as outras quatro intervenções de distanciamento físico estavam em vigor (a TIR combinada com e sem o fechamento do transporte público foi de 0,85, 0,82 a 0,88; n = 72 e 0,87, 0,84 a 0,91; n = 32, respectivamente). Dados de 11 países também sugeriram eficácia geral semelhante (IRR 0,85, 0,81 a 0,89 combinados) quando o fechamento de escolas, locais de trabalho e restrições a reuniões em massa estavam em vigor. Em termos de sequência de intervenções, a implementação anterior do bloqueio foi associada a uma redução maior na incidência de covid-19 (TIR agrupada de 0,86, 0,84 a 0,89; n = 105) em comparação com uma implementação atrasada do bloqueio após outras intervenções de distanciamento físico estarem em vigor (IRR combinado 0,90, 0,87 a 0,94; n = 41). CONCLUSÕES As intervenções de distanciamento físico foram associadas a reduções na incidência de covid-19 globalmente. Nenhuma evidência foi encontrada de um efeito adicional do fechamento do transporte público quando as outras quatro medidas de distanciamento físico estavam em vigor. A implementação anterior do bloqueio foi associada a uma redução maior na incidência de covid-19. Essas descobertas podem apoiar decisões políticas enquanto os países se preparam para impor ou suspender medidas de distanciamento físico em ondas epidêmicas atuais ou futuras. </text:p>
          </table:table-cell>
          <table:table-cell table:style-name="ce1" office:value-type="string" calcext:value-type="string">
            <text:p>Physical distancing interventions and incidence of coronavirus disease 2019: natural experiment in 149 countries</text:p>
          </table:table-cell>
          <table:table-cell table:style-name="ce1" office:value-type="string" calcext:value-type="string">
            <text:p>Islam, N; Sharp, SJ; Chowell, G; Shabnam, S; Kawachi, I; Lacey, B; Massaro, JM; D'Agostino, RB; White, M</text:p>
          </table:table-cell>
          <table:table-cell table:style-name="ce1" office:value-type="string" calcext:value-type="string">
            <text:p>BMJ-BRITISH MEDICAL JOURNAL</text:p>
          </table:table-cell>
          <table:table-cell table:style-name="ce1" office:value-type="string" calcext:value-type="string">
            <text:p>Green Published, Other Gold</text:p>
          </table:table-cell>
          <table:table-cell table:style-name="ce1" office:value-type="float" office:value="2020" calcext:value-type="float">
            <text:p>2020</text:p>
          </table:table-cell>
          <table:table-cell table:style-name="ce1" office:value-type="string" calcext:value-type="string">
            <text:p>COVID-19</text:p>
          </table:table-cell>
          <table:table-cell table:style-name="ce1" office:value-type="string" calcext:value-type="string">
            <text:p>fechamento de escolas, locais de trabalho e transporte público, restrições a reuniões em massa e eventos públicos e restrições ao movimento (lockdowns)</text:p>
          </table:table-cell>
          <table:table-cell office:value-type="string" calcext:value-type="string">
            <text:p>Matemático/Estatístico</text:p>
          </table:table-cell>
          <table:table-cell office:value-type="string" calcext:value-type="string">
            <text:p>Séries Temporais</text:p>
          </table:table-cell>
          <table:table-cell office:value-type="float" office:value="9" calcext:value-type="float">
            <text:p>9</text:p>
          </table:table-cell>
        </table:table-row>
        <table:table-row table:style-name="ro1" table:visibility="filter">
          <table:table-cell office:value-type="string" calcext:value-type="string">
            <text:p>Efeitos diferenciais do tempo de intervenção na propagação de COVID-19 nos Estados Unidos </text:p>
          </table:table-cell>
          <table:table-cell office:value-type="string" calcext:value-type="string">
            <text:p>A avaliação dos efeitos das intervenções não farmacêuticas precoces na disseminação da doença coronavírus em 2019 (COVID-19) é crucial para a compreensão e planejamento de futuras medidas de controle para combater a pandemia. Usamos observações de infecções e mortes relatadas, dados de mobilidade humana e um modelo de transmissão metapopulacional para quantificar as mudanças nas taxas de transmissão de doenças nos condados dos EUA de 15 de março a 3 de maio de 2020. Descobrimos que reduções marcadas e assíncronas do número reprodutivo básico ocorreram em todo os Estados Unidos em associação com o distanciamento social e outras medidas de controle. Simulações contrafactuais indicam que, se essas mesmas medidas tivessem sido implementadas 1 a 2 semanas antes, casos e mortes substanciais poderiam ter sido evitados e que respostas tardias a futuros aumentos de incidência facilitariam um rebote mais forte de infecções e morte. Nossos resultados ressaltam a importância da intervenção precoce e controle agressivo no combate à pandemia COVID-19. Copyright © 2020 os autores. </text:p>
          </table:table-cell>
          <table:table-cell office:value-type="string" calcext:value-type="string">
            <text:p>Differential effects of intervention timing on COVID-19 spread in the United States</text:p>
          </table:table-cell>
          <table:table-cell office:value-type="string" calcext:value-type="string">
            <text:p>Pei S., Kandula S., Shaman J.</text:p>
          </table:table-cell>
          <table:table-cell office:value-type="string" calcext:value-type="string">
            <text:p>Science Advances</text:p>
          </table:table-cell>
          <table:table-cell office:value-type="string" calcext:value-type="string">
            <text:p>All Open Access, Gold, Green</text:p>
          </table:table-cell>
          <table:table-cell office:value-type="float" office:value="2020" calcext:value-type="float">
            <text:p>2020</text:p>
          </table:table-cell>
          <table:table-cell table:style-name="ce1" office:value-type="string" calcext:value-type="string">
            <text:p>COVID-19</text:p>
          </table:table-cell>
          <table:table-cell table:style-name="ce1"/>
          <table:table-cell office:value-type="string" calcext:value-type="string">
            <text:p>Matemático/Estatístico</text:p>
          </table:table-cell>
          <table:table-cell office:value-type="string" calcext:value-type="string">
            <text:p>Modelo Contrafactual</text:p>
          </table:table-cell>
          <table:table-cell office:value-type="float" office:value="3" calcext:value-type="float">
            <text:p>3</text:p>
          </table:table-cell>
        </table:table-row>
        <table:table-row table:style-name="ro2" table:visibility="filter">
          <table:table-cell office:value-type="string" calcext:value-type="string">
            <text:p>Sistema de resposta de quatro camadas e propagação espacial de COVID-19 na China por um modelo de rede </text:p>
          </table:table-cell>
          <table:table-cell office:value-type="string" calcext:value-type="string">
            <text:p>A fim de investigar a eficácia do bloqueio e das restrições de distanciamento social, que têm sido amplamente adotadas como escolha política para conter a pandemia de COVID-19 em andamento em todo o mundo, formulamos e discutimos um sistema de rede escalonado e ponderado baseado em um SEAIR clássico epidemiológico modelo. Cinco estágios foram levados em consideração de acordo com a resposta de quatro níveis à Crise de Saúde Pública, que vem do Plano de Contingência Nacional na China. O número de reprodução básica escalonada foi obtido e avaliamos a eficácia das políticas de bloqueio e distanciamento social em diferentes cenários entre 19 cidades / regiões na China continental. Além disso, estimamos o risco de infecção associado à liberação sequencial com base na mobilidade da população entre as cidades e a intensidade de algumas intervenções não farmacêuticas. Nossos resultados revelam que a resposta de emergência de saúde pública Nível I é necessária para cidades de alto risco, o que pode nivelar a curva COVID-19 de forma eficaz e rápida. Além disso, políticas de liberação escalonada adequadamente planejadas são extremamente significativas para a prevenção e controle da COVID-19, além de serem benéficas para as atividades econômicas e para a estabilidade e desenvolvimento social. © 2020 Elsevier Inc. </text:p>
          </table:table-cell>
          <table:table-cell office:value-type="string" calcext:value-type="string">
            <text:p>Four-tier response system and spatial propagation of COVID-19 in China by a network model</text:p>
          </table:table-cell>
          <table:table-cell office:value-type="string" calcext:value-type="string">
            <text:p>Ge J., He D., Lin Z., Zhu H., Zhuang Z.</text:p>
          </table:table-cell>
          <table:table-cell office:value-type="string" calcext:value-type="string">
            <text:p>Mathematical Biosciences</text:p>
          </table:table-cell>
          <table:table-cell office:value-type="string" calcext:value-type="string">
            <text:p>All Open Access,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5" calcext:value-type="float">
            <text:p>5</text:p>
          </table:table-cell>
        </table:table-row>
        <table:table-row table:style-name="ro2" table:visibility="filter">
          <table:table-cell office:value-type="string" calcext:value-type="string">
            <text:p>Preparando-se para uma futura onda COVID-19: percepções e limitações de uma avaliação baseada em dados de intervenções não farmacêuticas na Alemanha </text:p>
          </table:table-cell>
          <table:table-cell office:value-type="string" calcext:value-type="string">
            <text:p>Para conter a pandemia COVID-19, os governos introduziram estritas Intervenções Não Farmacêuticas (NPI) que restringiam o movimento, as reuniões públicas, as viagens nacionais e internacionais e fechavam grande parte da economia. No entanto, o impacto da aplicação e subseqüente flexibilização dessas políticas na disseminação do COVID-19 não é bem compreendido. Consequentemente, medimos o impacto dos NPIs na mitigação da propagação de doenças, explorando as variações espaço-temporais nas medidas de política nos 16 estados da Alemanha. Embora este quase-experimento não permita a identificação causal, o efeito de cada política na redução da disseminação de doenças fornece insights significativos. Adaptamos o modelo Susceptível-Exposto-Infectado-Recuperado para a propagação da doença para incluir dados sobre casos confirmados diariamente, movimento interestadual e distanciamento social. Ao combinar o modelo com medidas de contribuições de políticas sobre redução da mobilidade, prevemos cenários para relaxar vários tipos de NPIs. Nosso modelo constata que, na Alemanha, as políticas que exigiam restrições de contato (por exemplo, movimento em espaço público limitado a duas pessoas ou co-morando), fechamento de instituições educacionais (por exemplo, escolas) e fechamento de pontos de venda estão associados às quedas mais acentuadas em movimento dentro e entre os estados. As restrições de contato parecem ser mais eficazes na redução dos casos de COVID-19, enquanto o fechamento das fronteiras parece ter apenas efeitos mínimos na mitigação da propagação da doença, embora as viagens transfronteiriças possam ter desempenhado um papel na disseminação da doença na população. Acreditamos que uma compreensão mais profunda dos efeitos da política na mitigação da propagação do COVID-19 permite uma previsão mais precisa da propagação da doença quando os NPIs são parcialmente liberados e fornece aos formuladores de políticas melhores dados para a tomada de decisões informadas. © 2020, o (s) autor (es). </text:p>
          </table:table-cell>
          <table:table-cell office:value-type="string" calcext:value-type="string">
            <text:p>Preparing for a future COVID-19 wave: insights and limitations from a data-driven evaluation of non-pharmaceutical interventions in Germany</text:p>
          </table:table-cell>
          <table:table-cell office:value-type="string" calcext:value-type="string">
            <text:p>Aravindakshan A., Boehnke J., Gholami E., Nayak A.</text:p>
          </table:table-cell>
          <table:table-cell office:value-type="string" calcext:value-type="string">
            <text:p>Scientific Reports</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4" calcext:value-type="float">
            <text:p>4</text:p>
          </table:table-cell>
        </table:table-row>
        <table:table-row table:style-name="ro2" table:visibility="filter">
          <table:table-cell office:value-type="string" calcext:value-type="string">
            <text:p>Classificação da eficácia das intervenções governamentais COVID-19 em todo o mundo </text:p>
          </table:table-cell>
          <table:table-cell office:value-type="string" calcext:value-type="string">
            <text:p>Avaliar a eficácia das intervenções não farmacêuticas (NPIs) para mitigar a propagação da SARS-CoV-2 é fundamental para informar os planos de resposta de preparação futuros. Aqui, quantificamos o impacto de 6.068 NPIs codificados hierarquicamente implementados em 79 territórios sobre o número de reprodução efetiva, Rt, de COVID-19. Propomos uma abordagem de modelagem que combina quatro técnicas computacionais mesclando ferramentas estatísticas, inferência e inteligência artificial. Validamos nossas descobertas com dois conjuntos de dados externos que registram 42.151 NPIs adicionais de 226 países. Nossos resultados indicam que uma combinação adequada de NPIs é necessária para conter a propagação do vírus. NPIs menos perturbadores e caros podem ser tão eficazes quanto os mais intrusivos e drásticos (por exemplo, um bloqueio nacional). Usando cenários 'e se' específicos do país, avaliamos como a eficácia dos NPIs depende do contexto local, como o momento de sua adoção, abrindo caminho para prever a eficácia de intervenções futuras. © 2020, O (s) Autor (es), sob licença exclusiva da Springer Nature Limited. </text:p>
          </table:table-cell>
          <table:table-cell office:value-type="string" calcext:value-type="string">
            <text:p>Ranking the effectiveness of worldwide COVID-19 government interventions</text:p>
          </table:table-cell>
          <table:table-cell office:value-type="string" calcext:value-type="string">
            <text:p>Haug N., Geyrhofer L., Londei A., Dervic E., Desvars-Larrive A., Loreto V., Pinior B., Thurner S., Klimek P.</text:p>
          </table:table-cell>
          <table:table-cell office:value-type="string" calcext:value-type="string">
            <text:p>Nature Human Behaviour</text:p>
          </table:table-cell>
          <table:table-cell office:value-type="string" calcext:value-type="string">
            <text:p>All Open Access, Bronze,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Computacional</text:p>
          </table:table-cell>
          <table:table-cell office:value-type="string" calcext:value-type="string">
            <text:p>Inteligencia Artificial</text:p>
          </table:table-cell>
          <table:table-cell office:value-type="float" office:value="9" calcext:value-type="float">
            <text:p>9</text:p>
          </table:table-cell>
        </table:table-row>
        <table:table-row table:style-name="ro2" table:visibility="filter">
          <table:table-cell office:value-type="string" calcext:value-type="string">
            <text:p>Avaliando o impacto dos pedidos de permanência em casa no tempo para atingir a carga máxima de casos e mortes da Covid-19: o tempo importa? </text:p>
          </table:table-cell>
          <table:table-cell office:value-type="string" calcext:value-type="string">
            <text:p>Antecedentes: O impacto econômico, psicológico e social de pandemias e medidas de distanciamento social levam à necessidade urgente de determinar a eficácia das intervenções não farmacêuticas (INP), especialmente aquelas consideradas mais rigorosas, como mandatos de permanência em casa e auto-isolamento . Este estudo enfoca especificamente o impacto das ordens de estadia em casa, tanto nacional quanto internacionalmente, no controle do COVID-19. Métodos: Conduzimos uma análise observacional de abril a maio de 2020 e incluímos países e estados dos EUA com pedidos de estadia em casa conhecidos. Nossa exposição principal foi o tempo entre a data do primeiro caso relatado de COVID-19 até um mandato de permanência em casa implementado para cada região. Nossos resultados primários foram o tempo desde o primeiro caso relatado até o maior número de casos diários e mortes diárias. Realizamos análises de regressão linear, controlando para a taxa de casos do surto em cada região respectiva. Resultados: Para países e estados dos EUA, um período de tempo mais longo entre o primeiro caso relatado e os mandatos de permanência em casa foi associado a um tempo mais longo para atingir o pico diário de casos e contagens de mortes. O maior efeito foi entre as regiões classificadas como os últimos 10% a implementar um mandato, que nos EUA, previu 35,3 dias extras (IC de 95%: 18,2, 52,5) para o número de casos de pico e 38,3 dias (IC de 95% : 23.6, 53.0) ao número máximo de mortes. Conclusões: Nosso estudo apóia a associação entre o tempo para pedidos de permanência em casa e o tempo para o pico de contagem de casos e óbitos para ambos os países e estados dos EUA. As regiões nas quais os mandatos foram implementados tardiamente tiveram uma duração prolongada para atingir o pico diário de casos e contagens de mortes. © 2020, o (s) autor (es). </text:p>
          </table:table-cell>
          <table:table-cell office:value-type="string" calcext:value-type="string">
            <text:p>Evaluating the impact of stay-at-home orders on the time to reach the peak burden of Covid-19 cases and deaths: does timing matter?</text:p>
          </table:table-cell>
          <table:table-cell office:value-type="string" calcext:value-type="string">
            <text:p>Medline A., Hayes L., Valdez K., Hayashi A., Vahedi F., Capell W., Sonnenberg J., Glick Z., Klausner J.D.</text:p>
          </table:table-cell>
          <table:table-cell office:value-type="string" calcext:value-type="string">
            <text:p>BMC Public Health</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Regressão</text:p>
          </table:table-cell>
          <table:table-cell office:value-type="float" office:value="9" calcext:value-type="float">
            <text:p>9</text:p>
          </table:table-cell>
        </table:table-row>
        <table:table-row table:style-name="ro2" table:visibility="filter">
          <table:table-cell office:value-type="string" calcext:value-type="string">
            <text:p>Mudanças epidemiológicas na Ilha de Wight após o lançamento do programa NHS Test and Trace: uma análise preliminar </text:p>
          </table:table-cell>
          <table:table-cell office:value-type="string" calcext:value-type="string">
            <text:p>Contexto: Em maio de 2020, o programa Teste e Rastreamento do Serviço Nacional de Saúde (NHS) do Reino Unido foi lançado na Inglaterra em resposta à pandemia de COVID-19. O programa foi lançado pela primeira vez na Ilha de Wight e incluiu a versão 1 do aplicativo de rastreamento de contatos do NHS. O objetivo do estudo era fazer uma avaliação preliminar do impacto epidemiológico do programa Test and Trace usando dados disponíveis publicamente. Métodos: Usamos dados de casos diários COVID-19 da Public Health England para inferir a incidência de novas infecções e estimar o número de reprodução (R) para cada uma das 150 Autoridades Locais de Nível Superior (UTLAs) na Inglaterra e nacionalmente, antes e depois do lançamento do programa Test and Trace na Ilha de Wight. Usamos métodos bayesianos e de máxima verossimilhança para estimar R e comparamos a Ilha de Wight com outros UTLAs usando um método de controle sintético. Resultados: Observamos diminuições significativas na incidência e R na Ilha de Wight imediatamente após o lançamento do programa Test and Trace. A Ilha de Wight teve uma redução acentuada em R, de 1,3 antes do programa Teste e Rastreio para 0,5 depois de uma de nossas medidas, e passou de ter o terceiro R mais alto antes do programa Teste e Rastreio, para o décimo segundo mais baixo depois em comparação com outros UTLAs. Interpretação: Nossos resultados mostram que a epidemia na Ilha de Wight foi controlada de forma rápida e eficaz após o lançamento do Test and Trace. Nossos resultados destacam a necessidade de mais pesquisas para determinar as causas da redução na propagação da doença, uma vez que estas podem ser traduzidas em estratégias de intervenção não farmacêutica locais e nacionais no período antes de um tratamento ou vacinação para COVID-19 se tornar disponível . Financiamento: Li Ka Shing Foundation e UK Economic and Social Research Council. © 2020 o (s) autor (es). Publicado por Elsevier Ltd. Este é um artigo de Acesso Aberto sob a licença CC BY 4.0 </text:p>
          </table:table-cell>
          <table:table-cell office:value-type="string" calcext:value-type="string">
            <text:p>Epidemiological changes on the Isle of Wight after the launch of the NHS Test and Trace programme: a preliminary analysis</text:p>
          </table:table-cell>
          <table:table-cell office:value-type="string" calcext:value-type="string">
            <text:p>Kendall M., Milsom L., Abeler-Dörner L., Wymant C., Ferretti L., Briers M., Holmes C., Bonsall D., Abeler J., Fraser C.</text:p>
          </table:table-cell>
          <table:table-cell office:value-type="string" calcext:value-type="string">
            <text:p>The Lancet Digital Health</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Bayesiano</text:p>
          </table:table-cell>
          <table:table-cell office:value-type="float" office:value="10" calcext:value-type="float">
            <text:p>10</text:p>
          </table:table-cell>
        </table:table-row>
        <table:table-row table:style-name="ro2" table:visibility="filter">
          <table:table-cell office:value-type="string" calcext:value-type="string">
            <text:p>Uma abordagem fenomenológica para avaliar a eficácia das intervenções não farmacêuticas relacionadas ao COVID-19 na Alemanha </text:p>
          </table:table-cell>
          <table:table-cell office:value-type="string" calcext:value-type="string">
            <text:p>As intervenções não farmacêuticas contra a propagação do SARS-CoV-2 na Alemanha incluíram o cancelamento de eventos em massa (a partir de 8 de março), o fechamento de escolas e creches (a partir de 16 de março), bem como um “bloqueio” (a partir de 23 de março) . Este estudo tenta avaliar a eficácia dessas intervenções em termos de revelar seu impacto nas infecções ao longo do tempo. As datas das infecções foram estimadas a partir de dados de casos oficiais alemães, incorporando o período de incubação e um atraso de relatório empírico. Modelos de crescimento exponencial para infecções e números de reprodução foram estimados e investigados com relação a pontos de mudança na série temporal. Um declínio significativo de infecções diárias e cumulativas, bem como números de reprodução é encontrado em 8 de março, 10 de março e 3 de março, respectivamente. Outras quedas e estabilizações são encontradas no final de março. Também há um ponto de mudança nas novas infecções em 19 de abril, mas as infecções diárias ainda mostram um crescimento negativo. A partir de 19 de março, os números de reprodução flutuam em um nível abaixo de um. O declínio das infecções no início de março de 2020 pode ser atribuído a intervenções relativamente pequenas e mudanças voluntárias de comportamento. Efeitos adicionais de intervenções posteriores não podem ser detectados claramente. As liberalizações das medidas a partir de 20 de abril não induziram a um aumento das infecções. Assim, a eficácia da maioria das intervenções alemãs permanece questionável. Além disso, a avaliação das intervenções é impedida pela estimativa das datas verdadeiras de infecção e pela influência do volume de teste. © 2020 Elsevier Ltd </text:p>
          </table:table-cell>
          <table:table-cell office:value-type="string" calcext:value-type="string">
            <text:p>A phenomenological approach to assessing the effectiveness of COVID-19 related nonpharmaceutical interventions in Germany</text:p>
          </table:table-cell>
          <table:table-cell office:value-type="string" calcext:value-type="string">
            <text:p>Wieland T.</text:p>
          </table:table-cell>
          <table:table-cell office:value-type="string" calcext:value-type="string">
            <text:p>Safety Science</text:p>
          </table:table-cell>
          <table:table-cell office:value-type="string" calcext:value-type="string">
            <text:p>All Open Access,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table:style-name="ce6" office:value-type="string" calcext:value-type="string">
            <text:p>Regressão</text:p>
          </table:table-cell>
          <table:table-cell office:value-type="float" office:value="1" calcext:value-type="float">
            <text:p>1</text:p>
          </table:table-cell>
        </table:table-row>
        <table:table-row table:style-name="ro2" table:visibility="filter">
          <table:table-cell office:value-type="string" calcext:value-type="string">
            <text:p>Estimando o impacto das medidas de distanciamento físico na contenção de COVID-19: uma análise empírica </text:p>
          </table:table-cell>
          <table:table-cell office:value-type="string" calcext:value-type="string">
            <text:p>Antecedentes: Estudos de modelagem de epidemias preveem que o distanciamento físico é crítico para conter COVID-19. No entanto, poucos estudos empíricos validaram esse achado. Nosso estudo avalia a eficácia de diferentes medidas de distanciamento físico no controle da transmissão viral. Métodos: Identificamos três medidas distintas de distanciamento físico com intensidade variável e implementadas em momentos diferentes - controles de viagens internacionais, restrições a reuniões em massa e medidas do tipo bloqueio - com base no Oxford COVID-19 Government Response Tracker. Também estimamos o número de reprodução variável no tempo (Rt) para 142 países e rastreamos Rt temporariamente por duas semanas após o 100º caso relatado em cada país. Regressamos Rt nas medidas de distanciamento físico e outras variáveis ​​de controle (renda, densidade populacional, estrutura de idade e temperatura) e realizamos várias verificações de robustez para validar nossos resultados. Conclusões: Proibições completas de viagens e todas as formas de medidas do tipo bloqueio foram eficazes na redução do Rt médio nos 14 dias após o 100º caso. Os avisos de permanência em casa recomendados e os bloqueios parciais são tão eficazes quanto os bloqueios completos no controle de surtos. No entanto, essas medidas devem ser implementadas precocemente para serem eficazes. Com base no tempo médio observado em todos os países em todo o mundo, as medidas do tipo bloqueio são consideradas precocemente se foram instituídas cerca de duas semanas antes do 100º caso e proibições de viagens uma semana antes da detecção do primeiro caso. Interpretação: Uma combinação de medidas de distanciamento físico, se implementada precocemente, pode ser eficaz na contenção de COVID-19 - controles de fronteira rígidos para limitar a importação de casos, encorajando o distanciamento físico, medidas moderadamente rigorosas, como trabalhar em casa, e um bloqueio total no caso de um provável surto não controlado. © 2020 o (s) autor (es) </text:p>
          </table:table-cell>
          <table:table-cell office:value-type="string" calcext:value-type="string">
            <text:p>Estimating the impact of physical distancing measures in containing COVID-19: An empirical analysis</text:p>
          </table:table-cell>
          <table:table-cell office:value-type="string" calcext:value-type="string">
            <text:p>Koh W.C., Naing L., Wong J.</text:p>
          </table:table-cell>
          <table:table-cell office:value-type="string" calcext:value-type="string">
            <text:p>International Journal of Infectious Diseases</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Regressão</text:p>
          </table:table-cell>
          <table:table-cell office:value-type="float" office:value="3" calcext:value-type="float">
            <text:p>3</text:p>
          </table:table-cell>
        </table:table-row>
        <table:table-row table:style-name="ro2" table:visibility="filter">
          <table:table-cell office:value-type="string" calcext:value-type="string">
            <text:p>COVID-19 na Nova Zelândia e o impacto da resposta nacional: um estudo epidemiológico descritivo </text:p>
          </table:table-cell>
          <table:table-cell office:value-type="string" calcext:value-type="string">
            <text:p>Contexto: No início de 2020, durante a pandemia de COVID-19, a Nova Zelândia implementou medidas de supressão de COVID-19 nacionais graduadas e informadas sobre o risco com o objetivo de eliminar a doença. Investigamos seus impactos na epidemiologia da primeira onda de COVID-19 no país e medidas de desempenho de resposta. Métodos: Fizemos um estudo epidemiológico descritivo de todos os casos confirmados em laboratório e prováveis ​​de COVID-19 e todos os pacientes testados para síndrome respiratória aguda grave coronavírus 2 (SARS-CoV-2) na Nova Zelândia de 2 de fevereiro a 13 de maio de 2020, após o qual a transmissão para a comunidade cessou. Extraímos dados do banco de dados nacional de doenças de notificação obrigatória e do repositório nacional de resultados do teste SARS-CoV-2. Características demográficas e desfechos de doenças, padrões de transmissão (fonte de infecção, surtos, transmissão domiciliar), intervalos de tempo até o evento e cobertura de teste foram descritos em cinco fases da resposta, capturando diferentes níveis de intervenções não farmacêuticas. Fatores de risco para desfechos graves (hospitalização ou morte) foram examinados com regressão logística multivariada e os intervalos de tempo até o evento foram analisados ​​por meio do ajuste de distribuições paramétricas usando estimativa de probabilidade máxima. Resultados: 1.503 casos foram detectados durante o período de estudo, incluindo 95 (6,3%) internações hospitalares e 22 (1,5%) mortes por COVID-19. A taxa de infecção de casos estimada por milhão de pessoas por dia atingiu o pico de 8,5 (IC 95% 7,6–9,4) durante o período de 10 dias de escalonamento de resposta rápida, diminuindo para 3,2 (2,8-3 · 7) no início do bloqueio e progressivamente daí em diante. 1.034 (69%) casos foram importados ou relacionados à importação, tendendo a ser adultos mais jovens, de etnia europeia e de status socioeconômico mais elevado. 702 (47%) casos foram associados a 34 surtos. Desfechos graves foram associados com infecção adquirida localmente (odds ratio [OR] 2 · 32 [IC 95% 1 · 40–3 · 82] em comparação com importado), idade avançada (OR ajustado variando de 2 · 72 [1 · 40– 5,30] para 50-64 anos a 8,25 [2,59-26,31] para pessoas com idade ≥80 anos em comparação com 20-34 anos), residência residencial para idosos (OR 3 · 86 ajustado [1 · 59–9 · 35]) e povos do Pacífico (ajustado OR 2 · 76 [1 · 14–6 · 68]) e etnias asiáticas (2 · 15 [1 · 10–4 · 20]) em relação a europeus ou outros . O tempo desde o início da doença até a notificação e o isolamento diminuiu progressivamente e os testes aumentaram durante o período do estudo, com poucas disparidades e cobertura crescente de mulheres, maori, povos do Pacífico e grupos socioeconômicos mais baixos. Interpretação: A resposta da Nova Zelândia resultou em baixa carga relativa de doenças, baixos níveis de disparidades populacionais de doenças e a obtenção inicial da eliminação de COVID-19. Financiamento: Fundo de Investimento Científico Estratégico do Ministério de Inovação Empresarial e Emprego e Ministério da Saúde da Nova Zelândia. © 2020 o (s) autor (es). Publicado pela Elsevier Ltd. Este é um artigo de Acesso Aberto sob a licença CC BY-NC-ND 4.0 </text:p>
          </table:table-cell>
          <table:table-cell office:value-type="string" calcext:value-type="string">
            <text:p>COVID-19 in New Zealand and the impact of the national response: a descriptive epidemiological study</text:p>
          </table:table-cell>
          <table:table-cell office:value-type="string" calcext:value-type="string">
            <text:p>Jefferies S., French N., Gilkison C., Graham G., Hope V., Marshall J., McElnay C., McNeill A., Muellner P., Paine S., Prasad N., Scott J., Sherwood J., Yang L., Priest P.</text:p>
          </table:table-cell>
          <table:table-cell office:value-type="string" calcext:value-type="string">
            <text:p>The Lancet Public Health</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Observacional</text:p>
          </table:table-cell>
          <table:table-cell office:value-type="string" calcext:value-type="string">
            <text:p>Análise Estatística</text:p>
          </table:table-cell>
          <table:table-cell office:value-type="float" office:value="15" calcext:value-type="float">
            <text:p>15</text:p>
          </table:table-cell>
        </table:table-row>
        <table:table-row table:style-name="ro2" table:visibility="filter">
          <table:table-cell office:value-type="string" calcext:value-type="string">
            <text:p>Demanda de saúde e mortalidade COVID-19 na Suécia em resposta a cenários não farmacêuticos de mitigação e supressão </text:p>
          </table:table-cell>
          <table:table-cell office:value-type="string" calcext:value-type="string">
            <text:p>CONTEXTO: Embora o surto de COVID-19 na China agora pareça suprimido, a Europa e os EUA se tornaram os epicentros, ambos relatando muito mais mortes do que a China. Em resposta à pandemia, a Suécia adotou uma abordagem diferente com o objetivo de mitigar, não suprimir, a transmissão da comunidade, usando o distanciamento físico sem bloqueios. Aqui, comparamos as consequências das diferentes respostas ao COVID-19 na Suécia, a demanda resultante por cuidados, cuidados intensivos, o número de mortes e os custos diretos relacionados com os cuidados de saúde associados. MÉTODOS: Usamos um modelo compartimental estendido SEIR (suscetível, exposto, infeccioso, recuperado) de demanda de cuidados de saúde estratificada por idade para todos os municípios da Suécia e um modelo de radiação para descrever a mobilidade intermunicipal. O modelo foi calibrado com dados de municípios da região de saúde de Estocolmo. RESULTADOS: Nosso <text:s/>óbitos na Suécia até o final de maio de 2020. Nesse cenário, a demanda da unidade de terapia incenário com distanciamento físico moderado a forte descreve bem a demanda de saúde observada etensiva (UTI) atinge a capacidade máxima pré-pandêmica pouco acima de 500 camas. No cenário contrafactual, a demanda da UTI é estimada em ∼20 vezes maior do que a capacidade da UTI pré-pandêmica. Os diferentes cenários mostram números de mortes bastante diferentes até 1º de setembro, variando de 5.000 a 41.000, excluindo as mortes potencialmente causadas pela falta de UTI. Além disso, nossa análise estatística de todas as causas de mortalidade excessiva indica que o número de mortes atribuíveis ao COVID-19 pode ser aumentado em 40% (intervalo de confiança de 95%: 0,24, 0,57). CONCLUSÃO: Os resultados deste estudo destacam o impacto de diferentes combinações de intervenções não farmacêuticas, especialmente distanciamento físico moderado em combinação com isolamento mais eficaz de indivíduos infecciosos, na redução de mortes, demandas de saúde e redução de custos de saúde. Em cenários de mitigação menos eficazes, a demanda por leitos de UTI ultrapassaria rapidamente a capacidade, mostrando a estreita interconexão entre a demanda de saúde e o distanciamento físico da sociedade. Essas descobertas são relevantes para a política e resposta sueca à pandemia COVID-19 e ilustram a importância de manter o nível de distanciamento físico por um período mais longo além do período de estudo para suprimir ou mitigar os impactos da pandemia. © The Author (s) 2020. Publicado pela Oxford University Press em nome da International Epidemiological Association. </text:p>
          </table:table-cell>
          <table:table-cell office:value-type="string" calcext:value-type="string">
            <text:p>COVID-19 healthcare demand and mortality in Sweden in response to non-pharmaceutical mitigation and suppression scenarios</text:p>
          </table:table-cell>
          <table:table-cell office:value-type="string" calcext:value-type="string">
            <text:p>Sjödin H., Johansson A.F., Brännström Å., Farooq Z., Kriit H.K., Wilder-Smith A., Åström C., Thunberg J., Söderquist M., Rocklöv J.</text:p>
          </table:table-cell>
          <table:table-cell office:value-type="string" calcext:value-type="string">
            <text:p>International journal of epidemiology</text:p>
          </table:table-cell>
          <table:table-cell office:value-type="string" calcext:value-type="string">
            <text:p>All Open Access, Hybrid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10" calcext:value-type="float">
            <text:p>10</text:p>
          </table:table-cell>
        </table:table-row>
        <table:table-row table:style-name="ro2" table:visibility="filter">
          <table:table-cell office:value-type="string" calcext:value-type="string">
            <text:p>Avaliação das medidas iniciais de mitigação contra COVID-19 em Porto Rico: 15 de março a 15 de maio de 2020 </text:p>
          </table:table-cell>
          <table:table-cell office:value-type="string" calcext:value-type="string">
            <text:p>Em 15 de março de 2020, Porto Rico implementou intervenções não farmacêuticas (NPIs), incluindo um toque de recolher obrigatório, como parte de uma declaração de estado de emergência para prevenir a transmissão comunitária do vírus SARS-CoV-2. A aplicação estrita deste toque de recolher foi prorrogado até 25 de maio, com um relaxamento gradual começando em 1º de maio. Este relatório resume uma avaliação dessas medidas de mitigação iniciais na progressão da pandemia COVID-19 na ilha. De 15 de março a 15 de maio de 2020, 70.656 resultados de testes moleculares (RT-PCR) foram relatados ao Departamento de Saúde de Porto Rico. Destes, 1.704 foram positivos, correspondendo a 1.311 indivíduos com COVID-19 incluídos no estudo. Derivamos as taxas de crescimento epidêmico (r) e os números reprodutivos correspondentes (R) da curva epidêmica desses 1.311 indivíduos com diagnóstico confirmado por laboratório de COVID-19 usando sua data de coleta de teste como um substituto para o início dos sintomas. Até 31 de maio de 2020, havia 143 mortes associadas a COVID-19 em Porto Rico, para um risco de fatalidade de 10,9%. Comparamos os casos e mortes observados com as projeções do modelo de Gompertz caso as medidas de mitigação não tivessem sido implementadas. O número de casos diários confirmados por RT-PCR atingiu o pico em 30 de março (85 casos), mostrando uma tendência cíclica semanal, com contagens mais baixas nos finais de semana e uma tendência secular decrescente desde 30 de março. A taxa de crescimento exponencial inicial (r) foi de 15,87% (IC 95%: 7,59%, 24,15%), correspondendo a R de 1,82 (IC 95%: 1,37, 2,30). Após 30 de março, o valor de r reverteu para uma taxa de decaimento exponencial (negativa) de -2,95% (IC 95%: -4,99%, -0,92%), correspondendo a R de 0,93 (IC 95%: 0,86, 0,98). Estimamos que, se a taxa de crescimento inicial tivesse sido mantida, um total de 6.155 casos adicionais de COVID-19 teriam ocorrido até 15 de maio, com 211 mortes adicionais de COVID-19 em 31 de maio. Esses achados são consistentes com a implementação muito eficaz de NPIs iniciais como medidas de mitigação em Porto Rico. Esses resultados também fornecem uma linha de base para avaliar o impacto da transição da mitigação para os estágios de contenção subsequentes em Porto Rico. Copyright: © 2020 Valencia et al. Este é um artigo de acesso aberto distribuído sob os termos da Licença de Atribuição Creative Commons, que permite o uso irrestrito, distribuição e reprodução em qualquer meio, desde que o autor original e a fonte sejam creditados. </text:p>
          </table:table-cell>
          <table:table-cell office:value-type="string" calcext:value-type="string">
            <text:p>Assessment of early mitigation measures against COVID-19 in Puerto Rico: March 15-May 15, 2020</text:p>
          </table:table-cell>
          <table:table-cell office:value-type="string" calcext:value-type="string">
            <text:p>Valencia M., Becerra J.E., Reyes J.C., Castro K.G.</text:p>
          </table:table-cell>
          <table:table-cell office:value-type="string" calcext:value-type="string">
            <text:p>PLoS ONE</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4" calcext:value-type="float">
            <text:p>4</text:p>
          </table:table-cell>
        </table:table-row>
        <table:table-row table:style-name="ro2" table:visibility="filter">
          <table:table-cell office:value-type="string" calcext:value-type="string">
            <text:p>O efeito das medidas de controle na transmissão de COVID-19 na Itália: comparação com a província de Guangdong na China </text:p>
          </table:table-cell>
          <table:table-cell office:value-type="string" calcext:value-type="string">
            <text:p>Histórico: COVID-19 se espalhou por todo o mundo. A Itália é um dos países mais afetados da Europa. Embora haja tendência de alívio, a situação epidêmica ainda não se estabilizou. Este estudo tem como objetivo investigar a dinâmica da propagação da doença na Itália e fornecer algumas sugestões para conter a epidemia. Métodos: Comparamos a situação da Itália na fase de surto e as medidas de controle com a da Província de Guangdong na China por meio de observação e análise de dados. Um modelo SEIR autônomo modificado foi usado para estudar a epidemia de COVID-19 e o potencial de transmissão durante o estágio inicial do surto na Itália. Também utilizamos um modelo dinâmico dependente do tempo para estudar a futura dinâmica da doença na Itália. O impacto de várias medidas de controle não farmacêuticas sobre a epidemia foi investigado por meio de análises de incerteza e sensibilidade. Resultados: A comparação das medidas específicas implementadas nos dois locais e o momento em que as medidas foram iniciadas mostra que as ações iniciais de prevenção e controle na Itália não foram suficientemente oportunas e eficazes. Estimamos os valores dos parâmetros com base nos dados cumulativos disponíveis e calculamos o número de reprodução básico como sendo 4,32 antes do bloqueio nacional na Itália. Com base nos valores dos parâmetros estimados, realizamos simulações numéricas para prever a tendência da epidemia e avaliar o impacto da limitação de contato, detecção e diagnóstico e mudança de comportamento individual devido à cobertura da mídia sobre a epidemia. Conclusões: A Itália estava em um estado de epidemia grave e as medidas de controle não foram suficientemente oportunas e eficazes no início. As intervenções não farmacêuticas, incluindo restrições de contato e melhoria do reconhecimento de casos, desempenham um papel importante na contenção da epidemia de COVID-19. O efeito das mudanças de comportamento individuais devido à atualização da mídia sobre o surto não pode ser ignorado. Para os formuladores de políticas, medidas de bloqueio precoces e estritas, detecção rápida e melhoria da publicidade na mídia são fundamentais para conter a epidemia. © 2020 o (s) autor (es). </text:p>
          </table:table-cell>
          <table:table-cell office:value-type="string" calcext:value-type="string">
            <text:p>The effect of control measures on COVID-19 transmission in Italy: Comparison with Guangdong province in China</text:p>
          </table:table-cell>
          <table:table-cell office:value-type="string" calcext:value-type="string">
            <text:p>Liu P.-Y., He S., Rong L.-B., Tang S.-Y.</text:p>
          </table:table-cell>
          <table:table-cell office:value-type="string" calcext:value-type="string">
            <text:p>Infectious Diseases of Poverty</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4" calcext:value-type="float">
            <text:p>4</text:p>
          </table:table-cell>
        </table:table-row>
        <table:table-row table:style-name="ro2" table:visibility="filter">
          <table:table-cell office:value-type="string" calcext:value-type="string">
            <text:p>Efeitos projetados de intervenções não farmacêuticas de saúde pública para prevenir o ressurgimento da transmissão da SARS-CoV-2 no Canadá </text:p>
          </table:table-cell>
          <table:table-cell office:value-type="string" calcext:value-type="string">
            <text:p>FUNDAMENTO: Esforços contínuos para eliminar a transmissão na comunidade da síndrome respiratória aguda grave coronavírus 2 (SARS-CoV-2) serão necessários para prevenir ondas adicionais de infecção. Exploramos o impacto das intervenções não farmacêuticas na transmissão projetada do SARS-CoV-2 no Canadá. MÉTODOS: Desenvolvemos um modelo baseado em agentes estruturados por idade da população canadense, simulando o impacto dos níveis atuais e projetados de intervenções de saúde pública na transmissão do SARSCoV-2. As intervenções incluíram detecção e isolamento de casos, rastreamento de contato e quarentena, distanciamento físico e fechamento de comunidades, avaliados isoladamente e em combinação. RESULTADOS: Sem quaisquer intervenções, 64,6% (intervalo de credibilidade de 95% [CrI] 63,9% -65,0%) dos canadenses serão infectados com SARS-CoV-2 (taxa de ataque total) e 3,6% (95% CrI 2,4% -3,8% ) daqueles infectados e sintomáticos morrerão. Se a detecção de casos e o rastreamento de contato continuassem nos níveis basais sem manter o distanciamento físico e a reimplementação de medidas restritivas, esta combinação trouxe a taxa de ataque total para 56,1% (95% CrI 0,05% -57,1%), mas caiu para 0,4% (95% CrI 0,03% -23,5%) com detecção de casos aprimorada e rastreamento de contato. A combinação do último cenário com a manutenção do distanciamento físico reduziu a taxa de ataque total para 0,2% (95% CrI 0,03% -1,7%) e foi o único cenário que manteve o uso de leitos em hospitais e unidades de terapia intensiva de forma consistente abaixo da capacidade, evitou quase todas as mortes e eliminou a epidemia. Prolongar o fechamento de escolas teve efeitos mínimos, mas reduziu a transmissão nas escolas; no entanto, estender o fechamento de locais de trabalho e locais de diferentes idades reduziu significativamente as taxas de ataque e geralmente ou sempre eliminou a epidemia em qualquer cenário. INTERPRETAÇÃO: O controle da transmissão do SARSCoV-2 dependerá do aprimoramento e da manutenção das intervenções em nível comunitário e individual. Sem essas intervenções, ocorrerá um ressurgimento da epidemia, com o risco de sobrecarregar nossos sistemas de saúde. © 2020 Joule Inc. ou seus licenciados </text:p>
          </table:table-cell>
          <table:table-cell office:value-type="string" calcext:value-type="string">
            <text:p>Projected effects of nonpharmaceutical public health interventions to prevent resurgence of SARS-CoV-2 transmission in Canada</text:p>
          </table:table-cell>
          <table:table-cell office:value-type="string" calcext:value-type="string">
            <text:p>Ng V., Fazil A., Waddell L.A., Bancej C., Turgeon P., Otten A., Atchessi N., Ogden N.H.</text:p>
          </table:table-cell>
          <table:table-cell office:value-type="string" calcext:value-type="string">
            <text:p>CMAJ</text:p>
          </table:table-cell>
          <table:table-cell office:value-type="string" calcext:value-type="string">
            <text:p>All Open Access, Bronze,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Análise Estatística</text:p>
          </table:table-cell>
          <table:table-cell office:value-type="float" office:value="8" calcext:value-type="float">
            <text:p>8</text:p>
          </table:table-cell>
        </table:table-row>
        <table:table-row table:style-name="ro2" table:visibility="filter">
          <table:table-cell office:value-type="string" calcext:value-type="string">
            <text:p>O efeito de medidas estritas do estado na curva epidemiológica da infecção por covid-19 no contexto de um país em desenvolvimento: uma simulação da Jordânia </text:p>
          </table:table-cell>
          <table:table-cell office:value-type="string" calcext:value-type="string">
            <text:p>COVID-19 representou uma ameaça sem precedentes à saúde pública global e causou um número significativo de casos graves que necessitaram de longa hospitalização e sobrecarregaram os serviços de saúde nos países mais afetados. Em resposta, os governos iniciaram uma série de intervenções não farmacêuticas (INP) que levaram a graves impactos econômicos e sociais. O efeito dessas medidas de intervenção na propagação da pandemia COVID-19 não é bem investigado nos países em desenvolvimento. Este estudo simulou as trajetórias da curva pandêmica de COVID-19 na Jordânia entre fevereiro e maio e avaliou o efeito das medidas NPI estritas de Jordan sobre a disseminação de COVID-19. Foi utilizado um modelo de epidemia modificado suscetível, exposto, infectado e recuperado (SEIR). Os compartimentos no modelo proposto categorizaram a população jordaniana em seis compartimentos determinísticos: suspeito, exposto, infeccioso pré-sintomático, infeccioso com sintomas leves, infeccioso com sintomas moderados a graves e recuperado. O simulador de cliente GLEAMviz foi usado para rodar o modelo de simulação. Curvas epidêmicas foram traçadas para casos COVID-19 estimados no modelo de simulação e comparadas com os casos relatados. O modelo de simulação estimou o maior número total de novos casos diários de COVID-19, no estado compartimental pré-sintomático, em 65 casos, com uma curva epidêmica crescendo até seu pico em 49 dias e terminando em uma duração de 83 dias, e uma contagem total de casos cumulativos simulados de 1.048 casos. A curva que representa o número de casos reais relatados na Jordânia mostrou um bom padrão de compatibilidade com aquele nos estados compartimentais leve e moderado a grave. O número de reprodução sob os NPIs foi reduzido de 5,6 para menos de um. Os NPIs na Jordânia parecem ser eficazes no controle da epidemia de COVID-19 e na redução da taxa de reprodução. Medidas de intervenção precoce estritas mostraram evidências de conter e suprimir a doença. © 2020 pelos autores. Licenciado MDPI, Basel, Suíça. </text:p>
          </table:table-cell>
          <table:table-cell office:value-type="string" calcext:value-type="string">
            <text:p>The effect of strict state measures on the epidemiologic curve of covid-19 infection in the context of a developing country: A simulation from Jordan</text:p>
          </table:table-cell>
          <table:table-cell office:value-type="string" calcext:value-type="string">
            <text:p>Kheirallah K.A., Alsinglawi B., Alzoubi A., Saidan M.N., Mubin O., Alorjani M.S., Mzayek F.</text:p>
          </table:table-cell>
          <table:table-cell office:value-type="string" calcext:value-type="string">
            <text:p>International Journal of Environmental Research and Public Health</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7" calcext:value-type="float">
            <text:p>7</text:p>
          </table:table-cell>
        </table:table-row>
        <table:table-row table:style-name="ro3" table:visibility="filter">
          <table:table-cell office:value-type="string" calcext:value-type="string">
            <text:p>O impacto do distanciamento social e das mudanças de comportamento público na dinâmica de transmissão do COVID-19 na República da Coréia </text:p>
          </table:table-cell>
          <table:table-cell office:value-type="string" calcext:value-type="string">
            <text:p>Antecedentes Na República da Coreia (ROK), o distanciamento social e as mudanças no comportamento público mitigaram a propagação do COVID-19. No entanto, uma segunda onda da epidemia é esperada no outono, se nem a vacina nem os medicamentos antivirais estiverem disponíveis. Este estudo investigou o impacto de medidas não farmacêuticas na dinâmica de surto de curto e longo prazo. Métodos Um modelo matemático baseado no modelo Susceptível-Exposto-Infeccioso-Recuperado é desenvolvido considerando grupos isolados e com mudança de comportamento. Usando o método de ajuste de mínimos quadrados, as taxas de transmissão e mudança de comportamento foram estimadas usando casos relatados de 16 de fevereiro a 20 de abril de 2020. Descobertas A taxa de transmissão estimada de COVID-19 foi 4．6180 e a taxa de mudança de comportamento foi 2．6044. O modelo previu que o número de novos casos diminuiria continuamente, com menos de um caso esperado após 6 de maio de 2020. Ao mesmo tempo, uma redução de 25% nas mudanças comportamentais durante o surto aumentaria a contagem de casos em 60.000, resultando em 4.000 no máximo , excedendo a capacidade do sistema médico. À medida que as restrições comportamentais forem atenuadas, a transmissão local provavelmente aumentará, com previsão de pico da segunda onda em outubro de 2020. Interpretação O distanciamento social e as mudanças de comportamento do público limitaram a disseminação de COVID-19 na ROK. A modelagem matemática demonstra a importância dessas medidas na redução e retardamento de surtos. No entanto, as intervenções não farmacêuticas não podem eliminar a doença. No futuro, vacinas e tratamentos antivirais combinados com distanciamento social e mudanças de comportamento público serão fundamentais para acabar com a epidemia de COVID-19. Copyright: © 2020 Kim et al. Este é um artigo de acesso aberto distribuído sob os termos da Licença de Atribuição Creative Commons, que permite o uso irrestrito, distribuição e reprodução em qualquer meio, desde que o autor original e a fonte sejam creditados. </text:p>
          </table:table-cell>
          <table:table-cell office:value-type="string" calcext:value-type="string">
            <text:p>The impact of social distancing and public behavior changes on COVID-19 transmission dynamics in the Republic of Korea</text:p>
          </table:table-cell>
          <table:table-cell office:value-type="string" calcext:value-type="string">
            <text:p>Kim S., Ko Y., Kim Y.-J., Jung E.</text:p>
          </table:table-cell>
          <table:table-cell office:value-type="string" calcext:value-type="string">
            <text:p>PLoS ONE</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4" calcext:value-type="float">
            <text:p>4</text:p>
          </table:table-cell>
        </table:table-row>
        <table:table-row table:style-name="ro2" table:visibility="filter">
          <table:table-cell office:value-type="string" calcext:value-type="string">
            <text:p>Um modelo híbrido em escala múltipla da dinâmica de transmissão de COVID-19 para avaliar o potencial de intervenções não farmacêuticas </text:p>
          </table:table-cell>
          <table:table-cell office:value-type="string" calcext:value-type="string">
            <text:p>Síndrome respiratória aguda grave coronavírus 2 (SARS-CoV-2) é um novo coronavírus que surgiu em Wuhan, China, em dezembro de 2019. Ele causou um surto global que representa uma grande ameaça à saúde global. A saúde pública recorreu a intervenções não farmacêuticas, como o distanciamento social e o bloqueio, para retardar a propagação da pandemia. No entanto, o efeito de cada uma dessas medidas continua difícil de quantificar. Projetamos um modelo multi-escala que simula a dinâmica de transmissão do COVID-19. Descrevemos o movimento de agentes individuais usando um modelo de força social. Cada agente pode ser suscetível, infectado, colocado em quarentena, imunizado ou morto. O modelo considera os mecanismos de transmissão direta e indireta. Parametrizamos o modelo para reproduzir a dinâmica inicial da propagação da doença na Itália. Mostramos que situações de pânico aumentam o risco de transmissão de infecção em multidões, apesar das medidas de distanciamento social. A seguir, revelamos que a transmissão pré-sintomática acelera o início do crescimento exponencial dos casos. Em seguida, demonstramos que a persistência do SARS-CoV-2 em superfícies duras determina o número de casos atingidos durante o pico da epidemia. A seguir, mostramos que o movimento restrito dos indivíduos achatam a curva epidêmica. Finalmente, as previsões do modelo sugerem que medidas mais rigorosas do que o distanciamento social e o bloqueio foram usadas para controlar a epidemia em Wuhan, China. © 2020 Elsevier Ltd </text:p>
          </table:table-cell>
          <table:table-cell office:value-type="string" calcext:value-type="string">
            <text:p>A hybrid multi-scale model of COVID-19 transmission dynamics to assess the potential of non-pharmaceutical interventions</text:p>
          </table:table-cell>
          <table:table-cell office:value-type="string" calcext:value-type="string">
            <text:p>Bouchnita A., Jebrane A.</text:p>
          </table:table-cell>
          <table:table-cell office:value-type="string" calcext:value-type="string">
            <text:p>Chaos, Solitons and Fractals</text:p>
          </table:table-cell>
          <table:table-cell office:value-type="string" calcext:value-type="string">
            <text:p>All Open Access,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Simulação</text:p>
          </table:table-cell>
          <table:table-cell office:value-type="float" office:value="2" calcext:value-type="float">
            <text:p>2</text:p>
          </table:table-cell>
        </table:table-row>
        <table:table-row table:style-name="ro2" table:visibility="filter">
          <table:table-cell office:value-type="string" calcext:value-type="string">
            <text:p>Associação entre o fechamento de escolas em todo o estado e a incidência e mortalidade COVID-19 nos EUA </text:p>
          </table:table-cell>
          <table:table-cell office:value-type="string" calcext:value-type="string">
            <text:p>Importância: Nos EUA, os estados promulgaram intervenções não farmacêuticas, incluindo o fechamento de escolas, para reduzir a disseminação da doença coronavírus em 2019 (COVID-19). Todos os 50 estados fecharam escolas em março de 2020, apesar da incerteza se o fechamento das escolas seria eficaz. Objetivo: Determinar se o fechamento da escola e seu horário foram associados à redução da incidência e mortalidade de COVID-19. Desenho, ambiente e participantes: estudo observacional de base populacional dos EUA realizado entre 9 de março de 2020 e 7 de maio de 2020, usando análises de séries temporais interrompidas que incorporam um período de latência para permitir a ocorrência de possíveis mudanças associadas à política. Para isolar a associação do fechamento da escola com os resultados, intervenções e atributos não farmacêuticos em nível estadual foram incluídos em modelos de regressão binomial negativos. Os estados foram examinados em quartis com base na incidência cumulativa de COVID-19 em nível estadual por 100.000 residentes no momento do fechamento da escola. Os modelos foram usados ​​para derivar as diferenças absolutas estimadas entre escolas que fecharam e escolas que permaneceram abertas, bem como o número de casos e mortes se os estados tivessem escolas fechadas quando a incidência cumulativa de COVID-19 estava no quartil mais baixo em comparação com o quartil mais alto . Exposições: Fechamento de escolas primárias e secundárias. Principais resultados e medidas: COVID-19 incidência diária e mortalidade por 100.000 residentes. Resultados: a incidência cumulativa de COVID-19 nos estados no momento do fechamento da escola variou de 0 a 14,75 casos por 100.000 habitantes. O fechamento da escola foi associado a um declínio significativo na incidência de COVID-19 (mudança relativa ajustada por semana, -62% [IC de 95%, -71% a -49%]) e mortalidade (mudança relativa ajustada por semana, -58 % [IC de 95%, -68% a-46%]). Ambas as associações foram maiores em estados com baixa incidência cumulativa de COVID-19 no momento do fechamento da escola. Por exemplo, os estados com a menor incidência de COVID-19 tiveram uma mudança relativa de -72% (IC de 95%, -79% a -62%) em comparação com -49% (IC de 95%, -62% a-33 %) para os estados com a maior incidência cumulativa. Em um modelo derivado desta análise, estimou-se que o fechamento de escolas quando a incidência cumulativa de COVID-19 estava no quartil mais baixo em comparação com o quartil mais alto estava associado a 128,7 menos casos por 100.000 habitantes em 26 dias e com 1,5 menos mortes por 100.000 habitantes em 16 dias. Conclusões e relevância: entre 9 de março de 2020 e 7 de maio de 2020, o fechamento de escolas nos EUA foi temporariamente associado à redução da incidência e mortalidade de COVID-19; afirma que as escolas fechadas mais cedo, quando a incidência cumulativa de COVID-19 era baixa, tiveram a maior redução relativa na incidência e mortalidade. No entanto, ainda é possível que parte da redução possa estar relacionada a outras intervenções não farmacêuticas concomitantes. © 2020 American Medical Association. Todos os direitos reservados. </text:p>
          </table:table-cell>
          <table:table-cell office:value-type="string" calcext:value-type="string">
            <text:p>Association between Statewide School Closure and COVID-19 Incidence and Mortality in the US</text:p>
          </table:table-cell>
          <table:table-cell office:value-type="string" calcext:value-type="string">
            <text:p>Auger K.A., Shah S.S., Richardson T., Hartley D., Hall M., Warniment A., Timmons K., Bosse D., Ferris S.A., Brady P.W., Schondelmeyer A.C., Thomson J.E.</text:p>
          </table:table-cell>
          <table:table-cell office:value-type="string" calcext:value-type="string">
            <text:p>JAMA - Journal of the American Medical Association</text:p>
          </table:table-cell>
          <table:table-cell office:value-type="string" calcext:value-type="string">
            <text:p>All Open Access, Bronze</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Regressão</text:p>
          </table:table-cell>
          <table:table-cell office:value-type="float" office:value="2" calcext:value-type="float">
            <text:p>2</text:p>
          </table:table-cell>
        </table:table-row>
        <table:table-row table:style-name="ro2" table:visibility="filter">
          <table:table-cell office:value-type="string" calcext:value-type="string">
            <text:p>Uso de smartphones e dispositivos vestíveis para monitorar mudanças comportamentais durante COVID-19 </text:p>
          </table:table-cell>
          <table:table-cell office:value-type="string" calcext:value-type="string">
            <text:p>Antecedentes: Na ausência de uma vacina ou tratamento eficaz para COVID-19, os países adotaram intervenções não farmacêuticas (INP), como distanciamento social e bloqueio total. É necessário um meio objetivo e quantitativo de monitorar passivamente o impacto e a resposta dessas intervenções em nível local. Objetivo: Nosso objetivo é explorar a utilidade da plataforma de saúde móvel de código aberto recentemente desenvolvida para Avaliação Remota de Doenças e Recaídas (RADAR) - base como uma caixa de ferramentas para testar rapidamente o efeito e a resposta a NPIs destinados a limitar a disseminação de COVID-19 . Métodos: Analisamos dados extraídos de smartphones e dispositivos vestíveis e gerenciados pela base RADAR de 1.062 participantes recrutados na Itália, Espanha, Dinamarca, Reino Unido e Holanda. Derivamos nove recursos diariamente, incluindo tempo gasto em casa, distância máxima percorrida de casa, o número máximo de dispositivos próximos habilitados para Bluetooth (como um proxy para distância física), contagem de passos, frequência cardíaca média, duração do sono, hora de dormir, duração do desbloqueio do telefone e duração do uso do aplicativo social. Realizamos testes de Kruskal-Wallis seguidos de testes post hoc de Dunn para avaliar as diferenças nessas características entre a linha de base, pré-bloqueio e durante os períodos de bloqueio. Também estudamos as diferenças comportamentais por idade, sexo, IMC e histórico educacional. Resultados: Pudemos quantificar as mudanças esperadas no tempo gasto em casa, na distância percorrida e no número de dispositivos habilitados para Bluetooth próximos entre o pré-bloqueio e durante os períodos de bloqueio (P &lt;0,001 para todos os cinco países). Vimos uma socialidade reduzida medida por meio de recursos de mobilidade e uma socialidade virtual aumentada por meio do uso do telefone. As pessoas eram mais ativas em seus telefones (P &lt;0,001 para Itália, Espanha e Reino Unido), gastando mais tempo usando aplicativos de mídia social (P &lt;0,001 para Itália, Espanha, Reino Unido e Holanda), especialmente em torno de grandes eventos de notícias. Além disso, os participantes tiveram uma frequência cardíaca mais baixa (P &lt;0,001 para Itália e Espanha; P = 0,02 para Dinamarca), foram para a cama mais tarde (P &lt;0,001 para Itália, Espanha, Reino Unido e Holanda) e dormiu mais (P &lt;0,001 para Itália, Espanha e Reino Unido). Também descobrimos que os jovens ficavam mais tempo em casa de família do que os mais velhos durante o bloqueio e menos passos diários. Embora não tenha havido diferença significativa entre os grupos de IMC alto e baixo no tempo gasto em casa, o grupo de IMC baixo andou mais. Conclusões: a base RADAR, uma plataforma de coleta de dados livremente implementável que aproveita dados de wearables e tecnologias móveis, pode ser usada para quantificar rapidamente e fornecer uma visão holística das mudanças comportamentais em resposta a intervenções de saúde pública como resultado de surtos infecciosos, como COVID- 19 A base RADAR pode ser uma abordagem viável para a implementação de um sistema de alerta precoce para avaliar passivamente o cumprimento local das intervenções em epidemias e pandemias, e pode ajudar os países a sair do bloqueio. © Shaoxiong Sun, Amos A Folarin, Yatharth Ranjan, Zulqarnain Rashid, Pauline Conde, Callum Stewart, Nicholas Cummins, Faith Matcham, Gloria Dalla Costa, Sara Simblett, Letizia Leocani, Femke Lamers, Per Soelberg Sørensen, Mathias Buron, Ana Zabalza, Ana Isabel Guerrero Pérez, Brenda WJH Penninx, Sara Siddi, Josep Maria Haro, Inez Myin-Germeys, Aki Rintala, Til Wykes, Vaibhav A Narayan, Giancarlo Comi, Matthew Hotopf, Richard JB Dobson, RADAR-CNS Consortium. </text:p>
          </table:table-cell>
          <table:table-cell office:value-type="string" calcext:value-type="string">
            <text:p>Using smartphones and wearable devices to monitor behavioral changes during COVID-19</text:p>
          </table:table-cell>
          <table:table-cell office:value-type="string" calcext:value-type="string">
            <text:p>Sun S., Folarin A.A., Ranjan Y., Rashid Z., Conde P., Stewart C., Cummins N., Matcham F., Costa G.D., Simblett S., Leocani L., Lamers F., Sørensen P.S., Buron M., Zabalza A., Pérez A.I.G., Penninx B.W.J.H., Siddi S., Haro J.M., Myin-Germeys I., Rintala A., Wykes T., Narayan V.A., Comi G., Hotopf M., Dobson R.J.B.</text:p>
          </table:table-cell>
          <table:table-cell office:value-type="string" calcext:value-type="string">
            <text:p>Journal of Medical Internet Research</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Séries Temporais</text:p>
          </table:table-cell>
          <table:table-cell office:value-type="float" office:value="26" calcext:value-type="float">
            <text:p>26</text:p>
          </table:table-cell>
        </table:table-row>
        <table:table-row table:style-name="ro2" table:visibility="filter">
          <table:table-cell office:value-type="string" calcext:value-type="string">
            <text:p>O intervalo serial de SARS-CoV-2 foi reduzido ao longo do tempo por intervenções não farmacêuticas </text:p>
          </table:table-cell>
          <table:table-cell office:value-type="string" calcext:value-type="string">
            <text:p>Estudos de nova doença coronavírus 2019 (COVID-19), que é causada por síndrome respiratória aguda grave coronavírus 2 (SARS-CoV-2), relataram estimativas variáveis ​​de parâmetros epidemiológicos, incluindo distribuições de intervalo em série - ou seja, o tempo entre o início da doença em casos sucessivos em uma cadeia de transmissão - e números de reprodução. Ao compilar um banco de dados de lista de linhas de pares de transmissão na China continental, mostramos que os intervalos seriais médios de COVID-19 encurtaram substancialmente de 7,8 para 2,6 dias em um mês (9 de janeiro a 13 de fevereiro de 2020). Essa mudança foi impulsionada por intervenções não farmacêuticas aprimoradas, particularmente o isolamento de casos. Também mostramos que o uso de estimativa em tempo real de intervalos seriais, permitindo variação ao longo do tempo, fornece estimativas mais precisas dos números de reprodução do que o uso de distribuições de intervalos seriais convencionalmente fixas. Essas descobertas podem melhorar nossa capacidade de avaliar a dinâmica da transmissão, prever a incidência futura e estimar o impacto das medidas de controle. Copyright © 2020 The Authors, </text:p>
          </table:table-cell>
          <table:table-cell office:value-type="string" calcext:value-type="string">
            <text:p>Serial interval of SARS-CoV-2 was shortened over time by nonpharmaceutical interventions</text:p>
          </table:table-cell>
          <table:table-cell office:value-type="string" calcext:value-type="string">
            <text:p>Ali S.T., Wang L., Lau E.H.Y., Xu X.-K., Du Z., Wu Y., Leung G.M., Cowling B.J.</text:p>
          </table:table-cell>
          <table:table-cell office:value-type="string" calcext:value-type="string">
            <text:p>Science</text:p>
          </table:table-cell>
          <table:table-cell office:value-type="string" calcext:value-type="string">
            <text:p>All Open Access, Hybrid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Análise Estatística</text:p>
          </table:table-cell>
          <table:table-cell office:value-type="float" office:value="8" calcext:value-type="float">
            <text:p>8</text:p>
          </table:table-cell>
        </table:table-row>
        <table:table-row table:style-name="ro2" table:visibility="filter">
          <table:table-cell office:value-type="string" calcext:value-type="string">
            <text:p>A eficácia da proibição total e parcial de viagens contra COVID-19 se espalhou na Austrália para viajantes da China durante e após o pico epidêmico na China </text:p>
          </table:table-cell>
          <table:table-cell office:value-type="string" calcext:value-type="string">
            <text:p>ANTECEDENTES: A Austrália implementou uma proibição de viagens na China em 1º de fevereiro de 2020, enquanto o COVID-19 foi em grande parte localizado na China. Modelamos três cenários para testar o impacto da proibição de viagens no controle da epidemia. O cenário um não era proibição; Os cenários dois e três foram a proibição atual seguida por um levantamento total ou parcial (permitir que mais de 100.000 estudantes universitários entrem na Austrália, mas não turistas) a partir de 8 de março de 2020. MÉTODOS: Usamos dados de incidência de doenças da China e passageiros de viagens aéreas movimentos entre a China e a Austrália durante e após o pico epidêmico na China, derivados de cartões de chegada de passageiros. Usamos a incidência estimada da doença na China, usando dados sobre a proporção esperada de subavaliação de casos e um modelo determinístico específico para a idade para modelar a epidemia em cada cenário. RESULTADOS: A epidemia modelada com proibição total se ajustou bem à incidência observada de casos, prevendo 57 casos em 6 de março na Austrália, em comparação com 66 observados nesta data; entretanto, não contabilizamos casos importados de outros países. O impacto modelado sem a proibição de viagens resulta em mais de 2.000 casos e cerca de 400 mortes, se a epidemia permanecer localizada na China e não ocorrer nenhuma importação de outros países. A proibição total de viagens reduziu os casos em cerca de 86%, enquanto o impacto de um levantamento parcial da proibição é mínimo e pode ser uma opção política. CONCLUSÕES: As restrições de viagens foram altamente eficazes para conter a epidemia de COVID-19 na Austrália durante o pico epidêmico na China e evitaram uma epidemia muito maior em um momento em que COVID-19 estava amplamente localizado na China. Esta pesquisa demonstra a eficácia das proibições de viagens aplicadas a países com alta incidência de doenças. Esta pesquisa pode informar as decisões sobre colocar ou suspender as proibições de viagens como uma medida de controle para a epidemia de COVID-19. © International Society of Travel Medicine 2020. Todos os direitos reservados. Para obter as permissões, envie um e-mail: journals.permissions@oup.com. </text:p>
          </table:table-cell>
          <table:table-cell office:value-type="string" calcext:value-type="string">
            <text:p>The effectiveness of full and partial travel bans against COVID-19 spread in Australia for travellers from China during and after the epidemic peak in China</text:p>
          </table:table-cell>
          <table:table-cell office:value-type="string" calcext:value-type="string">
            <text:p>Costantino V., Heslop D.J., MacIntyre C.R.</text:p>
          </table:table-cell>
          <table:table-cell office:value-type="string" calcext:value-type="string">
            <text:p>Journal of travel medicine</text:p>
          </table:table-cell>
          <table:table-cell office:value-type="string" calcext:value-type="string">
            <text:p>All Open Access, Bronze,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Regressão</text:p>
          </table:table-cell>
          <table:table-cell office:value-type="float" office:value="3" calcext:value-type="float">
            <text:p>3</text:p>
          </table:table-cell>
        </table:table-row>
        <table:table-row table:style-name="ro2" table:visibility="filter">
          <table:table-cell office:value-type="string" calcext:value-type="string">
            <text:p>Estimando os efeitos de intervenções não farmacêuticas em COVID-19 na Europa </text:p>
          </table:table-cell>
          <table:table-cell office:value-type="string" calcext:value-type="string">
            <text:p>Após a detecção da nova síndrome respiratória aguda grave coronavirus1 coronavirus 2 (SARS-CoV-2) e sua propagação para fora da China, a Europa experimentou grandes epidemias de doença coronavírus 2019 (COVID-19). Em resposta, muitos países europeus implementaram intervenções não farmacêuticas, como o fechamento de escolas e bloqueios nacionais. Aqui, estudamos o efeito das principais intervenções em 11 países europeus no período desde o início da epidemia de COVID-19 em fevereiro de 2020 até 4 de maio de 2020, quando os bloqueios começaram a ser suspensos. Nosso modelo calcula retroativamente a partir das mortes observadas para estimar a transmissão ocorrida várias semanas antes, considerando o intervalo de tempo entre a infecção e a morte. Usamos o agrupamento parcial de informações entre os países, com efeitos individuais e compartilhados sobre o número de reprodução variável no tempo (Rt). O agrupamento permite que mais informações sejam usadas, ajuda a superar idiossincrasias nos dados e permite estimativas mais oportunas. Nosso modelo se baseia em estimativas fixas de alguns parâmetros epidemiológicos (como a taxa de mortalidade por infecção), não inclui importação ou variação subnacional e assume que as mudanças no Rt são uma resposta imediata às intervenções, em vez de mudanças graduais no comportamento. Em meio à pandemia em andamento, contamos com dados de mortalidade que estão incompletos, mostram vieses sistemáticos nos relatórios e estão sujeitos a consolidação futura. Estimamos que - para todos os países que consideramos aqui - as intervenções atuais têm sido suficientes para levar Rt abaixo de 1 (probabilidade Rt &amp; lt; 1.0 é maior que 99%) e alcançar o controle da epidemia. Estimamos que em todos os 11 países combinados, entre 12 e 15 milhões de indivíduos foram infectados com SARS-CoV-2 até 4 de maio de 2020, representando entre 3,2% e 4,0% da população. Nossos resultados mostram que as principais intervenções não farmacêuticas - e bloqueios em particular - tiveram um grande efeito na redução da transmissão. A intervenção contínua deve ser considerada para manter a transmissão do SARS-CoV-2 sob controle. © 2020, O (s) Autor (es), sob licença exclusiva da Springer Nature Limited. </text:p>
          </table:table-cell>
          <table:table-cell office:value-type="string" calcext:value-type="string">
            <text:p>Estimating the effects of non-pharmaceutical interventions on COVID-19 in Europe</text:p>
          </table:table-cell>
          <table:table-cell office:value-type="string" calcext:value-type="string">
            <text:p>Flaxman S., Mishra S., Gandy A., Unwin H.J.T., Mellan T.A., Coupland H., Whittaker C., Zhu H., Berah T., Eaton J.W., Monod M., Perez-Guzman P.N., Schmit N., Cilloni L., Ainslie K.E.C., Baguelin M., Boonyasiri A., Boyd O., Cattarino L., Cooper L.V., Cucunubá Z., Cuomo-Dannenburg G., Dighe A., Djaafara B., Dorigatti I., van Elsland S.L., FitzJohn R.G., Gaythorpe K.A.M., Geidelberg L., Grassly N.C., Green W.D., Hallett T., Hamlet A., Hinsley W., Jeffrey B., Knock E., Laydon D.J., Nedjati-Gilani G., Nouvellet P., Parag K.V., Siveroni I., Thompson H.A., Verity R., Volz E., Walters C.E., Wang H., Wang Y., Watson O.J., Winskill P., Xi X., Walker P.G.T., Ghani A.C., Donnelly C.A., Riley S., Vollmer M.A.C., Ferguson N.M., Okell L.C., Bhatt S., Imperial College COVID-19 Response Team</text:p>
          </table:table-cell>
          <table:table-cell office:value-type="string" calcext:value-type="string">
            <text:p>Nature</text:p>
          </table:table-cell>
          <table:table-cell office:value-type="string" calcext:value-type="string">
            <text:p>Open Access</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47" calcext:value-type="float">
            <text:p>47</text:p>
          </table:table-cell>
        </table:table-row>
        <table:table-row table:style-name="ro2" table:visibility="filter">
          <table:table-cell office:value-type="string" calcext:value-type="string">
            <text:p>O efeito das políticas anti-contágio em larga escala na pandemia COVID-19 </text:p>
          </table:table-cell>
          <table:table-cell office:value-type="string" calcext:value-type="string">
            <text:p>Governos em todo o mundo estão respondendo à pandemia de doença coronavírus 2019 (COVID-19) 1, causada pela síndrome respiratória aguda grave coronavírus 2 (SARS-CoV-2), com políticas sem precedentes projetadas para diminuir a taxa de crescimento de infecções. Muitas políticas, como o fechamento de escolas e a restrição das populações às suas casas, impõem custos grandes e visíveis à sociedade; entretanto, seus benefícios não podem ser observados diretamente e atualmente são compreendidos apenas por meio de simulações baseadas em processos2–4. Aqui, compilamos dados sobre 1.700 intervenções não farmacêuticas locais, regionais e nacionais que foram implantadas na pandemia em andamento em localidades na China, Coréia do Sul, Itália, Irã, França e Estados Unidos. Em seguida, aplicamos métodos econométricos de forma reduzida, comumente usados ​​para medir o efeito de políticas sobre o crescimento econômico5,6, para avaliar empiricamente o efeito que essas políticas anti-contágio tiveram na taxa de crescimento de infecções. Na ausência de ações políticas, estimamos que as infecções precoces de COVID-19 exibem taxas de crescimento exponencial de aproximadamente 38% por dia. Descobrimos que as políticas anti-contágio reduziram significativa e substancialmente esse crescimento. Algumas políticas têm efeitos diferentes em diferentes populações, mas obtemos evidências consistentes de que os pacotes de políticas que foram implantados para reduzir a taxa de transmissão alcançaram resultados de saúde amplos, benéficos e mensuráveis. Estimamos que, nesses 6 países, as intervenções preveniram ou atrasaram na ordem de 61 milhões de casos confirmados, correspondendo a uma redução de aproximadamente 495 milhões de infecções totais. Essas descobertas podem ajudar a informar as decisões sobre se ou quando essas políticas devem ser implantadas, intensificadas ou suspensas, e podem apoiar a formulação de políticas em mais de 180 outros países nos quais COVID-19 foi relatado7. © 2020, O (s) Autor (es), sob licença exclusiva da Springer Nature Limited. </text:p>
          </table:table-cell>
          <table:table-cell office:value-type="string" calcext:value-type="string">
            <text:p>The effect of large-scale anti-contagion policies on the COVID-19 pandemic</text:p>
          </table:table-cell>
          <table:table-cell office:value-type="string" calcext:value-type="string">
            <text:p>Hsiang S., Allen D., Annan-Phan S., Bell K., Bolliger I., Chong T., Druckenmiller H., Huang L.Y., Hultgren A., Krasovich E., Lau P., Lee J., Rolf E., Tseng J., Wu T.</text:p>
          </table:table-cell>
          <table:table-cell office:value-type="string" calcext:value-type="string">
            <text:p>Nature</text:p>
          </table:table-cell>
          <table:table-cell office:value-type="string" calcext:value-type="string">
            <text:p>Open Access</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étodos Econométricos</text:p>
          </table:table-cell>
          <table:table-cell office:value-type="float" office:value="15" calcext:value-type="float">
            <text:p>15</text:p>
          </table:table-cell>
        </table:table-row>
        <table:table-row table:style-name="ro2" table:visibility="filter">
          <table:table-cell office:value-type="string" calcext:value-type="string">
            <text:p>Modelando SARS-COV2 Spread em Londres: Abordagens para suspender o bloqueio </text:p>
          </table:table-cell>
          <table:table-cell office:value-type="string" calcext:value-type="string">
            <text:p>Objetivo: Usar modelos matemáticos para prever o impacto epidemiológico do levantamento do bloqueio em Londres, Reino Unido, e estratégias alternativas para ajudar a informar a política no Reino Unido. Métodos: Um modelo matemático para a transmissão do SARS-CoV2 em Londres. O modelo foi parametrizado usando dados de casos notificados, óbitos, contatos e mobilidade para analisar a epidemia na capital do Reino Unido. Nós investigamos o impacto de múltiplas intervenções não farmacêuticas (INP) e combinações dessas medidas na futura incidência de COVID-19. Resultados: A ação imediata nos estágios iniciais de uma epidemia nos distritos afetados teria combatido a propagação. Embora um bloqueio estendido seja altamente eficaz, outras medidas, como proteção de populações mais velhas, testes universais e máscaras faciais, podem contribuir potencialmente para a redução de infecções e mortes. No entanto, com base nas evidências atuais, parece improvável que sejam tão eficazes quanto o bloqueio contínuo. Para obter a eliminação e o bloqueio de levantamento em 5 meses, a melhor estratégia parece ser uma combinação de testes universais semanais, rastreamento de contato e uso de máscaras faciais, com bloqueio simultâneo. Essa abordagem poderia reduzir potencialmente as mortes em 48% em comparação com o bloqueio contínuo sozinho. Conclusões: Uma combinação de NPIs, como teste universal, rastreamento de contato e uso de máscara enquanto sob bloqueio estaria associada a menos mortes e infecções. Esta abordagem exigiria alta aceitação e esforço local sustentado, mas é potencialmente viável, pois pode levar à eliminação em uma escala de tempo relativamente curta. © 2020 The British Infection Association </text:p>
          </table:table-cell>
          <table:table-cell office:value-type="string" calcext:value-type="string">
            <text:p>Modelling SARS-COV2 Spread in London: Approaches to Lift the Lockdown</text:p>
          </table:table-cell>
          <table:table-cell office:value-type="string" calcext:value-type="string">
            <text:p>Goscé L., Phillips P.A., Spinola P., Gupta D.R.K., Abubakar P.I.</text:p>
          </table:table-cell>
          <table:table-cell office:value-type="string" calcext:value-type="string">
            <text:p>Journal of Infection</text:p>
          </table:table-cell>
          <table:table-cell office:value-type="string" calcext:value-type="string">
            <text:p>All Open Access, Bronze,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15" calcext:value-type="float">
            <text:p>15</text:p>
          </table:table-cell>
        </table:table-row>
        <table:table-row table:style-name="ro2" table:visibility="filter">
          <table:table-cell office:value-type="string" calcext:value-type="string">
            <text:p>Máscara ou sem máscara para COVID-19: Um estudo de mercado e saúde pública </text:p>
          </table:table-cell>
          <table:table-cell office:value-type="string" calcext:value-type="string">
            <text:p>Estratégias eficientes para conter a pandemia da doença coronavírus 2019 (COVID-19) são peremptórias para aliviar o impacto negativo da saúde pública e da economia global, com todo o escopo ainda a ser revelado. Na ausência de medicamentos altamente eficazes, vacinas e recursos médicos abundantes, muitas medidas são usadas para controlar a taxa de infecção e evitar o esgotamento dos recursos hospitalares limitados. O uso de máscaras está entre as medidas de intervenção não farmacêutica (NPI) que podem ser implementadas com eficácia a um custo mínimo e sem perturbar drasticamente as práticas sociais. As diretrizes de uso da máscara variam significativamente entre os países. Apesar dos debates na comunidade médica e da escassez global de produção de máscaras, mais países e regiões estão avançando com recomendações ou mandatos para usar máscaras em público. Nosso estudo combina modelagem matemática e evidências científicas existentes para avaliar o impacto potencial da utilização de máscaras médicas normais em público para combater a pandemia COVID-19. Consideramos três fatores principais que contribuem para a eficácia do uso de uma máscara de qualidade na redução do risco de transmissão, incluindo a taxa de redução do aerossol da máscara, a cobertura da população da máscara e a disponibilidade da máscara. Primeiro, simulamos o impacto desses três fatores no número de reprodução do vírus e na taxa de ataque de infecção em uma população em geral. Usando a rota de transmissão viral intervencionada usando uma máscara, modelamos ainda mais o impacto do uso da máscara na curva da epidemia com o aumento da conscientização e disponibilidade da máscara. Nosso estudo indica que o uso de máscara facial pode ser efetivamente combinado com o distanciamento social para achatar a curva epidêmica. Usar uma máscara apresenta uma maneira racional de implementar como um NPI para combater COVID-19. Reconhecemos que nosso estudo fornece uma projeção baseada apenas nos dados disponíveis atualmente e estima as probabilidades potenciais. Como tal, nosso modelo justifica mais estudos de validação. © 2020 Li et al. Este é um artigo de acesso aberto distribuído sob os termos da Licença de Atribuição Creative Commons, que permite o uso irrestrito, distribuição e reprodução em qualquer meio, desde que o autor original e a fonte sejam creditados. </text:p>
          </table:table-cell>
          <table:table-cell office:value-type="string" calcext:value-type="string">
            <text:p>Mask or no mask for COVID-19: A public health and market study</text:p>
          </table:table-cell>
          <table:table-cell office:value-type="string" calcext:value-type="string">
            <text:p>Li T., Liu Y., Li M., Qian X., Dai S.Y.</text:p>
          </table:table-cell>
          <table:table-cell office:value-type="string" calcext:value-type="string">
            <text:p>PLoS ONE</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5" calcext:value-type="float">
            <text:p>5</text:p>
          </table:table-cell>
        </table:table-row>
        <table:table-row table:style-name="ro2" table:visibility="filter">
          <table:table-cell office:value-type="string" calcext:value-type="string">
            <text:p>Impacto do bloqueio na epidemia de COVID-19 na Ilha-de-França e possíveis estratégias de saída </text:p>
          </table:table-cell>
          <table:table-cell office:value-type="string" calcext:value-type="string">
            <text:p>Contexto: Mais da metade da população global está sob formas estritas de distanciamento social. Estimar o impacto esperado das estratégias de bloqueio e saída é fundamental para informar os tomadores de decisão sobre a gestão da crise de saúde COVID-19. Métodos: Usamos um modelo de transmissão estocástico estruturado por idade integrando dados sobre o perfil da idade e contatos sociais na Ilha-de-França para (i) avaliar a epidemia na região, (ii) avaliar o impacto do bloqueio e (iii) propor possíveis estratégias de saída e estimar sua eficácia. O modelo é calibrado para dados de admissão hospitalar antes do bloqueio. As intervenções são modeladas reconstruindo as mudanças associadas nas matrizes de contato e informadas pelas reduções de mobilidade durante o bloqueio avaliadas a partir dos dados do telefone móvel. Diferentes tipos e durações de distanciamento social são simulados, incluindo estratégias progressivas e direcionadas, com testes em larga escala. Resultados: Estimamos o número reprodutivo em 3,18 [3,09, 3,24] (intervalo de confiança de 95%) antes do bloqueio e em 0,68 [0,66, 0,69] durante o bloqueio, graças a uma redução de 81% do número médio de contatos. As previsões do modelo capturam a dinâmica da doença durante o bloqueio, mostrando a curva epidêmica atingindo a capacidade do sistema de UTI, amplamente fortalecida durante a emergência e diminuindo lentamente. Os resultados sugerem que os contatos físicos fora das famílias foram amplamente evitados durante o bloqueio. Retirar o bloqueio sem estratégia de saída levaria a uma segunda onda sobrecarregando o sistema de saúde, se as condições voltassem ao normal. Detecção extensiva de casos e isolamento são necessários para estratégias de distanciamento social para relaxar gradualmente as restrições de bloqueio. Conclusões: À medida que a França experimenta a primeira onda de pandemia de COVID-19 no bloqueio, formas intensivas de distanciamento social são necessárias nos próximos meses devido à baixa imunidade populacional atualmente. A extensa busca e isolamento de casos permitiria a liberação parcial da pressão socioeconômica causada por medidas extremas, evitando que a demanda de saúde excedesse a capacidade. O planejamento de resposta precisa priorizar com urgência a logística e a capacidade dessas intervenções. © 2020 o (s) autor (es). </text:p>
          </table:table-cell>
          <table:table-cell office:value-type="string" calcext:value-type="string">
            <text:p>Impact of lockdown on COVID-19 epidemic in Île-de-France and possible exit strategies</text:p>
          </table:table-cell>
          <table:table-cell office:value-type="string" calcext:value-type="string">
            <text:p>Di Domenico L., Pullano G., Sabbatini C.E., Boëlle P.-Y., Colizza V.</text:p>
          </table:table-cell>
          <table:table-cell office:value-type="string" calcext:value-type="string">
            <text:p>BMC Medicine</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stocástico</text:p>
          </table:table-cell>
          <table:table-cell office:value-type="float" office:value="5" calcext:value-type="float">
            <text:p>5</text:p>
          </table:table-cell>
        </table:table-row>
        <table:table-row table:style-name="ro2" table:visibility="filter">
          <table:table-cell office:value-type="string" calcext:value-type="string">
            <text:p>Efeitos de intervenções não farmacêuticas em casos de COVID-19, mortes e demanda por serviços hospitalares no Reino Unido: um estudo de modelagem </text:p>
          </table:table-cell>
          <table:table-cell office:value-type="string" calcext:value-type="string">
            <text:p>Antecedentes: As intervenções não farmacêuticas foram implementadas para reduzir a transmissão da síndrome respiratória aguda grave coronavírus 2 (SARS-CoV-2) no Reino Unido. Projetar o tamanho de uma epidemia não mitigada e o efeito potencial de diferentes medidas de controle tem sido crucial para apoiar a formulação de políticas baseadas em evidências durante os estágios iniciais da epidemia. Este estudo avalia o impacto potencial de diferentes medidas de controle para mitigar a carga de COVID-19 no Reino Unido. Métodos: Usamos um modelo de transmissão estocástico estruturado por idade para explorar uma variedade de cenários de intervenção, rastreando 66,4 milhões de pessoas agregadas a 186 unidades administrativas em nível de condado na Inglaterra, País de Gales, Escócia e Irlanda do Norte. As quatro intervenções básicas modeladas foram fechamentos de escolas, distanciamento físico, proteção de pessoas com 70 anos ou mais e auto-isolamento de casos sintomáticos. Também modelamos a combinação dessas intervenções, bem como um programa de intervenções intensivas com restrições do tipo bloqueio em fases que limitaram substancialmente os contatos fora de casa por períodos repetidos. Simulamos diferentes gatilhos para a introdução de intervenções e estimamos o impacto da adesão variável às intervenções nos condados. Para cada cenário, projetamos novos casos estimados ao longo do tempo, pacientes que requerem internação e tratamento intensivo (ou seja, admissão em unidades de terapia intensiva [UTI]) e óbitos, e comparamos o efeito de cada intervenção sobre o número de reprodução básico, R0 . Resultados: Projetamos uma carga mediana não mitigada de 23 milhões (intervalo de predição de 95% 13-30) casos clínicos e 350.000 mortes (170.000-480.000) devido ao COVID-19 no Reino Unido em dezembro de 2021. Descobrimos que o quatro intervenções de base provavelmente diminuiriam R0, mas não o suficiente para evitar que a demanda da UTI excedesse a capacidade do serviço de saúde. A intervenção combinada foi mais eficaz na redução de R0, mas apenas os períodos de bloqueio foram suficientes para trazer R0 para perto ou abaixo de 1; o cenário de bloqueio mais rigoroso resultou em 120.000 casos projetados (46.000–700.000) e 50.000 mortes (9300–160.000). Intervenções intensivas com períodos de bloqueio precisariam ser implementadas durante grande parte do próximo ano para evitar que a demanda por cuidados de saúde exceda a disponibilidade. Interpretação: As características do SARS-CoV-2 significam que provavelmente são necessárias medidas extremas para controlar a epidemia e prevenir um grande número de mortes e um excesso de procura de leitos hospitalares, especialmente aqueles em UCI. Financiamento: Conselho de Pesquisa Médica. © 2020 o (s) autor (es). Publicado por Elsevier Ltd. Este é um artigo de Acesso Aberto sob a licença CC BY 4.0 </text:p>
          </table:table-cell>
          <table:table-cell office:value-type="string" calcext:value-type="string">
            <text:p>Effects of non-pharmaceutical interventions on COVID-19 cases, deaths, and demand for hospital services in the UK: a modelling study</text:p>
          </table:table-cell>
          <table:table-cell office:value-type="string" calcext:value-type="string">
            <text:p>Davies N.G., Kucharski A.J., Eggo R.M., Gimma A., Edmunds W.J., Jombart T., O'Reilly K., Endo A., Hellewell J., Nightingale E.S., Quilty B.J., Jarvis C.I., Russell T.W., Klepac P., Bosse N.I., Funk S., Abbott S., Medley G.F., Gibbs H., Pearson C.A.B., Flasche S., Jit M., Clifford S., Prem K., Diamond C., Emery J., Deol A.K., Procter S.R., van Zandvoort K., Sun Y.F., Munday J.D., Rosello A., Auzenbergs M., Knight G., Houben R.M.G.J., Liu Y., Centre for the Mathematical Modelling of Infectious Diseases COVID-19 working group</text:p>
          </table:table-cell>
          <table:table-cell office:value-type="string" calcext:value-type="string">
            <text:p>The Lancet Public Health</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stocástico</text:p>
          </table:table-cell>
          <table:table-cell office:value-type="float" office:value="37" calcext:value-type="float">
            <text:p>37</text:p>
          </table:table-cell>
        </table:table-row>
        <table:table-row table:style-name="ro2" table:visibility="filter">
          <table:table-cell office:value-type="string" calcext:value-type="string">
            <text:p>Avaliação do impacto de intervenções não farmacêuticas na transmissão de SARS-CoV-2 na Suíça </text:p>
          </table:table-cell>
          <table:table-cell office:value-type="string" calcext:value-type="string">
            <text:p>Após a rápida disseminação dos casos COVID-19 na Suíça, intervenções não farmacêuticas em grande escala (INP) foram implementadas pelos cantões e pelo governo federal entre 28 de fevereiro e 20 de março de 2020. Estimativas do impacto dessas intervenções no SARSCoV-2 transmissão são essenciais para a tomada de decisões neste e no futuro surto. Nosso objetivo aqui é avaliar o impacto desses NPIs na transmissão de doenças, estimando mudanças no número de reprodução básico (R0) em níveis nacional e cantonal em relação ao tempo desses NPIs. Estimamos o R0, que varia no tempo, nacionalmente e em onze cantões, ajustando um modelo de transmissão estocástica que simula explicitamente a dinâmica dentro do hospital. Usamos dados de nível individual de mais de 1000 pacientes hospitalizados na Suíça e relatórios públicos diários de hospitalizações e mortes. Estimamos o R0 nacional em 2,8 (intervalo de confiança de 95% 2,1-3,8) no início da epidemia. A partir de cerca de 7 de março, encontramos uma forte redução no R0 variável com uma diminuição da mediana de 86% (intervalo de quantis de 95% [QR] 79-90%) para um valor de 0,40 (95% QR 0,3-0,58) no período de 29 de março a 5 de abril. No nível cantonal, R0 diminuiu ao longo da epidemia entre 53% e 92%. As reduções no R0 com variação no tempo foram sincronizadas com as mudanças nos padrões de mobilidade estimados por meio da atividade do smartphone, que começou antes da implementação oficial dos NPIs. Inferimos que a maior parte da redução da transmissão é atribuível a mudanças comportamentais em oposição à imunidade natural, esta última respondendo por apenas cerca de 4% da redução total na transmissão efetiva. Como a Suíça considera relaxar algumas das restrições da mistura social, as estimativas atuais de R0 bem abaixo de um são promissoras. No entanto, em 24 de abril de 2020, pelo menos 96% (95% QR 95,7-96,4%) da população suíça permanece suscetível ao SARS-CoV-2. Esses resultados justificam um relaxamento cauteloso das práticas de distância social e monitoramento próximo das mudanças nos números de reprodução básicos e efetivos. © 2020 EMH Schweizerischer Arzteverlag AG. Todos os direitos reservados. </text:p>
          </table:table-cell>
          <table:table-cell office:value-type="string" calcext:value-type="string">
            <text:p>Assessing the impact of non-pharmaceutical interventions on SARS-CoV-2 transmission in Switzerland</text:p>
          </table:table-cell>
          <table:table-cell office:value-type="string" calcext:value-type="string">
            <text:p>Lemaitre J.C., Perez-Saez J., Azman A.S., Rinaldo A., Fellay J.</text:p>
          </table:table-cell>
          <table:table-cell office:value-type="string" calcext:value-type="string">
            <text:p>Swiss Medical Weekly</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5" calcext:value-type="float">
            <text:p>5</text:p>
          </table:table-cell>
        </table:table-row>
        <table:table-row table:style-name="ro2" table:visibility="filter">
          <table:table-cell office:value-type="string" calcext:value-type="string">
            <text:p>Modelagem matemática das estratégias de transmissão e mitigação de COVID-19 na população de Ontário, Canadá </text:p>
          </table:table-cell>
          <table:table-cell office:value-type="string" calcext:value-type="string">
            <text:p>FUNDAMENTO: As intervenções de distanciamento físico estão sendo usadas no Canadá para retardar a disseminação da síndrome respiratória aguda grave do coronavírus 2, mas não está claro quão eficazes serão. Avaliamos como diferentes intervenções não farmacêuticas poderiam ser usadas para controlar a pandemia da doença coronavírus 2019 (COVID-19) e reduzir a carga sobre o sistema de saúde. MÉTODOS: Usamos um modelo compartimental de transmissão de COVID-19 estruturado por idade na população de Ontário, Canadá. Comparamos um caso base com teste limitado, isolamento e quarentena a cenários com o seguinte: detecção de caso aprimorada, medidas restritivas de distanciamento físico ou uma combinação de detecção de caso aprimorada e distanciamento físico menos restritivo. As intervenções foram implementadas para durações fixas ou ativadas e desativadas dinamicamente, com base na ocupação projetada dos leitos da unidade de terapia intensiva (UTI). Apresentamos medianas e intervalos confiáveis ​​de 100 repetições por cenário, usando um horizonte de tempo de 2 anos. RESULTADOS: Estimamos que 56% (intervalo de credibilidade de 95%, 42% -63%) da população de Ontário seria infectada durante o curso da epidemia no caso base. No pico da epidemia, projetamos 107.000 (intervalo de credibilidade de 95% 60.760-149.000) casos no hospital (não-UTI) e 55.500 (intervalo de credibilidade de 95% 32.700-75.200) casos na UTI. Para cenários de duração fixa, todas as intervenções foram projetadas para atrasar e reduzir a altura do pico da epidemia em relação ao caso base, com o distanciamento físico restritivo estimado para ter o maior efeito. Intervenções de maior duração foram mais eficazes. As intervenções dinâmicas foram projetadas para reduzir a proporção da população infectada no final do período de 2 anos e poderiam reduzir o número médio de casos na UTI abaixo das estimativas atuais da capacidade da UTI de Ontário. INTERPRETAÇÃO: Sem um distanciamento físico substancial ou uma combinação de distanciamento físico moderado com melhor localização de casos, projetamos que os recursos da UTI seriam sobrecarregados. O distanciamento físico dinâmico pode manter a capacidade do sistema de saúde e também permitir uma pausa psicológica e econômica periódica para as populações. © 2020 Joule Inc. ou seus licenciados </text:p>
          </table:table-cell>
          <table:table-cell office:value-type="string" calcext:value-type="string">
            <text:p>Mathematical modelling of COVID-19 transmission and mitigation strategies in the population of Ontario, Canada</text:p>
          </table:table-cell>
          <table:table-cell office:value-type="string" calcext:value-type="string">
            <text:p>Tuite A.R., Fisman D.N., Greer A.L.</text:p>
          </table:table-cell>
          <table:table-cell office:value-type="string" calcext:value-type="string">
            <text:p>CMAJ</text:p>
          </table:table-cell>
          <table:table-cell office:value-type="string" calcext:value-type="string">
            <text:p>All Open Access, Bronze,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3" calcext:value-type="float">
            <text:p>3</text:p>
          </table:table-cell>
        </table:table-row>
        <table:table-row table:style-name="ro2" table:visibility="filter">
          <table:table-cell office:value-type="string" calcext:value-type="string">
            <text:p>Transmissibilidade e severidade de COVID-19 da primeira onda na China fora de Hubei após medidas de controle e planejamento de cenário de segunda onda: uma avaliação de impacto de modelagem </text:p>
          </table:table-cell>
          <table:table-cell office:value-type="string" calcext:value-type="string">
            <text:p>Contexto: Em 18 de março de 2020, 13.415 casos confirmados e 120 mortes relacionadas à doença coronavírus 2019 (COVID-19) na China continental, fora da província de Hubei - o epicentro do surto - foram relatados. Desde o final de janeiro, intervenções massivas de saúde pública foram implementadas em todo o país para conter o surto. Nós fornecemos uma avaliação de impacto da transmissibilidade e severidade de COVID-19 durante a primeira onda em locais da China continental fora de Hubei. Métodos: Estimamos o número de reprodução instantânea (Rt) de COVID-19 em Pequim, Xangai, Shenzhen, Wenzhou e nas dez províncias chinesas que tiveram o maior número de casos confirmados de COVID-19; e o risco de fatalidade confirmada (cCFR) em Pequim, Xangai, Shenzhen e Wenzhou, e todas as 31 províncias chinesas. Usamos um modelo de suscetível-infeccioso recuperado para mostrar os efeitos potenciais das medidas de contenção relaxantes após a primeira onda de infecção, na expectativa de uma possível segunda onda. Resultados: Em todas as cidades e províncias selecionadas, o Rt diminuiu substancialmente desde 23 de janeiro, quando as medidas de controle foram implementadas, e desde então permaneceu abaixo de 1. O cCFR fora de Hubei foi de 0,98% (IC 95% 0,82-1,16 ), que foi quase cinco vezes menor do que em Hubei (5 · 91%, 5 · 73–6 · 09). Relaxar as intervenções (resultando em Rt &amp; gt; 1) quando o tamanho da epidemia ainda era pequeno aumentaria a contagem de casos cumulativos exponencialmente em função da duração do relaxamento, mesmo se intervenções agressivas pudessem subsequentemente empurrar a prevalência da doença de volta ao nível basal. Interpretação: A primeira onda de COVID-19 fora de Hubei diminuiu devido a intervenções não farmacêuticas agressivas. No entanto, dado o risco substancial de reintrodução viral, particularmente da importação no exterior, o monitoramento próximo de Rt e cCFR é necessário para informar as estratégias contra uma segunda onda potencial para atingir um equilíbrio ideal entre saúde e proteção econômica. Financiamento: Health and Medical Research Fund, Hong Kong, China. © 2020 Elsevier Ltd </text:p>
          </table:table-cell>
          <table:table-cell office:value-type="string" calcext:value-type="string">
            <text:p>First-wave COVID-19 transmissibility and severity in China outside Hubei after control measures, and second-wave scenario planning: a modelling impact assessment</text:p>
          </table:table-cell>
          <table:table-cell office:value-type="string" calcext:value-type="string">
            <text:p>Leung K., Wu J.T., Liu D., Leung G.M.</text:p>
          </table:table-cell>
          <table:table-cell office:value-type="string" calcext:value-type="string">
            <text:p>The Lancet</text:p>
          </table:table-cell>
          <table:table-cell office:value-type="string" calcext:value-type="string">
            <text:p>All Open Access, Bronze,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4" calcext:value-type="float">
            <text:p>4</text:p>
          </table:table-cell>
        </table:table-row>
        <table:table-row table:style-name="ro2" table:visibility="filter">
          <table:table-cell office:value-type="string" calcext:value-type="string">
            <text:p>Estimando a eficácia de intervenções não farmacêuticas no controle de COVID-19 na Coréia </text:p>
          </table:table-cell>
          <table:table-cell office:value-type="string" calcext:value-type="string">
            <text:p>Antecedentes: A pandemia da doença coronavírus 2019 (COVID-19) apresentou desafios significativos à saúde pública global e criou um fardo econômico substancial. A Coréia experimentou um grande surto, que foi relacionado a um evento de super-propagação relacionado à religião. No entanto, a implementação de várias intervenções não farmacêuticas (INP), incluindo distanciamento social, adiamento do semestre da primavera e testes extensivos e rastreamento de contato controlou a epidemia. Aqui, estimamos a eficácia de cada NPI usando um modelo de simulação. Métodos: Foi utilizado um modelo de compartimento com estrutura suscetível-exposto-infeccioso-quarentena-hospitalizado. Usando o algoritmo Monte-Carlo-Markov-Chain com o método de amostragem de Gibbs, estimamos a taxa de contato efetiva variável no tempo para calibrar o modelo com os novos casos confirmados diários relatados de 12 de fevereiro a 31 de março (7 semanas). Além disso, conduzimos análises de cenário ajustando os parâmetros para estimar a eficácia do NPI. Resultados: O distanciamento social relaxado entre adultos teria aumentado o número de casos 27,4 vezes até o final de março. O não adiamento do semestre da primavera teria aumentado o número de casos em 1,7 vezes entre os indivíduos de 0 a 19 anos, enquanto as taxas de quarentena e detecção mais baixas teriam aumentado o número de casos em 1,4 vezes. Conclusão: Entre as três medidas do NPI, o distanciamento social em adultos apresentou a maior eficácia. O efeito substancial do distanciamento social deve ser considerado na preparação para a 2ª onda do COVID-19. © 2020 A Academia Coreana de Ciências Médicas. </text:p>
          </table:table-cell>
          <table:table-cell office:value-type="string" calcext:value-type="string">
            <text:p>Estimating the effectiveness of non-pharmaceutical interventions on COVID-19 control in Korea</text:p>
          </table:table-cell>
          <table:table-cell office:value-type="string" calcext:value-type="string">
            <text:p>Min K.-D., Kang H., Lee J.-Y., Jeon S., Cho S.-I.</text:p>
          </table:table-cell>
          <table:table-cell office:value-type="string" calcext:value-type="string">
            <text:p>Journal of Korean Medical Science</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Cadeia de Markov</text:p>
          </table:table-cell>
          <table:table-cell office:value-type="float" office:value="2" calcext:value-type="float">
            <text:p>2</text:p>
          </table:table-cell>
        </table:table-row>
        <table:table-row table:style-name="ro2" table:visibility="filter">
          <table:table-cell office:value-type="string" calcext:value-type="string">
            <text:p>Cenários de modelagem COVID-19 para os Estados Unidos </text:p>
          </table:table-cell>
          <table:table-cell office:value-type="string" calcext:value-type="string">
            <text:p>Usamos dados de casos e mortalidade COVID-19 de 1 de fevereiro de 2020 a 21 de setembro de 2020 e um quadro SEIR determinístico (suscetível, exposto, infeccioso e recuperado) para modelar possíveis trajetórias de coronavírus 2 de síndrome respiratória aguda grave (SARS-CoV-2) infecções e os efeitos de intervenções não farmacêuticas nos Estados Unidos em nível estadual de 22 de setembro de 2020 a 28 de fevereiro de 2021. Usando este modelo SEIR e projeções de covariáveis ​​críticas de condução (sazonalidade de pneumonia, mobilidade, taxas de teste e uso de máscara per capita ), avaliamos cenários de mandatos de distanciamento social e níveis de uso de máscara. As projeções das atuais estratégias de intervenção não farmacêutica por estado - com mandatos de distanciamento social reinstaurados quando um limite de 8 mortes por milhão de habitantes é excedido (cenário de referência) - sugerem que, cumulativamente, 511.373 (469.578–578.347) vidas podem ser perdidas para COVID- 19 nos Estados Unidos até 28 de fevereiro de 2021. Descobrimos que alcançar o uso universal da máscara (95% do uso da máscara em público) poderia ser suficiente para amenizar os piores efeitos do ressurgimento da epidemia em muitos estados. O uso de máscara universal pode salvar 129.574 (85.284-170.867) vidas adicionais de 22 de setembro de 2020 até o final de fevereiro de 2021, ou 95.814 (60.731-133.077) vidas adicionais assumindo uma menor adoção do uso de máscara (85%), quando comparado ao cenário de referência. © 2020, o (s) autor (es). </text:p>
          </table:table-cell>
          <table:table-cell office:value-type="string" calcext:value-type="string">
            <text:p>Modeling COVID-19 scenarios for the United States</text:p>
          </table:table-cell>
          <table:table-cell office:value-type="string" calcext:value-type="string">
            <text:p>Reiner R.C., Jr, Barber R.M., Collins J.K., Zheng P., Adolph C., Albright J., Antony C.M., Aravkin A.Y., Bachmeier S.D., Bang-Jensen B., Bannick M.S., Bloom S., Carter A., Castro E., Causey K., Chakrabarti S., Charlson F.J., Cogen R.M., Combs E., Dai X., Dangel W.J., Earl L., Ewald S.B., Ezalarab M., Ferrari A.J., Flaxman A., Frostad J.J., Fullman N., Gakidou E., Gallagher J., Glenn S.D., Goosmann E.A., He J., Henry N.J., Hulland E.N., Hurst B., Johanns C., Kendrick P.J., Khemani A., Larson S.L., Lazzar-Atwood A., LeGrand K.E., Lescinsky H., Lindstrom A., Linebarger E., Lozano R., Ma R., Månsson J., Magistro B., Herrera A.M.M., Marczak L.B., Miller-Petrie M.K., Mokdad A.H., Morgan J.D., Naik P., Odell C.M., O’Halloran J.K., Osgood-Zimmerman A.E., Ostroff S.M., Pasovic M., Penberthy L., Phipps G., Pigott D.M., Pollock I., Ramshaw R.E., Redford S.B., Reinke G., Rolfe S., Santomauro D.F., Shackleton J.R., Shaw D.H., Sheena B.S., Sholokhov A., Sorensen R.J.D., Sparks G., Spurlock E.E., Subart M.L., Syailendrawati R., Torre A.E., Troeger C.E., Vos T., Watson A., Watson S., Wiens K.E., Woyczynski L., Xu L., Zhang J., Hay S.I., Lim S.S., Murray C.J.L., IHME COVID-19 Forecasting Team</text:p>
          </table:table-cell>
          <table:table-cell office:value-type="string" calcext:value-type="string">
            <text:p>Nature Medicine</text:p>
          </table:table-cell>
          <table:table-cell office:value-type="string" calcext:value-type="string">
            <text:p>All Open Access, Hybrid Gold</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91" calcext:value-type="float">
            <text:p>91</text:p>
          </table:table-cell>
        </table:table-row>
        <table:table-row table:style-name="ro2" table:visibility="filter">
          <table:table-cell office:value-type="string" calcext:value-type="string">
            <text:p>Um modelo multi-escala quantifica o impacto da limitação de movimento da população e o uso obrigatório de máscaras faciais na contenção da epidemia de COVID-19 em Marrocos </text:p>
          </table:table-cell>
          <table:table-cell office:value-type="string" calcext:value-type="string">
            <text:p>A pandemia da doença coronavírus (COVID-19) surgiu em Wuhan, China, em dezembro de 2019 e causou uma séria ameaça à saúde pública global. No Marrocos, o primeiro caso COVID-19 confirmado foi notificado em 2 de março de 2020. Desde então, várias intervenções não farmacêuticas foram usadas para retardar a propagação da doença. Neste trabalho, usamos um modelo multi-escala desenvolvido anteriormente da dinâmica de transmissão do COVID-19 para quantificar os efeitos da restrição do movimento da população e do uso de máscaras faciais na disseminação da doença em Marrocos. Nesse modelo, os indivíduos são representados como agentes que se movem, se infectam, transmitem a doença, desenvolvem sintomas, entram em quarentena, morrem pela doença ou se imunizam. Descrevemos o movimento dos agentes usando um modelo de força social e consideramos ambos os modos de transmissão direta e indireta. Usamos o modelo para simular o impacto de restringir o movimento do movimento da população e obrigar o uso de máscaras na disseminação do COVID-19. O modelo prevê que a adoção dessas duas medidas reduziria o número total de casos em 64%. Além disso, a incidência relativa de transmissão indireta aumenta quando medidas de controle são adotadas. © Os autores. Publicado pela EDP Sciences, 2020. </text:p>
          </table:table-cell>
          <table:table-cell office:value-type="string" calcext:value-type="string">
            <text:p>A multi-scale model quantifies the impact of limited movement of the population and mandatory wearing of face masks in containing the COVID-19 epidemic in Morocco</text:p>
          </table:table-cell>
          <table:table-cell office:value-type="string" calcext:value-type="string">
            <text:p>Bouchnita A., Jebrane A.</text:p>
          </table:table-cell>
          <table:table-cell office:value-type="string" calcext:value-type="string">
            <text:p>Mathematical Modelling of Natural Phenomena</text:p>
          </table:table-cell>
          <table:table-cell office:value-type="string" calcext:value-type="string">
            <text:p>All Open Access, Hybrid Gold</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2" calcext:value-type="float">
            <text:p>2</text:p>
          </table:table-cell>
        </table:table-row>
        <table:table-row table:style-name="ro2" table:visibility="filter">
          <table:table-cell office:value-type="string" calcext:value-type="string">
            <text:p>Estimando o impacto dos padrões de mobilidade nas taxas de infecção de COVID-19 em 11 países europeus </text:p>
          </table:table-cell>
          <table:table-cell office:value-type="string" calcext:value-type="string">
            <text:p>Contexto: À medida que os governos em toda a Europa emitiram intervenções não farmacêuticas (INP), como distanciamento social e fechamento de escolas, os padrões de mobilidade nesses países mudaram. A maioria dos estados implementou NPIs semelhantes em momentos semelhantes. No entanto, é provável que diferentes países e populações respondam de forma diferente aos INP e que essas diferenças causem mudanças nos padrões de mobilidade e, portanto, no desenvolvimento da epidemia. Métodos: Construímos um modelo bayesiano que estima o número de mortes em um determinado dia dependente de mudanças no número reprodutivo básico, R0, devido a diferenças nos padrões de mobilidade. Utilizamos dados de mobilidade dos relatórios de mobilidade do Google em cinco categorias diferentes: varejo e recreação, supermercado e farmácia, estações de transporte público, local de trabalho e residencial. A importância de cada categoria de mobilidade para prever mudanças em R0 é estimada por meio do modelo. Resultados: As mudanças na mobilidade têm uma sobreposição considerável com a introdução de INP governamentais, destacando a importância da ação governamental para a mudança de comportamento da população. A mudança na mobilidade em todas as categorias mostra altas correlações com as taxas de mortalidade 1 mês depois. Estima-se que a redução do movimento dentro do setor de mercearia e farmácia seja responsável pela maior parte da diminuição em R0. Interpretação: Nosso modelo prevê previsões de epidemia de 3 semanas, usando observações em tempo real de mudanças nos padrões de mobilidade, o que pode fornecer aos governos um feedback direto sobre os efeitos de seus NPIs. O modelo prevê as mudanças na maioria dos países com precisão, mas superestima o impacto dos INP na Suécia e Dinamarca e os subestima na França e na Bélgica. Observamos também que a natureza exponencial de todos os modelos epidemiológicos baseados no número reprodutivo básico, R0, causa pequenos erros que têm efeitos extensos no resultado previsto. Copyright 2020 Bryant e Elofsson. </text:p>
          </table:table-cell>
          <table:table-cell office:value-type="string" calcext:value-type="string">
            <text:p>Estimating the impact of mobility patterns on COVID-19 infection rates in 11 European countries</text:p>
          </table:table-cell>
          <table:table-cell office:value-type="string" calcext:value-type="string">
            <text:p>Bryant P., Elofsson A.</text:p>
          </table:table-cell>
          <table:table-cell office:value-type="string" calcext:value-type="string">
            <text:p>PeerJ</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Bayesiano</text:p>
          </table:table-cell>
          <table:table-cell office:value-type="float" office:value="2" calcext:value-type="float">
            <text:p>2</text:p>
          </table:table-cell>
        </table:table-row>
        <table:table-row table:style-name="ro2" table:visibility="filter">
          <table:table-cell office:value-type="string" calcext:value-type="string">
            <text:p>Previsões de curto prazo e avaliações de mitigação de longo prazo para a epidemia de COVID-19 na província de Hubei, China </text:p>
          </table:table-cell>
          <table:table-cell office:value-type="string" calcext:value-type="string">
            <text:p>Como uma doença infecciosa emergente, a doença coronavírus 2019 (COVID-19) tornou-se uma pandemia global. Durante a disseminação inicial do vírus na China, demonstramos que o filtro de Kalman ensemble teve um bom desempenho como um preditor de curto prazo dos casos diários relatados na cidade de Wuhan. Em segundo lugar, usamos um modelo baseado em rede em nível individual para reconstruir a dinâmica da epidemia na província de Hubei e examinar a eficácia das intervenções não farmacêuticas na propagação da epidemia em vários cenários. Nossos resultados de simulação mostram que, sem medidas de controle contínuas, a epidemia na província de Hubei poderia ter se tornado persistente. Somente continuando a diminuir a taxa de infecção por meio de 1) medidas de proteção e 2) distanciamento social a trajetória epidêmica real que aconteceu na província de Hubei pode ser reconstruída em simulação. Por fim, simulamos a transmissão do COVID-19 com processos não Markovianos e mostramos como esses modelos produzem trajetórias epidêmicas diferentes, em comparação com aqueles obtidos com processos Markovianos. Uma vez que estudos recentes mostram que os parâmetros epidemiológicos do COVID-19 não seguem distribuições exponenciais que levam aos processos de Markov, trabalhos futuros precisam se concentrar em modelos não-markovianos para capturar melhor as trajetórias de disseminação do COVID-19. Além disso, a redução do período infeccioso por meio da identificação precoce de casos e do isolamento pode retardar a propagação da epidemia significativamente. © 2020 os autores </text:p>
          </table:table-cell>
          <table:table-cell office:value-type="string" calcext:value-type="string">
            <text:p>Short-term forecasts and long-term mitigation evaluations for the COVID-19 epidemic in Hubei Province, China</text:p>
          </table:table-cell>
          <table:table-cell office:value-type="string" calcext:value-type="string">
            <text:p>Yang Q., Yi C., Vajdi A., Cohnstaedt L.W., Wu H., Guo X., Scoglio C.M.</text:p>
          </table:table-cell>
          <table:table-cell office:value-type="string" calcext:value-type="string">
            <text:p>Infectious Disease Modelling</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Kalman Filtering </text:p>
          </table:table-cell>
          <table:table-cell office:value-type="float" office:value="7" calcext:value-type="float">
            <text:p>7</text:p>
          </table:table-cell>
        </table:table-row>
        <table:table-row table:style-name="ro2" table:visibility="filter">
          <table:table-cell office:value-type="string" calcext:value-type="string">
            <text:p>A associação temporal de introdução e levantamento de intervenções não farmacêuticas com o número de reprodução variável no tempo (R) de SARS-CoV-2: um estudo de modelagem em 131 países </text:p>
          </table:table-cell>
          <table:table-cell office:value-type="string" calcext:value-type="string">
            <text:p>Antecedentes: As intervenções não farmacêuticas (INP) foram implementadas por muitos países para reduzir a transmissão da síndrome respiratória aguda grave coronavírus 2 (SARS-CoV-2), o agente causal da COVID-19. Um ressurgimento de casos de COVID-19 foi relatado em alguns países, o que eliminou alguns desses INP. Nosso objetivo foi entender a associação da introdução e levantamento de NPIs com o nível de transmissão de SARS-CoV-2, medido pelo número de reprodução variável no tempo (R), de uma perspectiva ampla em 131 países. Métodos: Neste estudo de modelagem, vinculamos dados sobre estimativas diárias de R em nível nacional da London School of Hygiene &amp; Tropical Medicine (Londres, Reino Unido) com dados sobre políticas específicas de país sobre NPIs do Oxford COVID-19 Government Response Tracker , disponível entre 1º de janeiro e 20 de julho de 2020. Definimos uma fase como um período de tempo em que todos os NPIs permaneceram os mesmos e dividimos a linha do tempo de cada país em fases individuais com base no status dos NPIs. Calculamos a razão R como a razão entre o R diário de cada fase e o R do último dia da fase anterior (ou seja, antes de o status NPI mudar) como uma medida da associação entre o status NPI e a transmissão de SARS-CoV -2. Em seguida, modelamos a razão R usando uma regressão log-linear com introdução e relaxamento de cada NPI como variáveis ​​independentes para cada dia dos primeiros 28 dias após a mudança no NPI correspondente. Em uma análise ad-hoc, estimamos o efeito da reintrodução de vários NPIs com os maiores efeitos, e na sequência observada, para lidar com o possível ressurgimento de SARS-CoV-2. Resultados: 790 fases de 131 países foram incluídas na análise. Uma tendência decrescente no rácio R ao longo do tempo foi encontrada após a introdução do encerramento de escolas, encerramento de locais de trabalho, proibição de eventos públicos, requisitos para ficar em casa e limites internos de movimento; a redução em R variou de 3% a 24% no dia 28 após a introdução em comparação com o último dia antes da introdução, embora a redução tenha sido significativa apenas para a proibição de eventos públicos (R ratio 0,66, IC 95% 0,58-1 · 00); para todos os outros NPIs, o limite superior do IC de 95% foi acima de 1. Uma tendência de aumento ao longo do tempo na razão R foi encontrada após o relaxamento do fechamento de escolas, proibições de eventos públicos, proibições de reuniões públicas com mais de dez pessoas, requisitos para ficar em casa e limites internos de movimento; o aumento em R variou de 11% a 25% no dia 28 após o relaxamento em comparação com o último dia antes do relaxamento, embora o aumento tenha sido significativo apenas para a reabertura da escola (razão R 1 · 24, IC 95% 1 · 00-1 · 52) e suspendendo as proibições de reuniões públicas de mais de dez pessoas (1 · 25, 1 · 03–1 · 51); para todos os outros NPIs, o limite inferior do IC de 95% foi abaixo de 1. Demorou uma mediana de 8 dias (IQR 6–9) após a introdução de um NPI para observar 60% da redução máxima em R e ainda mais ( 17 dias [14-20]) após o relaxamento para observar 60% do aumento máximo em R. Em resposta a um possível ressurgimento do COVID-19, uma estratégia de controle de proibição de eventos públicos e reuniões públicas com mais de dez pessoas foi estimada em reduzir R, com uma razão de R de 0,71 (IC 95% 0,55-0,33) no dia 28, diminuindo para 0,22 (0,47-0,82) no dia 28 se as medidas para fechar locais de trabalho fossem adicionado, 0 · 58 (0 · 41–0 · 81) se medidas para fechar locais de trabalho e restrições de movimento interno foram adicionadas, e 0 · 48 (0 · 32–0 · 71) se medidas para fechar locais de trabalho, restrições de movimento interno, e requisitos para ficar em casa foram adicionados. Interpretação: NPIs individuais, incluindo fechamento de escola, fechamento de local de trabalho, proibição de eventos públicos, proibição de reuniões de mais de dez pessoas, requisitos para ficar em casa e limites de movimento interno, estão associados à transmissão reduzida de SARS-CoV-2, mas o O efeito da introdução e levantamento desses NPIs é atrasado em 1–3 semanas, com esse atraso sendo maior ao suspender NPIs. Essas descobertas fornecem evidências adicionais que podem informar as decisões dos formuladores de políticas sobre o momento de introdução e levantamento de diferentes NPIs, embora R deva ser interpretado no contexto de suas limitações conhecidas. Financiamento: Wellcome Trust Institutional Strategic Support Fund e Data-Driven Innovation Initiative. © 2020 Elsevier Ltd </text:p>
          </table:table-cell>
          <table:table-cell office:value-type="string" calcext:value-type="string">
            <text:p>The temporal association of introducing and lifting non-pharmaceutical interventions with the time-varying reproduction number (R) of SARS-CoV-2: a modelling study across 131 countries</text:p>
          </table:table-cell>
          <table:table-cell office:value-type="string" calcext:value-type="string">
            <text:p>Li Y., Campbell H., Kulkarni D., Harpur A., Nundy M., Wang X., Nair H., Usher Network for COVID-19 Evidence Reviews (UNCOVER) group</text:p>
          </table:table-cell>
          <table:table-cell office:value-type="string" calcext:value-type="string">
            <text:p>The Lancet Infectious Diseases</text:p>
          </table:table-cell>
          <table:table-cell office:value-type="string" calcext:value-type="string">
            <text:p>All Open Access, Bronze,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Regressão</text:p>
          </table:table-cell>
          <table:table-cell office:value-type="float" office:value="7" calcext:value-type="float">
            <text:p>7</text:p>
          </table:table-cell>
        </table:table-row>
        <table:table-row table:style-name="ro2" table:visibility="filter">
          <table:table-cell office:value-type="string" calcext:value-type="string">
            <text:p>Efeito do atraso na abertura da escola na dinâmica de transmissão da doença por Coronavirus 2019 na Coreia: com base em modelagem matemática e estudo de simulação </text:p>
          </table:table-cell>
          <table:table-cell office:value-type="string" calcext:value-type="string">
            <text:p>Introdução: A estratégia de intervenção não farmacêutica é significativamente importante para mitigar a disseminação da doença coronavírus em 2019 (COVID-19). Uma das intervenções implementadas pelo governo é o fechamento de escolas. O Ministério da Educação decidiu adiar a abertura da escola de 2 de março para 6 de abril para minimizar o tamanho da epidemia. Nosso objetivo foi quantificar o efeito do fechamento de escolas na epidemia de COVID-19. Métodos: Os efeitos potenciais da abertura escolar foram medidos por meio de um modelo matemático considerando duas faixas etárias: crianças (com 19 anos ou menos) e adultos (com mais de 19 anos). Com base no modelo suscetível-exposto-infeccioso-recuperado, o isolamento e os indivíduos suscetíveis com mudança de comportamento também são considerados. Os parâmetros de transmissão foram estimados a partir dos dados confirmados de laboratório relatados pelos Centros para Controle e Prevenção de Doenças da Coreia de 16 de fevereiro a 22 de março. O modelo foi estendido com parâmetros estimados e estimou o número esperado de casos confirmados conforme a taxa de transmissão aumentou após a abertura da escola . Resultados: Supondo que a taxa de transmissão entre o grupo de crianças aumentaria 10 vezes após a abertura das escolas, aproximadamente 60 casos adicionais são esperados de 2 a 9 de março, e aproximadamente 100 casos adicionais de crianças são esperados de 9 a 23 de março. 23 de março, o número de casos esperados para crianças é de 28,4 por 7 dias e 33,6 por 14 dias. Conclusão: Os resultados da simulação mostram que o governo conseguiu reduzir pelo menos 200 casos, com dois editais do Ministério da Educação. A partir de 23 de março, embora a possibilidade de transmissão massiva na faixa etária das crianças seja menor, é possível que ocorra a transmissão em grupo. © 2020 A Academia Coreana de Ciências Médicas. </text:p>
          </table:table-cell>
          <table:table-cell office:value-type="string" calcext:value-type="string">
            <text:p>School opening delay effect on transmission dynamics of Coronavirus disease 2019 in Korea: Based on mathematical modeling and simulation study</text:p>
          </table:table-cell>
          <table:table-cell office:value-type="string" calcext:value-type="string">
            <text:p>Kim S., Kim Y.-J., Peck K.R., Jung E.</text:p>
          </table:table-cell>
          <table:table-cell office:value-type="string" calcext:value-type="string">
            <text:p>Journal of Korean Medical Science</text:p>
          </table:table-cell>
          <table:table-cell office:value-type="string" calcext:value-type="string">
            <text:p>All Open Access, Gold, Green</text:p>
          </table:table-cell>
          <table:table-cell office:value-type="float" office:value="2020" calcext:value-type="float">
            <text:p>2020</text:p>
          </table:table-cell>
          <table:table-cell office:value-type="string" calcext:value-type="string">
            <text:p>COVID-19</text:p>
          </table:table-cell>
          <table:table-cell/>
          <table:table-cell office:value-type="string" calcext:value-type="string">
            <text:p>Matemático/Estatístico</text:p>
          </table:table-cell>
          <table:table-cell office:value-type="string" calcext:value-type="string">
            <text:p>Modelo Epidêmico</text:p>
          </table:table-cell>
          <table:table-cell office:value-type="float" office:value="4" calcext:value-type="float">
            <text:p>4</text:p>
          </table:table-cell>
        </table:table-row>
        <table:table-row table:style-name="ro1" table:visibility="filter">
          <table:table-cell office:value-type="string" calcext:value-type="string">
            <text:p>O impacto de intervenções não farmacêuticas, fatores demográficos, sociais e climáticos na taxa de crescimento inicial de COVID-19: um estudo de vários países </text:p>
          </table:table-cell>
          <table:table-cell office:value-type="string" calcext:value-type="string">
            <text:p>Em 11 de março de 2020, a Organização Mundial da Saúde anunciou que a doença COVID-19 se tornou uma pandemia global. No presente artigo, objetivamos analisar como a implementação de Intervenções Não Farmacêuticas (NPI), bem como variáveis ​​climáticas, sociais e demográficas afetaram a taxa de crescimento inicial do COVID-19. Mais detalhadamente, pretendemos identificar e avaliar todos os preditores em um quadro completo do surto de COVID-19 e a eficácia da resposta dos países à pandemia. Pode-se esperar, de fato, que haja uma interação sutil e complexa entre os vários parâmetros. Como tal, estimamos a taxa de crescimento inicial de COVID-19 para países em todo o mundo, e usamos um modelo de regressão linear múltipla para estudar a associação entre a taxa de crescimento inicial e NPI, bem como características pré-existentes do país (climáticas, sociais e variáveis ​​demográficas medidas antes do início da epidemia atual). Obtivemos uma taxa média de crescimento inicial de 0,120 (DP 0,076), na faixa de 0,023–0,315. Dez (8 características pré-existentes do país e 2 NPI) dos 29 fatores considerados (21 características pré-existentes do país e 8 NPI) foram associados ao crescimento inicial do COVID-19. População em aglomerações urbanas de mais de 1 milhão, exposição média anual de poluição do ar por PM2,5, expectativa de vida, leitos hospitalares disponíveis, população urbana, índice de detecção de Segurança de Saúde Global e restrições ao movimento internacional tiveram os efeitos mais significativos no crescimento inicial de COVID -19. Com base nos dados disponíveis e nos resultados que obtivemos, o NPI implementado apenas por governos em todo o mundo pode não ter tido um impacto significativo no crescimento inicial do COVID-19. Apenas as restrições aos movimentos internacionais tiveram uma significância relativa em relação à taxa de crescimento inicial, enquanto as variáveis ​​demográficas, climáticas e sociais pareciam ter um papel maior na taxa de crescimento inicial do COVID-19. © 2020 Elsevier B.V. </text:p>
          </table:table-cell>
          <table:table-cell office:value-type="string" calcext:value-type="string">
            <text:p>The impact of non-pharmaceutical interventions, demographic, social, and climatic factors on the initial growth rate of COVID-19: A cross-country study</text:p>
          </table:table-cell>
          <table:table-cell office:value-type="string" calcext:value-type="string">
            <text:p>Duhon J., Bragazzi N., Kong J.D.</text:p>
          </table:table-cell>
          <table:table-cell office:value-type="string" calcext:value-type="string">
            <text:p>Science of the Total Environment</text:p>
          </table:table-cell>
          <table:table-cell office:value-type="string" calcext:value-type="string">
            <text:p>All Open Access, Green</text:p>
          </table:table-cell>
          <table:table-cell office:value-type="float" office:value="2021" calcext:value-type="float">
            <text:p>2021</text:p>
          </table:table-cell>
          <table:table-cell table:style-name="ce1" office:value-type="string" calcext:value-type="string">
            <text:p>COVID-19</text:p>
          </table:table-cell>
          <table:table-cell table:style-name="ce1"/>
          <table:table-cell office:value-type="string" calcext:value-type="string">
            <text:p>Matemático/Estatístico</text:p>
          </table:table-cell>
          <table:table-cell office:value-type="string" calcext:value-type="string">
            <text:p>Regressão</text:p>
          </table:table-cell>
          <table:table-cell office:value-type="float" office:value="3" calcext:value-type="float">
            <text:p>3</text:p>
          </table:table-cell>
        </table:table-row>
        <table:table-row table:style-name="ro1" table:visibility="filter">
          <table:table-cell office:value-type="string" calcext:value-type="string">
            <text:p>Otimização de medidas não farmacêuticas no crescimento de COVID-19 por meio de redes neurais</text:p>
          </table:table-cell>
          <table:table-cell office:value-type="string" calcext:value-type="string">
            <text:p>Em $ 19 ^ {\ text {th}} $ março, a Organização Mundial da Saúde declarou uma pandemia. Por meio dessa disseminação global, muitas nações testemunharam um crescimento exponencial de casos confirmados controlados por quarentena em massa severa ou medidas de bloqueio. No entanto, alguns têm, por meio de um cronograma de ações diferente, impedido esse crescimento exponencial. Atualmente, enquanto alguns continuam lutando contra o crescimento, outros tentam suspender as restrições com segurança, evitando o ressurgimento. Este estudo busca quantificar o impacto das ações do governo na mitigação da transmissão viral do SARS-CoV-2 por uma nova abordagem de computação suave que faz uso simultâneo de um modelo de rede neural para prever o aumento diário da inclinação de infectados cumulativos e um otimizador, com uma parametrização das séries temporais de restrição governamental, para compreender o melhor conjunto de ações mitigadoras. Os dados de dois territórios, Itália e Taiwan, foram coletados para modelar as restrições governamentais em viagens, teste e aplicação de medidas de distância social, bem como conectividade de pessoas e adesão a ações governamentais. Verificou-se que uma campanha de teste maior e mais precoce com restrições de entrada mais rígidas beneficia ambas as regiões, resultando em casos significativamente menos confirmados. Curiosamente, este cenário se une a uma implementação anterior, mas mais branda, de restrições nacionais para a Itália, apoiando assim a falta de bloqueio nacional de Taiwan, ou seja, ações governamentais anteriores poderiam ter contido o crescimento a um grau que um bloqueio generalizado teria sido evitado, ou pelo menos atrasado . Os resultados, encontrados com uma abordagem puramente baseada em dados, estão em linha com os principais achados de modelos epidemiológicos matemáticos, provando que a abordagem proposta tem valor e que os dados por si só contêm conhecimentos valiosos para informar os tomadores de decisão.</text:p>
          </table:table-cell>
          <table:table-cell office:value-type="string" calcext:value-type="string">
            <text:p>Optimisation of Non-Pharmaceutical Measures in COVID-19 Growth via Neural Networks</text:p>
          </table:table-cell>
          <table:table-cell office:value-type="string" calcext:value-type="string">
            <text:p>A. Riccardi; J. Gemignani; F. Fernández-Navarro; A. Heffernan</text:p>
          </table:table-cell>
          <table:table-cell office:value-type="string" calcext:value-type="string">
            <text:p>IEEE Journals</text:p>
          </table:table-cell>
          <table:table-cell office:value-type="string" calcext:value-type="string">
            <text:p>Open Access</text:p>
          </table:table-cell>
          <table:table-cell office:value-type="float" office:value="2021" calcext:value-type="float">
            <text:p>2021</text:p>
          </table:table-cell>
          <table:table-cell table:style-name="ce1" office:value-type="string" calcext:value-type="string">
            <text:p>COVID-19</text:p>
          </table:table-cell>
          <table:table-cell/>
          <table:table-cell office:value-type="string" calcext:value-type="string">
            <text:p>Computacional</text:p>
          </table:table-cell>
          <table:table-cell table:style-name="ce6" office:value-type="string" calcext:value-type="string">
            <text:p>Rede Neural</text:p>
          </table:table-cell>
          <table:table-cell office:value-type="float" office:value="3" calcext:value-type="float">
            <text:p>3</text:p>
          </table:table-cell>
        </table:table-row>
      </table:table>
      <table:table table:name="Tabela dinâmica_Planilha1_5" table:style-name="ta1">
        <office:forms form:automatic-focus="false" form:apply-design-mode="false"/>
        <table:table-column table:style-name="co8" table:default-cell-style-name="ce9"/>
        <table:table-column table:style-name="co2" table:default-cell-style-name="ce13"/>
        <table:table-row table:style-name="ro2">
          <table:table-cell table:style-name="ce7" office:value-type="string" calcext:value-type="string">
            <text:p>Source Title</text:p>
          </table:table-cell>
          <table:table-cell table:style-name="ce11" office:value-type="string" calcext:value-type="string">
            <text:p>Cont.Núm - Source Title</text:p>
          </table:table-cell>
        </table:table-row>
        <table:table-row table:style-name="ro2">
          <table:table-cell table:style-name="ce8" office:value-type="string" calcext:value-type="string">
            <text:p>Total Resultado</text:p>
          </table:table-cell>
          <table:table-cell table:style-name="ce12" office:value-type="float" office:value="74" calcext:value-type="float">
            <text:p>74</text:p>
          </table:table-cell>
        </table:table-row>
        <table:table-row table:style-name="ro2">
          <table:table-cell office:value-type="string" calcext:value-type="string">
            <text:p>PLoS ONE</text:p>
          </table:table-cell>
          <table:table-cell office:value-type="float" office:value="7" calcext:value-type="float">
            <text:p>7</text:p>
          </table:table-cell>
        </table:table-row>
        <table:table-row table:style-name="ro2">
          <table:table-cell office:value-type="string" calcext:value-type="string">
            <text:p>BMC Infectious Diseases</text:p>
          </table:table-cell>
          <table:table-cell office:value-type="float" office:value="2" calcext:value-type="float">
            <text:p>2</text:p>
          </table:table-cell>
        </table:table-row>
        <table:table-row table:style-name="ro2">
          <table:table-cell office:value-type="string" calcext:value-type="string">
            <text:p>BMC Public Health</text:p>
          </table:table-cell>
          <table:table-cell office:value-type="float" office:value="2" calcext:value-type="float">
            <text:p>2</text:p>
          </table:table-cell>
        </table:table-row>
        <table:table-row table:style-name="ro2">
          <table:table-cell office:value-type="string" calcext:value-type="string">
            <text:p>Clinical Infectious Diseases</text:p>
          </table:table-cell>
          <table:table-cell office:value-type="float" office:value="2" calcext:value-type="float">
            <text:p>2</text:p>
          </table:table-cell>
        </table:table-row>
        <table:table-row table:style-name="ro2">
          <table:table-cell office:value-type="string" calcext:value-type="string">
            <text:p>CMAJ</text:p>
          </table:table-cell>
          <table:table-cell office:value-type="float" office:value="2" calcext:value-type="float">
            <text:p>2</text:p>
          </table:table-cell>
        </table:table-row>
        <table:table-row table:style-name="ro2">
          <table:table-cell office:value-type="string" calcext:value-type="string">
            <text:p>INTERNATIONAL JOURNAL OF ENVIRONMENTAL RESEARCH AND PUBLIC HEALTH</text:p>
          </table:table-cell>
          <table:table-cell office:value-type="float" office:value="2" calcext:value-type="float">
            <text:p>2</text:p>
          </table:table-cell>
        </table:table-row>
        <table:table-row table:style-name="ro2">
          <table:table-cell office:value-type="string" calcext:value-type="string">
            <text:p>International Journal of Infectious Diseases</text:p>
          </table:table-cell>
          <table:table-cell office:value-type="float" office:value="2" calcext:value-type="float">
            <text:p>2</text:p>
          </table:table-cell>
        </table:table-row>
        <table:table-row table:style-name="ro2">
          <table:table-cell office:value-type="string" calcext:value-type="string">
            <text:p>Journal of Korean Medical Science</text:p>
          </table:table-cell>
          <table:table-cell office:value-type="float" office:value="2" calcext:value-type="float">
            <text:p>2</text:p>
          </table:table-cell>
        </table:table-row>
        <table:table-row table:style-name="ro2">
          <table:table-cell office:value-type="string" calcext:value-type="string">
            <text:p>Nature</text:p>
          </table:table-cell>
          <table:table-cell office:value-type="float" office:value="2" calcext:value-type="float">
            <text:p>2</text:p>
          </table:table-cell>
        </table:table-row>
        <table:table-row table:style-name="ro2">
          <table:table-cell office:value-type="string" calcext:value-type="string">
            <text:p>The Lancet Public Health</text:p>
          </table:table-cell>
          <table:table-cell office:value-type="float" office:value="2" calcext:value-type="float">
            <text:p>2</text:p>
          </table:table-cell>
        </table:table-row>
        <table:table-row table:style-name="ro2">
          <table:table-cell table:style-name="ce10" office:value-type="string" calcext:value-type="string">
            <text:p>Annals of Internal Medicine</text:p>
          </table:table-cell>
          <table:table-cell table:style-name="ce14" office:value-type="float" office:value="1" calcext:value-type="float">
            <text:p>1</text:p>
          </table:table-cell>
        </table:table-row>
        <table:table-row table:style-name="ro2">
          <table:table-cell office:value-type="string" calcext:value-type="string">
            <text:p>Artificial Life and Robotics</text:p>
          </table:table-cell>
          <table:table-cell office:value-type="float" office:value="1" calcext:value-type="float">
            <text:p>1</text:p>
          </table:table-cell>
        </table:table-row>
        <table:table-row table:style-name="ro2">
          <table:table-cell office:value-type="string" calcext:value-type="string">
            <text:p>Asian Biomedicine</text:p>
          </table:table-cell>
          <table:table-cell office:value-type="float" office:value="1" calcext:value-type="float">
            <text:p>1</text:p>
          </table:table-cell>
        </table:table-row>
        <table:table-row table:style-name="ro2">
          <table:table-cell office:value-type="string" calcext:value-type="string">
            <text:p>BMC Medicine</text:p>
          </table:table-cell>
          <table:table-cell office:value-type="float" office:value="1" calcext:value-type="float">
            <text:p>1</text:p>
          </table:table-cell>
        </table:table-row>
        <table:table-row table:style-name="ro2">
          <table:table-cell office:value-type="string" calcext:value-type="string">
            <text:p>BMJ OPEN</text:p>
          </table:table-cell>
          <table:table-cell office:value-type="float" office:value="1" calcext:value-type="float">
            <text:p>1</text:p>
          </table:table-cell>
        </table:table-row>
        <table:table-row table:style-name="ro2">
          <table:table-cell office:value-type="string" calcext:value-type="string">
            <text:p>BMJ-BRITISH MEDICAL JOURNAL</text:p>
          </table:table-cell>
          <table:table-cell office:value-type="float" office:value="1" calcext:value-type="float">
            <text:p>1</text:p>
          </table:table-cell>
        </table:table-row>
        <table:table-row table:style-name="ro2">
          <table:table-cell office:value-type="string" calcext:value-type="string">
            <text:p>Bulletin of the World Health Organization</text:p>
          </table:table-cell>
          <table:table-cell office:value-type="float" office:value="1" calcext:value-type="float">
            <text:p>1</text:p>
          </table:table-cell>
        </table:table-row>
        <table:table-row table:style-name="ro2">
          <table:table-cell office:value-type="string" calcext:value-type="string">
            <text:p>Chaos, Solitons and Fractals</text:p>
          </table:table-cell>
          <table:table-cell office:value-type="float" office:value="1" calcext:value-type="float">
            <text:p>1</text:p>
          </table:table-cell>
        </table:table-row>
        <table:table-row table:style-name="ro2">
          <table:table-cell office:value-type="string" calcext:value-type="string">
            <text:p>ECONOMETRICS JOURNAL</text:p>
          </table:table-cell>
          <table:table-cell office:value-type="float" office:value="1" calcext:value-type="float">
            <text:p>1</text:p>
          </table:table-cell>
        </table:table-row>
        <table:table-row table:style-name="ro2">
          <table:table-cell office:value-type="string" calcext:value-type="string">
            <text:p>EPIDEMIOLOGY</text:p>
          </table:table-cell>
          <table:table-cell office:value-type="float" office:value="1" calcext:value-type="float">
            <text:p>1</text:p>
          </table:table-cell>
        </table:table-row>
        <table:table-row table:style-name="ro2">
          <table:table-cell office:value-type="string" calcext:value-type="string">
            <text:p>European Journal of Operational Research</text:p>
          </table:table-cell>
          <table:table-cell office:value-type="float" office:value="1" calcext:value-type="float">
            <text:p>1</text:p>
          </table:table-cell>
        </table:table-row>
        <table:table-row table:style-name="ro2">
          <table:table-cell office:value-type="string" calcext:value-type="string">
            <text:p>IEEE Journals</text:p>
          </table:table-cell>
          <table:table-cell office:value-type="float" office:value="1" calcext:value-type="float">
            <text:p>1</text:p>
          </table:table-cell>
        </table:table-row>
        <table:table-row table:style-name="ro2">
          <table:table-cell office:value-type="string" calcext:value-type="string">
            <text:p>INFECTION CONTROL AND HOSPITAL EPIDEMIOLOGY</text:p>
          </table:table-cell>
          <table:table-cell office:value-type="float" office:value="1" calcext:value-type="float">
            <text:p>1</text:p>
          </table:table-cell>
        </table:table-row>
        <table:table-row table:style-name="ro2">
          <table:table-cell office:value-type="string" calcext:value-type="string">
            <text:p>Infectious Disease Modelling</text:p>
          </table:table-cell>
          <table:table-cell office:value-type="float" office:value="1" calcext:value-type="float">
            <text:p>1</text:p>
          </table:table-cell>
        </table:table-row>
        <table:table-row table:style-name="ro2">
          <table:table-cell office:value-type="string" calcext:value-type="string">
            <text:p>Infectious Diseases of Poverty</text:p>
          </table:table-cell>
          <table:table-cell office:value-type="float" office:value="1" calcext:value-type="float">
            <text:p>1</text:p>
          </table:table-cell>
        </table:table-row>
        <table:table-row table:style-name="ro2">
          <table:table-cell office:value-type="string" calcext:value-type="string">
            <text:p>INFLUENZA AND OTHER RESPIRATORY VIRUSES</text:p>
          </table:table-cell>
          <table:table-cell office:value-type="float" office:value="1" calcext:value-type="float">
            <text:p>1</text:p>
          </table:table-cell>
        </table:table-row>
        <table:table-row table:style-name="ro2">
          <table:table-cell office:value-type="string" calcext:value-type="string">
            <text:p>International journal of epidemiology</text:p>
          </table:table-cell>
          <table:table-cell office:value-type="float" office:value="1" calcext:value-type="float">
            <text:p>1</text:p>
          </table:table-cell>
        </table:table-row>
        <table:table-row table:style-name="ro2">
          <table:table-cell office:value-type="string" calcext:value-type="string">
            <text:p>JAMA - Journal of the American Medical Association</text:p>
          </table:table-cell>
          <table:table-cell office:value-type="float" office:value="1" calcext:value-type="float">
            <text:p>1</text:p>
          </table:table-cell>
        </table:table-row>
        <table:table-row table:style-name="ro2">
          <table:table-cell office:value-type="string" calcext:value-type="string">
            <text:p>Journal of Infection</text:p>
          </table:table-cell>
          <table:table-cell office:value-type="float" office:value="1" calcext:value-type="float">
            <text:p>1</text:p>
          </table:table-cell>
        </table:table-row>
        <table:table-row table:style-name="ro2">
          <table:table-cell office:value-type="string" calcext:value-type="string">
            <text:p>Journal of Infectious Diseases</text:p>
          </table:table-cell>
          <table:table-cell office:value-type="float" office:value="1" calcext:value-type="float">
            <text:p>1</text:p>
          </table:table-cell>
        </table:table-row>
        <table:table-row table:style-name="ro2">
          <table:table-cell office:value-type="string" calcext:value-type="string">
            <text:p>Journal of Medical Internet Research</text:p>
          </table:table-cell>
          <table:table-cell office:value-type="float" office:value="1" calcext:value-type="float">
            <text:p>1</text:p>
          </table:table-cell>
        </table:table-row>
        <table:table-row table:style-name="ro2">
          <table:table-cell office:value-type="string" calcext:value-type="string">
            <text:p>Journal of School Health</text:p>
          </table:table-cell>
          <table:table-cell office:value-type="float" office:value="1" calcext:value-type="float">
            <text:p>1</text:p>
          </table:table-cell>
        </table:table-row>
        <table:table-row table:style-name="ro2">
          <table:table-cell office:value-type="string" calcext:value-type="string">
            <text:p>Journal of the American Medical Association</text:p>
          </table:table-cell>
          <table:table-cell office:value-type="float" office:value="1" calcext:value-type="float">
            <text:p>1</text:p>
          </table:table-cell>
        </table:table-row>
        <table:table-row table:style-name="ro2">
          <table:table-cell office:value-type="string" calcext:value-type="string">
            <text:p>Journal of Theoretical Biology</text:p>
          </table:table-cell>
          <table:table-cell office:value-type="float" office:value="1" calcext:value-type="float">
            <text:p>1</text:p>
          </table:table-cell>
        </table:table-row>
        <table:table-row table:style-name="ro2">
          <table:table-cell office:value-type="string" calcext:value-type="string">
            <text:p>Journal of travel medicine</text:p>
          </table:table-cell>
          <table:table-cell office:value-type="float" office:value="1" calcext:value-type="float">
            <text:p>1</text:p>
          </table:table-cell>
        </table:table-row>
        <table:table-row table:style-name="ro2">
          <table:table-cell office:value-type="string" calcext:value-type="string">
            <text:p>Mathematical and Computer Modelling</text:p>
          </table:table-cell>
          <table:table-cell office:value-type="float" office:value="1" calcext:value-type="float">
            <text:p>1</text:p>
          </table:table-cell>
        </table:table-row>
        <table:table-row table:style-name="ro2">
          <table:table-cell office:value-type="string" calcext:value-type="string">
            <text:p>Mathematical Biosciences</text:p>
          </table:table-cell>
          <table:table-cell office:value-type="float" office:value="1" calcext:value-type="float">
            <text:p>1</text:p>
          </table:table-cell>
        </table:table-row>
        <table:table-row table:style-name="ro2">
          <table:table-cell office:value-type="string" calcext:value-type="string">
            <text:p>Mathematical Biosciences and Engineering</text:p>
          </table:table-cell>
          <table:table-cell office:value-type="float" office:value="1" calcext:value-type="float">
            <text:p>1</text:p>
          </table:table-cell>
        </table:table-row>
        <table:table-row table:style-name="ro2">
          <table:table-cell office:value-type="string" calcext:value-type="string">
            <text:p>Mathematical Modelling of Natural Phenomena</text:p>
          </table:table-cell>
          <table:table-cell office:value-type="float" office:value="1" calcext:value-type="float">
            <text:p>1</text:p>
          </table:table-cell>
        </table:table-row>
        <table:table-row table:style-name="ro2">
          <table:table-cell office:value-type="string" calcext:value-type="string">
            <text:p>Medicine (United States)</text:p>
          </table:table-cell>
          <table:table-cell office:value-type="float" office:value="1" calcext:value-type="float">
            <text:p>1</text:p>
          </table:table-cell>
        </table:table-row>
        <table:table-row table:style-name="ro2">
          <table:table-cell office:value-type="string" calcext:value-type="string">
            <text:p>Nature Human Behaviour</text:p>
          </table:table-cell>
          <table:table-cell office:value-type="float" office:value="1" calcext:value-type="float">
            <text:p>1</text:p>
          </table:table-cell>
        </table:table-row>
        <table:table-row table:style-name="ro2">
          <table:table-cell office:value-type="string" calcext:value-type="string">
            <text:p>Nature Medicine</text:p>
          </table:table-cell>
          <table:table-cell office:value-type="float" office:value="1" calcext:value-type="float">
            <text:p>1</text:p>
          </table:table-cell>
        </table:table-row>
        <table:table-row table:style-name="ro2">
          <table:table-cell office:value-type="string" calcext:value-type="string">
            <text:p>PEDIATRIC INFECTIOUS DISEASE JOURNAL</text:p>
          </table:table-cell>
          <table:table-cell office:value-type="float" office:value="1" calcext:value-type="float">
            <text:p>1</text:p>
          </table:table-cell>
        </table:table-row>
        <table:table-row table:style-name="ro2">
          <table:table-cell office:value-type="string" calcext:value-type="string">
            <text:p>PeerJ</text:p>
          </table:table-cell>
          <table:table-cell office:value-type="float" office:value="1" calcext:value-type="float">
            <text:p>1</text:p>
          </table:table-cell>
        </table:table-row>
        <table:table-row table:style-name="ro2">
          <table:table-cell office:value-type="string" calcext:value-type="string">
            <text:p>PREVENTIVE MEDICINE</text:p>
          </table:table-cell>
          <table:table-cell office:value-type="float" office:value="1" calcext:value-type="float">
            <text:p>1</text:p>
          </table:table-cell>
        </table:table-row>
        <table:table-row table:style-name="ro2">
          <table:table-cell office:value-type="string" calcext:value-type="string">
            <text:p>Preventive Medicine Reports</text:p>
          </table:table-cell>
          <table:table-cell office:value-type="float" office:value="1" calcext:value-type="float">
            <text:p>1</text:p>
          </table:table-cell>
        </table:table-row>
        <table:table-row table:style-name="ro2">
          <table:table-cell office:value-type="string" calcext:value-type="string">
            <text:p>Proceedings of the National Academy of Sciences of the United States of America</text:p>
          </table:table-cell>
          <table:table-cell office:value-type="float" office:value="1" calcext:value-type="float">
            <text:p>1</text:p>
          </table:table-cell>
        </table:table-row>
        <table:table-row table:style-name="ro2">
          <table:table-cell office:value-type="string" calcext:value-type="string">
            <text:p>Public Health Reports</text:p>
          </table:table-cell>
          <table:table-cell office:value-type="float" office:value="1" calcext:value-type="float">
            <text:p>1</text:p>
          </table:table-cell>
        </table:table-row>
        <table:table-row table:style-name="ro2">
          <table:table-cell office:value-type="string" calcext:value-type="string">
            <text:p>Safety Science</text:p>
          </table:table-cell>
          <table:table-cell office:value-type="float" office:value="1" calcext:value-type="float">
            <text:p>1</text:p>
          </table:table-cell>
        </table:table-row>
        <table:table-row table:style-name="ro2">
          <table:table-cell office:value-type="string" calcext:value-type="string">
            <text:p>SAGE OPEN MEDICINE</text:p>
          </table:table-cell>
          <table:table-cell office:value-type="float" office:value="1" calcext:value-type="float">
            <text:p>1</text:p>
          </table:table-cell>
        </table:table-row>
        <table:table-row table:style-name="ro2">
          <table:table-cell office:value-type="string" calcext:value-type="string">
            <text:p>Science</text:p>
          </table:table-cell>
          <table:table-cell office:value-type="float" office:value="1" calcext:value-type="float">
            <text:p>1</text:p>
          </table:table-cell>
        </table:table-row>
        <table:table-row table:style-name="ro2">
          <table:table-cell office:value-type="string" calcext:value-type="string">
            <text:p>Science Advances</text:p>
          </table:table-cell>
          <table:table-cell office:value-type="float" office:value="1" calcext:value-type="float">
            <text:p>1</text:p>
          </table:table-cell>
        </table:table-row>
        <table:table-row table:style-name="ro2">
          <table:table-cell office:value-type="string" calcext:value-type="string">
            <text:p>Science of the Total Environment</text:p>
          </table:table-cell>
          <table:table-cell office:value-type="float" office:value="1" calcext:value-type="float">
            <text:p>1</text:p>
          </table:table-cell>
        </table:table-row>
        <table:table-row table:style-name="ro2">
          <table:table-cell office:value-type="string" calcext:value-type="string">
            <text:p>Scientific Reports</text:p>
          </table:table-cell>
          <table:table-cell office:value-type="float" office:value="1" calcext:value-type="float">
            <text:p>1</text:p>
          </table:table-cell>
        </table:table-row>
        <table:table-row table:style-name="ro2">
          <table:table-cell office:value-type="string" calcext:value-type="string">
            <text:p>Swiss Medical Weekly</text:p>
          </table:table-cell>
          <table:table-cell office:value-type="float" office:value="1" calcext:value-type="float">
            <text:p>1</text:p>
          </table:table-cell>
        </table:table-row>
        <table:table-row table:style-name="ro2">
          <table:table-cell office:value-type="string" calcext:value-type="string">
            <text:p>The Lancet</text:p>
          </table:table-cell>
          <table:table-cell office:value-type="float" office:value="1" calcext:value-type="float">
            <text:p>1</text:p>
          </table:table-cell>
        </table:table-row>
        <table:table-row table:style-name="ro2">
          <table:table-cell office:value-type="string" calcext:value-type="string">
            <text:p>The Lancet Digital Health</text:p>
          </table:table-cell>
          <table:table-cell office:value-type="float" office:value="1" calcext:value-type="float">
            <text:p>1</text:p>
          </table:table-cell>
        </table:table-row>
        <table:table-row table:style-name="ro2">
          <table:table-cell office:value-type="string" calcext:value-type="string">
            <text:p>The Lancet Infectious Diseases</text:p>
          </table:table-cell>
          <table:table-cell office:value-type="float" office:value="1" calcext:value-type="float">
            <text:p>1</text:p>
          </table:table-cell>
        </table:table-row>
        <table:table-row table:style-name="ro2">
          <table:table-cell office:value-type="string" calcext:value-type="string">
            <text:p>TRANSLATIONAL RESEARCH</text:p>
          </table:table-cell>
          <table:table-cell office:value-type="float" office:value="1" calcext:value-type="float">
            <text:p>1</text:p>
          </table:table-cell>
        </table:table-row>
        <table:table-row table:style-name="ro2">
          <table:table-cell office:value-type="string" calcext:value-type="string">
            <text:p>(vazio)</text:p>
          </table:table-cell>
          <table:table-cell table:style-name="ce15"/>
        </table:table-row>
      </table:table>
      <table:table table:name="Tabela dinâmica_Planilha1_3" table:style-name="ta1">
        <office:forms form:automatic-focus="false" form:apply-design-mode="false"/>
        <table:shapes>
          <draw:frame draw:z-index="0" draw:style-name="gr1" draw:text-style-name="P1" svg:width="15.999cm" svg:height="8.999cm" svg:x="7.363cm" svg:y="2.207cm">
            <draw:object draw:notify-on-update-of-ranges="'Tabela dinâmica_Planilha1_3'.A3:'Tabela dinâmica_Planilha1_3'.A22 'Tabela dinâmica_Planilha1_3'.B3:'Tabela dinâmica_Planilha1_3'.B22" xlink:href="./Object 4" xlink:type="simple" xlink:show="embed" xlink:actuate="onLoad">
              <loext:p/>
            </draw:object>
            <draw:image xlink:href="./ObjectReplacements/Object 4" xlink:type="simple" xlink:show="embed" xlink:actuate="onLoad"/>
          </draw:frame>
        </table:shapes>
        <table:table-column table:style-name="co2" table:default-cell-style-name="ce9"/>
        <table:table-column table:style-name="co2" table:default-cell-style-name="ce13"/>
        <table:table-row table:style-name="ro2">
          <table:table-cell table:style-name="ce7" office:value-type="string" calcext:value-type="string">
            <text:p>Método</text:p>
          </table:table-cell>
          <table:table-cell table:style-name="ce11" office:value-type="string" calcext:value-type="string">
            <text:p>Cont.Núm - Método</text:p>
          </table:table-cell>
        </table:table-row>
        <table:table-row table:style-name="ro2">
          <table:table-cell table:style-name="ce8" office:value-type="string" calcext:value-type="string">
            <text:p>Total Resultado</text:p>
          </table:table-cell>
          <table:table-cell table:style-name="ce12" office:value-type="float" office:value="74" calcext:value-type="float">
            <text:p>74</text:p>
          </table:table-cell>
        </table:table-row>
        <table:table-row table:style-name="ro2">
          <table:table-cell office:value-type="string" calcext:value-type="string">
            <text:p>Modelo Epidêmico</text:p>
          </table:table-cell>
          <table:table-cell office:value-type="float" office:value="22" calcext:value-type="float">
            <text:p>22</text:p>
          </table:table-cell>
        </table:table-row>
        <table:table-row table:style-name="ro2">
          <table:table-cell office:value-type="string" calcext:value-type="string">
            <text:p>Regressão</text:p>
          </table:table-cell>
          <table:table-cell office:value-type="float" office:value="11" calcext:value-type="float">
            <text:p>11</text:p>
          </table:table-cell>
        </table:table-row>
        <table:table-row table:style-name="ro2">
          <table:table-cell office:value-type="string" calcext:value-type="string">
            <text:p>Ensaio Clínico</text:p>
          </table:table-cell>
          <table:table-cell office:value-type="float" office:value="10" calcext:value-type="float">
            <text:p>10</text:p>
          </table:table-cell>
        </table:table-row>
        <table:table-row table:style-name="ro2">
          <table:table-cell table:style-name="ce10" office:value-type="string" calcext:value-type="string">
            <text:p>Análise Estatística</text:p>
          </table:table-cell>
          <table:table-cell table:style-name="ce14" office:value-type="float" office:value="5" calcext:value-type="float">
            <text:p>5</text:p>
          </table:table-cell>
        </table:table-row>
        <table:table-row table:style-name="ro2">
          <table:table-cell office:value-type="string" calcext:value-type="string">
            <text:p>Coleta de Dados</text:p>
          </table:table-cell>
          <table:table-cell office:value-type="float" office:value="4" calcext:value-type="float">
            <text:p>4</text:p>
          </table:table-cell>
        </table:table-row>
        <table:table-row table:style-name="ro2">
          <table:table-cell office:value-type="string" calcext:value-type="string">
            <text:p>Modelo Estocástico</text:p>
          </table:table-cell>
          <table:table-cell office:value-type="float" office:value="3" calcext:value-type="float">
            <text:p>3</text:p>
          </table:table-cell>
        </table:table-row>
        <table:table-row table:style-name="ro2">
          <table:table-cell office:value-type="string" calcext:value-type="string">
            <text:p>Simulação</text:p>
          </table:table-cell>
          <table:table-cell table:style-name="ce26" office:value-type="float" office:value="3" calcext:value-type="float">
            <text:p>3</text:p>
          </table:table-cell>
        </table:table-row>
        <table:table-row table:style-name="ro2">
          <table:table-cell office:value-type="string" calcext:value-type="string">
            <text:p>Estudo de Caso</text:p>
          </table:table-cell>
          <table:table-cell office:value-type="float" office:value="2" calcext:value-type="float">
            <text:p>2</text:p>
          </table:table-cell>
        </table:table-row>
        <table:table-row table:style-name="ro2">
          <table:table-cell office:value-type="string" calcext:value-type="string">
            <text:p>Modelo Bayesiano</text:p>
          </table:table-cell>
          <table:table-cell office:value-type="float" office:value="2" calcext:value-type="float">
            <text:p>2</text:p>
          </table:table-cell>
        </table:table-row>
        <table:table-row table:style-name="ro2">
          <table:table-cell office:value-type="string" calcext:value-type="string">
            <text:p>Séries Temporais</text:p>
          </table:table-cell>
          <table:table-cell office:value-type="float" office:value="2" calcext:value-type="float">
            <text:p>2</text:p>
          </table:table-cell>
        </table:table-row>
        <table:table-row table:style-name="ro2">
          <table:table-cell office:value-type="string" calcext:value-type="string">
            <text:p>Cadeia de Markov</text:p>
          </table:table-cell>
          <table:table-cell office:value-type="float" office:value="1" calcext:value-type="float">
            <text:p>1</text:p>
          </table:table-cell>
        </table:table-row>
        <table:table-row table:style-name="ro2">
          <table:table-cell office:value-type="string" calcext:value-type="string">
            <text:p>Cálculos Analíticos</text:p>
          </table:table-cell>
          <table:table-cell office:value-type="float" office:value="1" calcext:value-type="float">
            <text:p>1</text:p>
          </table:table-cell>
        </table:table-row>
        <table:table-row table:style-name="ro2">
          <table:table-cell office:value-type="string" calcext:value-type="string">
            <text:p>Controle Sintético</text:p>
          </table:table-cell>
          <table:table-cell office:value-type="float" office:value="1" calcext:value-type="float">
            <text:p>1</text:p>
          </table:table-cell>
        </table:table-row>
        <table:table-row table:style-name="ro2">
          <table:table-cell office:value-type="string" calcext:value-type="string">
            <text:p>Inteligencia Artificial</text:p>
          </table:table-cell>
          <table:table-cell office:value-type="float" office:value="1" calcext:value-type="float">
            <text:p>1</text:p>
          </table:table-cell>
        </table:table-row>
        <table:table-row table:style-name="ro2">
          <table:table-cell office:value-type="string" calcext:value-type="string">
            <text:p>ISTAM</text:p>
          </table:table-cell>
          <table:table-cell office:value-type="float" office:value="1" calcext:value-type="float">
            <text:p>1</text:p>
          </table:table-cell>
        </table:table-row>
        <table:table-row table:style-name="ro2">
          <table:table-cell office:value-type="string" calcext:value-type="string">
            <text:p>Kalman Filtering </text:p>
          </table:table-cell>
          <table:table-cell office:value-type="float" office:value="1" calcext:value-type="float">
            <text:p>1</text:p>
          </table:table-cell>
        </table:table-row>
        <table:table-row table:style-name="ro2">
          <table:table-cell office:value-type="string" calcext:value-type="string">
            <text:p>Métodos Econométricos</text:p>
          </table:table-cell>
          <table:table-cell office:value-type="float" office:value="1" calcext:value-type="float">
            <text:p>1</text:p>
          </table:table-cell>
        </table:table-row>
        <table:table-row table:style-name="ro2">
          <table:table-cell office:value-type="string" calcext:value-type="string">
            <text:p>Modelo Contrafactual</text:p>
          </table:table-cell>
          <table:table-cell office:value-type="float" office:value="1" calcext:value-type="float">
            <text:p>1</text:p>
          </table:table-cell>
        </table:table-row>
        <table:table-row table:style-name="ro2">
          <table:table-cell office:value-type="string" calcext:value-type="string">
            <text:p>Modelo Poysson</text:p>
          </table:table-cell>
          <table:table-cell office:value-type="float" office:value="1" calcext:value-type="float">
            <text:p>1</text:p>
          </table:table-cell>
        </table:table-row>
        <table:table-row table:style-name="ro2">
          <table:table-cell office:value-type="string" calcext:value-type="string">
            <text:p>Rede Neural</text:p>
          </table:table-cell>
          <table:table-cell office:value-type="float" office:value="1" calcext:value-type="float">
            <text:p>1</text:p>
          </table:table-cell>
        </table:table-row>
      </table:table>
      <table:table table:name="Planilha9" table:style-name="ta1">
        <office:forms form:automatic-focus="false" form:apply-design-mode="false"/>
        <table:shapes>
          <draw:frame draw:z-index="0" draw:style-name="gr1" draw:text-style-name="P1" svg:width="17.391cm" svg:height="10.115cm" svg:x="12.54cm" svg:y="1.325cm">
            <draw:object draw:notify-on-update-of-ranges="Planilha9.A1:Planilha9.A1 Planilha9.A2:Planilha9.A21 Planilha9.B1:Planilha9.B1 Planilha9.B2:Planilha9.B21 Planilha9.C1:Planilha9.C1 Planilha9.C2:Planilha9.C21" xlink:href="./Object 3" xlink:type="simple" xlink:show="embed" xlink:actuate="onLoad">
              <loext:p/>
            </draw:object>
            <draw:image xlink:href="./ObjectReplacements/Object 3" xlink:type="simple" xlink:show="embed" xlink:actuate="onLoad"/>
          </draw:frame>
        </table:shapes>
        <table:table-column table:style-name="co2" table:number-columns-repeated="3" table:default-cell-style-name="Default"/>
        <table:table-row table:style-name="ro2">
          <table:table-cell/>
          <table:table-cell office:value-type="string" calcext:value-type="string">
            <text:p>Influenza/Gripe</text:p>
          </table:table-cell>
          <table:table-cell office:value-type="string" calcext:value-type="string">
            <text:p>COVID-19</text:p>
          </table:table-cell>
        </table:table-row>
        <table:table-row table:style-name="ro2">
          <table:table-cell office:value-type="string" calcext:value-type="string">
            <text:p>Modelo Epidêmico</text:p>
          </table:table-cell>
          <table:table-cell office:value-type="float" office:value="3" calcext:value-type="float">
            <text:p>3</text:p>
          </table:table-cell>
          <table:table-cell office:value-type="float" office:value="17" calcext:value-type="float">
            <text:p>17</text:p>
          </table:table-cell>
        </table:table-row>
        <table:table-row table:style-name="ro2">
          <table:table-cell office:value-type="string" calcext:value-type="string">
            <text:p>Regressão</text:p>
          </table:table-cell>
          <table:table-cell office:value-type="float" office:value="4" calcext:value-type="float">
            <text:p>4</text:p>
          </table:table-cell>
          <table:table-cell office:value-type="float" office:value="7" calcext:value-type="float">
            <text:p>7</text:p>
          </table:table-cell>
        </table:table-row>
        <table:table-row table:style-name="ro2">
          <table:table-cell office:value-type="string" calcext:value-type="string">
            <text:p>Ensaio Clínico</text:p>
          </table:table-cell>
          <table:table-cell office:value-type="float" office:value="10" calcext:value-type="float">
            <text:p>10</text:p>
          </table:table-cell>
          <table:table-cell/>
        </table:table-row>
        <table:table-row table:style-name="ro2">
          <table:table-cell office:value-type="string" calcext:value-type="string">
            <text:p>Análise Estatística</text:p>
          </table:table-cell>
          <table:table-cell office:value-type="float" office:value="2" calcext:value-type="float">
            <text:p>2</text:p>
          </table:table-cell>
          <table:table-cell office:value-type="float" office:value="3" calcext:value-type="float">
            <text:p>3</text:p>
          </table:table-cell>
        </table:table-row>
        <table:table-row table:style-name="ro2">
          <table:table-cell office:value-type="string" calcext:value-type="string">
            <text:p>Coleta de Dados</text:p>
          </table:table-cell>
          <table:table-cell office:value-type="float" office:value="4" calcext:value-type="float">
            <text:p>4</text:p>
          </table:table-cell>
          <table:table-cell/>
        </table:table-row>
        <table:table-row table:style-name="ro2">
          <table:table-cell office:value-type="string" calcext:value-type="string">
            <text:p>Modelo Estocástico</text:p>
          </table:table-cell>
          <table:table-cell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Simulação</text:p>
          </table:table-cell>
          <table:table-cell office:value-type="float" office:value="2" calcext:value-type="float">
            <text:p>2</text:p>
          </table:table-cell>
          <table:table-cell office:value-type="float" office:value="1" calcext:value-type="float">
            <text:p>1</text:p>
          </table:table-cell>
        </table:table-row>
        <table:table-row table:style-name="ro2">
          <table:table-cell office:value-type="string" calcext:value-type="string">
            <text:p>Estudo de Caso</text:p>
          </table:table-cell>
          <table:table-cell office:value-type="float" office:value="2" calcext:value-type="float">
            <text:p>2</text:p>
          </table:table-cell>
          <table:table-cell/>
        </table:table-row>
        <table:table-row table:style-name="ro2">
          <table:table-cell office:value-type="string" calcext:value-type="string">
            <text:p>Modelo Bayesiano</text:p>
          </table:table-cell>
          <table:table-cell/>
          <table:table-cell office:value-type="float" office:value="1" calcext:value-type="float">
            <text:p>1</text:p>
          </table:table-cell>
        </table:table-row>
        <table:table-row table:style-name="ro2">
          <table:table-cell office:value-type="string" calcext:value-type="string">
            <text:p>Séries Temporais</text:p>
          </table:table-cell>
          <table:table-cell/>
          <table:table-cell office:value-type="float" office:value="2" calcext:value-type="float">
            <text:p>2</text:p>
          </table:table-cell>
        </table:table-row>
        <table:table-row table:style-name="ro2">
          <table:table-cell office:value-type="string" calcext:value-type="string">
            <text:p>Cadeia de Markov</text:p>
          </table:table-cell>
          <table:table-cell/>
          <table:table-cell office:value-type="float" office:value="1" calcext:value-type="float">
            <text:p>1</text:p>
          </table:table-cell>
        </table:table-row>
        <table:table-row table:style-name="ro2">
          <table:table-cell office:value-type="string" calcext:value-type="string">
            <text:p>Cálculos Analíticos</text:p>
          </table:table-cell>
          <table:table-cell office:value-type="float" office:value="1" calcext:value-type="float">
            <text:p>1</text:p>
          </table:table-cell>
          <table:table-cell/>
        </table:table-row>
        <table:table-row table:style-name="ro2">
          <table:table-cell office:value-type="string" calcext:value-type="string">
            <text:p>Controle Sintético</text:p>
          </table:table-cell>
          <table:table-cell/>
          <table:table-cell office:value-type="float" office:value="1" calcext:value-type="float">
            <text:p>1</text:p>
          </table:table-cell>
        </table:table-row>
        <table:table-row table:style-name="ro2">
          <table:table-cell office:value-type="string" calcext:value-type="string">
            <text:p>Inteligencia Artificial</text:p>
          </table:table-cell>
          <table:table-cell/>
          <table:table-cell office:value-type="float" office:value="1" calcext:value-type="float">
            <text:p>1</text:p>
          </table:table-cell>
        </table:table-row>
        <table:table-row table:style-name="ro2">
          <table:table-cell office:value-type="string" calcext:value-type="string">
            <text:p>ISTAM</text:p>
          </table:table-cell>
          <table:table-cell office:value-type="float" office:value="1" calcext:value-type="float">
            <text:p>1</text:p>
          </table:table-cell>
          <table:table-cell/>
        </table:table-row>
        <table:table-row table:style-name="ro2">
          <table:table-cell office:value-type="string" calcext:value-type="string">
            <text:p>Kalman Filtering </text:p>
          </table:table-cell>
          <table:table-cell/>
          <table:table-cell office:value-type="float" office:value="1" calcext:value-type="float">
            <text:p>1</text:p>
          </table:table-cell>
        </table:table-row>
        <table:table-row table:style-name="ro2">
          <table:table-cell office:value-type="string" calcext:value-type="string">
            <text:p>Métodos Econométricos</text:p>
          </table:table-cell>
          <table:table-cell/>
          <table:table-cell office:value-type="float" office:value="1" calcext:value-type="float">
            <text:p>1</text:p>
          </table:table-cell>
        </table:table-row>
        <table:table-row table:style-name="ro2">
          <table:table-cell office:value-type="string" calcext:value-type="string">
            <text:p>Modelo Contrafactual</text:p>
          </table:table-cell>
          <table:table-cell/>
          <table:table-cell office:value-type="float" office:value="1" calcext:value-type="float">
            <text:p>1</text:p>
          </table:table-cell>
        </table:table-row>
        <table:table-row table:style-name="ro2">
          <table:table-cell office:value-type="string" calcext:value-type="string">
            <text:p>Modelo Poysson</text:p>
          </table:table-cell>
          <table:table-cell office:value-type="float" office:value="1" calcext:value-type="float">
            <text:p>1</text:p>
          </table:table-cell>
          <table:table-cell/>
        </table:table-row>
        <table:table-row table:style-name="ro2">
          <table:table-cell office:value-type="string" calcext:value-type="string">
            <text:p>Rede Neural</text:p>
          </table:table-cell>
          <table:table-cell/>
          <table:table-cell office:value-type="float" office:value="1" calcext:value-type="float">
            <text:p>1</text:p>
          </table:table-cell>
        </table:table-row>
      </table:table>
      <table:table table:name="Planilha9_2" table:style-name="ta1">
        <office:forms form:automatic-focus="false" form:apply-design-mode="false"/>
        <table:table-column table:style-name="co2" table:number-columns-repeated="3" table:default-cell-style-name="Default"/>
        <table:table-row table:style-name="ro2">
          <table:table-cell/>
          <table:table-cell office:value-type="string" calcext:value-type="string">
            <text:p>Influenza/Gripe</text:p>
          </table:table-cell>
          <table:table-cell office:value-type="string" calcext:value-type="string">
            <text:p>COVID-19</text:p>
          </table:table-cell>
        </table:table-row>
        <table:table-row table:style-name="ro2">
          <table:table-cell office:value-type="string" calcext:value-type="string">
            <text:p>Computacional</text:p>
          </table:table-cell>
          <table:table-cell office:value-type="float" office:value="4" calcext:value-type="float">
            <text:p>4</text:p>
          </table:table-cell>
          <table:table-cell office:value-type="float" office:value="2" calcext:value-type="float">
            <text:p>2</text:p>
          </table:table-cell>
        </table:table-row>
        <table:table-row table:style-name="ro2">
          <table:table-cell office:value-type="string" calcext:value-type="string">
            <text:p>Matemático/Estatístico</text:p>
          </table:table-cell>
          <table:table-cell office:value-type="float" office:value="10" calcext:value-type="float">
            <text:p>10</text:p>
          </table:table-cell>
          <table:table-cell office:value-type="float" office:value="38" calcext:value-type="float">
            <text:p>38</text:p>
          </table:table-cell>
        </table:table-row>
        <table:table-row table:style-name="ro2">
          <table:table-cell office:value-type="string" calcext:value-type="string">
            <text:p>Observacional</text:p>
          </table:table-cell>
          <table:table-cell office:value-type="float" office:value="7" calcext:value-type="float">
            <text:p>7</text:p>
          </table:table-cell>
          <table:table-cell office:value-type="float" office:value="1" calcext:value-type="float">
            <text:p>1</text:p>
          </table:table-cell>
        </table:table-row>
        <table:table-row table:style-name="ro2">
          <table:table-cell office:value-type="string" calcext:value-type="string">
            <text:p>Experimental</text:p>
          </table:table-cell>
          <table:table-cell office:value-type="float" office:value="10" calcext:value-type="float">
            <text:p>10</text:p>
          </table:table-cell>
          <table:table-cell/>
        </table:table-row>
      </table:table>
      <table:table table:name="Planilha5" table:style-name="ta1">
        <office:forms form:automatic-focus="false" form:apply-design-mode="false"/>
        <table:shapes>
          <draw:frame draw:z-index="0" draw:style-name="gr1" draw:text-style-name="P1" svg:width="15.999cm" svg:height="8.999cm" svg:x="4.554cm" svg:y="2.991cm">
            <draw:object draw:notify-on-update-of-ranges="Planilha5.B1:Planilha5.P1 Planilha5.A2:Planilha5.A2 Planilha5.B2:Planilha5.P2 Planilha5.A3:Planilha5.A3 Planilha5.B3:Planilha5.P3 Planilha5.A4:Planilha5.A4 Planilha5.B4:Planilha5.P4" xlink:href="./Object 2" xlink:type="simple" xlink:show="embed" xlink:actuate="onLoad">
              <loext:p/>
            </draw:object>
            <draw:image xlink:href="./ObjectReplacements/Object 2" xlink:type="simple" xlink:show="embed" xlink:actuate="onLoad"/>
          </draw:frame>
        </table:shapes>
        <table:table-column table:style-name="co2" table:number-columns-repeated="16" table:default-cell-style-name="Default"/>
        <table:table-row table:style-name="ro2">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row>
        <table:table-row table:style-name="ro2">
          <table:table-cell office:value-type="string" calcext:value-type="string">
            <text:p>COVID-19</text:p>
          </table:table-cell>
          <table:table-cell table:number-columns-repeated="13"/>
          <table:table-cell office:value-type="float" office:value="39" calcext:value-type="float">
            <text:p>39</text:p>
          </table:table-cell>
          <table:table-cell office:value-type="float" office:value="2" calcext:value-type="float">
            <text:p>2</text:p>
          </table:table-cell>
        </table:table-row>
        <table:table-row table:style-name="ro2">
          <table:table-cell office:value-type="string" calcext:value-type="string">
            <text:p>Indefinido</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number-columns-repeated="7"/>
        </table:table-row>
        <table:table-row table:style-name="ro2">
          <table:table-cell office:value-type="string" calcext:value-type="string">
            <text:p>Influenza/Gripe</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row>
      </table:table>
      <table:table table:name="Tabela dinâmica_Planilha1_1" table:style-name="ta1">
        <office:forms form:automatic-focus="false" form:apply-design-mode="false"/>
        <table:shapes>
          <draw:frame draw:z-index="0" draw:style-name="gr1" draw:text-style-name="P1" svg:width="15.999cm" svg:height="8.999cm" svg:x="12.304cm" svg:y="2.267cm">
            <draw:object draw:notify-on-update-of-ranges="'Tabela dinâmica_Planilha1_1'.A2:'Tabela dinâmica_Planilha1_1'.A5 'Tabela dinâmica_Planilha1_1'.B2:'Tabela dinâmica_Planilha1_1'.B5" xlink:href="./Object 1" xlink:type="simple" xlink:show="embed" xlink:actuate="onLoad">
              <loext:p/>
            </draw:object>
            <draw:image xlink:href="./ObjectReplacements/Object 1" xlink:type="simple" xlink:show="embed" xlink:actuate="onLoad"/>
          </draw:frame>
        </table:shapes>
        <table:table-column table:style-name="co2" table:default-cell-style-name="ce9"/>
        <table:table-column table:style-name="co2" table:default-cell-style-name="ce13"/>
        <table:table-row table:style-name="ro2">
          <table:table-cell table:style-name="ce7" office:value-type="string" calcext:value-type="string">
            <text:p>Classificação</text:p>
          </table:table-cell>
          <table:table-cell table:style-name="ce11" office:value-type="string" calcext:value-type="string">
            <text:p>Cont.Núm - Classificação</text:p>
          </table:table-cell>
        </table:table-row>
        <table:table-row table:style-name="ro2">
          <table:table-cell table:style-name="ce10" office:value-type="string" calcext:value-type="string">
            <text:p>Computacional</text:p>
          </table:table-cell>
          <table:table-cell table:style-name="ce14" office:value-type="float" office:value="6" calcext:value-type="float">
            <text:p>6</text:p>
          </table:table-cell>
        </table:table-row>
        <table:table-row table:style-name="ro2">
          <table:table-cell office:value-type="string" calcext:value-type="string">
            <text:p>Experimental</text:p>
          </table:table-cell>
          <table:table-cell office:value-type="float" office:value="10" calcext:value-type="float">
            <text:p>10</text:p>
          </table:table-cell>
        </table:table-row>
        <table:table-row table:style-name="ro2">
          <table:table-cell office:value-type="string" calcext:value-type="string">
            <text:p>Matemático/Estatístico</text:p>
          </table:table-cell>
          <table:table-cell office:value-type="float" office:value="50" calcext:value-type="float">
            <text:p>50</text:p>
          </table:table-cell>
        </table:table-row>
        <table:table-row table:style-name="ro2">
          <table:table-cell office:value-type="string" calcext:value-type="string">
            <text:p>Observacional</text:p>
          </table:table-cell>
          <table:table-cell table:style-name="ce26" office:value-type="float" office:value="8" calcext:value-type="float">
            <text:p>8</text:p>
          </table:table-cell>
        </table:table-row>
        <table:table-row table:style-name="ro2">
          <table:table-cell table:style-name="ce8" office:value-type="string" calcext:value-type="string">
            <text:p>Total Resultado</text:p>
          </table:table-cell>
          <table:table-cell table:style-name="ce12" office:value-type="float" office:value="74" calcext:value-type="float">
            <text:p>74</text:p>
          </table:table-cell>
        </table:table-row>
      </table:table>
      <table:table table:name="Autores" table:style-name="ta1">
        <office:forms form:automatic-focus="false" form:apply-design-mode="false"/>
        <table:table-column table:style-name="co2" table:default-cell-style-name="Default"/>
        <table:table-row table:style-name="ro2">
          <table:table-cell office:value-type="string" calcext:value-type="string">
            <text:p>Autores</text:p>
          </table:table-cell>
        </table:table-row>
        <table:table-row table:style-name="ro2">
          <table:table-cell office:value-type="string" calcext:value-type="string">
            <text:p>Awaid S.A.</text:p>
          </table:table-cell>
        </table:table-row>
        <table:table-row table:style-name="ro2">
          <table:table-cell office:value-type="string" calcext:value-type="string">
            <text:p>Mahomed O.</text:p>
          </table:table-cell>
        </table:table-row>
        <table:table-row table:style-name="ro2">
          <table:table-cell office:value-type="string" calcext:value-type="string">
            <text:p>Cho S.W.</text:p>
          </table:table-cell>
        </table:table-row>
        <table:table-row table:style-name="ro2">
          <table:table-cell office:value-type="string" calcext:value-type="string">
            <text:p>Islam N.</text:p>
          </table:table-cell>
        </table:table-row>
        <table:table-row table:style-name="ro2">
          <table:table-cell office:value-type="string" calcext:value-type="string">
            <text:p>Sharp S.J.</text:p>
          </table:table-cell>
        </table:table-row>
        <table:table-row table:style-name="ro2">
          <table:table-cell office:value-type="string" calcext:value-type="string">
            <text:p>Chowell G.</text:p>
          </table:table-cell>
        </table:table-row>
        <table:table-row table:style-name="ro2">
          <table:table-cell office:value-type="string" calcext:value-type="string">
            <text:p>Shabnam S.</text:p>
          </table:table-cell>
        </table:table-row>
        <table:table-row table:style-name="ro2">
          <table:table-cell office:value-type="string" calcext:value-type="string">
            <text:p>Kawachi I.</text:p>
          </table:table-cell>
        </table:table-row>
        <table:table-row table:style-name="ro2">
          <table:table-cell office:value-type="string" calcext:value-type="string">
            <text:p>Lacey B.</text:p>
          </table:table-cell>
        </table:table-row>
        <table:table-row table:style-name="ro2">
          <table:table-cell office:value-type="string" calcext:value-type="string">
            <text:p>Massaro J.M.</text:p>
          </table:table-cell>
        </table:table-row>
        <table:table-row table:style-name="ro2">
          <table:table-cell office:value-type="string" calcext:value-type="string">
            <text:p>D'Agostino R.B.</text:p>
          </table:table-cell>
        </table:table-row>
        <table:table-row table:style-name="ro2">
          <table:table-cell office:value-type="string" calcext:value-type="string">
            <text:p>White M.</text:p>
          </table:table-cell>
        </table:table-row>
        <table:table-row table:style-name="ro2">
          <table:table-cell office:value-type="string" calcext:value-type="string">
            <text:p>MacIntyre C.R.</text:p>
          </table:table-cell>
        </table:table-row>
        <table:table-row table:style-name="ro2">
          <table:table-cell office:value-type="string" calcext:value-type="string">
            <text:p>Zhang Y.</text:p>
          </table:table-cell>
        </table:table-row>
        <table:table-row table:style-name="ro2">
          <table:table-cell office:value-type="string" calcext:value-type="string">
            <text:p>Chughtai A.A.</text:p>
          </table:table-cell>
        </table:table-row>
        <table:table-row table:style-name="ro2">
          <table:table-cell office:value-type="string" calcext:value-type="string">
            <text:p>Seale H.</text:p>
          </table:table-cell>
        </table:table-row>
        <table:table-row table:style-name="ro2">
          <table:table-cell office:value-type="string" calcext:value-type="string">
            <text:p>Zhang D.T.</text:p>
          </table:table-cell>
        </table:table-row>
        <table:table-row table:style-name="ro2">
          <table:table-cell office:value-type="string" calcext:value-type="string">
            <text:p>Chu Y.H.</text:p>
          </table:table-cell>
        </table:table-row>
        <table:table-row table:style-name="ro2">
          <table:table-cell office:value-type="string" calcext:value-type="string">
            <text:p>Zhang H.Y.</text:p>
          </table:table-cell>
        </table:table-row>
        <table:table-row table:style-name="ro2">
          <table:table-cell office:value-type="string" calcext:value-type="string">
            <text:p>Rahman B.</text:p>
          </table:table-cell>
        </table:table-row>
        <table:table-row table:style-name="ro2">
          <table:table-cell office:value-type="string" calcext:value-type="string">
            <text:p>Wang Q.Y.</text:p>
          </table:table-cell>
        </table:table-row>
        <table:table-row table:style-name="ro2">
          <table:table-cell office:value-type="string" calcext:value-type="string">
            <text:p>Ram P.K.</text:p>
          </table:table-cell>
        </table:table-row>
        <table:table-row table:style-name="ro2">
          <table:table-cell office:value-type="string" calcext:value-type="string">
            <text:p>DiVita M.A.</text:p>
          </table:table-cell>
        </table:table-row>
        <table:table-row table:style-name="ro2">
          <table:table-cell office:value-type="string" calcext:value-type="string">
            <text:p>Khatun-e-Jannat K.</text:p>
          </table:table-cell>
        </table:table-row>
        <table:table-row table:style-name="ro2">
          <table:table-cell office:value-type="string" calcext:value-type="string">
            <text:p>Islam M.</text:p>
          </table:table-cell>
        </table:table-row>
        <table:table-row table:style-name="ro2">
          <table:table-cell office:value-type="string" calcext:value-type="string">
            <text:p>Krytus K.</text:p>
          </table:table-cell>
        </table:table-row>
        <table:table-row table:style-name="ro2">
          <table:table-cell office:value-type="string" calcext:value-type="string">
            <text:p>Cercone E.</text:p>
          </table:table-cell>
        </table:table-row>
        <table:table-row table:style-name="ro2">
          <table:table-cell office:value-type="string" calcext:value-type="string">
            <text:p>Sohel B.M.</text:p>
          </table:table-cell>
        </table:table-row>
        <table:table-row table:style-name="ro2">
          <table:table-cell office:value-type="string" calcext:value-type="string">
            <text:p>Ahmed M.</text:p>
          </table:table-cell>
        </table:table-row>
        <table:table-row table:style-name="ro2">
          <table:table-cell office:value-type="string" calcext:value-type="string">
            <text:p>Rahman A.M.Q.</text:p>
          </table:table-cell>
        </table:table-row>
        <table:table-row table:style-name="ro2">
          <table:table-cell office:value-type="string" calcext:value-type="string">
            <text:p>Rahman M.</text:p>
          </table:table-cell>
        </table:table-row>
        <table:table-row table:style-name="ro2">
          <table:table-cell office:value-type="string" calcext:value-type="string">
            <text:p>Yu J.</text:p>
          </table:table-cell>
        </table:table-row>
        <table:table-row table:style-name="ro2">
          <table:table-cell office:value-type="string" calcext:value-type="string">
            <text:p>Brooks W.A.</text:p>
          </table:table-cell>
        </table:table-row>
        <table:table-row table:style-name="ro2">
          <table:table-cell office:value-type="string" calcext:value-type="string">
            <text:p>Azziz-Baumgartner E.</text:p>
          </table:table-cell>
        </table:table-row>
        <table:table-row table:style-name="ro2">
          <table:table-cell office:value-type="string" calcext:value-type="string">
            <text:p>Fry A.M.</text:p>
          </table:table-cell>
        </table:table-row>
        <table:table-row table:style-name="ro2">
          <table:table-cell office:value-type="string" calcext:value-type="string">
            <text:p>Luby S.P.</text:p>
          </table:table-cell>
        </table:table-row>
        <table:table-row table:style-name="ro2">
          <table:table-cell office:value-type="string" calcext:value-type="string">
            <text:p>Li X.H. </text:p>
          </table:table-cell>
        </table:table-row>
        <table:table-row table:style-name="ro2">
          <table:table-cell office:value-type="string" calcext:value-type="string">
            <text:p>Geng W.J.</text:p>
          </table:table-cell>
        </table:table-row>
        <table:table-row table:style-name="ro2">
          <table:table-cell office:value-type="string" calcext:value-type="string">
            <text:p>Tian H.D.</text:p>
          </table:table-cell>
        </table:table-row>
        <table:table-row table:style-name="ro2">
          <table:table-cell office:value-type="string" calcext:value-type="string">
            <text:p>Lai D.J.</text:p>
          </table:table-cell>
        </table:table-row>
        <table:table-row table:style-name="ro2">
          <table:table-cell office:value-type="string" calcext:value-type="string">
            <text:p>Castilla J.</text:p>
          </table:table-cell>
        </table:table-row>
        <table:table-row table:style-name="ro2">
          <table:table-cell office:value-type="string" calcext:value-type="string">
            <text:p>Godoy P.</text:p>
          </table:table-cell>
        </table:table-row>
        <table:table-row table:style-name="ro2">
          <table:table-cell office:value-type="string" calcext:value-type="string">
            <text:p>Dominguez A.</text:p>
          </table:table-cell>
        </table:table-row>
        <table:table-row table:style-name="ro2">
          <table:table-cell office:value-type="string" calcext:value-type="string">
            <text:p>Martin V.</text:p>
          </table:table-cell>
        </table:table-row>
        <table:table-row table:style-name="ro2">
          <table:table-cell office:value-type="string" calcext:value-type="string">
            <text:p>Delgado-Rodriguez M.</text:p>
          </table:table-cell>
        </table:table-row>
        <table:table-row table:style-name="ro2">
          <table:table-cell office:value-type="string" calcext:value-type="string">
            <text:p>Martinez-Baz I.</text:p>
          </table:table-cell>
        </table:table-row>
        <table:table-row table:style-name="ro2">
          <table:table-cell office:value-type="string" calcext:value-type="string">
            <text:p>Baricot M.</text:p>
          </table:table-cell>
        </table:table-row>
        <table:table-row table:style-name="ro2">
          <table:table-cell office:value-type="string" calcext:value-type="string">
            <text:p>Soldevila N.</text:p>
          </table:table-cell>
        </table:table-row>
        <table:table-row table:style-name="ro2">
          <table:table-cell office:value-type="string" calcext:value-type="string">
            <text:p>Mayoral J.M.</text:p>
          </table:table-cell>
        </table:table-row>
        <table:table-row table:style-name="ro2">
          <table:table-cell office:value-type="string" calcext:value-type="string">
            <text:p>Astray J.</text:p>
          </table:table-cell>
        </table:table-row>
        <table:table-row table:style-name="ro2">
          <table:table-cell office:value-type="string" calcext:value-type="string">
            <text:p>Quintana J.M.</text:p>
          </table:table-cell>
        </table:table-row>
        <table:table-row table:style-name="ro2">
          <table:table-cell office:value-type="string" calcext:value-type="string">
            <text:p>Canton R.</text:p>
          </table:table-cell>
        </table:table-row>
        <table:table-row table:style-name="ro2">
          <table:table-cell office:value-type="string" calcext:value-type="string">
            <text:p>Castro A.</text:p>
          </table:table-cell>
        </table:table-row>
        <table:table-row table:style-name="ro2">
          <table:table-cell office:value-type="string" calcext:value-type="string">
            <text:p>Gonzalez-Candelas F.</text:p>
          </table:table-cell>
        </table:table-row>
        <table:table-row table:style-name="ro2">
          <table:table-cell office:value-type="string" calcext:value-type="string">
            <text:p>Alonso J.</text:p>
          </table:table-cell>
        </table:table-row>
        <table:table-row table:style-name="ro2">
          <table:table-cell office:value-type="string" calcext:value-type="string">
            <text:p>Saez M.</text:p>
          </table:table-cell>
        </table:table-row>
        <table:table-row table:style-name="ro2">
          <table:table-cell office:value-type="string" calcext:value-type="string">
            <text:p>Tamames S.</text:p>
          </table:table-cell>
        </table:table-row>
        <table:table-row table:style-name="ro2">
          <table:table-cell office:value-type="string" calcext:value-type="string">
            <text:p>Pumarola T.</text:p>
          </table:table-cell>
        </table:table-row>
        <table:table-row table:style-name="ro2">
          <table:table-cell office:value-type="string" calcext:value-type="string">
            <text:p>Godoy P.</text:p>
          </table:table-cell>
        </table:table-row>
        <table:table-row table:style-name="ro2">
          <table:table-cell office:value-type="string" calcext:value-type="string">
            <text:p>Castilla J.</text:p>
          </table:table-cell>
        </table:table-row>
        <table:table-row table:style-name="ro2">
          <table:table-cell office:value-type="string" calcext:value-type="string">
            <text:p>Delgado-Rodriguez M.</text:p>
          </table:table-cell>
        </table:table-row>
        <table:table-row table:style-name="ro2">
          <table:table-cell office:value-type="string" calcext:value-type="string">
            <text:p>Martin V.</text:p>
          </table:table-cell>
        </table:table-row>
        <table:table-row table:style-name="ro2">
          <table:table-cell office:value-type="string" calcext:value-type="string">
            <text:p>Soldevila N.</text:p>
          </table:table-cell>
        </table:table-row>
        <table:table-row table:style-name="ro2">
          <table:table-cell office:value-type="string" calcext:value-type="string">
            <text:p>Alonso J.</text:p>
          </table:table-cell>
        </table:table-row>
        <table:table-row table:style-name="ro2">
          <table:table-cell office:value-type="string" calcext:value-type="string">
            <text:p>Astray J.</text:p>
          </table:table-cell>
        </table:table-row>
        <table:table-row table:style-name="ro2">
          <table:table-cell office:value-type="string" calcext:value-type="string">
            <text:p>Baricot M.</text:p>
          </table:table-cell>
        </table:table-row>
        <table:table-row table:style-name="ro2">
          <table:table-cell office:value-type="string" calcext:value-type="string">
            <text:p>Canton R.</text:p>
          </table:table-cell>
        </table:table-row>
        <table:table-row table:style-name="ro2">
          <table:table-cell office:value-type="string" calcext:value-type="string">
            <text:p>Castro A.</text:p>
          </table:table-cell>
        </table:table-row>
        <table:table-row table:style-name="ro2">
          <table:table-cell office:value-type="string" calcext:value-type="string">
            <text:p>Gonzalez-Candelas F.</text:p>
          </table:table-cell>
        </table:table-row>
        <table:table-row table:style-name="ro2">
          <table:table-cell office:value-type="string" calcext:value-type="string">
            <text:p>Mayoral J.M.</text:p>
          </table:table-cell>
        </table:table-row>
        <table:table-row table:style-name="ro2">
          <table:table-cell office:value-type="string" calcext:value-type="string">
            <text:p>Quintana J.M.</text:p>
          </table:table-cell>
        </table:table-row>
        <table:table-row table:style-name="ro2">
          <table:table-cell office:value-type="string" calcext:value-type="string">
            <text:p>Pumarola T. </text:p>
          </table:table-cell>
        </table:table-row>
        <table:table-row table:style-name="ro2">
          <table:table-cell office:value-type="string" calcext:value-type="string">
            <text:p>Tamames S.</text:p>
          </table:table-cell>
        </table:table-row>
        <table:table-row table:style-name="ro2">
          <table:table-cell office:value-type="string" calcext:value-type="string">
            <text:p>Dominguez A.</text:p>
          </table:table-cell>
        </table:table-row>
        <table:table-row table:style-name="ro2">
          <table:table-cell office:value-type="string" calcext:value-type="string">
            <text:p>Stebbins S.</text:p>
          </table:table-cell>
        </table:table-row>
        <table:table-row table:style-name="ro2">
          <table:table-cell office:value-type="string" calcext:value-type="string">
            <text:p>Cummings D.A.T.</text:p>
          </table:table-cell>
        </table:table-row>
        <table:table-row table:style-name="ro2">
          <table:table-cell office:value-type="string" calcext:value-type="string">
            <text:p>Stark J.H.</text:p>
          </table:table-cell>
        </table:table-row>
        <table:table-row table:style-name="ro2">
          <table:table-cell office:value-type="string" calcext:value-type="string">
            <text:p>Vukotich C.</text:p>
          </table:table-cell>
        </table:table-row>
        <table:table-row table:style-name="ro2">
          <table:table-cell office:value-type="string" calcext:value-type="string">
            <text:p>Mitruka K.</text:p>
          </table:table-cell>
        </table:table-row>
        <table:table-row table:style-name="ro2">
          <table:table-cell office:value-type="string" calcext:value-type="string">
            <text:p>Thompson W.</text:p>
          </table:table-cell>
        </table:table-row>
        <table:table-row table:style-name="ro2">
          <table:table-cell office:value-type="string" calcext:value-type="string">
            <text:p>Rinaldo C.</text:p>
          </table:table-cell>
        </table:table-row>
        <table:table-row table:style-name="ro2">
          <table:table-cell office:value-type="string" calcext:value-type="string">
            <text:p>Roth L.</text:p>
          </table:table-cell>
        </table:table-row>
        <table:table-row table:style-name="ro2">
          <table:table-cell office:value-type="string" calcext:value-type="string">
            <text:p>Wagner M.</text:p>
          </table:table-cell>
        </table:table-row>
        <table:table-row table:style-name="ro2">
          <table:table-cell office:value-type="string" calcext:value-type="string">
            <text:p>Wisniewski S.R.</text:p>
          </table:table-cell>
        </table:table-row>
        <table:table-row table:style-name="ro2">
          <table:table-cell office:value-type="string" calcext:value-type="string">
            <text:p>Dato V.</text:p>
          </table:table-cell>
        </table:table-row>
        <table:table-row table:style-name="ro2">
          <table:table-cell office:value-type="string" calcext:value-type="string">
            <text:p>Eng H.</text:p>
          </table:table-cell>
        </table:table-row>
        <table:table-row table:style-name="ro2">
          <table:table-cell office:value-type="string" calcext:value-type="string">
            <text:p>Burke D.S.</text:p>
          </table:table-cell>
        </table:table-row>
        <table:table-row table:style-name="ro2">
          <table:table-cell office:value-type="string" calcext:value-type="string">
            <text:p>Rodriguez C.V.</text:p>
          </table:table-cell>
        </table:table-row>
        <table:table-row table:style-name="ro2">
          <table:table-cell office:value-type="string" calcext:value-type="string">
            <text:p>Rietberg K.</text:p>
          </table:table-cell>
        </table:table-row>
        <table:table-row table:style-name="ro2">
          <table:table-cell office:value-type="string" calcext:value-type="string">
            <text:p>Baer A.</text:p>
          </table:table-cell>
        </table:table-row>
        <table:table-row table:style-name="ro2">
          <table:table-cell office:value-type="string" calcext:value-type="string">
            <text:p>Kwan-Gett T.</text:p>
          </table:table-cell>
        </table:table-row>
        <table:table-row table:style-name="ro2">
          <table:table-cell office:value-type="string" calcext:value-type="string">
            <text:p>Duchin J.</text:p>
          </table:table-cell>
        </table:table-row>
        <table:table-row table:style-name="ro2">
          <table:table-cell office:value-type="string" calcext:value-type="string">
            <text:p>Apisarnthanarak A.</text:p>
          </table:table-cell>
        </table:table-row>
        <table:table-row table:style-name="ro2">
          <table:table-cell office:value-type="string" calcext:value-type="string">
            <text:p>Apisarnthanarak P.</text:p>
          </table:table-cell>
        </table:table-row>
        <table:table-row table:style-name="ro2">
          <table:table-cell office:value-type="string" calcext:value-type="string">
            <text:p>Cheevakumjorn B.</text:p>
          </table:table-cell>
        </table:table-row>
        <table:table-row table:style-name="ro2">
          <table:table-cell office:value-type="string" calcext:value-type="string">
            <text:p>Mundy L.M.</text:p>
          </table:table-cell>
        </table:table-row>
        <table:table-row table:style-name="ro2">
          <table:table-cell office:value-type="string" calcext:value-type="string">
            <text:p>Lee B.Y.</text:p>
          </table:table-cell>
        </table:table-row>
        <table:table-row table:style-name="ro2">
          <table:table-cell office:value-type="string" calcext:value-type="string">
            <text:p>Bedford V.L.</text:p>
          </table:table-cell>
        </table:table-row>
        <table:table-row table:style-name="ro2">
          <table:table-cell office:value-type="string" calcext:value-type="string">
            <text:p>Roberts M.S. </text:p>
          </table:table-cell>
        </table:table-row>
        <table:table-row table:style-name="ro2">
          <table:table-cell office:value-type="string" calcext:value-type="string">
            <text:p>Carley K.M.</text:p>
          </table:table-cell>
        </table:table-row>
        <table:table-row table:style-name="ro2">
          <table:table-cell office:value-type="string" calcext:value-type="string">
            <text:p>Cowling B.J.</text:p>
          </table:table-cell>
        </table:table-row>
        <table:table-row table:style-name="ro2">
          <table:table-cell office:value-type="string" calcext:value-type="string">
            <text:p>Fung R.O.P.</text:p>
          </table:table-cell>
        </table:table-row>
        <table:table-row table:style-name="ro2">
          <table:table-cell office:value-type="string" calcext:value-type="string">
            <text:p>Cheng C.K.Y.</text:p>
          </table:table-cell>
        </table:table-row>
        <table:table-row table:style-name="ro2">
          <table:table-cell office:value-type="string" calcext:value-type="string">
            <text:p>Fang V.J.</text:p>
          </table:table-cell>
        </table:table-row>
        <table:table-row table:style-name="ro2">
          <table:table-cell office:value-type="string" calcext:value-type="string">
            <text:p>Chan K.H. </text:p>
          </table:table-cell>
        </table:table-row>
        <table:table-row table:style-name="ro2">
          <table:table-cell office:value-type="string" calcext:value-type="string">
            <text:p>Seto W.H. </text:p>
          </table:table-cell>
        </table:table-row>
        <table:table-row table:style-name="ro2">
          <table:table-cell office:value-type="string" calcext:value-type="string">
            <text:p>Yung R. </text:p>
          </table:table-cell>
        </table:table-row>
        <table:table-row table:style-name="ro2">
          <table:table-cell office:value-type="string" calcext:value-type="string">
            <text:p>Chiu B. </text:p>
          </table:table-cell>
        </table:table-row>
        <table:table-row table:style-name="ro2">
          <table:table-cell office:value-type="string" calcext:value-type="string">
            <text:p>Lee P. </text:p>
          </table:table-cell>
        </table:table-row>
        <table:table-row table:style-name="ro2">
          <table:table-cell office:value-type="string" calcext:value-type="string">
            <text:p>Uyeki T.M.</text:p>
          </table:table-cell>
        </table:table-row>
        <table:table-row table:style-name="ro2">
          <table:table-cell office:value-type="string" calcext:value-type="string">
            <text:p>Houck P.M.</text:p>
          </table:table-cell>
        </table:table-row>
        <table:table-row table:style-name="ro2">
          <table:table-cell office:value-type="string" calcext:value-type="string">
            <text:p>Peiris J.S.M.</text:p>
          </table:table-cell>
        </table:table-row>
        <table:table-row table:style-name="ro2">
          <table:table-cell office:value-type="string" calcext:value-type="string">
            <text:p>Leung G.M.</text:p>
          </table:table-cell>
        </table:table-row>
        <table:table-row table:style-name="ro2">
          <table:table-cell office:value-type="string" calcext:value-type="string">
            <text:p>Duhon J.</text:p>
          </table:table-cell>
        </table:table-row>
        <table:table-row table:style-name="ro2">
          <table:table-cell office:value-type="string" calcext:value-type="string">
            <text:p>Bragazzi N.</text:p>
          </table:table-cell>
        </table:table-row>
        <table:table-row table:style-name="ro2">
          <table:table-cell office:value-type="string" calcext:value-type="string">
            <text:p>Kong J.D.</text:p>
          </table:table-cell>
        </table:table-row>
        <table:table-row table:style-name="ro2">
          <table:table-cell office:value-type="string" calcext:value-type="string">
            <text:p>Pei S.</text:p>
          </table:table-cell>
        </table:table-row>
        <table:table-row table:style-name="ro2">
          <table:table-cell office:value-type="string" calcext:value-type="string">
            <text:p>Kandula S.</text:p>
          </table:table-cell>
        </table:table-row>
        <table:table-row table:style-name="ro2">
          <table:table-cell office:value-type="string" calcext:value-type="string">
            <text:p>Shaman J.</text:p>
          </table:table-cell>
        </table:table-row>
        <table:table-row table:style-name="ro2">
          <table:table-cell office:value-type="string" calcext:value-type="string">
            <text:p>Ge J.</text:p>
          </table:table-cell>
        </table:table-row>
        <table:table-row table:style-name="ro2">
          <table:table-cell office:value-type="string" calcext:value-type="string">
            <text:p>He D.</text:p>
          </table:table-cell>
        </table:table-row>
        <table:table-row table:style-name="ro2">
          <table:table-cell office:value-type="string" calcext:value-type="string">
            <text:p>Lin Z.</text:p>
          </table:table-cell>
        </table:table-row>
        <table:table-row table:style-name="ro2">
          <table:table-cell office:value-type="string" calcext:value-type="string">
            <text:p>Zhu H.</text:p>
          </table:table-cell>
        </table:table-row>
        <table:table-row table:style-name="ro2">
          <table:table-cell office:value-type="string" calcext:value-type="string">
            <text:p>Zhuang Z.</text:p>
          </table:table-cell>
        </table:table-row>
        <table:table-row table:style-name="ro2">
          <table:table-cell office:value-type="string" calcext:value-type="string">
            <text:p>Aravindakshan A.</text:p>
          </table:table-cell>
        </table:table-row>
        <table:table-row table:style-name="ro2">
          <table:table-cell office:value-type="string" calcext:value-type="string">
            <text:p>Boehnke J.</text:p>
          </table:table-cell>
        </table:table-row>
        <table:table-row table:style-name="ro2">
          <table:table-cell office:value-type="string" calcext:value-type="string">
            <text:p>Gholami E.</text:p>
          </table:table-cell>
        </table:table-row>
        <table:table-row table:style-name="ro2">
          <table:table-cell office:value-type="string" calcext:value-type="string">
            <text:p>Nayak A.</text:p>
          </table:table-cell>
        </table:table-row>
        <table:table-row table:style-name="ro2">
          <table:table-cell office:value-type="string" calcext:value-type="string">
            <text:p>Haug N., </text:p>
          </table:table-cell>
        </table:table-row>
        <table:table-row table:style-name="ro2">
          <table:table-cell office:value-type="string" calcext:value-type="string">
            <text:p>Geyrhofer L.</text:p>
          </table:table-cell>
        </table:table-row>
        <table:table-row table:style-name="ro2">
          <table:table-cell office:value-type="string" calcext:value-type="string">
            <text:p>Londei A.</text:p>
          </table:table-cell>
        </table:table-row>
        <table:table-row table:style-name="ro2">
          <table:table-cell office:value-type="string" calcext:value-type="string">
            <text:p>Dervic E.</text:p>
          </table:table-cell>
        </table:table-row>
        <table:table-row table:style-name="ro2">
          <table:table-cell office:value-type="string" calcext:value-type="string">
            <text:p>Desvars-Larrive A.</text:p>
          </table:table-cell>
        </table:table-row>
        <table:table-row table:style-name="ro2">
          <table:table-cell office:value-type="string" calcext:value-type="string">
            <text:p>Loreto V.</text:p>
          </table:table-cell>
        </table:table-row>
        <table:table-row table:style-name="ro2">
          <table:table-cell office:value-type="string" calcext:value-type="string">
            <text:p>Pinior B.</text:p>
          </table:table-cell>
        </table:table-row>
        <table:table-row table:style-name="ro2">
          <table:table-cell office:value-type="string" calcext:value-type="string">
            <text:p>Thurner S.</text:p>
          </table:table-cell>
        </table:table-row>
        <table:table-row table:style-name="ro2">
          <table:table-cell office:value-type="string" calcext:value-type="string">
            <text:p>Klimek P.</text:p>
          </table:table-cell>
        </table:table-row>
        <table:table-row table:style-name="ro2">
          <table:table-cell office:value-type="string" calcext:value-type="string">
            <text:p>Medline A. </text:p>
          </table:table-cell>
        </table:table-row>
        <table:table-row table:style-name="ro2">
          <table:table-cell office:value-type="string" calcext:value-type="string">
            <text:p>Hayes L.</text:p>
          </table:table-cell>
        </table:table-row>
        <table:table-row table:style-name="ro2">
          <table:table-cell office:value-type="string" calcext:value-type="string">
            <text:p>Valdez K.</text:p>
          </table:table-cell>
        </table:table-row>
        <table:table-row table:style-name="ro2">
          <table:table-cell office:value-type="string" calcext:value-type="string">
            <text:p>Hayashi A.</text:p>
          </table:table-cell>
        </table:table-row>
        <table:table-row table:style-name="ro2">
          <table:table-cell office:value-type="string" calcext:value-type="string">
            <text:p>Vahedi F. </text:p>
          </table:table-cell>
        </table:table-row>
        <table:table-row table:style-name="ro2">
          <table:table-cell office:value-type="string" calcext:value-type="string">
            <text:p>Capell W.</text:p>
          </table:table-cell>
        </table:table-row>
        <table:table-row table:style-name="ro2">
          <table:table-cell office:value-type="string" calcext:value-type="string">
            <text:p>Sonnenberg J.</text:p>
          </table:table-cell>
        </table:table-row>
        <table:table-row table:style-name="ro2">
          <table:table-cell office:value-type="string" calcext:value-type="string">
            <text:p>Glick Z.</text:p>
          </table:table-cell>
        </table:table-row>
        <table:table-row table:style-name="ro2">
          <table:table-cell office:value-type="string" calcext:value-type="string">
            <text:p>Klausner J.D.</text:p>
          </table:table-cell>
        </table:table-row>
        <table:table-row table:style-name="ro2">
          <table:table-cell office:value-type="string" calcext:value-type="string">
            <text:p>Kendall M.</text:p>
          </table:table-cell>
        </table:table-row>
        <table:table-row table:style-name="ro2">
          <table:table-cell office:value-type="string" calcext:value-type="string">
            <text:p>Milsom L.</text:p>
          </table:table-cell>
        </table:table-row>
        <table:table-row table:style-name="ro2">
          <table:table-cell office:value-type="string" calcext:value-type="string">
            <text:p>Abeler-Dörner L.</text:p>
          </table:table-cell>
        </table:table-row>
        <table:table-row table:style-name="ro2">
          <table:table-cell office:value-type="string" calcext:value-type="string">
            <text:p>Wymant C.</text:p>
          </table:table-cell>
        </table:table-row>
        <table:table-row table:style-name="ro2">
          <table:table-cell office:value-type="string" calcext:value-type="string">
            <text:p>Ferretti L.</text:p>
          </table:table-cell>
        </table:table-row>
        <table:table-row table:style-name="ro2">
          <table:table-cell office:value-type="string" calcext:value-type="string">
            <text:p>Briers M.</text:p>
          </table:table-cell>
        </table:table-row>
        <table:table-row table:style-name="ro2">
          <table:table-cell office:value-type="string" calcext:value-type="string">
            <text:p>Holmes C.</text:p>
          </table:table-cell>
        </table:table-row>
        <table:table-row table:style-name="ro2">
          <table:table-cell office:value-type="string" calcext:value-type="string">
            <text:p>Bonsall D.</text:p>
          </table:table-cell>
        </table:table-row>
        <table:table-row table:style-name="ro2">
          <table:table-cell office:value-type="string" calcext:value-type="string">
            <text:p>Abeler J. </text:p>
          </table:table-cell>
        </table:table-row>
        <table:table-row table:style-name="ro2">
          <table:table-cell office:value-type="string" calcext:value-type="string">
            <text:p>Fraser C.</text:p>
          </table:table-cell>
        </table:table-row>
        <table:table-row table:style-name="ro2">
          <table:table-cell office:value-type="string" calcext:value-type="string">
            <text:p>Koh W.C.</text:p>
          </table:table-cell>
        </table:table-row>
        <table:table-row table:style-name="ro2">
          <table:table-cell office:value-type="string" calcext:value-type="string">
            <text:p>Naing L.</text:p>
          </table:table-cell>
        </table:table-row>
        <table:table-row table:style-name="ro2">
          <table:table-cell office:value-type="string" calcext:value-type="string">
            <text:p>Wong J.</text:p>
          </table:table-cell>
        </table:table-row>
        <table:table-row table:style-name="ro2">
          <table:table-cell office:value-type="string" calcext:value-type="string">
            <text:p>Jefferies S.</text:p>
          </table:table-cell>
        </table:table-row>
        <table:table-row table:style-name="ro2">
          <table:table-cell office:value-type="string" calcext:value-type="string">
            <text:p>French N.</text:p>
          </table:table-cell>
        </table:table-row>
        <table:table-row table:style-name="ro2">
          <table:table-cell office:value-type="string" calcext:value-type="string">
            <text:p>Gilkison C.</text:p>
          </table:table-cell>
        </table:table-row>
        <table:table-row table:style-name="ro2">
          <table:table-cell office:value-type="string" calcext:value-type="string">
            <text:p>Graham G.</text:p>
          </table:table-cell>
        </table:table-row>
        <table:table-row table:style-name="ro2">
          <table:table-cell office:value-type="string" calcext:value-type="string">
            <text:p>Hope V.</text:p>
          </table:table-cell>
        </table:table-row>
        <table:table-row table:style-name="ro2">
          <table:table-cell office:value-type="string" calcext:value-type="string">
            <text:p>Marshall J.</text:p>
          </table:table-cell>
        </table:table-row>
        <table:table-row table:style-name="ro2">
          <table:table-cell office:value-type="string" calcext:value-type="string">
            <text:p>McElnay C.</text:p>
          </table:table-cell>
        </table:table-row>
        <table:table-row table:style-name="ro2">
          <table:table-cell office:value-type="string" calcext:value-type="string">
            <text:p>McNeill A. </text:p>
          </table:table-cell>
        </table:table-row>
        <table:table-row table:style-name="ro2">
          <table:table-cell office:value-type="string" calcext:value-type="string">
            <text:p>Muellner P.</text:p>
          </table:table-cell>
        </table:table-row>
        <table:table-row table:style-name="ro2">
          <table:table-cell office:value-type="string" calcext:value-type="string">
            <text:p>Paine S.</text:p>
          </table:table-cell>
        </table:table-row>
        <table:table-row table:style-name="ro2">
          <table:table-cell office:value-type="string" calcext:value-type="string">
            <text:p>Prasad N.</text:p>
          </table:table-cell>
        </table:table-row>
        <table:table-row table:style-name="ro2">
          <table:table-cell office:value-type="string" calcext:value-type="string">
            <text:p>Scott J.</text:p>
          </table:table-cell>
        </table:table-row>
        <table:table-row table:style-name="ro2">
          <table:table-cell office:value-type="string" calcext:value-type="string">
            <text:p>Sherwood J.</text:p>
          </table:table-cell>
        </table:table-row>
        <table:table-row table:style-name="ro2">
          <table:table-cell office:value-type="string" calcext:value-type="string">
            <text:p>Yang L.</text:p>
          </table:table-cell>
        </table:table-row>
        <table:table-row table:style-name="ro2">
          <table:table-cell office:value-type="string" calcext:value-type="string">
            <text:p>Priest P.</text:p>
          </table:table-cell>
        </table:table-row>
        <table:table-row table:style-name="ro2">
          <table:table-cell office:value-type="string" calcext:value-type="string">
            <text:p>Sjödin H.</text:p>
          </table:table-cell>
        </table:table-row>
        <table:table-row table:style-name="ro2">
          <table:table-cell office:value-type="string" calcext:value-type="string">
            <text:p>Johansson A.F.</text:p>
          </table:table-cell>
        </table:table-row>
        <table:table-row table:style-name="ro2">
          <table:table-cell office:value-type="string" calcext:value-type="string">
            <text:p>Brännström Å. </text:p>
          </table:table-cell>
        </table:table-row>
        <table:table-row table:style-name="ro2">
          <table:table-cell office:value-type="string" calcext:value-type="string">
            <text:p>Farooq Z. </text:p>
          </table:table-cell>
        </table:table-row>
        <table:table-row table:style-name="ro2">
          <table:table-cell office:value-type="string" calcext:value-type="string">
            <text:p>Kriit H.K.</text:p>
          </table:table-cell>
        </table:table-row>
        <table:table-row table:style-name="ro2">
          <table:table-cell office:value-type="string" calcext:value-type="string">
            <text:p>Wilder-Smith A.</text:p>
          </table:table-cell>
        </table:table-row>
        <table:table-row table:style-name="ro2">
          <table:table-cell office:value-type="string" calcext:value-type="string">
            <text:p>Åström C.</text:p>
          </table:table-cell>
        </table:table-row>
        <table:table-row table:style-name="ro2">
          <table:table-cell office:value-type="string" calcext:value-type="string">
            <text:p>Thunberg J.</text:p>
          </table:table-cell>
        </table:table-row>
        <table:table-row table:style-name="ro2">
          <table:table-cell office:value-type="string" calcext:value-type="string">
            <text:p>Söderquist M.</text:p>
          </table:table-cell>
        </table:table-row>
        <table:table-row table:style-name="ro2">
          <table:table-cell office:value-type="string" calcext:value-type="string">
            <text:p>Rocklöv J.</text:p>
          </table:table-cell>
        </table:table-row>
        <table:table-row table:style-name="ro2">
          <table:table-cell office:value-type="string" calcext:value-type="string">
            <text:p>Valencia M.</text:p>
          </table:table-cell>
        </table:table-row>
        <table:table-row table:style-name="ro2">
          <table:table-cell office:value-type="string" calcext:value-type="string">
            <text:p>Becerra J.E.</text:p>
          </table:table-cell>
        </table:table-row>
        <table:table-row table:style-name="ro2">
          <table:table-cell office:value-type="string" calcext:value-type="string">
            <text:p>Reyes J.C.</text:p>
          </table:table-cell>
        </table:table-row>
        <table:table-row table:style-name="ro2">
          <table:table-cell office:value-type="string" calcext:value-type="string">
            <text:p>Castro K.G.</text:p>
          </table:table-cell>
        </table:table-row>
        <table:table-row table:style-name="ro2">
          <table:table-cell office:value-type="string" calcext:value-type="string">
            <text:p>Liu P.-Y.</text:p>
          </table:table-cell>
        </table:table-row>
        <table:table-row table:style-name="ro2">
          <table:table-cell office:value-type="string" calcext:value-type="string">
            <text:p>He S.</text:p>
          </table:table-cell>
        </table:table-row>
        <table:table-row table:style-name="ro2">
          <table:table-cell office:value-type="string" calcext:value-type="string">
            <text:p>Rong L.-B.</text:p>
          </table:table-cell>
        </table:table-row>
        <table:table-row table:style-name="ro2">
          <table:table-cell office:value-type="string" calcext:value-type="string">
            <text:p>Tang S.-Y.</text:p>
          </table:table-cell>
        </table:table-row>
        <table:table-row table:style-name="ro2">
          <table:table-cell office:value-type="string" calcext:value-type="string">
            <text:p>Ng V.</text:p>
          </table:table-cell>
        </table:table-row>
        <table:table-row table:style-name="ro2">
          <table:table-cell office:value-type="string" calcext:value-type="string">
            <text:p>Fazil A.</text:p>
          </table:table-cell>
        </table:table-row>
        <table:table-row table:style-name="ro2">
          <table:table-cell office:value-type="string" calcext:value-type="string">
            <text:p>Waddell L.A.</text:p>
          </table:table-cell>
        </table:table-row>
        <table:table-row table:style-name="ro2">
          <table:table-cell office:value-type="string" calcext:value-type="string">
            <text:p>Bancej C.</text:p>
          </table:table-cell>
        </table:table-row>
        <table:table-row table:style-name="ro2">
          <table:table-cell office:value-type="string" calcext:value-type="string">
            <text:p>Turgeon P.</text:p>
          </table:table-cell>
        </table:table-row>
        <table:table-row table:style-name="ro2">
          <table:table-cell office:value-type="string" calcext:value-type="string">
            <text:p>Otten A.</text:p>
          </table:table-cell>
        </table:table-row>
        <table:table-row table:style-name="ro2">
          <table:table-cell office:value-type="string" calcext:value-type="string">
            <text:p>Atchessi N.</text:p>
          </table:table-cell>
        </table:table-row>
        <table:table-row table:style-name="ro2">
          <table:table-cell office:value-type="string" calcext:value-type="string">
            <text:p>Ogden N.H.</text:p>
          </table:table-cell>
        </table:table-row>
        <table:table-row table:style-name="ro2">
          <table:table-cell office:value-type="string" calcext:value-type="string">
            <text:p>Kheirallah K.A.</text:p>
          </table:table-cell>
        </table:table-row>
        <table:table-row table:style-name="ro2">
          <table:table-cell office:value-type="string" calcext:value-type="string">
            <text:p>Alsinglawi B.</text:p>
          </table:table-cell>
        </table:table-row>
        <table:table-row table:style-name="ro2">
          <table:table-cell office:value-type="string" calcext:value-type="string">
            <text:p>Alzoubi A.</text:p>
          </table:table-cell>
        </table:table-row>
        <table:table-row table:style-name="ro2">
          <table:table-cell office:value-type="string" calcext:value-type="string">
            <text:p>Saidan M.N.</text:p>
          </table:table-cell>
        </table:table-row>
        <table:table-row table:style-name="ro2">
          <table:table-cell office:value-type="string" calcext:value-type="string">
            <text:p>Mubin O.</text:p>
          </table:table-cell>
        </table:table-row>
        <table:table-row table:style-name="ro2">
          <table:table-cell office:value-type="string" calcext:value-type="string">
            <text:p>Alorjani M.S.</text:p>
          </table:table-cell>
        </table:table-row>
        <table:table-row table:style-name="ro2">
          <table:table-cell office:value-type="string" calcext:value-type="string">
            <text:p>Mzayek F.</text:p>
          </table:table-cell>
        </table:table-row>
        <table:table-row table:style-name="ro2">
          <table:table-cell office:value-type="string" calcext:value-type="string">
            <text:p>Kim S.</text:p>
          </table:table-cell>
        </table:table-row>
        <table:table-row table:style-name="ro2">
          <table:table-cell office:value-type="string" calcext:value-type="string">
            <text:p>Ko Y. </text:p>
          </table:table-cell>
        </table:table-row>
        <table:table-row table:style-name="ro2">
          <table:table-cell office:value-type="string" calcext:value-type="string">
            <text:p>Kim Y.-J.</text:p>
          </table:table-cell>
        </table:table-row>
        <table:table-row table:style-name="ro2">
          <table:table-cell office:value-type="string" calcext:value-type="string">
            <text:p>Jung E.</text:p>
          </table:table-cell>
        </table:table-row>
        <table:table-row table:style-name="ro2">
          <table:table-cell office:value-type="string" calcext:value-type="string">
            <text:p>Bouchnita A.</text:p>
          </table:table-cell>
        </table:table-row>
        <table:table-row table:style-name="ro2">
          <table:table-cell office:value-type="string" calcext:value-type="string">
            <text:p>Jebrane A.</text:p>
          </table:table-cell>
        </table:table-row>
        <table:table-row table:style-name="ro2">
          <table:table-cell office:value-type="string" calcext:value-type="string">
            <text:p>Auger K.A.</text:p>
          </table:table-cell>
        </table:table-row>
        <table:table-row table:style-name="ro2">
          <table:table-cell office:value-type="string" calcext:value-type="string">
            <text:p>Shah S.S., </text:p>
          </table:table-cell>
        </table:table-row>
        <table:table-row table:style-name="ro2">
          <table:table-cell office:value-type="string" calcext:value-type="string">
            <text:p>Richardson T.</text:p>
          </table:table-cell>
        </table:table-row>
        <table:table-row table:style-name="ro2">
          <table:table-cell office:value-type="string" calcext:value-type="string">
            <text:p>Hartley D.</text:p>
          </table:table-cell>
        </table:table-row>
        <table:table-row table:style-name="ro2">
          <table:table-cell office:value-type="string" calcext:value-type="string">
            <text:p>Hall M.</text:p>
          </table:table-cell>
        </table:table-row>
        <table:table-row table:style-name="ro2">
          <table:table-cell office:value-type="string" calcext:value-type="string">
            <text:p>Warniment A.</text:p>
          </table:table-cell>
        </table:table-row>
        <table:table-row table:style-name="ro2">
          <table:table-cell office:value-type="string" calcext:value-type="string">
            <text:p>Timmons K.</text:p>
          </table:table-cell>
        </table:table-row>
        <table:table-row table:style-name="ro2">
          <table:table-cell office:value-type="string" calcext:value-type="string">
            <text:p>Bosse D.</text:p>
          </table:table-cell>
        </table:table-row>
        <table:table-row table:style-name="ro2">
          <table:table-cell office:value-type="string" calcext:value-type="string">
            <text:p>Ferris S.A.</text:p>
          </table:table-cell>
        </table:table-row>
        <table:table-row table:style-name="ro2">
          <table:table-cell office:value-type="string" calcext:value-type="string">
            <text:p>Brady P.W.</text:p>
          </table:table-cell>
        </table:table-row>
        <table:table-row table:style-name="ro2">
          <table:table-cell office:value-type="string" calcext:value-type="string">
            <text:p>Schondelmeyer A.C.</text:p>
          </table:table-cell>
        </table:table-row>
        <table:table-row table:style-name="ro2">
          <table:table-cell office:value-type="string" calcext:value-type="string">
            <text:p>Thomson J.E.</text:p>
          </table:table-cell>
        </table:table-row>
        <table:table-row table:style-name="ro2">
          <table:table-cell office:value-type="string" calcext:value-type="string">
            <text:p>Sun S.</text:p>
          </table:table-cell>
        </table:table-row>
        <table:table-row table:style-name="ro2">
          <table:table-cell office:value-type="string" calcext:value-type="string">
            <text:p>Folarin A.A.</text:p>
          </table:table-cell>
        </table:table-row>
        <table:table-row table:style-name="ro2">
          <table:table-cell office:value-type="string" calcext:value-type="string">
            <text:p>Ranjan Y.</text:p>
          </table:table-cell>
        </table:table-row>
        <table:table-row table:style-name="ro2">
          <table:table-cell office:value-type="string" calcext:value-type="string">
            <text:p>Rashid Z.</text:p>
          </table:table-cell>
        </table:table-row>
        <table:table-row table:style-name="ro2">
          <table:table-cell office:value-type="string" calcext:value-type="string">
            <text:p>Conde P. </text:p>
          </table:table-cell>
        </table:table-row>
        <table:table-row table:style-name="ro2">
          <table:table-cell office:value-type="string" calcext:value-type="string">
            <text:p>Stewart C.</text:p>
          </table:table-cell>
        </table:table-row>
        <table:table-row table:style-name="ro2">
          <table:table-cell office:value-type="string" calcext:value-type="string">
            <text:p>Cummins N. </text:p>
          </table:table-cell>
        </table:table-row>
        <table:table-row table:style-name="ro2">
          <table:table-cell office:value-type="string" calcext:value-type="string">
            <text:p>Matcham F. </text:p>
          </table:table-cell>
        </table:table-row>
        <table:table-row table:style-name="ro2">
          <table:table-cell office:value-type="string" calcext:value-type="string">
            <text:p>Costa G.D.</text:p>
          </table:table-cell>
        </table:table-row>
        <table:table-row table:style-name="ro2">
          <table:table-cell office:value-type="string" calcext:value-type="string">
            <text:p>Simblett S.</text:p>
          </table:table-cell>
        </table:table-row>
        <table:table-row table:style-name="ro2">
          <table:table-cell office:value-type="string" calcext:value-type="string">
            <text:p>Leocani L.</text:p>
          </table:table-cell>
        </table:table-row>
        <table:table-row table:style-name="ro2">
          <table:table-cell office:value-type="string" calcext:value-type="string">
            <text:p>Lamers F.</text:p>
          </table:table-cell>
        </table:table-row>
        <table:table-row table:style-name="ro2">
          <table:table-cell office:value-type="string" calcext:value-type="string">
            <text:p>Sørensen P.S.</text:p>
          </table:table-cell>
        </table:table-row>
        <table:table-row table:style-name="ro2">
          <table:table-cell office:value-type="string" calcext:value-type="string">
            <text:p>Buron M.</text:p>
          </table:table-cell>
        </table:table-row>
        <table:table-row table:style-name="ro2">
          <table:table-cell office:value-type="string" calcext:value-type="string">
            <text:p>Zabalza A.</text:p>
          </table:table-cell>
        </table:table-row>
        <table:table-row table:style-name="ro2">
          <table:table-cell office:value-type="string" calcext:value-type="string">
            <text:p>Pérez A.I.G.</text:p>
          </table:table-cell>
        </table:table-row>
        <table:table-row table:style-name="ro2">
          <table:table-cell office:value-type="string" calcext:value-type="string">
            <text:p>Penninx B.W.J.H.</text:p>
          </table:table-cell>
        </table:table-row>
        <table:table-row table:style-name="ro2">
          <table:table-cell office:value-type="string" calcext:value-type="string">
            <text:p>Siddi S.</text:p>
          </table:table-cell>
        </table:table-row>
        <table:table-row table:style-name="ro2">
          <table:table-cell office:value-type="string" calcext:value-type="string">
            <text:p>Haro J.M.</text:p>
          </table:table-cell>
        </table:table-row>
        <table:table-row table:style-name="ro2">
          <table:table-cell office:value-type="string" calcext:value-type="string">
            <text:p>Myin-Germeys I.</text:p>
          </table:table-cell>
        </table:table-row>
        <table:table-row table:style-name="ro2">
          <table:table-cell office:value-type="string" calcext:value-type="string">
            <text:p>Rintala A.</text:p>
          </table:table-cell>
        </table:table-row>
        <table:table-row table:style-name="ro2">
          <table:table-cell office:value-type="string" calcext:value-type="string">
            <text:p>Wykes T.</text:p>
          </table:table-cell>
        </table:table-row>
        <table:table-row table:style-name="ro2">
          <table:table-cell office:value-type="string" calcext:value-type="string">
            <text:p>Narayan V.A.</text:p>
          </table:table-cell>
        </table:table-row>
        <table:table-row table:style-name="ro2">
          <table:table-cell office:value-type="string" calcext:value-type="string">
            <text:p>Comi G.</text:p>
          </table:table-cell>
        </table:table-row>
        <table:table-row table:style-name="ro2">
          <table:table-cell office:value-type="string" calcext:value-type="string">
            <text:p>Hotopf M.</text:p>
          </table:table-cell>
        </table:table-row>
        <table:table-row table:style-name="ro2">
          <table:table-cell office:value-type="string" calcext:value-type="string">
            <text:p>Dobson R.J.B.</text:p>
          </table:table-cell>
        </table:table-row>
        <table:table-row table:style-name="ro2">
          <table:table-cell office:value-type="string" calcext:value-type="string">
            <text:p>Ali S.T.</text:p>
          </table:table-cell>
        </table:table-row>
        <table:table-row table:style-name="ro2">
          <table:table-cell office:value-type="string" calcext:value-type="string">
            <text:p>Wang L.</text:p>
          </table:table-cell>
        </table:table-row>
        <table:table-row table:style-name="ro2">
          <table:table-cell office:value-type="string" calcext:value-type="string">
            <text:p>Lau E.H.Y.</text:p>
          </table:table-cell>
        </table:table-row>
        <table:table-row table:style-name="ro2">
          <table:table-cell office:value-type="string" calcext:value-type="string">
            <text:p>Xu X.-K.</text:p>
          </table:table-cell>
        </table:table-row>
        <table:table-row table:style-name="ro2">
          <table:table-cell office:value-type="string" calcext:value-type="string">
            <text:p>Du Z.</text:p>
          </table:table-cell>
        </table:table-row>
        <table:table-row table:style-name="ro2">
          <table:table-cell office:value-type="string" calcext:value-type="string">
            <text:p>Wu Y.</text:p>
          </table:table-cell>
        </table:table-row>
        <table:table-row table:style-name="ro2">
          <table:table-cell office:value-type="string" calcext:value-type="string">
            <text:p>Leung G.M.</text:p>
          </table:table-cell>
        </table:table-row>
        <table:table-row table:style-name="ro2">
          <table:table-cell office:value-type="string" calcext:value-type="string">
            <text:p>Cowling B.J.</text:p>
          </table:table-cell>
        </table:table-row>
        <table:table-row table:style-name="ro2">
          <table:table-cell office:value-type="string" calcext:value-type="string">
            <text:p>Costantino V.</text:p>
          </table:table-cell>
        </table:table-row>
        <table:table-row table:style-name="ro2">
          <table:table-cell office:value-type="string" calcext:value-type="string">
            <text:p>Heslop D.J.</text:p>
          </table:table-cell>
        </table:table-row>
        <table:table-row table:style-name="ro2">
          <table:table-cell office:value-type="string" calcext:value-type="string">
            <text:p>MacIntyre C.R.</text:p>
          </table:table-cell>
        </table:table-row>
        <table:table-row table:style-name="ro2">
          <table:table-cell office:value-type="string" calcext:value-type="string">
            <text:p>Flaxman S.</text:p>
          </table:table-cell>
        </table:table-row>
        <table:table-row table:style-name="ro2">
          <table:table-cell office:value-type="string" calcext:value-type="string">
            <text:p>Mishra S. </text:p>
          </table:table-cell>
        </table:table-row>
        <table:table-row table:style-name="ro2">
          <table:table-cell office:value-type="string" calcext:value-type="string">
            <text:p>Gandy A.</text:p>
          </table:table-cell>
        </table:table-row>
        <table:table-row table:style-name="ro2">
          <table:table-cell office:value-type="string" calcext:value-type="string">
            <text:p>Unwin H.J.T.</text:p>
          </table:table-cell>
        </table:table-row>
        <table:table-row table:style-name="ro2">
          <table:table-cell office:value-type="string" calcext:value-type="string">
            <text:p>Mellan T.A.</text:p>
          </table:table-cell>
        </table:table-row>
        <table:table-row table:style-name="ro2">
          <table:table-cell office:value-type="string" calcext:value-type="string">
            <text:p>Coupland H.</text:p>
          </table:table-cell>
        </table:table-row>
        <table:table-row table:style-name="ro2">
          <table:table-cell office:value-type="string" calcext:value-type="string">
            <text:p>Whittaker C.</text:p>
          </table:table-cell>
        </table:table-row>
        <table:table-row table:style-name="ro2">
          <table:table-cell office:value-type="string" calcext:value-type="string">
            <text:p>Zhu H.</text:p>
          </table:table-cell>
        </table:table-row>
        <table:table-row table:style-name="ro2">
          <table:table-cell office:value-type="string" calcext:value-type="string">
            <text:p>Berah T.</text:p>
          </table:table-cell>
        </table:table-row>
        <table:table-row table:style-name="ro2">
          <table:table-cell office:value-type="string" calcext:value-type="string">
            <text:p>Eaton J.W.</text:p>
          </table:table-cell>
        </table:table-row>
        <table:table-row table:style-name="ro2">
          <table:table-cell office:value-type="string" calcext:value-type="string">
            <text:p>Monod M.</text:p>
          </table:table-cell>
        </table:table-row>
        <table:table-row table:style-name="ro2">
          <table:table-cell office:value-type="string" calcext:value-type="string">
            <text:p>Perez-Guzman P.N.</text:p>
          </table:table-cell>
        </table:table-row>
        <table:table-row table:style-name="ro2">
          <table:table-cell office:value-type="string" calcext:value-type="string">
            <text:p>Schmit N.</text:p>
          </table:table-cell>
        </table:table-row>
        <table:table-row table:style-name="ro2">
          <table:table-cell office:value-type="string" calcext:value-type="string">
            <text:p>Cilloni L.</text:p>
          </table:table-cell>
        </table:table-row>
        <table:table-row table:style-name="ro2">
          <table:table-cell office:value-type="string" calcext:value-type="string">
            <text:p>Ainslie K.E.C.</text:p>
          </table:table-cell>
        </table:table-row>
        <table:table-row table:style-name="ro2">
          <table:table-cell office:value-type="string" calcext:value-type="string">
            <text:p>Baguelin M.</text:p>
          </table:table-cell>
        </table:table-row>
        <table:table-row table:style-name="ro2">
          <table:table-cell office:value-type="string" calcext:value-type="string">
            <text:p>Boonyasiri A.</text:p>
          </table:table-cell>
        </table:table-row>
        <table:table-row table:style-name="ro2">
          <table:table-cell office:value-type="string" calcext:value-type="string">
            <text:p>Boyd O.</text:p>
          </table:table-cell>
        </table:table-row>
        <table:table-row table:style-name="ro2">
          <table:table-cell office:value-type="string" calcext:value-type="string">
            <text:p>Cattarino L.</text:p>
          </table:table-cell>
        </table:table-row>
        <table:table-row table:style-name="ro2">
          <table:table-cell office:value-type="string" calcext:value-type="string">
            <text:p>Cooper L.V.</text:p>
          </table:table-cell>
        </table:table-row>
        <table:table-row table:style-name="ro2">
          <table:table-cell office:value-type="string" calcext:value-type="string">
            <text:p>Cucunubá Z.</text:p>
          </table:table-cell>
        </table:table-row>
        <table:table-row table:style-name="ro2">
          <table:table-cell office:value-type="string" calcext:value-type="string">
            <text:p>Cuomo-Dannenburg G.</text:p>
          </table:table-cell>
        </table:table-row>
        <table:table-row table:style-name="ro2">
          <table:table-cell office:value-type="string" calcext:value-type="string">
            <text:p>Dighe A.</text:p>
          </table:table-cell>
        </table:table-row>
        <table:table-row table:style-name="ro2">
          <table:table-cell office:value-type="string" calcext:value-type="string">
            <text:p>Djaafara B.</text:p>
          </table:table-cell>
        </table:table-row>
        <table:table-row table:style-name="ro2">
          <table:table-cell office:value-type="string" calcext:value-type="string">
            <text:p>Dorigatti I.</text:p>
          </table:table-cell>
        </table:table-row>
        <table:table-row table:style-name="ro2">
          <table:table-cell office:value-type="string" calcext:value-type="string">
            <text:p>van Elsland S.L.</text:p>
          </table:table-cell>
        </table:table-row>
        <table:table-row table:style-name="ro2">
          <table:table-cell office:value-type="string" calcext:value-type="string">
            <text:p>FitzJohn R.G.</text:p>
          </table:table-cell>
        </table:table-row>
        <table:table-row table:style-name="ro2">
          <table:table-cell office:value-type="string" calcext:value-type="string">
            <text:p>Gaythorpe K.A.M.</text:p>
          </table:table-cell>
        </table:table-row>
        <table:table-row table:style-name="ro2">
          <table:table-cell office:value-type="string" calcext:value-type="string">
            <text:p>Geidelberg L.</text:p>
          </table:table-cell>
        </table:table-row>
        <table:table-row table:style-name="ro2">
          <table:table-cell office:value-type="string" calcext:value-type="string">
            <text:p>Grassly N.C. </text:p>
          </table:table-cell>
        </table:table-row>
        <table:table-row table:style-name="ro2">
          <table:table-cell office:value-type="string" calcext:value-type="string">
            <text:p>Green W.D.</text:p>
          </table:table-cell>
        </table:table-row>
        <table:table-row table:style-name="ro2">
          <table:table-cell office:value-type="string" calcext:value-type="string">
            <text:p>Hallett T.</text:p>
          </table:table-cell>
        </table:table-row>
        <table:table-row table:style-name="ro2">
          <table:table-cell office:value-type="string" calcext:value-type="string">
            <text:p>Hamlet A.</text:p>
          </table:table-cell>
        </table:table-row>
        <table:table-row table:style-name="ro2">
          <table:table-cell office:value-type="string" calcext:value-type="string">
            <text:p>Hinsley W.</text:p>
          </table:table-cell>
        </table:table-row>
        <table:table-row table:style-name="ro2">
          <table:table-cell office:value-type="string" calcext:value-type="string">
            <text:p>Jeffrey B.</text:p>
          </table:table-cell>
        </table:table-row>
        <table:table-row table:style-name="ro2">
          <table:table-cell office:value-type="string" calcext:value-type="string">
            <text:p>Knock E.</text:p>
          </table:table-cell>
        </table:table-row>
        <table:table-row table:style-name="ro2">
          <table:table-cell office:value-type="string" calcext:value-type="string">
            <text:p>Laydon D.J.</text:p>
          </table:table-cell>
        </table:table-row>
        <table:table-row table:style-name="ro2">
          <table:table-cell office:value-type="string" calcext:value-type="string">
            <text:p>Nedjati-Gilani G.</text:p>
          </table:table-cell>
        </table:table-row>
        <table:table-row table:style-name="ro2">
          <table:table-cell office:value-type="string" calcext:value-type="string">
            <text:p>Nouvellet P.</text:p>
          </table:table-cell>
        </table:table-row>
        <table:table-row table:style-name="ro2">
          <table:table-cell office:value-type="string" calcext:value-type="string">
            <text:p>Parag K.V.</text:p>
          </table:table-cell>
        </table:table-row>
        <table:table-row table:style-name="ro2">
          <table:table-cell office:value-type="string" calcext:value-type="string">
            <text:p>Siveroni I.</text:p>
          </table:table-cell>
        </table:table-row>
        <table:table-row table:style-name="ro2">
          <table:table-cell office:value-type="string" calcext:value-type="string">
            <text:p>Thompson H.A.</text:p>
          </table:table-cell>
        </table:table-row>
        <table:table-row table:style-name="ro2">
          <table:table-cell office:value-type="string" calcext:value-type="string">
            <text:p>Verity R.</text:p>
          </table:table-cell>
        </table:table-row>
        <table:table-row table:style-name="ro2">
          <table:table-cell office:value-type="string" calcext:value-type="string">
            <text:p>Volz E.</text:p>
          </table:table-cell>
        </table:table-row>
        <table:table-row table:style-name="ro2">
          <table:table-cell office:value-type="string" calcext:value-type="string">
            <text:p>Walters C.E.</text:p>
          </table:table-cell>
        </table:table-row>
        <table:table-row table:style-name="ro2">
          <table:table-cell office:value-type="string" calcext:value-type="string">
            <text:p>Wang H.</text:p>
          </table:table-cell>
        </table:table-row>
        <table:table-row table:style-name="ro2">
          <table:table-cell office:value-type="string" calcext:value-type="string">
            <text:p>Wang Y.</text:p>
          </table:table-cell>
        </table:table-row>
        <table:table-row table:style-name="ro2">
          <table:table-cell office:value-type="string" calcext:value-type="string">
            <text:p>Watson O.J.</text:p>
          </table:table-cell>
        </table:table-row>
        <table:table-row table:style-name="ro2">
          <table:table-cell office:value-type="string" calcext:value-type="string">
            <text:p>Winskill P.</text:p>
          </table:table-cell>
        </table:table-row>
        <table:table-row table:style-name="ro2">
          <table:table-cell office:value-type="string" calcext:value-type="string">
            <text:p>Xi X.</text:p>
          </table:table-cell>
        </table:table-row>
        <table:table-row table:style-name="ro2">
          <table:table-cell office:value-type="string" calcext:value-type="string">
            <text:p>Walker P.G.T.</text:p>
          </table:table-cell>
        </table:table-row>
        <table:table-row table:style-name="ro2">
          <table:table-cell office:value-type="string" calcext:value-type="string">
            <text:p>Ghani A.C.</text:p>
          </table:table-cell>
        </table:table-row>
        <table:table-row table:style-name="ro2">
          <table:table-cell office:value-type="string" calcext:value-type="string">
            <text:p>Donnelly C.A.</text:p>
          </table:table-cell>
        </table:table-row>
        <table:table-row table:style-name="ro2">
          <table:table-cell office:value-type="string" calcext:value-type="string">
            <text:p>Riley S.</text:p>
          </table:table-cell>
        </table:table-row>
        <table:table-row table:style-name="ro2">
          <table:table-cell office:value-type="string" calcext:value-type="string">
            <text:p>Vollmer M.A.C.</text:p>
          </table:table-cell>
        </table:table-row>
        <table:table-row table:style-name="ro2">
          <table:table-cell office:value-type="string" calcext:value-type="string">
            <text:p>Ferguson N.M. </text:p>
          </table:table-cell>
        </table:table-row>
        <table:table-row table:style-name="ro2">
          <table:table-cell office:value-type="string" calcext:value-type="string">
            <text:p>Okell L.C.</text:p>
          </table:table-cell>
        </table:table-row>
        <table:table-row table:style-name="ro2">
          <table:table-cell office:value-type="string" calcext:value-type="string">
            <text:p>Bhatt S.</text:p>
          </table:table-cell>
        </table:table-row>
        <table:table-row table:style-name="ro2">
          <table:table-cell office:value-type="string" calcext:value-type="string">
            <text:p>Imperial College COVID-19 Response Team</text:p>
          </table:table-cell>
        </table:table-row>
        <table:table-row table:style-name="ro2">
          <table:table-cell office:value-type="string" calcext:value-type="string">
            <text:p>Hsiang S.</text:p>
          </table:table-cell>
        </table:table-row>
        <table:table-row table:style-name="ro2">
          <table:table-cell office:value-type="string" calcext:value-type="string">
            <text:p>Allen D.</text:p>
          </table:table-cell>
        </table:table-row>
        <table:table-row table:style-name="ro2">
          <table:table-cell office:value-type="string" calcext:value-type="string">
            <text:p>Annan-Phan S.</text:p>
          </table:table-cell>
        </table:table-row>
        <table:table-row table:style-name="ro2">
          <table:table-cell office:value-type="string" calcext:value-type="string">
            <text:p>Bell K.</text:p>
          </table:table-cell>
        </table:table-row>
        <table:table-row table:style-name="ro2">
          <table:table-cell office:value-type="string" calcext:value-type="string">
            <text:p>Bolliger I.</text:p>
          </table:table-cell>
        </table:table-row>
        <table:table-row table:style-name="ro2">
          <table:table-cell office:value-type="string" calcext:value-type="string">
            <text:p>Chong T.</text:p>
          </table:table-cell>
        </table:table-row>
        <table:table-row table:style-name="ro2">
          <table:table-cell office:value-type="string" calcext:value-type="string">
            <text:p>Druckenmiller H.</text:p>
          </table:table-cell>
        </table:table-row>
        <table:table-row table:style-name="ro2">
          <table:table-cell office:value-type="string" calcext:value-type="string">
            <text:p>Huang L.Y.</text:p>
          </table:table-cell>
        </table:table-row>
        <table:table-row table:style-name="ro2">
          <table:table-cell office:value-type="string" calcext:value-type="string">
            <text:p>Hultgren A.</text:p>
          </table:table-cell>
        </table:table-row>
        <table:table-row table:style-name="ro2">
          <table:table-cell office:value-type="string" calcext:value-type="string">
            <text:p>Krasovich E.</text:p>
          </table:table-cell>
        </table:table-row>
        <table:table-row table:style-name="ro2">
          <table:table-cell office:value-type="string" calcext:value-type="string">
            <text:p>Lau P.</text:p>
          </table:table-cell>
        </table:table-row>
        <table:table-row table:style-name="ro2">
          <table:table-cell office:value-type="string" calcext:value-type="string">
            <text:p>Lee J.</text:p>
          </table:table-cell>
        </table:table-row>
        <table:table-row table:style-name="ro2">
          <table:table-cell office:value-type="string" calcext:value-type="string">
            <text:p>Rolf E.</text:p>
          </table:table-cell>
        </table:table-row>
        <table:table-row table:style-name="ro2">
          <table:table-cell office:value-type="string" calcext:value-type="string">
            <text:p>Tseng J.</text:p>
          </table:table-cell>
        </table:table-row>
        <table:table-row table:style-name="ro2">
          <table:table-cell office:value-type="string" calcext:value-type="string">
            <text:p>Wu T.</text:p>
          </table:table-cell>
        </table:table-row>
        <table:table-row table:style-name="ro2">
          <table:table-cell office:value-type="string" calcext:value-type="string">
            <text:p>Goscé L.</text:p>
          </table:table-cell>
        </table:table-row>
        <table:table-row table:style-name="ro2">
          <table:table-cell office:value-type="string" calcext:value-type="string">
            <text:p>Phillips P.A.</text:p>
          </table:table-cell>
        </table:table-row>
        <table:table-row table:style-name="ro2">
          <table:table-cell office:value-type="string" calcext:value-type="string">
            <text:p>Spinola P.</text:p>
          </table:table-cell>
        </table:table-row>
        <table:table-row table:style-name="ro2">
          <table:table-cell office:value-type="string" calcext:value-type="string">
            <text:p>Gupta D.R.K.</text:p>
          </table:table-cell>
        </table:table-row>
        <table:table-row table:style-name="ro2">
          <table:table-cell office:value-type="string" calcext:value-type="string">
            <text:p>Abubakar P.I.</text:p>
          </table:table-cell>
        </table:table-row>
        <table:table-row table:style-name="ro2">
          <table:table-cell office:value-type="string" calcext:value-type="string">
            <text:p>Li T.</text:p>
          </table:table-cell>
        </table:table-row>
        <table:table-row table:style-name="ro2">
          <table:table-cell office:value-type="string" calcext:value-type="string">
            <text:p>Liu Y.</text:p>
          </table:table-cell>
        </table:table-row>
        <table:table-row table:style-name="ro2">
          <table:table-cell office:value-type="string" calcext:value-type="string">
            <text:p>Li M. </text:p>
          </table:table-cell>
        </table:table-row>
        <table:table-row table:style-name="ro2">
          <table:table-cell office:value-type="string" calcext:value-type="string">
            <text:p>Qian X.</text:p>
          </table:table-cell>
        </table:table-row>
        <table:table-row table:style-name="ro2">
          <table:table-cell office:value-type="string" calcext:value-type="string">
            <text:p>Dai S.Y.</text:p>
          </table:table-cell>
        </table:table-row>
        <table:table-row table:style-name="ro2">
          <table:table-cell office:value-type="string" calcext:value-type="string">
            <text:p>Di Domenico L.</text:p>
          </table:table-cell>
        </table:table-row>
        <table:table-row table:style-name="ro2">
          <table:table-cell office:value-type="string" calcext:value-type="string">
            <text:p>Pullano G.</text:p>
          </table:table-cell>
        </table:table-row>
        <table:table-row table:style-name="ro2">
          <table:table-cell office:value-type="string" calcext:value-type="string">
            <text:p>Sabbatini C.E.</text:p>
          </table:table-cell>
        </table:table-row>
        <table:table-row table:style-name="ro2">
          <table:table-cell office:value-type="string" calcext:value-type="string">
            <text:p>Boëlle P.-Y.</text:p>
          </table:table-cell>
        </table:table-row>
        <table:table-row table:style-name="ro2">
          <table:table-cell office:value-type="string" calcext:value-type="string">
            <text:p>Colizza V.</text:p>
          </table:table-cell>
        </table:table-row>
        <table:table-row table:style-name="ro2">
          <table:table-cell office:value-type="string" calcext:value-type="string">
            <text:p>Davies N.G. </text:p>
          </table:table-cell>
        </table:table-row>
        <table:table-row table:style-name="ro2">
          <table:table-cell office:value-type="string" calcext:value-type="string">
            <text:p>Kucharski A.J.</text:p>
          </table:table-cell>
        </table:table-row>
        <table:table-row table:style-name="ro2">
          <table:table-cell office:value-type="string" calcext:value-type="string">
            <text:p>Eggo R.M.</text:p>
          </table:table-cell>
        </table:table-row>
        <table:table-row table:style-name="ro2">
          <table:table-cell office:value-type="string" calcext:value-type="string">
            <text:p>Gimma A. </text:p>
          </table:table-cell>
        </table:table-row>
        <table:table-row table:style-name="ro2">
          <table:table-cell office:value-type="string" calcext:value-type="string">
            <text:p>Edmunds W.J.</text:p>
          </table:table-cell>
        </table:table-row>
        <table:table-row table:style-name="ro2">
          <table:table-cell office:value-type="string" calcext:value-type="string">
            <text:p>Jombart T.</text:p>
          </table:table-cell>
        </table:table-row>
        <table:table-row table:style-name="ro2">
          <table:table-cell office:value-type="string" calcext:value-type="string">
            <text:p>O'Reilly K.</text:p>
          </table:table-cell>
        </table:table-row>
        <table:table-row table:style-name="ro2">
          <table:table-cell office:value-type="string" calcext:value-type="string">
            <text:p>Endo A.</text:p>
          </table:table-cell>
        </table:table-row>
        <table:table-row table:style-name="ro2">
          <table:table-cell office:value-type="string" calcext:value-type="string">
            <text:p>Hellewell J.</text:p>
          </table:table-cell>
        </table:table-row>
        <table:table-row table:style-name="ro2">
          <table:table-cell office:value-type="string" calcext:value-type="string">
            <text:p>Nightingale E.S.</text:p>
          </table:table-cell>
        </table:table-row>
        <table:table-row table:style-name="ro2">
          <table:table-cell office:value-type="string" calcext:value-type="string">
            <text:p>Quilty B.J.</text:p>
          </table:table-cell>
        </table:table-row>
        <table:table-row table:style-name="ro2">
          <table:table-cell office:value-type="string" calcext:value-type="string">
            <text:p>Jarvis C.I.</text:p>
          </table:table-cell>
        </table:table-row>
        <table:table-row table:style-name="ro2">
          <table:table-cell office:value-type="string" calcext:value-type="string">
            <text:p>Russell T.W.</text:p>
          </table:table-cell>
        </table:table-row>
        <table:table-row table:style-name="ro2">
          <table:table-cell office:value-type="string" calcext:value-type="string">
            <text:p>Klepac P.</text:p>
          </table:table-cell>
        </table:table-row>
        <table:table-row table:style-name="ro2">
          <table:table-cell office:value-type="string" calcext:value-type="string">
            <text:p>Bosse N.I.</text:p>
          </table:table-cell>
        </table:table-row>
        <table:table-row table:style-name="ro2">
          <table:table-cell office:value-type="string" calcext:value-type="string">
            <text:p>Funk S.</text:p>
          </table:table-cell>
        </table:table-row>
        <table:table-row table:style-name="ro2">
          <table:table-cell office:value-type="string" calcext:value-type="string">
            <text:p>Abbott S.</text:p>
          </table:table-cell>
        </table:table-row>
        <table:table-row table:style-name="ro2">
          <table:table-cell office:value-type="string" calcext:value-type="string">
            <text:p>Medley G.F.</text:p>
          </table:table-cell>
        </table:table-row>
        <table:table-row table:style-name="ro2">
          <table:table-cell office:value-type="string" calcext:value-type="string">
            <text:p>Gibbs H.</text:p>
          </table:table-cell>
        </table:table-row>
        <table:table-row table:style-name="ro2">
          <table:table-cell office:value-type="string" calcext:value-type="string">
            <text:p>Pearson C.A.B.</text:p>
          </table:table-cell>
        </table:table-row>
        <table:table-row table:style-name="ro2">
          <table:table-cell office:value-type="string" calcext:value-type="string">
            <text:p>Flasche S.</text:p>
          </table:table-cell>
        </table:table-row>
        <table:table-row table:style-name="ro2">
          <table:table-cell office:value-type="string" calcext:value-type="string">
            <text:p>Jit M.</text:p>
          </table:table-cell>
        </table:table-row>
        <table:table-row table:style-name="ro2">
          <table:table-cell office:value-type="string" calcext:value-type="string">
            <text:p>Clifford S.</text:p>
          </table:table-cell>
        </table:table-row>
        <table:table-row table:style-name="ro2">
          <table:table-cell office:value-type="string" calcext:value-type="string">
            <text:p>Prem K.</text:p>
          </table:table-cell>
        </table:table-row>
        <table:table-row table:style-name="ro2">
          <table:table-cell office:value-type="string" calcext:value-type="string">
            <text:p>Diamond C.</text:p>
          </table:table-cell>
        </table:table-row>
        <table:table-row table:style-name="ro2">
          <table:table-cell office:value-type="string" calcext:value-type="string">
            <text:p>Emery J.</text:p>
          </table:table-cell>
        </table:table-row>
        <table:table-row table:style-name="ro2">
          <table:table-cell office:value-type="string" calcext:value-type="string">
            <text:p>Deol A.K.</text:p>
          </table:table-cell>
        </table:table-row>
        <table:table-row table:style-name="ro2">
          <table:table-cell office:value-type="string" calcext:value-type="string">
            <text:p>Procter S.R.</text:p>
          </table:table-cell>
        </table:table-row>
        <table:table-row table:style-name="ro2">
          <table:table-cell office:value-type="string" calcext:value-type="string">
            <text:p>van Zandvoort K.</text:p>
          </table:table-cell>
        </table:table-row>
        <table:table-row table:style-name="ro2">
          <table:table-cell office:value-type="string" calcext:value-type="string">
            <text:p>Sun Y.F.</text:p>
          </table:table-cell>
        </table:table-row>
        <table:table-row table:style-name="ro2">
          <table:table-cell office:value-type="string" calcext:value-type="string">
            <text:p>Munday J.D.</text:p>
          </table:table-cell>
        </table:table-row>
        <table:table-row table:style-name="ro2">
          <table:table-cell office:value-type="string" calcext:value-type="string">
            <text:p>Rosello A.</text:p>
          </table:table-cell>
        </table:table-row>
        <table:table-row table:style-name="ro2">
          <table:table-cell office:value-type="string" calcext:value-type="string">
            <text:p>Auzenbergs M.</text:p>
          </table:table-cell>
        </table:table-row>
        <table:table-row table:style-name="ro2">
          <table:table-cell office:value-type="string" calcext:value-type="string">
            <text:p>Knight G.</text:p>
          </table:table-cell>
        </table:table-row>
        <table:table-row table:style-name="ro2">
          <table:table-cell office:value-type="string" calcext:value-type="string">
            <text:p>Houben R.M.G.J.</text:p>
          </table:table-cell>
        </table:table-row>
        <table:table-row table:style-name="ro2">
          <table:table-cell office:value-type="string" calcext:value-type="string">
            <text:p>Liu Y.</text:p>
          </table:table-cell>
        </table:table-row>
        <table:table-row table:style-name="ro2">
          <table:table-cell office:value-type="string" calcext:value-type="string">
            <text:p>Centre for the Mathematical Modelling of Infectious Diseases COVID-19 working group</text:p>
          </table:table-cell>
        </table:table-row>
        <table:table-row table:style-name="ro2">
          <table:table-cell office:value-type="string" calcext:value-type="string">
            <text:p>Lemaitre J.C.</text:p>
          </table:table-cell>
        </table:table-row>
        <table:table-row table:style-name="ro2">
          <table:table-cell office:value-type="string" calcext:value-type="string">
            <text:p>Perez-Saez J.</text:p>
          </table:table-cell>
        </table:table-row>
        <table:table-row table:style-name="ro2">
          <table:table-cell office:value-type="string" calcext:value-type="string">
            <text:p>Azman A.S.</text:p>
          </table:table-cell>
        </table:table-row>
        <table:table-row table:style-name="ro2">
          <table:table-cell office:value-type="string" calcext:value-type="string">
            <text:p>Rinaldo A.</text:p>
          </table:table-cell>
        </table:table-row>
        <table:table-row table:style-name="ro2">
          <table:table-cell office:value-type="string" calcext:value-type="string">
            <text:p>Fellay J.</text:p>
          </table:table-cell>
        </table:table-row>
        <table:table-row table:style-name="ro2">
          <table:table-cell office:value-type="string" calcext:value-type="string">
            <text:p>Tuite A.R.</text:p>
          </table:table-cell>
        </table:table-row>
        <table:table-row table:style-name="ro2">
          <table:table-cell office:value-type="string" calcext:value-type="string">
            <text:p>Fisman D.N.</text:p>
          </table:table-cell>
        </table:table-row>
        <table:table-row table:style-name="ro2">
          <table:table-cell office:value-type="string" calcext:value-type="string">
            <text:p>Greer A.L.</text:p>
          </table:table-cell>
        </table:table-row>
        <table:table-row table:style-name="ro2">
          <table:table-cell office:value-type="string" calcext:value-type="string">
            <text:p>Leung K.</text:p>
          </table:table-cell>
        </table:table-row>
        <table:table-row table:style-name="ro2">
          <table:table-cell office:value-type="string" calcext:value-type="string">
            <text:p>Wu J.T. </text:p>
          </table:table-cell>
        </table:table-row>
        <table:table-row table:style-name="ro2">
          <table:table-cell office:value-type="string" calcext:value-type="string">
            <text:p>Liu D. </text:p>
          </table:table-cell>
        </table:table-row>
        <table:table-row table:style-name="ro2">
          <table:table-cell office:value-type="string" calcext:value-type="string">
            <text:p>Leung G.M.</text:p>
          </table:table-cell>
        </table:table-row>
        <table:table-row table:style-name="ro2">
          <table:table-cell office:value-type="string" calcext:value-type="string">
            <text:p>Min K.-D. </text:p>
          </table:table-cell>
        </table:table-row>
        <table:table-row table:style-name="ro2">
          <table:table-cell office:value-type="string" calcext:value-type="string">
            <text:p>Kang H.</text:p>
          </table:table-cell>
        </table:table-row>
        <table:table-row table:style-name="ro2">
          <table:table-cell office:value-type="string" calcext:value-type="string">
            <text:p>Lee J.-Y.</text:p>
          </table:table-cell>
        </table:table-row>
        <table:table-row table:style-name="ro2">
          <table:table-cell office:value-type="string" calcext:value-type="string">
            <text:p>Jeon S.</text:p>
          </table:table-cell>
        </table:table-row>
        <table:table-row table:style-name="ro2">
          <table:table-cell office:value-type="string" calcext:value-type="string">
            <text:p>Cho S.-I.</text:p>
          </table:table-cell>
        </table:table-row>
        <table:table-row table:style-name="ro2">
          <table:table-cell office:value-type="string" calcext:value-type="string">
            <text:p>Bouchnita A.</text:p>
          </table:table-cell>
        </table:table-row>
        <table:table-row table:style-name="ro2">
          <table:table-cell office:value-type="string" calcext:value-type="string">
            <text:p>Jebrane A.</text:p>
          </table:table-cell>
        </table:table-row>
        <table:table-row table:style-name="ro2">
          <table:table-cell office:value-type="string" calcext:value-type="string">
            <text:p>Bryant P. </text:p>
          </table:table-cell>
        </table:table-row>
        <table:table-row table:style-name="ro2">
          <table:table-cell office:value-type="string" calcext:value-type="string">
            <text:p>Elofsson A.</text:p>
          </table:table-cell>
        </table:table-row>
        <table:table-row table:style-name="ro2">
          <table:table-cell office:value-type="string" calcext:value-type="string">
            <text:p>Wieland T.</text:p>
          </table:table-cell>
        </table:table-row>
        <table:table-row table:style-name="ro2">
          <table:table-cell office:value-type="string" calcext:value-type="string">
            <text:p>Yang Q.</text:p>
          </table:table-cell>
        </table:table-row>
        <table:table-row table:style-name="ro2">
          <table:table-cell office:value-type="string" calcext:value-type="string">
            <text:p>Yi C.</text:p>
          </table:table-cell>
        </table:table-row>
        <table:table-row table:style-name="ro2">
          <table:table-cell office:value-type="string" calcext:value-type="string">
            <text:p>Vajdi A.</text:p>
          </table:table-cell>
        </table:table-row>
        <table:table-row table:style-name="ro2">
          <table:table-cell office:value-type="string" calcext:value-type="string">
            <text:p>Cohnstaedt L.W.</text:p>
          </table:table-cell>
        </table:table-row>
        <table:table-row table:style-name="ro2">
          <table:table-cell office:value-type="string" calcext:value-type="string">
            <text:p>Wu H.</text:p>
          </table:table-cell>
        </table:table-row>
        <table:table-row table:style-name="ro2">
          <table:table-cell office:value-type="string" calcext:value-type="string">
            <text:p>Guo X.</text:p>
          </table:table-cell>
        </table:table-row>
        <table:table-row table:style-name="ro2">
          <table:table-cell office:value-type="string" calcext:value-type="string">
            <text:p>Scoglio C.M.</text:p>
          </table:table-cell>
        </table:table-row>
        <table:table-row table:style-name="ro2">
          <table:table-cell office:value-type="string" calcext:value-type="string">
            <text:p>Kim S.</text:p>
          </table:table-cell>
        </table:table-row>
        <table:table-row table:style-name="ro2">
          <table:table-cell office:value-type="string" calcext:value-type="string">
            <text:p>Kim Y.-J.</text:p>
          </table:table-cell>
        </table:table-row>
        <table:table-row table:style-name="ro2">
          <table:table-cell office:value-type="string" calcext:value-type="string">
            <text:p>Peck K.R.</text:p>
          </table:table-cell>
        </table:table-row>
        <table:table-row table:style-name="ro2">
          <table:table-cell office:value-type="string" calcext:value-type="string">
            <text:p>Jung E.</text:p>
          </table:table-cell>
        </table:table-row>
        <table:table-row table:style-name="ro2">
          <table:table-cell office:value-type="string" calcext:value-type="string">
            <text:p>Litvinova M.</text:p>
          </table:table-cell>
        </table:table-row>
        <table:table-row table:style-name="ro2">
          <table:table-cell office:value-type="string" calcext:value-type="string">
            <text:p>Liu Q.-H.</text:p>
          </table:table-cell>
        </table:table-row>
        <table:table-row table:style-name="ro2">
          <table:table-cell office:value-type="string" calcext:value-type="string">
            <text:p>Kulikov E.S.</text:p>
          </table:table-cell>
        </table:table-row>
        <table:table-row table:style-name="ro2">
          <table:table-cell office:value-type="string" calcext:value-type="string">
            <text:p>Ajelli M.</text:p>
          </table:table-cell>
        </table:table-row>
        <table:table-row table:style-name="ro2">
          <table:table-cell office:value-type="string" calcext:value-type="string">
            <text:p>Uchida M.</text:p>
          </table:table-cell>
        </table:table-row>
        <table:table-row table:style-name="ro2">
          <table:table-cell office:value-type="string" calcext:value-type="string">
            <text:p>Kaneko M. </text:p>
          </table:table-cell>
        </table:table-row>
        <table:table-row table:style-name="ro2">
          <table:table-cell office:value-type="string" calcext:value-type="string">
            <text:p>Hidaka Y.</text:p>
          </table:table-cell>
        </table:table-row>
        <table:table-row table:style-name="ro2">
          <table:table-cell office:value-type="string" calcext:value-type="string">
            <text:p>Yamamoto H.</text:p>
          </table:table-cell>
        </table:table-row>
        <table:table-row table:style-name="ro2">
          <table:table-cell office:value-type="string" calcext:value-type="string">
            <text:p>Honda T.</text:p>
          </table:table-cell>
        </table:table-row>
        <table:table-row table:style-name="ro2">
          <table:table-cell office:value-type="string" calcext:value-type="string">
            <text:p>Takeuchi S.</text:p>
          </table:table-cell>
        </table:table-row>
        <table:table-row table:style-name="ro2">
          <table:table-cell office:value-type="string" calcext:value-type="string">
            <text:p>Saito M.</text:p>
          </table:table-cell>
        </table:table-row>
        <table:table-row table:style-name="ro2">
          <table:table-cell office:value-type="string" calcext:value-type="string">
            <text:p>Kawa S.</text:p>
          </table:table-cell>
        </table:table-row>
        <table:table-row table:style-name="ro2">
          <table:table-cell office:value-type="string" calcext:value-type="string">
            <text:p>Andrews M.A.</text:p>
          </table:table-cell>
        </table:table-row>
        <table:table-row table:style-name="ro2">
          <table:table-cell office:value-type="string" calcext:value-type="string">
            <text:p>Bauch C.T.</text:p>
          </table:table-cell>
        </table:table-row>
        <table:table-row table:style-name="ro2">
          <table:table-cell office:value-type="string" calcext:value-type="string">
            <text:p>Liu M.</text:p>
          </table:table-cell>
        </table:table-row>
        <table:table-row table:style-name="ro2">
          <table:table-cell office:value-type="string" calcext:value-type="string">
            <text:p>Ou J.</text:p>
          </table:table-cell>
        </table:table-row>
        <table:table-row table:style-name="ro2">
          <table:table-cell office:value-type="string" calcext:value-type="string">
            <text:p>Zhang L.</text:p>
          </table:table-cell>
        </table:table-row>
        <table:table-row table:style-name="ro2">
          <table:table-cell office:value-type="string" calcext:value-type="string">
            <text:p>Shen X. </text:p>
          </table:table-cell>
        </table:table-row>
        <table:table-row table:style-name="ro2">
          <table:table-cell office:value-type="string" calcext:value-type="string">
            <text:p>Hong R. </text:p>
          </table:table-cell>
        </table:table-row>
        <table:table-row table:style-name="ro2">
          <table:table-cell office:value-type="string" calcext:value-type="string">
            <text:p>Ma H.</text:p>
          </table:table-cell>
        </table:table-row>
        <table:table-row table:style-name="ro2">
          <table:table-cell office:value-type="string" calcext:value-type="string">
            <text:p>Zhu B.-P.</text:p>
          </table:table-cell>
        </table:table-row>
        <table:table-row table:style-name="ro2">
          <table:table-cell office:value-type="string" calcext:value-type="string">
            <text:p>Fontaine R.E.</text:p>
          </table:table-cell>
        </table:table-row>
        <table:table-row table:style-name="ro2">
          <table:table-cell office:value-type="string" calcext:value-type="string">
            <text:p>Davis B.M.</text:p>
          </table:table-cell>
        </table:table-row>
        <table:table-row table:style-name="ro2">
          <table:table-cell office:value-type="string" calcext:value-type="string">
            <text:p>Markel H. </text:p>
          </table:table-cell>
        </table:table-row>
        <table:table-row table:style-name="ro2">
          <table:table-cell office:value-type="string" calcext:value-type="string">
            <text:p>Navarro A.,</text:p>
          </table:table-cell>
        </table:table-row>
        <table:table-row table:style-name="ro2">
          <table:table-cell office:value-type="string" calcext:value-type="string">
            <text:p>Wells E.</text:p>
          </table:table-cell>
        </table:table-row>
        <table:table-row table:style-name="ro2">
          <table:table-cell office:value-type="string" calcext:value-type="string">
            <text:p>Monto A.S.</text:p>
          </table:table-cell>
        </table:table-row>
        <table:table-row table:style-name="ro2">
          <table:table-cell office:value-type="string" calcext:value-type="string">
            <text:p>Aiello A.E.</text:p>
          </table:table-cell>
        </table:table-row>
        <table:table-row table:style-name="ro2">
          <table:table-cell office:value-type="string" calcext:value-type="string">
            <text:p>Martinez D.L.</text:p>
          </table:table-cell>
        </table:table-row>
        <table:table-row table:style-name="ro2">
          <table:table-cell office:value-type="string" calcext:value-type="string">
            <text:p>Das T.K.</text:p>
          </table:table-cell>
        </table:table-row>
        <table:table-row table:style-name="ro2">
          <table:table-cell office:value-type="string" calcext:value-type="string">
            <text:p>Mangklakeree N.</text:p>
          </table:table-cell>
        </table:table-row>
        <table:table-row table:style-name="ro2">
          <table:table-cell office:value-type="string" calcext:value-type="string">
            <text:p>Pinitsoontorn S.</text:p>
          </table:table-cell>
        </table:table-row>
        <table:table-row table:style-name="ro2">
          <table:table-cell office:value-type="string" calcext:value-type="string">
            <text:p>Srisaenpang S.</text:p>
          </table:table-cell>
        </table:table-row>
        <table:table-row table:style-name="ro2">
          <table:table-cell office:value-type="string" calcext:value-type="string">
            <text:p>Miller J.R.</text:p>
          </table:table-cell>
        </table:table-row>
        <table:table-row table:style-name="ro2">
          <table:table-cell office:value-type="string" calcext:value-type="string">
            <text:p>Short V.L. </text:p>
          </table:table-cell>
        </table:table-row>
        <table:table-row table:style-name="ro2">
          <table:table-cell office:value-type="string" calcext:value-type="string">
            <text:p>Wu H.M.</text:p>
          </table:table-cell>
        </table:table-row>
        <table:table-row table:style-name="ro2">
          <table:table-cell office:value-type="string" calcext:value-type="string">
            <text:p>Waller K.</text:p>
          </table:table-cell>
        </table:table-row>
        <table:table-row table:style-name="ro2">
          <table:table-cell office:value-type="string" calcext:value-type="string">
            <text:p>Mead P.</text:p>
          </table:table-cell>
        </table:table-row>
        <table:table-row table:style-name="ro2">
          <table:table-cell office:value-type="string" calcext:value-type="string">
            <text:p>Kahn E.</text:p>
          </table:table-cell>
        </table:table-row>
        <table:table-row table:style-name="ro2">
          <table:table-cell office:value-type="string" calcext:value-type="string">
            <text:p>Bahn B.A.</text:p>
          </table:table-cell>
        </table:table-row>
        <table:table-row table:style-name="ro2">
          <table:table-cell office:value-type="string" calcext:value-type="string">
            <text:p>Dale J.W.</text:p>
          </table:table-cell>
        </table:table-row>
        <table:table-row table:style-name="ro2">
          <table:table-cell office:value-type="string" calcext:value-type="string">
            <text:p>Nasrullah M.</text:p>
          </table:table-cell>
        </table:table-row>
        <table:table-row table:style-name="ro2">
          <table:table-cell office:value-type="string" calcext:value-type="string">
            <text:p>Walton S.E. </text:p>
          </table:table-cell>
        </table:table-row>
        <table:table-row table:style-name="ro2">
          <table:table-cell office:value-type="string" calcext:value-type="string">
            <text:p>Urdaneta V.</text:p>
          </table:table-cell>
        </table:table-row>
        <table:table-row table:style-name="ro2">
          <table:table-cell office:value-type="string" calcext:value-type="string">
            <text:p>Ostroff S. </text:p>
          </table:table-cell>
        </table:table-row>
        <table:table-row table:style-name="ro2">
          <table:table-cell office:value-type="string" calcext:value-type="string">
            <text:p>Averhoff F.</text:p>
          </table:table-cell>
        </table:table-row>
        <table:table-row table:style-name="ro2">
          <table:table-cell office:value-type="string" calcext:value-type="string">
            <text:p>Copeland D.L.</text:p>
          </table:table-cell>
        </table:table-row>
        <table:table-row table:style-name="ro2">
          <table:table-cell office:value-type="string" calcext:value-type="string">
            <text:p>Basurto-Davila R.</text:p>
          </table:table-cell>
        </table:table-row>
        <table:table-row table:style-name="ro2">
          <table:table-cell office:value-type="string" calcext:value-type="string">
            <text:p>Chung W.</text:p>
          </table:table-cell>
        </table:table-row>
        <table:table-row table:style-name="ro2">
          <table:table-cell office:value-type="string" calcext:value-type="string">
            <text:p>Kurian A.</text:p>
          </table:table-cell>
        </table:table-row>
        <table:table-row table:style-name="ro2">
          <table:table-cell office:value-type="string" calcext:value-type="string">
            <text:p>Fishbein D.B.</text:p>
          </table:table-cell>
        </table:table-row>
        <table:table-row table:style-name="ro2">
          <table:table-cell office:value-type="string" calcext:value-type="string">
            <text:p>Szymanowski P.</text:p>
          </table:table-cell>
        </table:table-row>
        <table:table-row table:style-name="ro2">
          <table:table-cell office:value-type="string" calcext:value-type="string">
            <text:p>Zipprich J.</text:p>
          </table:table-cell>
        </table:table-row>
        <table:table-row table:style-name="ro2">
          <table:table-cell office:value-type="string" calcext:value-type="string">
            <text:p>Lipman H.</text:p>
          </table:table-cell>
        </table:table-row>
        <table:table-row table:style-name="ro2">
          <table:table-cell office:value-type="string" calcext:value-type="string">
            <text:p>Cetron M.S.</text:p>
          </table:table-cell>
        </table:table-row>
        <table:table-row table:style-name="ro2">
          <table:table-cell office:value-type="string" calcext:value-type="string">
            <text:p>Meltzer M.I.</text:p>
          </table:table-cell>
        </table:table-row>
        <table:table-row table:style-name="ro2">
          <table:table-cell office:value-type="string" calcext:value-type="string">
            <text:p>Averhoff F.</text:p>
          </table:table-cell>
        </table:table-row>
        <table:table-row table:style-name="ro2">
          <table:table-cell office:value-type="string" calcext:value-type="string">
            <text:p>Agolory S.G.</text:p>
          </table:table-cell>
        </table:table-row>
        <table:table-row table:style-name="ro2">
          <table:table-cell office:value-type="string" calcext:value-type="string">
            <text:p>Barbot O.</text:p>
          </table:table-cell>
        </table:table-row>
        <table:table-row table:style-name="ro2">
          <table:table-cell office:value-type="string" calcext:value-type="string">
            <text:p>Averhoff F.</text:p>
          </table:table-cell>
        </table:table-row>
        <table:table-row table:style-name="ro2">
          <table:table-cell office:value-type="string" calcext:value-type="string">
            <text:p>Weiss D.</text:p>
          </table:table-cell>
        </table:table-row>
        <table:table-row table:style-name="ro2">
          <table:table-cell office:value-type="string" calcext:value-type="string">
            <text:p>Wilson E.</text:p>
          </table:table-cell>
        </table:table-row>
        <table:table-row table:style-name="ro2">
          <table:table-cell office:value-type="string" calcext:value-type="string">
            <text:p>Egger J. </text:p>
          </table:table-cell>
        </table:table-row>
        <table:table-row table:style-name="ro2">
          <table:table-cell office:value-type="string" calcext:value-type="string">
            <text:p>Miller J.</text:p>
          </table:table-cell>
        </table:table-row>
        <table:table-row table:style-name="ro2">
          <table:table-cell office:value-type="string" calcext:value-type="string">
            <text:p>Ogbuanu I.</text:p>
          </table:table-cell>
        </table:table-row>
        <table:table-row table:style-name="ro2">
          <table:table-cell office:value-type="string" calcext:value-type="string">
            <text:p>Walton S. </text:p>
          </table:table-cell>
        </table:table-row>
        <table:table-row table:style-name="ro2">
          <table:table-cell office:value-type="string" calcext:value-type="string">
            <text:p>Kahn E.</text:p>
          </table:table-cell>
        </table:table-row>
        <table:table-row table:style-name="ro2">
          <table:table-cell office:value-type="string" calcext:value-type="string">
            <text:p>Nasrullah M.</text:p>
          </table:table-cell>
        </table:table-row>
        <table:table-row table:style-name="ro2">
          <table:table-cell office:value-type="string" calcext:value-type="string">
            <text:p>Breiding M.J.</text:p>
          </table:table-cell>
        </table:table-row>
        <table:table-row table:style-name="ro2">
          <table:table-cell office:value-type="string" calcext:value-type="string">
            <text:p>Smith W.</text:p>
          </table:table-cell>
        </table:table-row>
        <table:table-row table:style-name="ro2">
          <table:table-cell office:value-type="string" calcext:value-type="string">
            <text:p>McCullum I.</text:p>
          </table:table-cell>
        </table:table-row>
        <table:table-row table:style-name="ro2">
          <table:table-cell office:value-type="string" calcext:value-type="string">
            <text:p>Soetebier K.</text:p>
          </table:table-cell>
        </table:table-row>
        <table:table-row table:style-name="ro2">
          <table:table-cell office:value-type="string" calcext:value-type="string">
            <text:p>Liang J.L.</text:p>
          </table:table-cell>
        </table:table-row>
        <table:table-row table:style-name="ro2">
          <table:table-cell office:value-type="string" calcext:value-type="string">
            <text:p>Drenzek C. </text:p>
          </table:table-cell>
        </table:table-row>
        <table:table-row table:style-name="ro2">
          <table:table-cell office:value-type="string" calcext:value-type="string">
            <text:p>Miller J.R. </text:p>
          </table:table-cell>
        </table:table-row>
        <table:table-row table:style-name="ro2">
          <table:table-cell office:value-type="string" calcext:value-type="string">
            <text:p>Copeland D.</text:p>
          </table:table-cell>
        </table:table-row>
        <table:table-row table:style-name="ro2">
          <table:table-cell office:value-type="string" calcext:value-type="string">
            <text:p>Walton S.</text:p>
          </table:table-cell>
        </table:table-row>
        <table:table-row table:style-name="ro2">
          <table:table-cell office:value-type="string" calcext:value-type="string">
            <text:p>Lance S. </text:p>
          </table:table-cell>
        </table:table-row>
        <table:table-row table:style-name="ro2">
          <table:table-cell office:value-type="string" calcext:value-type="string">
            <text:p>Averhoff F.</text:p>
          </table:table-cell>
        </table:table-row>
        <table:table-row table:style-name="ro2">
          <table:table-cell office:value-type="string" calcext:value-type="string">
            <text:p>Bolton K.J. </text:p>
          </table:table-cell>
        </table:table-row>
        <table:table-row table:style-name="ro2">
          <table:table-cell office:value-type="string" calcext:value-type="string">
            <text:p>McCaw J.M. </text:p>
          </table:table-cell>
        </table:table-row>
        <table:table-row table:style-name="ro2">
          <table:table-cell office:value-type="string" calcext:value-type="string">
            <text:p>Moss R.</text:p>
          </table:table-cell>
        </table:table-row>
        <table:table-row table:style-name="ro2">
          <table:table-cell office:value-type="string" calcext:value-type="string">
            <text:p>Morris R.S.</text:p>
          </table:table-cell>
        </table:table-row>
        <table:table-row table:style-name="ro2">
          <table:table-cell office:value-type="string" calcext:value-type="string">
            <text:p>Wang S.</text:p>
          </table:table-cell>
        </table:table-row>
        <table:table-row table:style-name="ro2">
          <table:table-cell office:value-type="string" calcext:value-type="string">
            <text:p>Burma A.</text:p>
          </table:table-cell>
        </table:table-row>
        <table:table-row table:style-name="ro2">
          <table:table-cell office:value-type="string" calcext:value-type="string">
            <text:p>Darma B.</text:p>
          </table:table-cell>
        </table:table-row>
        <table:table-row table:style-name="ro2">
          <table:table-cell office:value-type="string" calcext:value-type="string">
            <text:p>Narangerel D.</text:p>
          </table:table-cell>
        </table:table-row>
        <table:table-row table:style-name="ro2">
          <table:table-cell office:value-type="string" calcext:value-type="string">
            <text:p>Nymadawa P.</text:p>
          </table:table-cell>
        </table:table-row>
        <table:table-row table:style-name="ro2">
          <table:table-cell office:value-type="string" calcext:value-type="string">
            <text:p>McVernon J.</text:p>
          </table:table-cell>
        </table:table-row>
        <table:table-row table:style-name="ro2">
          <table:table-cell office:value-type="string" calcext:value-type="string">
            <text:p>Modchang C.</text:p>
          </table:table-cell>
        </table:table-row>
        <table:table-row table:style-name="ro2">
          <table:table-cell office:value-type="string" calcext:value-type="string">
            <text:p>Iamsirithaworn S.</text:p>
          </table:table-cell>
        </table:table-row>
        <table:table-row table:style-name="ro2">
          <table:table-cell office:value-type="string" calcext:value-type="string">
            <text:p>Auewarakul P.</text:p>
          </table:table-cell>
        </table:table-row>
        <table:table-row table:style-name="ro2">
          <table:table-cell office:value-type="string" calcext:value-type="string">
            <text:p>Triampo W.</text:p>
          </table:table-cell>
        </table:table-row>
        <table:table-row table:style-name="ro2">
          <table:table-cell office:value-type="string" calcext:value-type="string">
            <text:p>Suess T.</text:p>
          </table:table-cell>
        </table:table-row>
        <table:table-row table:style-name="ro2">
          <table:table-cell office:value-type="string" calcext:value-type="string">
            <text:p>Remschmidt C.</text:p>
          </table:table-cell>
        </table:table-row>
        <table:table-row table:style-name="ro2">
          <table:table-cell office:value-type="string" calcext:value-type="string">
            <text:p>Schink S.B.</text:p>
          </table:table-cell>
        </table:table-row>
        <table:table-row table:style-name="ro2">
          <table:table-cell office:value-type="string" calcext:value-type="string">
            <text:p>Schweiger B.</text:p>
          </table:table-cell>
        </table:table-row>
        <table:table-row table:style-name="ro2">
          <table:table-cell office:value-type="string" calcext:value-type="string">
            <text:p>Nitsche A.</text:p>
          </table:table-cell>
        </table:table-row>
        <table:table-row table:style-name="ro2">
          <table:table-cell office:value-type="string" calcext:value-type="string">
            <text:p>Schroeder K.</text:p>
          </table:table-cell>
        </table:table-row>
        <table:table-row table:style-name="ro2">
          <table:table-cell office:value-type="string" calcext:value-type="string">
            <text:p>Doellinger J.</text:p>
          </table:table-cell>
        </table:table-row>
        <table:table-row table:style-name="ro2">
          <table:table-cell office:value-type="string" calcext:value-type="string">
            <text:p>Milde J.</text:p>
          </table:table-cell>
        </table:table-row>
        <table:table-row table:style-name="ro2">
          <table:table-cell office:value-type="string" calcext:value-type="string">
            <text:p>Haas W. </text:p>
          </table:table-cell>
        </table:table-row>
        <table:table-row table:style-name="ro2">
          <table:table-cell office:value-type="string" calcext:value-type="string">
            <text:p>Koehler I.</text:p>
          </table:table-cell>
        </table:table-row>
        <table:table-row table:style-name="ro2">
          <table:table-cell office:value-type="string" calcext:value-type="string">
            <text:p>Krause G. </text:p>
          </table:table-cell>
        </table:table-row>
        <table:table-row table:style-name="ro2">
          <table:table-cell office:value-type="string" calcext:value-type="string">
            <text:p>Buchholz U.</text:p>
          </table:table-cell>
        </table:table-row>
        <table:table-row table:style-name="ro2">
          <table:table-cell office:value-type="string" calcext:value-type="string">
            <text:p>Aiello A.E. </text:p>
          </table:table-cell>
        </table:table-row>
        <table:table-row table:style-name="ro2">
          <table:table-cell office:value-type="string" calcext:value-type="string">
            <text:p>Perez V.</text:p>
          </table:table-cell>
        </table:table-row>
        <table:table-row table:style-name="ro2">
          <table:table-cell office:value-type="string" calcext:value-type="string">
            <text:p>Coulborn R.M.</text:p>
          </table:table-cell>
        </table:table-row>
        <table:table-row table:style-name="ro2">
          <table:table-cell office:value-type="string" calcext:value-type="string">
            <text:p>Davis B.M.</text:p>
          </table:table-cell>
        </table:table-row>
        <table:table-row table:style-name="ro2">
          <table:table-cell office:value-type="string" calcext:value-type="string">
            <text:p>Uddin M.</text:p>
          </table:table-cell>
        </table:table-row>
        <table:table-row table:style-name="ro2">
          <table:table-cell office:value-type="string" calcext:value-type="string">
            <text:p>Monto A.S.</text:p>
          </table:table-cell>
        </table:table-row>
        <table:table-row table:style-name="ro2">
          <table:table-cell office:value-type="string" calcext:value-type="string">
            <text:p>Sang Z. </text:p>
          </table:table-cell>
        </table:table-row>
        <table:table-row table:style-name="ro2">
          <table:table-cell office:value-type="string" calcext:value-type="string">
            <text:p>Qiu Z.</text:p>
          </table:table-cell>
        </table:table-row>
        <table:table-row table:style-name="ro2">
          <table:table-cell office:value-type="string" calcext:value-type="string">
            <text:p>Yan X. </text:p>
          </table:table-cell>
        </table:table-row>
        <table:table-row table:style-name="ro2">
          <table:table-cell office:value-type="string" calcext:value-type="string">
            <text:p>Zou Y.</text:p>
          </table:table-cell>
        </table:table-row>
        <table:table-row table:style-name="ro2">
          <table:table-cell office:value-type="string" calcext:value-type="string">
            <text:p>Yang Y.</text:p>
          </table:table-cell>
        </table:table-row>
        <table:table-row table:style-name="ro2">
          <table:table-cell office:value-type="string" calcext:value-type="string">
            <text:p>Atkinson P.M.</text:p>
          </table:table-cell>
        </table:table-row>
        <table:table-row table:style-name="ro2">
          <table:table-cell office:value-type="string" calcext:value-type="string">
            <text:p>Ettema D.</text:p>
          </table:table-cell>
        </table:table-row>
        <table:table-row table:style-name="ro2">
          <table:table-cell office:value-type="string" calcext:value-type="string">
            <text:p>Aiello A.E.</text:p>
          </table:table-cell>
        </table:table-row>
        <table:table-row table:style-name="ro2">
          <table:table-cell office:value-type="string" calcext:value-type="string">
            <text:p>Murray G.F.</text:p>
          </table:table-cell>
        </table:table-row>
        <table:table-row table:style-name="ro2">
          <table:table-cell office:value-type="string" calcext:value-type="string">
            <text:p>Perez V.</text:p>
          </table:table-cell>
        </table:table-row>
        <table:table-row table:style-name="ro2">
          <table:table-cell office:value-type="string" calcext:value-type="string">
            <text:p>Coulborn R.M.</text:p>
          </table:table-cell>
        </table:table-row>
        <table:table-row table:style-name="ro2">
          <table:table-cell office:value-type="string" calcext:value-type="string">
            <text:p>Davis B.M.</text:p>
          </table:table-cell>
        </table:table-row>
        <table:table-row table:style-name="ro2">
          <table:table-cell office:value-type="string" calcext:value-type="string">
            <text:p>Uddin M.</text:p>
          </table:table-cell>
        </table:table-row>
        <table:table-row table:style-name="ro2">
          <table:table-cell office:value-type="string" calcext:value-type="string">
            <text:p>Shay D.K.</text:p>
          </table:table-cell>
        </table:table-row>
        <table:table-row table:style-name="ro2">
          <table:table-cell office:value-type="string" calcext:value-type="string">
            <text:p>Waterman S.H.</text:p>
          </table:table-cell>
        </table:table-row>
        <table:table-row table:style-name="ro2">
          <table:table-cell office:value-type="string" calcext:value-type="string">
            <text:p>Monto A.S.</text:p>
          </table:table-cell>
        </table:table-row>
        <table:table-row table:style-name="ro2">
          <table:table-cell office:value-type="string" calcext:value-type="string">
            <text:p>Larson E.L.</text:p>
          </table:table-cell>
        </table:table-row>
        <table:table-row table:style-name="ro2">
          <table:table-cell office:value-type="string" calcext:value-type="string">
            <text:p>Ferng Y.-H. </text:p>
          </table:table-cell>
        </table:table-row>
        <table:table-row table:style-name="ro2">
          <table:table-cell office:value-type="string" calcext:value-type="string">
            <text:p>Wong-McLoughlin J.</text:p>
          </table:table-cell>
        </table:table-row>
        <table:table-row table:style-name="ro2">
          <table:table-cell office:value-type="string" calcext:value-type="string">
            <text:p>Wang S.</text:p>
          </table:table-cell>
        </table:table-row>
        <table:table-row table:style-name="ro2">
          <table:table-cell office:value-type="string" calcext:value-type="string">
            <text:p>Haber M.</text:p>
          </table:table-cell>
        </table:table-row>
        <table:table-row table:style-name="ro2">
          <table:table-cell office:value-type="string" calcext:value-type="string">
            <text:p>Morse S.S.</text:p>
          </table:table-cell>
        </table:table-row>
        <table:table-row table:style-name="ro2">
          <table:table-cell office:value-type="string" calcext:value-type="string">
            <text:p>Cowling B.J.</text:p>
          </table:table-cell>
        </table:table-row>
        <table:table-row table:style-name="ro2">
          <table:table-cell office:value-type="string" calcext:value-type="string">
            <text:p>Chan K.-H.</text:p>
          </table:table-cell>
        </table:table-row>
        <table:table-row table:style-name="ro2">
          <table:table-cell office:value-type="string" calcext:value-type="string">
            <text:p>Fang V.J.</text:p>
          </table:table-cell>
        </table:table-row>
        <table:table-row table:style-name="ro2">
          <table:table-cell office:value-type="string" calcext:value-type="string">
            <text:p>Cheng C.K.Y.</text:p>
          </table:table-cell>
        </table:table-row>
        <table:table-row table:style-name="ro2">
          <table:table-cell office:value-type="string" calcext:value-type="string">
            <text:p>Fung R.O.P. </text:p>
          </table:table-cell>
        </table:table-row>
        <table:table-row table:style-name="ro2">
          <table:table-cell office:value-type="string" calcext:value-type="string">
            <text:p>Wai W. </text:p>
          </table:table-cell>
        </table:table-row>
        <table:table-row table:style-name="ro2">
          <table:table-cell office:value-type="string" calcext:value-type="string">
            <text:p>Sin J.</text:p>
          </table:table-cell>
        </table:table-row>
        <table:table-row table:style-name="ro2">
          <table:table-cell office:value-type="string" calcext:value-type="string">
            <text:p>Seto W.H.</text:p>
          </table:table-cell>
        </table:table-row>
        <table:table-row table:style-name="ro2">
          <table:table-cell office:value-type="string" calcext:value-type="string">
            <text:p>Yung R.</text:p>
          </table:table-cell>
        </table:table-row>
        <table:table-row table:style-name="ro2">
          <table:table-cell office:value-type="string" calcext:value-type="string">
            <text:p>Chu D.W.S.</text:p>
          </table:table-cell>
        </table:table-row>
        <table:table-row table:style-name="ro2">
          <table:table-cell office:value-type="string" calcext:value-type="string">
            <text:p>Chiu B.C.F.</text:p>
          </table:table-cell>
        </table:table-row>
        <table:table-row table:style-name="ro2">
          <table:table-cell office:value-type="string" calcext:value-type="string">
            <text:p>Lee P.W.Y. </text:p>
          </table:table-cell>
        </table:table-row>
        <table:table-row table:style-name="ro2">
          <table:table-cell office:value-type="string" calcext:value-type="string">
            <text:p>Chiu M.C. </text:p>
          </table:table-cell>
        </table:table-row>
        <table:table-row table:style-name="ro2">
          <table:table-cell office:value-type="string" calcext:value-type="string">
            <text:p>Lee H.C. </text:p>
          </table:table-cell>
        </table:table-row>
        <table:table-row table:style-name="ro2">
          <table:table-cell office:value-type="string" calcext:value-type="string">
            <text:p>Uyeki T.M.</text:p>
          </table:table-cell>
        </table:table-row>
        <table:table-row table:style-name="ro2">
          <table:table-cell office:value-type="string" calcext:value-type="string">
            <text:p>Houck P.M.</text:p>
          </table:table-cell>
        </table:table-row>
        <table:table-row table:style-name="ro2">
          <table:table-cell office:value-type="string" calcext:value-type="string">
            <text:p>Peiris J.S.M.</text:p>
          </table:table-cell>
        </table:table-row>
        <table:table-row table:style-name="ro2">
          <table:table-cell office:value-type="string" calcext:value-type="string">
            <text:p>Leung G.M.</text:p>
          </table:table-cell>
        </table:table-row>
        <table:table-row table:style-name="ro2">
          <table:table-cell office:value-type="string" calcext:value-type="string">
            <text:p>Nigmatulina K.R.</text:p>
          </table:table-cell>
        </table:table-row>
        <table:table-row table:style-name="ro2">
          <table:table-cell office:value-type="string" calcext:value-type="string">
            <text:p>Larson R.C.</text:p>
          </table:table-cell>
        </table:table-row>
        <table:table-row table:style-name="ro2">
          <table:table-cell office:value-type="string" calcext:value-type="string">
            <text:p>Maeda H.</text:p>
          </table:table-cell>
        </table:table-row>
        <table:table-row table:style-name="ro2">
          <table:table-cell office:value-type="string" calcext:value-type="string">
            <text:p>Ohkusa Y.</text:p>
          </table:table-cell>
        </table:table-row>
        <table:table-row table:style-name="ro2">
          <table:table-cell office:value-type="string" calcext:value-type="string">
            <text:p>Aihara K.</text:p>
          </table:table-cell>
        </table:table-row>
        <table:table-row table:style-name="ro2">
          <table:table-cell office:value-type="string" calcext:value-type="string">
            <text:p>Markel H.</text:p>
          </table:table-cell>
        </table:table-row>
        <table:table-row table:style-name="ro2">
          <table:table-cell office:value-type="string" calcext:value-type="string">
            <text:p>Lipman H.B.</text:p>
          </table:table-cell>
        </table:table-row>
        <table:table-row table:style-name="ro2">
          <table:table-cell office:value-type="string" calcext:value-type="string">
            <text:p>Navarro J.A.</text:p>
          </table:table-cell>
        </table:table-row>
        <table:table-row table:style-name="ro2">
          <table:table-cell office:value-type="string" calcext:value-type="string">
            <text:p>Sloan A.</text:p>
          </table:table-cell>
        </table:table-row>
        <table:table-row table:style-name="ro2">
          <table:table-cell office:value-type="string" calcext:value-type="string">
            <text:p>Michalsen J.R.</text:p>
          </table:table-cell>
        </table:table-row>
        <table:table-row table:style-name="ro2">
          <table:table-cell office:value-type="string" calcext:value-type="string">
            <text:p>Stern A.M.</text:p>
          </table:table-cell>
        </table:table-row>
        <table:table-row table:style-name="ro2">
          <table:table-cell office:value-type="string" calcext:value-type="string">
            <text:p>Cetron M.S.</text:p>
          </table:table-cell>
        </table:table-row>
        <table:table-row table:style-name="ro2">
          <table:table-cell office:value-type="string" calcext:value-type="string">
            <text:p>Riccardi A.</text:p>
          </table:table-cell>
        </table:table-row>
        <table:table-row table:style-name="ro2">
          <table:table-cell office:value-type="string" calcext:value-type="string">
            <text:p>Gemignani J.</text:p>
          </table:table-cell>
        </table:table-row>
        <table:table-row table:style-name="ro2">
          <table:table-cell office:value-type="string" calcext:value-type="string">
            <text:p>Fernández-Navarro F.</text:p>
          </table:table-cell>
        </table:table-row>
        <table:table-row table:style-name="ro2">
          <table:table-cell office:value-type="string" calcext:value-type="string">
            <text:p>Heffernan A.</text:p>
          </table:table-cell>
        </table:table-row>
        <table:table-row table:style-name="ro2">
          <table:table-cell office:value-type="string" calcext:value-type="string">
            <text:p>Li Y.</text:p>
          </table:table-cell>
        </table:table-row>
        <table:table-row table:style-name="ro2">
          <table:table-cell office:value-type="string" calcext:value-type="string">
            <text:p>Campbell H. </text:p>
          </table:table-cell>
        </table:table-row>
        <table:table-row table:style-name="ro2">
          <table:table-cell office:value-type="string" calcext:value-type="string">
            <text:p>Kulkarni D.</text:p>
          </table:table-cell>
        </table:table-row>
        <table:table-row table:style-name="ro2">
          <table:table-cell office:value-type="string" calcext:value-type="string">
            <text:p>Harpur A.</text:p>
          </table:table-cell>
        </table:table-row>
        <table:table-row table:style-name="ro2">
          <table:table-cell office:value-type="string" calcext:value-type="string">
            <text:p>Nundy M.</text:p>
          </table:table-cell>
        </table:table-row>
        <table:table-row table:style-name="ro2">
          <table:table-cell office:value-type="string" calcext:value-type="string">
            <text:p>Wang X. </text:p>
          </table:table-cell>
        </table:table-row>
        <table:table-row table:style-name="ro2">
          <table:table-cell office:value-type="string" calcext:value-type="string">
            <text:p>Nair H.</text:p>
          </table:table-cell>
        </table:table-row>
        <table:table-row table:style-name="ro2">
          <table:table-cell office:value-type="string" calcext:value-type="string">
            <text:p>Reiner R.C.</text:p>
          </table:table-cell>
        </table:table-row>
        <table:table-row table:style-name="ro2">
          <table:table-cell office:value-type="string" calcext:value-type="string">
            <text:p>Barber R.M.</text:p>
          </table:table-cell>
        </table:table-row>
        <table:table-row table:style-name="ro2">
          <table:table-cell office:value-type="string" calcext:value-type="string">
            <text:p>Collins J.K.</text:p>
          </table:table-cell>
        </table:table-row>
        <table:table-row table:style-name="ro2">
          <table:table-cell office:value-type="string" calcext:value-type="string">
            <text:p>Zheng P.</text:p>
          </table:table-cell>
        </table:table-row>
        <table:table-row table:style-name="ro2">
          <table:table-cell office:value-type="string" calcext:value-type="string">
            <text:p>Adolph C.</text:p>
          </table:table-cell>
        </table:table-row>
        <table:table-row table:style-name="ro2">
          <table:table-cell office:value-type="string" calcext:value-type="string">
            <text:p>Albright J.</text:p>
          </table:table-cell>
        </table:table-row>
        <table:table-row table:style-name="ro2">
          <table:table-cell office:value-type="string" calcext:value-type="string">
            <text:p>Antony C.M.</text:p>
          </table:table-cell>
        </table:table-row>
        <table:table-row table:style-name="ro2">
          <table:table-cell office:value-type="string" calcext:value-type="string">
            <text:p>Aravkin A.Y.</text:p>
          </table:table-cell>
        </table:table-row>
        <table:table-row table:style-name="ro2">
          <table:table-cell office:value-type="string" calcext:value-type="string">
            <text:p>Bachmeier S.D.</text:p>
          </table:table-cell>
        </table:table-row>
        <table:table-row table:style-name="ro2">
          <table:table-cell office:value-type="string" calcext:value-type="string">
            <text:p>Bang-Jensen B.</text:p>
          </table:table-cell>
        </table:table-row>
        <table:table-row table:style-name="ro2">
          <table:table-cell office:value-type="string" calcext:value-type="string">
            <text:p>Bannick M.S.</text:p>
          </table:table-cell>
        </table:table-row>
        <table:table-row table:style-name="ro2">
          <table:table-cell office:value-type="string" calcext:value-type="string">
            <text:p>Bloom S.</text:p>
          </table:table-cell>
        </table:table-row>
        <table:table-row table:style-name="ro2">
          <table:table-cell office:value-type="string" calcext:value-type="string">
            <text:p>Carter A.</text:p>
          </table:table-cell>
        </table:table-row>
        <table:table-row table:style-name="ro2">
          <table:table-cell office:value-type="string" calcext:value-type="string">
            <text:p>Castro E.</text:p>
          </table:table-cell>
        </table:table-row>
        <table:table-row table:style-name="ro2">
          <table:table-cell office:value-type="string" calcext:value-type="string">
            <text:p>Causey K.</text:p>
          </table:table-cell>
        </table:table-row>
        <table:table-row table:style-name="ro2">
          <table:table-cell office:value-type="string" calcext:value-type="string">
            <text:p>Chakrabarti S.</text:p>
          </table:table-cell>
        </table:table-row>
        <table:table-row table:style-name="ro2">
          <table:table-cell office:value-type="string" calcext:value-type="string">
            <text:p>Charlson F.J.</text:p>
          </table:table-cell>
        </table:table-row>
        <table:table-row table:style-name="ro2">
          <table:table-cell office:value-type="string" calcext:value-type="string">
            <text:p>Cogen R.M.</text:p>
          </table:table-cell>
        </table:table-row>
        <table:table-row table:style-name="ro2">
          <table:table-cell office:value-type="string" calcext:value-type="string">
            <text:p>Combs E.</text:p>
          </table:table-cell>
        </table:table-row>
        <table:table-row table:style-name="ro2">
          <table:table-cell office:value-type="string" calcext:value-type="string">
            <text:p>Dai X.</text:p>
          </table:table-cell>
        </table:table-row>
        <table:table-row table:style-name="ro2">
          <table:table-cell office:value-type="string" calcext:value-type="string">
            <text:p>Dangel W.J.</text:p>
          </table:table-cell>
        </table:table-row>
        <table:table-row table:style-name="ro2">
          <table:table-cell office:value-type="string" calcext:value-type="string">
            <text:p>Earl L.</text:p>
          </table:table-cell>
        </table:table-row>
        <table:table-row table:style-name="ro2">
          <table:table-cell office:value-type="string" calcext:value-type="string">
            <text:p>Ewald S.B.</text:p>
          </table:table-cell>
        </table:table-row>
        <table:table-row table:style-name="ro2">
          <table:table-cell office:value-type="string" calcext:value-type="string">
            <text:p>Ezalarab M.</text:p>
          </table:table-cell>
        </table:table-row>
        <table:table-row table:style-name="ro2">
          <table:table-cell office:value-type="string" calcext:value-type="string">
            <text:p>Ferrari A.J.</text:p>
          </table:table-cell>
        </table:table-row>
        <table:table-row table:style-name="ro2">
          <table:table-cell office:value-type="string" calcext:value-type="string">
            <text:p>Flaxman A.</text:p>
          </table:table-cell>
        </table:table-row>
        <table:table-row table:style-name="ro2">
          <table:table-cell office:value-type="string" calcext:value-type="string">
            <text:p>Frostad J.J.</text:p>
          </table:table-cell>
        </table:table-row>
        <table:table-row table:style-name="ro2">
          <table:table-cell office:value-type="string" calcext:value-type="string">
            <text:p>Fullman N.</text:p>
          </table:table-cell>
        </table:table-row>
        <table:table-row table:style-name="ro2">
          <table:table-cell office:value-type="string" calcext:value-type="string">
            <text:p>Gakidou E.</text:p>
          </table:table-cell>
        </table:table-row>
        <table:table-row table:style-name="ro2">
          <table:table-cell office:value-type="string" calcext:value-type="string">
            <text:p>Gallagher J.</text:p>
          </table:table-cell>
        </table:table-row>
        <table:table-row table:style-name="ro2">
          <table:table-cell office:value-type="string" calcext:value-type="string">
            <text:p>Glenn S.D.</text:p>
          </table:table-cell>
        </table:table-row>
        <table:table-row table:style-name="ro2">
          <table:table-cell office:value-type="string" calcext:value-type="string">
            <text:p>Goosmann E.A.</text:p>
          </table:table-cell>
        </table:table-row>
        <table:table-row table:style-name="ro2">
          <table:table-cell office:value-type="string" calcext:value-type="string">
            <text:p>He J.</text:p>
          </table:table-cell>
        </table:table-row>
        <table:table-row table:style-name="ro2">
          <table:table-cell office:value-type="string" calcext:value-type="string">
            <text:p>Henry N.J.</text:p>
          </table:table-cell>
        </table:table-row>
        <table:table-row table:style-name="ro2">
          <table:table-cell office:value-type="string" calcext:value-type="string">
            <text:p>Hulland E.N.</text:p>
          </table:table-cell>
        </table:table-row>
        <table:table-row table:style-name="ro2">
          <table:table-cell office:value-type="string" calcext:value-type="string">
            <text:p>Hurst B.</text:p>
          </table:table-cell>
        </table:table-row>
        <table:table-row table:style-name="ro2">
          <table:table-cell office:value-type="string" calcext:value-type="string">
            <text:p>Johanns C.</text:p>
          </table:table-cell>
        </table:table-row>
        <table:table-row table:style-name="ro2">
          <table:table-cell office:value-type="string" calcext:value-type="string">
            <text:p>Kendrick P.J.</text:p>
          </table:table-cell>
        </table:table-row>
        <table:table-row table:style-name="ro2">
          <table:table-cell office:value-type="string" calcext:value-type="string">
            <text:p>Khemani A.</text:p>
          </table:table-cell>
        </table:table-row>
        <table:table-row table:style-name="ro2">
          <table:table-cell office:value-type="string" calcext:value-type="string">
            <text:p>Larson S.L.</text:p>
          </table:table-cell>
        </table:table-row>
        <table:table-row table:style-name="ro2">
          <table:table-cell office:value-type="string" calcext:value-type="string">
            <text:p>Lazzar-Atwood A.</text:p>
          </table:table-cell>
        </table:table-row>
        <table:table-row table:style-name="ro2">
          <table:table-cell office:value-type="string" calcext:value-type="string">
            <text:p>LeGrand K.E.</text:p>
          </table:table-cell>
        </table:table-row>
        <table:table-row table:style-name="ro2">
          <table:table-cell office:value-type="string" calcext:value-type="string">
            <text:p>Lescinsky H.</text:p>
          </table:table-cell>
        </table:table-row>
        <table:table-row table:style-name="ro2">
          <table:table-cell office:value-type="string" calcext:value-type="string">
            <text:p>Lindstrom A.</text:p>
          </table:table-cell>
        </table:table-row>
        <table:table-row table:style-name="ro2">
          <table:table-cell office:value-type="string" calcext:value-type="string">
            <text:p>Linebarger E.</text:p>
          </table:table-cell>
        </table:table-row>
        <table:table-row table:style-name="ro2">
          <table:table-cell office:value-type="string" calcext:value-type="string">
            <text:p>Lozano R.</text:p>
          </table:table-cell>
        </table:table-row>
        <table:table-row table:style-name="ro2">
          <table:table-cell office:value-type="string" calcext:value-type="string">
            <text:p>Ma R.</text:p>
          </table:table-cell>
        </table:table-row>
        <table:table-row table:style-name="ro2">
          <table:table-cell office:value-type="string" calcext:value-type="string">
            <text:p>Månsson J.</text:p>
          </table:table-cell>
        </table:table-row>
        <table:table-row table:style-name="ro2">
          <table:table-cell office:value-type="string" calcext:value-type="string">
            <text:p>Magistro B.</text:p>
          </table:table-cell>
        </table:table-row>
        <table:table-row table:style-name="ro2">
          <table:table-cell office:value-type="string" calcext:value-type="string">
            <text:p>Herrera A.M.M.</text:p>
          </table:table-cell>
        </table:table-row>
        <table:table-row table:style-name="ro2">
          <table:table-cell office:value-type="string" calcext:value-type="string">
            <text:p>Marczak L.B.</text:p>
          </table:table-cell>
        </table:table-row>
        <table:table-row table:style-name="ro2">
          <table:table-cell office:value-type="string" calcext:value-type="string">
            <text:p>Miller-Petrie M.K.</text:p>
          </table:table-cell>
        </table:table-row>
        <table:table-row table:style-name="ro2">
          <table:table-cell office:value-type="string" calcext:value-type="string">
            <text:p>Mokdad A.H.</text:p>
          </table:table-cell>
        </table:table-row>
        <table:table-row table:style-name="ro2">
          <table:table-cell office:value-type="string" calcext:value-type="string">
            <text:p>Morgan J.D.</text:p>
          </table:table-cell>
        </table:table-row>
        <table:table-row table:style-name="ro2">
          <table:table-cell office:value-type="string" calcext:value-type="string">
            <text:p>Naik P.</text:p>
          </table:table-cell>
        </table:table-row>
        <table:table-row table:style-name="ro2">
          <table:table-cell office:value-type="string" calcext:value-type="string">
            <text:p>Odell C.M.</text:p>
          </table:table-cell>
        </table:table-row>
        <table:table-row table:style-name="ro2">
          <table:table-cell office:value-type="string" calcext:value-type="string">
            <text:p>O’Halloran J.K.</text:p>
          </table:table-cell>
        </table:table-row>
        <table:table-row table:style-name="ro2">
          <table:table-cell office:value-type="string" calcext:value-type="string">
            <text:p>Osgood-Zimmerman A.E.</text:p>
          </table:table-cell>
        </table:table-row>
        <table:table-row table:style-name="ro2">
          <table:table-cell office:value-type="string" calcext:value-type="string">
            <text:p>Ostroff S.M.</text:p>
          </table:table-cell>
        </table:table-row>
        <table:table-row table:style-name="ro2">
          <table:table-cell office:value-type="string" calcext:value-type="string">
            <text:p>Pasovic M.</text:p>
          </table:table-cell>
        </table:table-row>
        <table:table-row table:style-name="ro2">
          <table:table-cell office:value-type="string" calcext:value-type="string">
            <text:p>Penberthy L.</text:p>
          </table:table-cell>
        </table:table-row>
        <table:table-row table:style-name="ro2">
          <table:table-cell office:value-type="string" calcext:value-type="string">
            <text:p>Phipps G.</text:p>
          </table:table-cell>
        </table:table-row>
        <table:table-row table:style-name="ro2">
          <table:table-cell office:value-type="string" calcext:value-type="string">
            <text:p>Pigott D.M.</text:p>
          </table:table-cell>
        </table:table-row>
        <table:table-row table:style-name="ro2">
          <table:table-cell office:value-type="string" calcext:value-type="string">
            <text:p>Pollock I.</text:p>
          </table:table-cell>
        </table:table-row>
        <table:table-row table:style-name="ro2">
          <table:table-cell office:value-type="string" calcext:value-type="string">
            <text:p>Ramshaw R.E.</text:p>
          </table:table-cell>
        </table:table-row>
        <table:table-row table:style-name="ro2">
          <table:table-cell office:value-type="string" calcext:value-type="string">
            <text:p>Redford S.B.</text:p>
          </table:table-cell>
        </table:table-row>
        <table:table-row table:style-name="ro2">
          <table:table-cell office:value-type="string" calcext:value-type="string">
            <text:p>Reinke G.</text:p>
          </table:table-cell>
        </table:table-row>
        <table:table-row table:style-name="ro2">
          <table:table-cell office:value-type="string" calcext:value-type="string">
            <text:p>Rolfe S.</text:p>
          </table:table-cell>
        </table:table-row>
        <table:table-row table:style-name="ro2">
          <table:table-cell office:value-type="string" calcext:value-type="string">
            <text:p>Santomauro D.F.</text:p>
          </table:table-cell>
        </table:table-row>
        <table:table-row table:style-name="ro2">
          <table:table-cell office:value-type="string" calcext:value-type="string">
            <text:p>Shackleton J.R.</text:p>
          </table:table-cell>
        </table:table-row>
        <table:table-row table:style-name="ro2">
          <table:table-cell office:value-type="string" calcext:value-type="string">
            <text:p>Shaw D.H.</text:p>
          </table:table-cell>
        </table:table-row>
        <table:table-row table:style-name="ro2">
          <table:table-cell office:value-type="string" calcext:value-type="string">
            <text:p>Sheena B.S.</text:p>
          </table:table-cell>
        </table:table-row>
        <table:table-row table:style-name="ro2">
          <table:table-cell office:value-type="string" calcext:value-type="string">
            <text:p>Sholokhov A.</text:p>
          </table:table-cell>
        </table:table-row>
        <table:table-row table:style-name="ro2">
          <table:table-cell office:value-type="string" calcext:value-type="string">
            <text:p>Sorensen R.J.D.</text:p>
          </table:table-cell>
        </table:table-row>
        <table:table-row table:style-name="ro2">
          <table:table-cell office:value-type="string" calcext:value-type="string">
            <text:p>Sparks G.</text:p>
          </table:table-cell>
        </table:table-row>
        <table:table-row table:style-name="ro2">
          <table:table-cell office:value-type="string" calcext:value-type="string">
            <text:p>Spurlock E.E.</text:p>
          </table:table-cell>
        </table:table-row>
        <table:table-row table:style-name="ro2">
          <table:table-cell office:value-type="string" calcext:value-type="string">
            <text:p>Subart M.L.</text:p>
          </table:table-cell>
        </table:table-row>
        <table:table-row table:style-name="ro2">
          <table:table-cell office:value-type="string" calcext:value-type="string">
            <text:p>Syailendrawati R.</text:p>
          </table:table-cell>
        </table:table-row>
        <table:table-row table:style-name="ro2">
          <table:table-cell office:value-type="string" calcext:value-type="string">
            <text:p>Torre A.E.</text:p>
          </table:table-cell>
        </table:table-row>
        <table:table-row table:style-name="ro2">
          <table:table-cell office:value-type="string" calcext:value-type="string">
            <text:p>Troeger C.E.</text:p>
          </table:table-cell>
        </table:table-row>
        <table:table-row table:style-name="ro2">
          <table:table-cell office:value-type="string" calcext:value-type="string">
            <text:p>Vos T.</text:p>
          </table:table-cell>
        </table:table-row>
        <table:table-row table:style-name="ro2">
          <table:table-cell office:value-type="string" calcext:value-type="string">
            <text:p>Watson A.</text:p>
          </table:table-cell>
        </table:table-row>
        <table:table-row table:style-name="ro2">
          <table:table-cell office:value-type="string" calcext:value-type="string">
            <text:p>Watson S.</text:p>
          </table:table-cell>
        </table:table-row>
        <table:table-row table:style-name="ro2">
          <table:table-cell office:value-type="string" calcext:value-type="string">
            <text:p>Wiens K.E.</text:p>
          </table:table-cell>
        </table:table-row>
        <table:table-row table:style-name="ro2">
          <table:table-cell office:value-type="string" calcext:value-type="string">
            <text:p>Woyczynski L.</text:p>
          </table:table-cell>
        </table:table-row>
        <table:table-row table:style-name="ro2">
          <table:table-cell office:value-type="string" calcext:value-type="string">
            <text:p>Xu L.</text:p>
          </table:table-cell>
        </table:table-row>
        <table:table-row table:style-name="ro2">
          <table:table-cell office:value-type="string" calcext:value-type="string">
            <text:p>Zhang J.</text:p>
          </table:table-cell>
        </table:table-row>
        <table:table-row table:style-name="ro2">
          <table:table-cell office:value-type="string" calcext:value-type="string">
            <text:p>Hay S.I.</text:p>
          </table:table-cell>
        </table:table-row>
        <table:table-row table:style-name="ro2">
          <table:table-cell office:value-type="string" calcext:value-type="string">
            <text:p>Lim S.S.</text:p>
          </table:table-cell>
        </table:table-row>
        <table:table-row table:style-name="ro2">
          <table:table-cell office:value-type="string" calcext:value-type="string">
            <text:p>Murray C.J.L.</text:p>
          </table:table-cell>
        </table:table-row>
      </table:table>
      <table:table table:name="Tabela dinâmica_Planilha8_1" table:style-name="ta1">
        <office:forms form:automatic-focus="false" form:apply-design-mode="false"/>
        <table:table-column table:style-name="co2" table:default-cell-style-name="ce9"/>
        <table:table-column table:style-name="co2" table:default-cell-style-name="ce13"/>
        <table:table-row table:style-name="ro2">
          <table:table-cell table:style-name="ce7" office:value-type="string" calcext:value-type="string">
            <text:p>Autores</text:p>
          </table:table-cell>
          <table:table-cell table:style-name="ce11" office:value-type="string" calcext:value-type="string">
            <text:p>Cont.Núm - Autores</text:p>
          </table:table-cell>
        </table:table-row>
        <table:table-row table:style-name="ro2">
          <table:table-cell table:style-name="ce8" office:value-type="string" calcext:value-type="string">
            <text:p>Total Resultado</text:p>
          </table:table-cell>
          <table:table-cell table:style-name="ce12" office:value-type="float" office:value="685" calcext:value-type="float">
            <text:p>685</text:p>
          </table:table-cell>
        </table:table-row>
        <table:table-row table:style-name="ro2">
          <table:table-cell office:value-type="string" calcext:value-type="string">
            <text:p>Averhoff F.</text:p>
          </table:table-cell>
          <table:table-cell office:value-type="float" office:value="4" calcext:value-type="float">
            <text:p>4</text:p>
          </table:table-cell>
        </table:table-row>
        <table:table-row table:style-name="ro2">
          <table:table-cell office:value-type="string" calcext:value-type="string">
            <text:p>Leung G.M.</text:p>
          </table:table-cell>
          <table:table-cell office:value-type="float" office:value="4" calcext:value-type="float">
            <text:p>4</text:p>
          </table:table-cell>
        </table:table-row>
        <table:table-row table:style-name="ro2">
          <table:table-cell office:value-type="string" calcext:value-type="string">
            <text:p>Cowling B.J.</text:p>
          </table:table-cell>
          <table:table-cell office:value-type="float" office:value="3" calcext:value-type="float">
            <text:p>3</text:p>
          </table:table-cell>
        </table:table-row>
        <table:table-row table:style-name="ro2">
          <table:table-cell office:value-type="string" calcext:value-type="string">
            <text:p>Davis B.M.</text:p>
          </table:table-cell>
          <table:table-cell office:value-type="float" office:value="3" calcext:value-type="float">
            <text:p>3</text:p>
          </table:table-cell>
        </table:table-row>
        <table:table-row table:style-name="ro2">
          <table:table-cell office:value-type="string" calcext:value-type="string">
            <text:p>Monto A.S.</text:p>
          </table:table-cell>
          <table:table-cell office:value-type="float" office:value="3" calcext:value-type="float">
            <text:p>3</text:p>
          </table:table-cell>
        </table:table-row>
        <table:table-row table:style-name="ro2">
          <table:table-cell office:value-type="string" calcext:value-type="string">
            <text:p>Aiello A.E.</text:p>
          </table:table-cell>
          <table:table-cell office:value-type="float" office:value="2" calcext:value-type="float">
            <text:p>2</text:p>
          </table:table-cell>
        </table:table-row>
        <table:table-row table:style-name="ro2">
          <table:table-cell office:value-type="string" calcext:value-type="string">
            <text:p>Alonso J.</text:p>
          </table:table-cell>
          <table:table-cell office:value-type="float" office:value="2" calcext:value-type="float">
            <text:p>2</text:p>
          </table:table-cell>
        </table:table-row>
        <table:table-row table:style-name="ro2">
          <table:table-cell office:value-type="string" calcext:value-type="string">
            <text:p>Astray J.</text:p>
          </table:table-cell>
          <table:table-cell office:value-type="float" office:value="2" calcext:value-type="float">
            <text:p>2</text:p>
          </table:table-cell>
        </table:table-row>
        <table:table-row table:style-name="ro2">
          <table:table-cell office:value-type="string" calcext:value-type="string">
            <text:p>Baricot M.</text:p>
          </table:table-cell>
          <table:table-cell office:value-type="float" office:value="2" calcext:value-type="float">
            <text:p>2</text:p>
          </table:table-cell>
        </table:table-row>
        <table:table-row table:style-name="ro2">
          <table:table-cell office:value-type="string" calcext:value-type="string">
            <text:p>Bouchnita A.</text:p>
          </table:table-cell>
          <table:table-cell office:value-type="float" office:value="2" calcext:value-type="float">
            <text:p>2</text:p>
          </table:table-cell>
        </table:table-row>
        <table:table-row table:style-name="ro2">
          <table:table-cell office:value-type="string" calcext:value-type="string">
            <text:p>Canton R.</text:p>
          </table:table-cell>
          <table:table-cell office:value-type="float" office:value="2" calcext:value-type="float">
            <text:p>2</text:p>
          </table:table-cell>
        </table:table-row>
        <table:table-row table:style-name="ro2">
          <table:table-cell office:value-type="string" calcext:value-type="string">
            <text:p>Castilla J.</text:p>
          </table:table-cell>
          <table:table-cell office:value-type="float" office:value="2" calcext:value-type="float">
            <text:p>2</text:p>
          </table:table-cell>
        </table:table-row>
        <table:table-row table:style-name="ro2">
          <table:table-cell office:value-type="string" calcext:value-type="string">
            <text:p>Castro A.</text:p>
          </table:table-cell>
          <table:table-cell office:value-type="float" office:value="2" calcext:value-type="float">
            <text:p>2</text:p>
          </table:table-cell>
        </table:table-row>
        <table:table-row table:style-name="ro2">
          <table:table-cell office:value-type="string" calcext:value-type="string">
            <text:p>Cetron M.S.</text:p>
          </table:table-cell>
          <table:table-cell office:value-type="float" office:value="2" calcext:value-type="float">
            <text:p>2</text:p>
          </table:table-cell>
        </table:table-row>
        <table:table-row table:style-name="ro2">
          <table:table-cell office:value-type="string" calcext:value-type="string">
            <text:p>Cheng C.K.Y.</text:p>
          </table:table-cell>
          <table:table-cell office:value-type="float" office:value="2" calcext:value-type="float">
            <text:p>2</text:p>
          </table:table-cell>
        </table:table-row>
        <table:table-row table:style-name="ro2">
          <table:table-cell office:value-type="string" calcext:value-type="string">
            <text:p>Coulborn R.M.</text:p>
          </table:table-cell>
          <table:table-cell office:value-type="float" office:value="2" calcext:value-type="float">
            <text:p>2</text:p>
          </table:table-cell>
        </table:table-row>
        <table:table-row table:style-name="ro2">
          <table:table-cell office:value-type="string" calcext:value-type="string">
            <text:p>Delgado-Rodriguez M.</text:p>
          </table:table-cell>
          <table:table-cell office:value-type="float" office:value="2" calcext:value-type="float">
            <text:p>2</text:p>
          </table:table-cell>
        </table:table-row>
        <table:table-row table:style-name="ro2">
          <table:table-cell office:value-type="string" calcext:value-type="string">
            <text:p>Dominguez A.</text:p>
          </table:table-cell>
          <table:table-cell office:value-type="float" office:value="2" calcext:value-type="float">
            <text:p>2</text:p>
          </table:table-cell>
        </table:table-row>
        <table:table-row table:style-name="ro2">
          <table:table-cell office:value-type="string" calcext:value-type="string">
            <text:p>Fang V.J.</text:p>
          </table:table-cell>
          <table:table-cell office:value-type="float" office:value="2" calcext:value-type="float">
            <text:p>2</text:p>
          </table:table-cell>
        </table:table-row>
        <table:table-row table:style-name="ro2">
          <table:table-cell office:value-type="string" calcext:value-type="string">
            <text:p>Godoy P.</text:p>
          </table:table-cell>
          <table:table-cell office:value-type="float" office:value="2" calcext:value-type="float">
            <text:p>2</text:p>
          </table:table-cell>
        </table:table-row>
        <table:table-row table:style-name="ro2">
          <table:table-cell office:value-type="string" calcext:value-type="string">
            <text:p>Gonzalez-Candelas F.</text:p>
          </table:table-cell>
          <table:table-cell office:value-type="float" office:value="2" calcext:value-type="float">
            <text:p>2</text:p>
          </table:table-cell>
        </table:table-row>
        <table:table-row table:style-name="ro2">
          <table:table-cell office:value-type="string" calcext:value-type="string">
            <text:p>Houck P.M.</text:p>
          </table:table-cell>
          <table:table-cell office:value-type="float" office:value="2" calcext:value-type="float">
            <text:p>2</text:p>
          </table:table-cell>
        </table:table-row>
        <table:table-row table:style-name="ro2">
          <table:table-cell office:value-type="string" calcext:value-type="string">
            <text:p>Jebrane A.</text:p>
          </table:table-cell>
          <table:table-cell office:value-type="float" office:value="2" calcext:value-type="float">
            <text:p>2</text:p>
          </table:table-cell>
        </table:table-row>
        <table:table-row table:style-name="ro2">
          <table:table-cell office:value-type="string" calcext:value-type="string">
            <text:p>Jung E.</text:p>
          </table:table-cell>
          <table:table-cell office:value-type="float" office:value="2" calcext:value-type="float">
            <text:p>2</text:p>
          </table:table-cell>
        </table:table-row>
        <table:table-row table:style-name="ro2">
          <table:table-cell office:value-type="string" calcext:value-type="string">
            <text:p>Kahn E.</text:p>
          </table:table-cell>
          <table:table-cell office:value-type="float" office:value="2" calcext:value-type="float">
            <text:p>2</text:p>
          </table:table-cell>
        </table:table-row>
        <table:table-row table:style-name="ro2">
          <table:table-cell office:value-type="string" calcext:value-type="string">
            <text:p>Kim S.</text:p>
          </table:table-cell>
          <table:table-cell office:value-type="float" office:value="2" calcext:value-type="float">
            <text:p>2</text:p>
          </table:table-cell>
        </table:table-row>
        <table:table-row table:style-name="ro2">
          <table:table-cell office:value-type="string" calcext:value-type="string">
            <text:p>Kim Y.-J.</text:p>
          </table:table-cell>
          <table:table-cell office:value-type="float" office:value="2" calcext:value-type="float">
            <text:p>2</text:p>
          </table:table-cell>
        </table:table-row>
        <table:table-row table:style-name="ro2">
          <table:table-cell office:value-type="string" calcext:value-type="string">
            <text:p>Liu Y.</text:p>
          </table:table-cell>
          <table:table-cell office:value-type="float" office:value="2" calcext:value-type="float">
            <text:p>2</text:p>
          </table:table-cell>
        </table:table-row>
        <table:table-row table:style-name="ro2">
          <table:table-cell office:value-type="string" calcext:value-type="string">
            <text:p>MacIntyre C.R.</text:p>
          </table:table-cell>
          <table:table-cell office:value-type="float" office:value="2" calcext:value-type="float">
            <text:p>2</text:p>
          </table:table-cell>
        </table:table-row>
        <table:table-row table:style-name="ro2">
          <table:table-cell office:value-type="string" calcext:value-type="string">
            <text:p>Martin V.</text:p>
          </table:table-cell>
          <table:table-cell office:value-type="float" office:value="2" calcext:value-type="float">
            <text:p>2</text:p>
          </table:table-cell>
        </table:table-row>
        <table:table-row table:style-name="ro2">
          <table:table-cell office:value-type="string" calcext:value-type="string">
            <text:p>Mayoral J.M.</text:p>
          </table:table-cell>
          <table:table-cell office:value-type="float" office:value="2" calcext:value-type="float">
            <text:p>2</text:p>
          </table:table-cell>
        </table:table-row>
        <table:table-row table:style-name="ro2">
          <table:table-cell office:value-type="string" calcext:value-type="string">
            <text:p>Nasrullah M.</text:p>
          </table:table-cell>
          <table:table-cell office:value-type="float" office:value="2" calcext:value-type="float">
            <text:p>2</text:p>
          </table:table-cell>
        </table:table-row>
        <table:table-row table:style-name="ro2">
          <table:table-cell office:value-type="string" calcext:value-type="string">
            <text:p>Peiris J.S.M.</text:p>
          </table:table-cell>
          <table:table-cell office:value-type="float" office:value="2" calcext:value-type="float">
            <text:p>2</text:p>
          </table:table-cell>
        </table:table-row>
        <table:table-row table:style-name="ro2">
          <table:table-cell office:value-type="string" calcext:value-type="string">
            <text:p>Perez V.</text:p>
          </table:table-cell>
          <table:table-cell office:value-type="float" office:value="2" calcext:value-type="float">
            <text:p>2</text:p>
          </table:table-cell>
        </table:table-row>
        <table:table-row table:style-name="ro2">
          <table:table-cell office:value-type="string" calcext:value-type="string">
            <text:p>Quintana J.M.</text:p>
          </table:table-cell>
          <table:table-cell office:value-type="float" office:value="2" calcext:value-type="float">
            <text:p>2</text:p>
          </table:table-cell>
        </table:table-row>
        <table:table-row table:style-name="ro2">
          <table:table-cell office:value-type="string" calcext:value-type="string">
            <text:p>Soldevila N.</text:p>
          </table:table-cell>
          <table:table-cell office:value-type="float" office:value="2" calcext:value-type="float">
            <text:p>2</text:p>
          </table:table-cell>
        </table:table-row>
        <table:table-row table:style-name="ro2">
          <table:table-cell office:value-type="string" calcext:value-type="string">
            <text:p>Tamames S.</text:p>
          </table:table-cell>
          <table:table-cell office:value-type="float" office:value="2" calcext:value-type="float">
            <text:p>2</text:p>
          </table:table-cell>
        </table:table-row>
        <table:table-row table:style-name="ro2">
          <table:table-cell office:value-type="string" calcext:value-type="string">
            <text:p>Uddin M.</text:p>
          </table:table-cell>
          <table:table-cell office:value-type="float" office:value="2" calcext:value-type="float">
            <text:p>2</text:p>
          </table:table-cell>
        </table:table-row>
        <table:table-row table:style-name="ro2">
          <table:table-cell office:value-type="string" calcext:value-type="string">
            <text:p>Uyeki T.M.</text:p>
          </table:table-cell>
          <table:table-cell office:value-type="float" office:value="2" calcext:value-type="float">
            <text:p>2</text:p>
          </table:table-cell>
        </table:table-row>
        <table:table-row table:style-name="ro2">
          <table:table-cell office:value-type="string" calcext:value-type="string">
            <text:p>Wang S.</text:p>
          </table:table-cell>
          <table:table-cell office:value-type="float" office:value="2" calcext:value-type="float">
            <text:p>2</text:p>
          </table:table-cell>
        </table:table-row>
        <table:table-row table:style-name="ro2">
          <table:table-cell office:value-type="string" calcext:value-type="string">
            <text:p>Zhu H.</text:p>
          </table:table-cell>
          <table:table-cell office:value-type="float" office:value="2" calcext:value-type="float">
            <text:p>2</text:p>
          </table:table-cell>
        </table:table-row>
        <table:table-row table:style-name="ro2">
          <table:table-cell table:style-name="ce10" office:value-type="string" calcext:value-type="string">
            <text:p>Abbott S.</text:p>
          </table:table-cell>
          <table:table-cell table:style-name="ce14" office:value-type="float" office:value="1" calcext:value-type="float">
            <text:p>1</text:p>
          </table:table-cell>
        </table:table-row>
        <table:table-row table:style-name="ro2">
          <table:table-cell office:value-type="string" calcext:value-type="string">
            <text:p>Abeler J. </text:p>
          </table:table-cell>
          <table:table-cell office:value-type="float" office:value="1" calcext:value-type="float">
            <text:p>1</text:p>
          </table:table-cell>
        </table:table-row>
        <table:table-row table:style-name="ro2">
          <table:table-cell office:value-type="string" calcext:value-type="string">
            <text:p>Abeler-Dörner L.</text:p>
          </table:table-cell>
          <table:table-cell office:value-type="float" office:value="1" calcext:value-type="float">
            <text:p>1</text:p>
          </table:table-cell>
        </table:table-row>
        <table:table-row table:style-name="ro2">
          <table:table-cell office:value-type="string" calcext:value-type="string">
            <text:p>Abubakar P.I.</text:p>
          </table:table-cell>
          <table:table-cell office:value-type="float" office:value="1" calcext:value-type="float">
            <text:p>1</text:p>
          </table:table-cell>
        </table:table-row>
        <table:table-row table:style-name="ro2">
          <table:table-cell office:value-type="string" calcext:value-type="string">
            <text:p>Adolph C.</text:p>
          </table:table-cell>
          <table:table-cell office:value-type="float" office:value="1" calcext:value-type="float">
            <text:p>1</text:p>
          </table:table-cell>
        </table:table-row>
        <table:table-row table:style-name="ro2">
          <table:table-cell office:value-type="string" calcext:value-type="string">
            <text:p>Agolory S.G.</text:p>
          </table:table-cell>
          <table:table-cell office:value-type="float" office:value="1" calcext:value-type="float">
            <text:p>1</text:p>
          </table:table-cell>
        </table:table-row>
        <table:table-row table:style-name="ro2">
          <table:table-cell office:value-type="string" calcext:value-type="string">
            <text:p>Ahmed M.</text:p>
          </table:table-cell>
          <table:table-cell office:value-type="float" office:value="1" calcext:value-type="float">
            <text:p>1</text:p>
          </table:table-cell>
        </table:table-row>
        <table:table-row table:style-name="ro2">
          <table:table-cell office:value-type="string" calcext:value-type="string">
            <text:p>Aiello A.E. </text:p>
          </table:table-cell>
          <table:table-cell office:value-type="float" office:value="1" calcext:value-type="float">
            <text:p>1</text:p>
          </table:table-cell>
        </table:table-row>
        <table:table-row table:style-name="ro2">
          <table:table-cell office:value-type="string" calcext:value-type="string">
            <text:p>Aihara K.</text:p>
          </table:table-cell>
          <table:table-cell office:value-type="float" office:value="1" calcext:value-type="float">
            <text:p>1</text:p>
          </table:table-cell>
        </table:table-row>
        <table:table-row table:style-name="ro2">
          <table:table-cell office:value-type="string" calcext:value-type="string">
            <text:p>Ainslie K.E.C.</text:p>
          </table:table-cell>
          <table:table-cell office:value-type="float" office:value="1" calcext:value-type="float">
            <text:p>1</text:p>
          </table:table-cell>
        </table:table-row>
        <table:table-row table:style-name="ro2">
          <table:table-cell office:value-type="string" calcext:value-type="string">
            <text:p>Ajelli M.</text:p>
          </table:table-cell>
          <table:table-cell office:value-type="float" office:value="1" calcext:value-type="float">
            <text:p>1</text:p>
          </table:table-cell>
        </table:table-row>
        <table:table-row table:style-name="ro2">
          <table:table-cell office:value-type="string" calcext:value-type="string">
            <text:p>Albright J.</text:p>
          </table:table-cell>
          <table:table-cell office:value-type="float" office:value="1" calcext:value-type="float">
            <text:p>1</text:p>
          </table:table-cell>
        </table:table-row>
        <table:table-row table:style-name="ro2">
          <table:table-cell office:value-type="string" calcext:value-type="string">
            <text:p>Ali S.T.</text:p>
          </table:table-cell>
          <table:table-cell office:value-type="float" office:value="1" calcext:value-type="float">
            <text:p>1</text:p>
          </table:table-cell>
        </table:table-row>
        <table:table-row table:style-name="ro2">
          <table:table-cell office:value-type="string" calcext:value-type="string">
            <text:p>Allen D.</text:p>
          </table:table-cell>
          <table:table-cell office:value-type="float" office:value="1" calcext:value-type="float">
            <text:p>1</text:p>
          </table:table-cell>
        </table:table-row>
        <table:table-row table:style-name="ro2">
          <table:table-cell office:value-type="string" calcext:value-type="string">
            <text:p>Alorjani M.S.</text:p>
          </table:table-cell>
          <table:table-cell office:value-type="float" office:value="1" calcext:value-type="float">
            <text:p>1</text:p>
          </table:table-cell>
        </table:table-row>
        <table:table-row table:style-name="ro2">
          <table:table-cell office:value-type="string" calcext:value-type="string">
            <text:p>Alsinglawi B.</text:p>
          </table:table-cell>
          <table:table-cell office:value-type="float" office:value="1" calcext:value-type="float">
            <text:p>1</text:p>
          </table:table-cell>
        </table:table-row>
        <table:table-row table:style-name="ro2">
          <table:table-cell office:value-type="string" calcext:value-type="string">
            <text:p>Alzoubi A.</text:p>
          </table:table-cell>
          <table:table-cell office:value-type="float" office:value="1" calcext:value-type="float">
            <text:p>1</text:p>
          </table:table-cell>
        </table:table-row>
        <table:table-row table:style-name="ro2">
          <table:table-cell office:value-type="string" calcext:value-type="string">
            <text:p>Andrews M.A.</text:p>
          </table:table-cell>
          <table:table-cell office:value-type="float" office:value="1" calcext:value-type="float">
            <text:p>1</text:p>
          </table:table-cell>
        </table:table-row>
        <table:table-row table:style-name="ro2">
          <table:table-cell office:value-type="string" calcext:value-type="string">
            <text:p>Annan-Phan S.</text:p>
          </table:table-cell>
          <table:table-cell office:value-type="float" office:value="1" calcext:value-type="float">
            <text:p>1</text:p>
          </table:table-cell>
        </table:table-row>
        <table:table-row table:style-name="ro2">
          <table:table-cell office:value-type="string" calcext:value-type="string">
            <text:p>Antony C.M.</text:p>
          </table:table-cell>
          <table:table-cell office:value-type="float" office:value="1" calcext:value-type="float">
            <text:p>1</text:p>
          </table:table-cell>
        </table:table-row>
        <table:table-row table:style-name="ro2">
          <table:table-cell office:value-type="string" calcext:value-type="string">
            <text:p>Apisarnthanarak A.</text:p>
          </table:table-cell>
          <table:table-cell office:value-type="float" office:value="1" calcext:value-type="float">
            <text:p>1</text:p>
          </table:table-cell>
        </table:table-row>
        <table:table-row table:style-name="ro2">
          <table:table-cell office:value-type="string" calcext:value-type="string">
            <text:p>Apisarnthanarak P.</text:p>
          </table:table-cell>
          <table:table-cell office:value-type="float" office:value="1" calcext:value-type="float">
            <text:p>1</text:p>
          </table:table-cell>
        </table:table-row>
        <table:table-row table:style-name="ro2">
          <table:table-cell office:value-type="string" calcext:value-type="string">
            <text:p>Aravindakshan A.</text:p>
          </table:table-cell>
          <table:table-cell office:value-type="float" office:value="1" calcext:value-type="float">
            <text:p>1</text:p>
          </table:table-cell>
        </table:table-row>
        <table:table-row table:style-name="ro2">
          <table:table-cell office:value-type="string" calcext:value-type="string">
            <text:p>Aravkin A.Y.</text:p>
          </table:table-cell>
          <table:table-cell office:value-type="float" office:value="1" calcext:value-type="float">
            <text:p>1</text:p>
          </table:table-cell>
        </table:table-row>
        <table:table-row table:style-name="ro2">
          <table:table-cell office:value-type="string" calcext:value-type="string">
            <text:p>Åström C.</text:p>
          </table:table-cell>
          <table:table-cell office:value-type="float" office:value="1" calcext:value-type="float">
            <text:p>1</text:p>
          </table:table-cell>
        </table:table-row>
        <table:table-row table:style-name="ro2">
          <table:table-cell office:value-type="string" calcext:value-type="string">
            <text:p>Atchessi N.</text:p>
          </table:table-cell>
          <table:table-cell office:value-type="float" office:value="1" calcext:value-type="float">
            <text:p>1</text:p>
          </table:table-cell>
        </table:table-row>
        <table:table-row table:style-name="ro2">
          <table:table-cell office:value-type="string" calcext:value-type="string">
            <text:p>Atkinson P.M.</text:p>
          </table:table-cell>
          <table:table-cell office:value-type="float" office:value="1" calcext:value-type="float">
            <text:p>1</text:p>
          </table:table-cell>
        </table:table-row>
        <table:table-row table:style-name="ro2">
          <table:table-cell office:value-type="string" calcext:value-type="string">
            <text:p>Auewarakul P.</text:p>
          </table:table-cell>
          <table:table-cell office:value-type="float" office:value="1" calcext:value-type="float">
            <text:p>1</text:p>
          </table:table-cell>
        </table:table-row>
        <table:table-row table:style-name="ro2">
          <table:table-cell office:value-type="string" calcext:value-type="string">
            <text:p>Auger K.A.</text:p>
          </table:table-cell>
          <table:table-cell office:value-type="float" office:value="1" calcext:value-type="float">
            <text:p>1</text:p>
          </table:table-cell>
        </table:table-row>
        <table:table-row table:style-name="ro2">
          <table:table-cell office:value-type="string" calcext:value-type="string">
            <text:p>Auzenbergs M.</text:p>
          </table:table-cell>
          <table:table-cell office:value-type="float" office:value="1" calcext:value-type="float">
            <text:p>1</text:p>
          </table:table-cell>
        </table:table-row>
        <table:table-row table:style-name="ro2">
          <table:table-cell office:value-type="string" calcext:value-type="string">
            <text:p>Awaid S.A.</text:p>
          </table:table-cell>
          <table:table-cell office:value-type="float" office:value="1" calcext:value-type="float">
            <text:p>1</text:p>
          </table:table-cell>
        </table:table-row>
        <table:table-row table:style-name="ro2">
          <table:table-cell office:value-type="string" calcext:value-type="string">
            <text:p>Azman A.S.</text:p>
          </table:table-cell>
          <table:table-cell office:value-type="float" office:value="1" calcext:value-type="float">
            <text:p>1</text:p>
          </table:table-cell>
        </table:table-row>
        <table:table-row table:style-name="ro2">
          <table:table-cell office:value-type="string" calcext:value-type="string">
            <text:p>Azziz-Baumgartner E.</text:p>
          </table:table-cell>
          <table:table-cell office:value-type="float" office:value="1" calcext:value-type="float">
            <text:p>1</text:p>
          </table:table-cell>
        </table:table-row>
        <table:table-row table:style-name="ro2">
          <table:table-cell office:value-type="string" calcext:value-type="string">
            <text:p>Bachmeier S.D.</text:p>
          </table:table-cell>
          <table:table-cell office:value-type="float" office:value="1" calcext:value-type="float">
            <text:p>1</text:p>
          </table:table-cell>
        </table:table-row>
        <table:table-row table:style-name="ro2">
          <table:table-cell office:value-type="string" calcext:value-type="string">
            <text:p>Baer A.</text:p>
          </table:table-cell>
          <table:table-cell office:value-type="float" office:value="1" calcext:value-type="float">
            <text:p>1</text:p>
          </table:table-cell>
        </table:table-row>
        <table:table-row table:style-name="ro2">
          <table:table-cell office:value-type="string" calcext:value-type="string">
            <text:p>Baguelin M.</text:p>
          </table:table-cell>
          <table:table-cell office:value-type="float" office:value="1" calcext:value-type="float">
            <text:p>1</text:p>
          </table:table-cell>
        </table:table-row>
        <table:table-row table:style-name="ro2">
          <table:table-cell office:value-type="string" calcext:value-type="string">
            <text:p>Bahn B.A.</text:p>
          </table:table-cell>
          <table:table-cell office:value-type="float" office:value="1" calcext:value-type="float">
            <text:p>1</text:p>
          </table:table-cell>
        </table:table-row>
        <table:table-row table:style-name="ro2">
          <table:table-cell office:value-type="string" calcext:value-type="string">
            <text:p>Bancej C.</text:p>
          </table:table-cell>
          <table:table-cell office:value-type="float" office:value="1" calcext:value-type="float">
            <text:p>1</text:p>
          </table:table-cell>
        </table:table-row>
        <table:table-row table:style-name="ro2">
          <table:table-cell office:value-type="string" calcext:value-type="string">
            <text:p>Bang-Jensen B.</text:p>
          </table:table-cell>
          <table:table-cell office:value-type="float" office:value="1" calcext:value-type="float">
            <text:p>1</text:p>
          </table:table-cell>
        </table:table-row>
        <table:table-row table:style-name="ro2">
          <table:table-cell office:value-type="string" calcext:value-type="string">
            <text:p>Bannick M.S.</text:p>
          </table:table-cell>
          <table:table-cell office:value-type="float" office:value="1" calcext:value-type="float">
            <text:p>1</text:p>
          </table:table-cell>
        </table:table-row>
        <table:table-row table:style-name="ro2">
          <table:table-cell office:value-type="string" calcext:value-type="string">
            <text:p>Barber R.M.</text:p>
          </table:table-cell>
          <table:table-cell office:value-type="float" office:value="1" calcext:value-type="float">
            <text:p>1</text:p>
          </table:table-cell>
        </table:table-row>
        <table:table-row table:style-name="ro2">
          <table:table-cell office:value-type="string" calcext:value-type="string">
            <text:p>Barbot O.</text:p>
          </table:table-cell>
          <table:table-cell office:value-type="float" office:value="1" calcext:value-type="float">
            <text:p>1</text:p>
          </table:table-cell>
        </table:table-row>
        <table:table-row table:style-name="ro2">
          <table:table-cell office:value-type="string" calcext:value-type="string">
            <text:p>Basurto-Davila R.</text:p>
          </table:table-cell>
          <table:table-cell office:value-type="float" office:value="1" calcext:value-type="float">
            <text:p>1</text:p>
          </table:table-cell>
        </table:table-row>
        <table:table-row table:style-name="ro2">
          <table:table-cell office:value-type="string" calcext:value-type="string">
            <text:p>Bauch C.T.</text:p>
          </table:table-cell>
          <table:table-cell office:value-type="float" office:value="1" calcext:value-type="float">
            <text:p>1</text:p>
          </table:table-cell>
        </table:table-row>
        <table:table-row table:style-name="ro2">
          <table:table-cell office:value-type="string" calcext:value-type="string">
            <text:p>Becerra J.E.</text:p>
          </table:table-cell>
          <table:table-cell office:value-type="float" office:value="1" calcext:value-type="float">
            <text:p>1</text:p>
          </table:table-cell>
        </table:table-row>
        <table:table-row table:style-name="ro2">
          <table:table-cell office:value-type="string" calcext:value-type="string">
            <text:p>Bedford V.L.</text:p>
          </table:table-cell>
          <table:table-cell office:value-type="float" office:value="1" calcext:value-type="float">
            <text:p>1</text:p>
          </table:table-cell>
        </table:table-row>
        <table:table-row table:style-name="ro2">
          <table:table-cell office:value-type="string" calcext:value-type="string">
            <text:p>Bell K.</text:p>
          </table:table-cell>
          <table:table-cell office:value-type="float" office:value="1" calcext:value-type="float">
            <text:p>1</text:p>
          </table:table-cell>
        </table:table-row>
        <table:table-row table:style-name="ro2">
          <table:table-cell office:value-type="string" calcext:value-type="string">
            <text:p>Berah T.</text:p>
          </table:table-cell>
          <table:table-cell office:value-type="float" office:value="1" calcext:value-type="float">
            <text:p>1</text:p>
          </table:table-cell>
        </table:table-row>
        <table:table-row table:style-name="ro2">
          <table:table-cell office:value-type="string" calcext:value-type="string">
            <text:p>Bhatt S.</text:p>
          </table:table-cell>
          <table:table-cell office:value-type="float" office:value="1" calcext:value-type="float">
            <text:p>1</text:p>
          </table:table-cell>
        </table:table-row>
        <table:table-row table:style-name="ro2">
          <table:table-cell office:value-type="string" calcext:value-type="string">
            <text:p>Bloom S.</text:p>
          </table:table-cell>
          <table:table-cell office:value-type="float" office:value="1" calcext:value-type="float">
            <text:p>1</text:p>
          </table:table-cell>
        </table:table-row>
        <table:table-row table:style-name="ro2">
          <table:table-cell office:value-type="string" calcext:value-type="string">
            <text:p>Boehnke J.</text:p>
          </table:table-cell>
          <table:table-cell office:value-type="float" office:value="1" calcext:value-type="float">
            <text:p>1</text:p>
          </table:table-cell>
        </table:table-row>
        <table:table-row table:style-name="ro2">
          <table:table-cell office:value-type="string" calcext:value-type="string">
            <text:p>Boëlle P.-Y.</text:p>
          </table:table-cell>
          <table:table-cell office:value-type="float" office:value="1" calcext:value-type="float">
            <text:p>1</text:p>
          </table:table-cell>
        </table:table-row>
        <table:table-row table:style-name="ro2">
          <table:table-cell office:value-type="string" calcext:value-type="string">
            <text:p>Bolliger I.</text:p>
          </table:table-cell>
          <table:table-cell office:value-type="float" office:value="1" calcext:value-type="float">
            <text:p>1</text:p>
          </table:table-cell>
        </table:table-row>
        <table:table-row table:style-name="ro2">
          <table:table-cell office:value-type="string" calcext:value-type="string">
            <text:p>Bolton K.J. </text:p>
          </table:table-cell>
          <table:table-cell office:value-type="float" office:value="1" calcext:value-type="float">
            <text:p>1</text:p>
          </table:table-cell>
        </table:table-row>
        <table:table-row table:style-name="ro2">
          <table:table-cell office:value-type="string" calcext:value-type="string">
            <text:p>Bonsall D.</text:p>
          </table:table-cell>
          <table:table-cell office:value-type="float" office:value="1" calcext:value-type="float">
            <text:p>1</text:p>
          </table:table-cell>
        </table:table-row>
        <table:table-row table:style-name="ro2">
          <table:table-cell office:value-type="string" calcext:value-type="string">
            <text:p>Boonyasiri A.</text:p>
          </table:table-cell>
          <table:table-cell office:value-type="float" office:value="1" calcext:value-type="float">
            <text:p>1</text:p>
          </table:table-cell>
        </table:table-row>
        <table:table-row table:style-name="ro2">
          <table:table-cell office:value-type="string" calcext:value-type="string">
            <text:p>Bosse D.</text:p>
          </table:table-cell>
          <table:table-cell office:value-type="float" office:value="1" calcext:value-type="float">
            <text:p>1</text:p>
          </table:table-cell>
        </table:table-row>
        <table:table-row table:style-name="ro2">
          <table:table-cell office:value-type="string" calcext:value-type="string">
            <text:p>Bosse N.I.</text:p>
          </table:table-cell>
          <table:table-cell office:value-type="float" office:value="1" calcext:value-type="float">
            <text:p>1</text:p>
          </table:table-cell>
        </table:table-row>
        <table:table-row table:style-name="ro2">
          <table:table-cell office:value-type="string" calcext:value-type="string">
            <text:p>Boyd O.</text:p>
          </table:table-cell>
          <table:table-cell office:value-type="float" office:value="1" calcext:value-type="float">
            <text:p>1</text:p>
          </table:table-cell>
        </table:table-row>
        <table:table-row table:style-name="ro2">
          <table:table-cell office:value-type="string" calcext:value-type="string">
            <text:p>Brady P.W.</text:p>
          </table:table-cell>
          <table:table-cell office:value-type="float" office:value="1" calcext:value-type="float">
            <text:p>1</text:p>
          </table:table-cell>
        </table:table-row>
        <table:table-row table:style-name="ro2">
          <table:table-cell office:value-type="string" calcext:value-type="string">
            <text:p>Bragazzi N.</text:p>
          </table:table-cell>
          <table:table-cell office:value-type="float" office:value="1" calcext:value-type="float">
            <text:p>1</text:p>
          </table:table-cell>
        </table:table-row>
        <table:table-row table:style-name="ro2">
          <table:table-cell office:value-type="string" calcext:value-type="string">
            <text:p>Brännström Å. </text:p>
          </table:table-cell>
          <table:table-cell office:value-type="float" office:value="1" calcext:value-type="float">
            <text:p>1</text:p>
          </table:table-cell>
        </table:table-row>
        <table:table-row table:style-name="ro2">
          <table:table-cell office:value-type="string" calcext:value-type="string">
            <text:p>Breiding M.J.</text:p>
          </table:table-cell>
          <table:table-cell office:value-type="float" office:value="1" calcext:value-type="float">
            <text:p>1</text:p>
          </table:table-cell>
        </table:table-row>
        <table:table-row table:style-name="ro2">
          <table:table-cell office:value-type="string" calcext:value-type="string">
            <text:p>Briers M.</text:p>
          </table:table-cell>
          <table:table-cell office:value-type="float" office:value="1" calcext:value-type="float">
            <text:p>1</text:p>
          </table:table-cell>
        </table:table-row>
        <table:table-row table:style-name="ro2">
          <table:table-cell office:value-type="string" calcext:value-type="string">
            <text:p>Brooks W.A.</text:p>
          </table:table-cell>
          <table:table-cell office:value-type="float" office:value="1" calcext:value-type="float">
            <text:p>1</text:p>
          </table:table-cell>
        </table:table-row>
        <table:table-row table:style-name="ro2">
          <table:table-cell office:value-type="string" calcext:value-type="string">
            <text:p>Bryant P. </text:p>
          </table:table-cell>
          <table:table-cell office:value-type="float" office:value="1" calcext:value-type="float">
            <text:p>1</text:p>
          </table:table-cell>
        </table:table-row>
        <table:table-row table:style-name="ro2">
          <table:table-cell office:value-type="string" calcext:value-type="string">
            <text:p>Buchholz U.</text:p>
          </table:table-cell>
          <table:table-cell office:value-type="float" office:value="1" calcext:value-type="float">
            <text:p>1</text:p>
          </table:table-cell>
        </table:table-row>
        <table:table-row table:style-name="ro2">
          <table:table-cell office:value-type="string" calcext:value-type="string">
            <text:p>Burke D.S.</text:p>
          </table:table-cell>
          <table:table-cell office:value-type="float" office:value="1" calcext:value-type="float">
            <text:p>1</text:p>
          </table:table-cell>
        </table:table-row>
        <table:table-row table:style-name="ro2">
          <table:table-cell office:value-type="string" calcext:value-type="string">
            <text:p>Burma A.</text:p>
          </table:table-cell>
          <table:table-cell office:value-type="float" office:value="1" calcext:value-type="float">
            <text:p>1</text:p>
          </table:table-cell>
        </table:table-row>
        <table:table-row table:style-name="ro2">
          <table:table-cell office:value-type="string" calcext:value-type="string">
            <text:p>Buron M.</text:p>
          </table:table-cell>
          <table:table-cell office:value-type="float" office:value="1" calcext:value-type="float">
            <text:p>1</text:p>
          </table:table-cell>
        </table:table-row>
        <table:table-row table:style-name="ro2">
          <table:table-cell office:value-type="string" calcext:value-type="string">
            <text:p>Campbell H. </text:p>
          </table:table-cell>
          <table:table-cell office:value-type="float" office:value="1" calcext:value-type="float">
            <text:p>1</text:p>
          </table:table-cell>
        </table:table-row>
        <table:table-row table:style-name="ro2">
          <table:table-cell office:value-type="string" calcext:value-type="string">
            <text:p>Capell W.</text:p>
          </table:table-cell>
          <table:table-cell office:value-type="float" office:value="1" calcext:value-type="float">
            <text:p>1</text:p>
          </table:table-cell>
        </table:table-row>
        <table:table-row table:style-name="ro2">
          <table:table-cell office:value-type="string" calcext:value-type="string">
            <text:p>Carley K.M.</text:p>
          </table:table-cell>
          <table:table-cell office:value-type="float" office:value="1" calcext:value-type="float">
            <text:p>1</text:p>
          </table:table-cell>
        </table:table-row>
        <table:table-row table:style-name="ro2">
          <table:table-cell office:value-type="string" calcext:value-type="string">
            <text:p>Carter A.</text:p>
          </table:table-cell>
          <table:table-cell office:value-type="float" office:value="1" calcext:value-type="float">
            <text:p>1</text:p>
          </table:table-cell>
        </table:table-row>
        <table:table-row table:style-name="ro2">
          <table:table-cell office:value-type="string" calcext:value-type="string">
            <text:p>Castro E.</text:p>
          </table:table-cell>
          <table:table-cell office:value-type="float" office:value="1" calcext:value-type="float">
            <text:p>1</text:p>
          </table:table-cell>
        </table:table-row>
        <table:table-row table:style-name="ro2">
          <table:table-cell office:value-type="string" calcext:value-type="string">
            <text:p>Castro K.G.</text:p>
          </table:table-cell>
          <table:table-cell office:value-type="float" office:value="1" calcext:value-type="float">
            <text:p>1</text:p>
          </table:table-cell>
        </table:table-row>
        <table:table-row table:style-name="ro2">
          <table:table-cell office:value-type="string" calcext:value-type="string">
            <text:p>Cattarino L.</text:p>
          </table:table-cell>
          <table:table-cell office:value-type="float" office:value="1" calcext:value-type="float">
            <text:p>1</text:p>
          </table:table-cell>
        </table:table-row>
        <table:table-row table:style-name="ro2">
          <table:table-cell office:value-type="string" calcext:value-type="string">
            <text:p>Causey K.</text:p>
          </table:table-cell>
          <table:table-cell office:value-type="float" office:value="1" calcext:value-type="float">
            <text:p>1</text:p>
          </table:table-cell>
        </table:table-row>
        <table:table-row table:style-name="ro2">
          <table:table-cell office:value-type="string" calcext:value-type="string">
            <text:p>Centre for the Mathematical Modelling of Infectious Diseases COVID-19 working group</text:p>
          </table:table-cell>
          <table:table-cell office:value-type="float" office:value="1" calcext:value-type="float">
            <text:p>1</text:p>
          </table:table-cell>
        </table:table-row>
        <table:table-row table:style-name="ro2">
          <table:table-cell office:value-type="string" calcext:value-type="string">
            <text:p>Cercone E.</text:p>
          </table:table-cell>
          <table:table-cell office:value-type="float" office:value="1" calcext:value-type="float">
            <text:p>1</text:p>
          </table:table-cell>
        </table:table-row>
        <table:table-row table:style-name="ro2">
          <table:table-cell office:value-type="string" calcext:value-type="string">
            <text:p>Chakrabarti S.</text:p>
          </table:table-cell>
          <table:table-cell office:value-type="float" office:value="1" calcext:value-type="float">
            <text:p>1</text:p>
          </table:table-cell>
        </table:table-row>
        <table:table-row table:style-name="ro2">
          <table:table-cell office:value-type="string" calcext:value-type="string">
            <text:p>Chan K.-H.</text:p>
          </table:table-cell>
          <table:table-cell office:value-type="float" office:value="1" calcext:value-type="float">
            <text:p>1</text:p>
          </table:table-cell>
        </table:table-row>
        <table:table-row table:style-name="ro2">
          <table:table-cell office:value-type="string" calcext:value-type="string">
            <text:p>Chan K.H. </text:p>
          </table:table-cell>
          <table:table-cell office:value-type="float" office:value="1" calcext:value-type="float">
            <text:p>1</text:p>
          </table:table-cell>
        </table:table-row>
        <table:table-row table:style-name="ro2">
          <table:table-cell office:value-type="string" calcext:value-type="string">
            <text:p>Charlson F.J.</text:p>
          </table:table-cell>
          <table:table-cell office:value-type="float" office:value="1" calcext:value-type="float">
            <text:p>1</text:p>
          </table:table-cell>
        </table:table-row>
        <table:table-row table:style-name="ro2">
          <table:table-cell office:value-type="string" calcext:value-type="string">
            <text:p>Cheevakumjorn B.</text:p>
          </table:table-cell>
          <table:table-cell office:value-type="float" office:value="1" calcext:value-type="float">
            <text:p>1</text:p>
          </table:table-cell>
        </table:table-row>
        <table:table-row table:style-name="ro2">
          <table:table-cell office:value-type="string" calcext:value-type="string">
            <text:p>Chiu B. </text:p>
          </table:table-cell>
          <table:table-cell office:value-type="float" office:value="1" calcext:value-type="float">
            <text:p>1</text:p>
          </table:table-cell>
        </table:table-row>
        <table:table-row table:style-name="ro2">
          <table:table-cell office:value-type="string" calcext:value-type="string">
            <text:p>Chiu B.C.F.</text:p>
          </table:table-cell>
          <table:table-cell office:value-type="float" office:value="1" calcext:value-type="float">
            <text:p>1</text:p>
          </table:table-cell>
        </table:table-row>
        <table:table-row table:style-name="ro2">
          <table:table-cell office:value-type="string" calcext:value-type="string">
            <text:p>Chiu M.C. </text:p>
          </table:table-cell>
          <table:table-cell office:value-type="float" office:value="1" calcext:value-type="float">
            <text:p>1</text:p>
          </table:table-cell>
        </table:table-row>
        <table:table-row table:style-name="ro2">
          <table:table-cell office:value-type="string" calcext:value-type="string">
            <text:p>Cho S.-I.</text:p>
          </table:table-cell>
          <table:table-cell office:value-type="float" office:value="1" calcext:value-type="float">
            <text:p>1</text:p>
          </table:table-cell>
        </table:table-row>
        <table:table-row table:style-name="ro2">
          <table:table-cell office:value-type="string" calcext:value-type="string">
            <text:p>Cho S.W.</text:p>
          </table:table-cell>
          <table:table-cell office:value-type="float" office:value="1" calcext:value-type="float">
            <text:p>1</text:p>
          </table:table-cell>
        </table:table-row>
        <table:table-row table:style-name="ro2">
          <table:table-cell office:value-type="string" calcext:value-type="string">
            <text:p>Chong T.</text:p>
          </table:table-cell>
          <table:table-cell office:value-type="float" office:value="1" calcext:value-type="float">
            <text:p>1</text:p>
          </table:table-cell>
        </table:table-row>
        <table:table-row table:style-name="ro2">
          <table:table-cell office:value-type="string" calcext:value-type="string">
            <text:p>Chowell G.</text:p>
          </table:table-cell>
          <table:table-cell office:value-type="float" office:value="1" calcext:value-type="float">
            <text:p>1</text:p>
          </table:table-cell>
        </table:table-row>
        <table:table-row table:style-name="ro2">
          <table:table-cell office:value-type="string" calcext:value-type="string">
            <text:p>Chu D.W.S.</text:p>
          </table:table-cell>
          <table:table-cell office:value-type="float" office:value="1" calcext:value-type="float">
            <text:p>1</text:p>
          </table:table-cell>
        </table:table-row>
        <table:table-row table:style-name="ro2">
          <table:table-cell office:value-type="string" calcext:value-type="string">
            <text:p>Chu Y.H.</text:p>
          </table:table-cell>
          <table:table-cell office:value-type="float" office:value="1" calcext:value-type="float">
            <text:p>1</text:p>
          </table:table-cell>
        </table:table-row>
        <table:table-row table:style-name="ro2">
          <table:table-cell office:value-type="string" calcext:value-type="string">
            <text:p>Chughtai A.A.</text:p>
          </table:table-cell>
          <table:table-cell office:value-type="float" office:value="1" calcext:value-type="float">
            <text:p>1</text:p>
          </table:table-cell>
        </table:table-row>
        <table:table-row table:style-name="ro2">
          <table:table-cell office:value-type="string" calcext:value-type="string">
            <text:p>Chung W.</text:p>
          </table:table-cell>
          <table:table-cell office:value-type="float" office:value="1" calcext:value-type="float">
            <text:p>1</text:p>
          </table:table-cell>
        </table:table-row>
        <table:table-row table:style-name="ro2">
          <table:table-cell office:value-type="string" calcext:value-type="string">
            <text:p>Cilloni L.</text:p>
          </table:table-cell>
          <table:table-cell office:value-type="float" office:value="1" calcext:value-type="float">
            <text:p>1</text:p>
          </table:table-cell>
        </table:table-row>
        <table:table-row table:style-name="ro2">
          <table:table-cell office:value-type="string" calcext:value-type="string">
            <text:p>Clifford S.</text:p>
          </table:table-cell>
          <table:table-cell office:value-type="float" office:value="1" calcext:value-type="float">
            <text:p>1</text:p>
          </table:table-cell>
        </table:table-row>
        <table:table-row table:style-name="ro2">
          <table:table-cell office:value-type="string" calcext:value-type="string">
            <text:p>Cogen R.M.</text:p>
          </table:table-cell>
          <table:table-cell office:value-type="float" office:value="1" calcext:value-type="float">
            <text:p>1</text:p>
          </table:table-cell>
        </table:table-row>
        <table:table-row table:style-name="ro2">
          <table:table-cell office:value-type="string" calcext:value-type="string">
            <text:p>Cohnstaedt L.W.</text:p>
          </table:table-cell>
          <table:table-cell office:value-type="float" office:value="1" calcext:value-type="float">
            <text:p>1</text:p>
          </table:table-cell>
        </table:table-row>
        <table:table-row table:style-name="ro2">
          <table:table-cell office:value-type="string" calcext:value-type="string">
            <text:p>Colizza V.</text:p>
          </table:table-cell>
          <table:table-cell office:value-type="float" office:value="1" calcext:value-type="float">
            <text:p>1</text:p>
          </table:table-cell>
        </table:table-row>
        <table:table-row table:style-name="ro2">
          <table:table-cell office:value-type="string" calcext:value-type="string">
            <text:p>Collins J.K.</text:p>
          </table:table-cell>
          <table:table-cell office:value-type="float" office:value="1" calcext:value-type="float">
            <text:p>1</text:p>
          </table:table-cell>
        </table:table-row>
        <table:table-row table:style-name="ro2">
          <table:table-cell office:value-type="string" calcext:value-type="string">
            <text:p>Combs E.</text:p>
          </table:table-cell>
          <table:table-cell office:value-type="float" office:value="1" calcext:value-type="float">
            <text:p>1</text:p>
          </table:table-cell>
        </table:table-row>
        <table:table-row table:style-name="ro2">
          <table:table-cell office:value-type="string" calcext:value-type="string">
            <text:p>Comi G.</text:p>
          </table:table-cell>
          <table:table-cell office:value-type="float" office:value="1" calcext:value-type="float">
            <text:p>1</text:p>
          </table:table-cell>
        </table:table-row>
        <table:table-row table:style-name="ro2">
          <table:table-cell office:value-type="string" calcext:value-type="string">
            <text:p>Conde P. </text:p>
          </table:table-cell>
          <table:table-cell office:value-type="float" office:value="1" calcext:value-type="float">
            <text:p>1</text:p>
          </table:table-cell>
        </table:table-row>
        <table:table-row table:style-name="ro2">
          <table:table-cell office:value-type="string" calcext:value-type="string">
            <text:p>Cooper L.V.</text:p>
          </table:table-cell>
          <table:table-cell office:value-type="float" office:value="1" calcext:value-type="float">
            <text:p>1</text:p>
          </table:table-cell>
        </table:table-row>
        <table:table-row table:style-name="ro2">
          <table:table-cell office:value-type="string" calcext:value-type="string">
            <text:p>Copeland D.</text:p>
          </table:table-cell>
          <table:table-cell office:value-type="float" office:value="1" calcext:value-type="float">
            <text:p>1</text:p>
          </table:table-cell>
        </table:table-row>
        <table:table-row table:style-name="ro2">
          <table:table-cell office:value-type="string" calcext:value-type="string">
            <text:p>Copeland D.L.</text:p>
          </table:table-cell>
          <table:table-cell office:value-type="float" office:value="1" calcext:value-type="float">
            <text:p>1</text:p>
          </table:table-cell>
        </table:table-row>
        <table:table-row table:style-name="ro2">
          <table:table-cell office:value-type="string" calcext:value-type="string">
            <text:p>Costa G.D.</text:p>
          </table:table-cell>
          <table:table-cell office:value-type="float" office:value="1" calcext:value-type="float">
            <text:p>1</text:p>
          </table:table-cell>
        </table:table-row>
        <table:table-row table:style-name="ro2">
          <table:table-cell office:value-type="string" calcext:value-type="string">
            <text:p>Costantino V.</text:p>
          </table:table-cell>
          <table:table-cell office:value-type="float" office:value="1" calcext:value-type="float">
            <text:p>1</text:p>
          </table:table-cell>
        </table:table-row>
        <table:table-row table:style-name="ro2">
          <table:table-cell office:value-type="string" calcext:value-type="string">
            <text:p>Coupland H.</text:p>
          </table:table-cell>
          <table:table-cell office:value-type="float" office:value="1" calcext:value-type="float">
            <text:p>1</text:p>
          </table:table-cell>
        </table:table-row>
        <table:table-row table:style-name="ro2">
          <table:table-cell office:value-type="string" calcext:value-type="string">
            <text:p>Cucunubá Z.</text:p>
          </table:table-cell>
          <table:table-cell office:value-type="float" office:value="1" calcext:value-type="float">
            <text:p>1</text:p>
          </table:table-cell>
        </table:table-row>
        <table:table-row table:style-name="ro2">
          <table:table-cell office:value-type="string" calcext:value-type="string">
            <text:p>Cummings D.A.T.</text:p>
          </table:table-cell>
          <table:table-cell office:value-type="float" office:value="1" calcext:value-type="float">
            <text:p>1</text:p>
          </table:table-cell>
        </table:table-row>
        <table:table-row table:style-name="ro2">
          <table:table-cell office:value-type="string" calcext:value-type="string">
            <text:p>Cummins N. </text:p>
          </table:table-cell>
          <table:table-cell office:value-type="float" office:value="1" calcext:value-type="float">
            <text:p>1</text:p>
          </table:table-cell>
        </table:table-row>
        <table:table-row table:style-name="ro2">
          <table:table-cell office:value-type="string" calcext:value-type="string">
            <text:p>Cuomo-Dannenburg G.</text:p>
          </table:table-cell>
          <table:table-cell office:value-type="float" office:value="1" calcext:value-type="float">
            <text:p>1</text:p>
          </table:table-cell>
        </table:table-row>
        <table:table-row table:style-name="ro2">
          <table:table-cell office:value-type="string" calcext:value-type="string">
            <text:p>D'Agostino R.B.</text:p>
          </table:table-cell>
          <table:table-cell office:value-type="float" office:value="1" calcext:value-type="float">
            <text:p>1</text:p>
          </table:table-cell>
        </table:table-row>
        <table:table-row table:style-name="ro2">
          <table:table-cell office:value-type="string" calcext:value-type="string">
            <text:p>Dai S.Y.</text:p>
          </table:table-cell>
          <table:table-cell office:value-type="float" office:value="1" calcext:value-type="float">
            <text:p>1</text:p>
          </table:table-cell>
        </table:table-row>
        <table:table-row table:style-name="ro2">
          <table:table-cell office:value-type="string" calcext:value-type="string">
            <text:p>Dai X.</text:p>
          </table:table-cell>
          <table:table-cell office:value-type="float" office:value="1" calcext:value-type="float">
            <text:p>1</text:p>
          </table:table-cell>
        </table:table-row>
        <table:table-row table:style-name="ro2">
          <table:table-cell office:value-type="string" calcext:value-type="string">
            <text:p>Dale J.W.</text:p>
          </table:table-cell>
          <table:table-cell office:value-type="float" office:value="1" calcext:value-type="float">
            <text:p>1</text:p>
          </table:table-cell>
        </table:table-row>
        <table:table-row table:style-name="ro2">
          <table:table-cell office:value-type="string" calcext:value-type="string">
            <text:p>Dangel W.J.</text:p>
          </table:table-cell>
          <table:table-cell office:value-type="float" office:value="1" calcext:value-type="float">
            <text:p>1</text:p>
          </table:table-cell>
        </table:table-row>
        <table:table-row table:style-name="ro2">
          <table:table-cell office:value-type="string" calcext:value-type="string">
            <text:p>Darma B.</text:p>
          </table:table-cell>
          <table:table-cell office:value-type="float" office:value="1" calcext:value-type="float">
            <text:p>1</text:p>
          </table:table-cell>
        </table:table-row>
        <table:table-row table:style-name="ro2">
          <table:table-cell office:value-type="string" calcext:value-type="string">
            <text:p>Das T.K.</text:p>
          </table:table-cell>
          <table:table-cell office:value-type="float" office:value="1" calcext:value-type="float">
            <text:p>1</text:p>
          </table:table-cell>
        </table:table-row>
        <table:table-row table:style-name="ro2">
          <table:table-cell office:value-type="string" calcext:value-type="string">
            <text:p>Dato V.</text:p>
          </table:table-cell>
          <table:table-cell office:value-type="float" office:value="1" calcext:value-type="float">
            <text:p>1</text:p>
          </table:table-cell>
        </table:table-row>
        <table:table-row table:style-name="ro2">
          <table:table-cell office:value-type="string" calcext:value-type="string">
            <text:p>Davies N.G. </text:p>
          </table:table-cell>
          <table:table-cell office:value-type="float" office:value="1" calcext:value-type="float">
            <text:p>1</text:p>
          </table:table-cell>
        </table:table-row>
        <table:table-row table:style-name="ro2">
          <table:table-cell office:value-type="string" calcext:value-type="string">
            <text:p>Deol A.K.</text:p>
          </table:table-cell>
          <table:table-cell office:value-type="float" office:value="1" calcext:value-type="float">
            <text:p>1</text:p>
          </table:table-cell>
        </table:table-row>
        <table:table-row table:style-name="ro2">
          <table:table-cell office:value-type="string" calcext:value-type="string">
            <text:p>Dervic E.</text:p>
          </table:table-cell>
          <table:table-cell office:value-type="float" office:value="1" calcext:value-type="float">
            <text:p>1</text:p>
          </table:table-cell>
        </table:table-row>
        <table:table-row table:style-name="ro2">
          <table:table-cell office:value-type="string" calcext:value-type="string">
            <text:p>Desvars-Larrive A.</text:p>
          </table:table-cell>
          <table:table-cell office:value-type="float" office:value="1" calcext:value-type="float">
            <text:p>1</text:p>
          </table:table-cell>
        </table:table-row>
        <table:table-row table:style-name="ro2">
          <table:table-cell office:value-type="string" calcext:value-type="string">
            <text:p>Di Domenico L.</text:p>
          </table:table-cell>
          <table:table-cell office:value-type="float" office:value="1" calcext:value-type="float">
            <text:p>1</text:p>
          </table:table-cell>
        </table:table-row>
        <table:table-row table:style-name="ro2">
          <table:table-cell office:value-type="string" calcext:value-type="string">
            <text:p>Diamond C.</text:p>
          </table:table-cell>
          <table:table-cell office:value-type="float" office:value="1" calcext:value-type="float">
            <text:p>1</text:p>
          </table:table-cell>
        </table:table-row>
        <table:table-row table:style-name="ro2">
          <table:table-cell office:value-type="string" calcext:value-type="string">
            <text:p>Dighe A.</text:p>
          </table:table-cell>
          <table:table-cell office:value-type="float" office:value="1" calcext:value-type="float">
            <text:p>1</text:p>
          </table:table-cell>
        </table:table-row>
        <table:table-row table:style-name="ro2">
          <table:table-cell office:value-type="string" calcext:value-type="string">
            <text:p>DiVita M.A.</text:p>
          </table:table-cell>
          <table:table-cell office:value-type="float" office:value="1" calcext:value-type="float">
            <text:p>1</text:p>
          </table:table-cell>
        </table:table-row>
        <table:table-row table:style-name="ro2">
          <table:table-cell office:value-type="string" calcext:value-type="string">
            <text:p>Djaafara B.</text:p>
          </table:table-cell>
          <table:table-cell office:value-type="float" office:value="1" calcext:value-type="float">
            <text:p>1</text:p>
          </table:table-cell>
        </table:table-row>
        <table:table-row table:style-name="ro2">
          <table:table-cell office:value-type="string" calcext:value-type="string">
            <text:p>Dobson R.J.B.</text:p>
          </table:table-cell>
          <table:table-cell office:value-type="float" office:value="1" calcext:value-type="float">
            <text:p>1</text:p>
          </table:table-cell>
        </table:table-row>
        <table:table-row table:style-name="ro2">
          <table:table-cell office:value-type="string" calcext:value-type="string">
            <text:p>Doellinger J.</text:p>
          </table:table-cell>
          <table:table-cell office:value-type="float" office:value="1" calcext:value-type="float">
            <text:p>1</text:p>
          </table:table-cell>
        </table:table-row>
        <table:table-row table:style-name="ro2">
          <table:table-cell office:value-type="string" calcext:value-type="string">
            <text:p>Donnelly C.A.</text:p>
          </table:table-cell>
          <table:table-cell office:value-type="float" office:value="1" calcext:value-type="float">
            <text:p>1</text:p>
          </table:table-cell>
        </table:table-row>
        <table:table-row table:style-name="ro2">
          <table:table-cell office:value-type="string" calcext:value-type="string">
            <text:p>Dorigatti I.</text:p>
          </table:table-cell>
          <table:table-cell office:value-type="float" office:value="1" calcext:value-type="float">
            <text:p>1</text:p>
          </table:table-cell>
        </table:table-row>
        <table:table-row table:style-name="ro2">
          <table:table-cell office:value-type="string" calcext:value-type="string">
            <text:p>Drenzek C. </text:p>
          </table:table-cell>
          <table:table-cell office:value-type="float" office:value="1" calcext:value-type="float">
            <text:p>1</text:p>
          </table:table-cell>
        </table:table-row>
        <table:table-row table:style-name="ro2">
          <table:table-cell office:value-type="string" calcext:value-type="string">
            <text:p>Druckenmiller H.</text:p>
          </table:table-cell>
          <table:table-cell office:value-type="float" office:value="1" calcext:value-type="float">
            <text:p>1</text:p>
          </table:table-cell>
        </table:table-row>
        <table:table-row table:style-name="ro2">
          <table:table-cell office:value-type="string" calcext:value-type="string">
            <text:p>Du Z.</text:p>
          </table:table-cell>
          <table:table-cell office:value-type="float" office:value="1" calcext:value-type="float">
            <text:p>1</text:p>
          </table:table-cell>
        </table:table-row>
        <table:table-row table:style-name="ro2">
          <table:table-cell office:value-type="string" calcext:value-type="string">
            <text:p>Duchin J.</text:p>
          </table:table-cell>
          <table:table-cell office:value-type="float" office:value="1" calcext:value-type="float">
            <text:p>1</text:p>
          </table:table-cell>
        </table:table-row>
        <table:table-row table:style-name="ro2">
          <table:table-cell office:value-type="string" calcext:value-type="string">
            <text:p>Duhon J.</text:p>
          </table:table-cell>
          <table:table-cell office:value-type="float" office:value="1" calcext:value-type="float">
            <text:p>1</text:p>
          </table:table-cell>
        </table:table-row>
        <table:table-row table:style-name="ro2">
          <table:table-cell office:value-type="string" calcext:value-type="string">
            <text:p>Earl L.</text:p>
          </table:table-cell>
          <table:table-cell office:value-type="float" office:value="1" calcext:value-type="float">
            <text:p>1</text:p>
          </table:table-cell>
        </table:table-row>
        <table:table-row table:style-name="ro2">
          <table:table-cell office:value-type="string" calcext:value-type="string">
            <text:p>Eaton J.W.</text:p>
          </table:table-cell>
          <table:table-cell office:value-type="float" office:value="1" calcext:value-type="float">
            <text:p>1</text:p>
          </table:table-cell>
        </table:table-row>
        <table:table-row table:style-name="ro2">
          <table:table-cell office:value-type="string" calcext:value-type="string">
            <text:p>Edmunds W.J.</text:p>
          </table:table-cell>
          <table:table-cell office:value-type="float" office:value="1" calcext:value-type="float">
            <text:p>1</text:p>
          </table:table-cell>
        </table:table-row>
        <table:table-row table:style-name="ro2">
          <table:table-cell office:value-type="string" calcext:value-type="string">
            <text:p>Egger J. </text:p>
          </table:table-cell>
          <table:table-cell office:value-type="float" office:value="1" calcext:value-type="float">
            <text:p>1</text:p>
          </table:table-cell>
        </table:table-row>
        <table:table-row table:style-name="ro2">
          <table:table-cell office:value-type="string" calcext:value-type="string">
            <text:p>Eggo R.M.</text:p>
          </table:table-cell>
          <table:table-cell office:value-type="float" office:value="1" calcext:value-type="float">
            <text:p>1</text:p>
          </table:table-cell>
        </table:table-row>
        <table:table-row table:style-name="ro2">
          <table:table-cell office:value-type="string" calcext:value-type="string">
            <text:p>Elofsson A.</text:p>
          </table:table-cell>
          <table:table-cell office:value-type="float" office:value="1" calcext:value-type="float">
            <text:p>1</text:p>
          </table:table-cell>
        </table:table-row>
        <table:table-row table:style-name="ro2">
          <table:table-cell office:value-type="string" calcext:value-type="string">
            <text:p>Emery J.</text:p>
          </table:table-cell>
          <table:table-cell office:value-type="float" office:value="1" calcext:value-type="float">
            <text:p>1</text:p>
          </table:table-cell>
        </table:table-row>
        <table:table-row table:style-name="ro2">
          <table:table-cell office:value-type="string" calcext:value-type="string">
            <text:p>Endo A.</text:p>
          </table:table-cell>
          <table:table-cell office:value-type="float" office:value="1" calcext:value-type="float">
            <text:p>1</text:p>
          </table:table-cell>
        </table:table-row>
        <table:table-row table:style-name="ro2">
          <table:table-cell office:value-type="string" calcext:value-type="string">
            <text:p>Eng H.</text:p>
          </table:table-cell>
          <table:table-cell office:value-type="float" office:value="1" calcext:value-type="float">
            <text:p>1</text:p>
          </table:table-cell>
        </table:table-row>
        <table:table-row table:style-name="ro2">
          <table:table-cell office:value-type="string" calcext:value-type="string">
            <text:p>Ettema D.</text:p>
          </table:table-cell>
          <table:table-cell office:value-type="float" office:value="1" calcext:value-type="float">
            <text:p>1</text:p>
          </table:table-cell>
        </table:table-row>
        <table:table-row table:style-name="ro2">
          <table:table-cell office:value-type="string" calcext:value-type="string">
            <text:p>Ewald S.B.</text:p>
          </table:table-cell>
          <table:table-cell office:value-type="float" office:value="1" calcext:value-type="float">
            <text:p>1</text:p>
          </table:table-cell>
        </table:table-row>
        <table:table-row table:style-name="ro2">
          <table:table-cell office:value-type="string" calcext:value-type="string">
            <text:p>Ezalarab M.</text:p>
          </table:table-cell>
          <table:table-cell office:value-type="float" office:value="1" calcext:value-type="float">
            <text:p>1</text:p>
          </table:table-cell>
        </table:table-row>
        <table:table-row table:style-name="ro2">
          <table:table-cell office:value-type="string" calcext:value-type="string">
            <text:p>Farooq Z. </text:p>
          </table:table-cell>
          <table:table-cell office:value-type="float" office:value="1" calcext:value-type="float">
            <text:p>1</text:p>
          </table:table-cell>
        </table:table-row>
        <table:table-row table:style-name="ro2">
          <table:table-cell office:value-type="string" calcext:value-type="string">
            <text:p>Fazil A.</text:p>
          </table:table-cell>
          <table:table-cell office:value-type="float" office:value="1" calcext:value-type="float">
            <text:p>1</text:p>
          </table:table-cell>
        </table:table-row>
        <table:table-row table:style-name="ro2">
          <table:table-cell office:value-type="string" calcext:value-type="string">
            <text:p>Fellay J.</text:p>
          </table:table-cell>
          <table:table-cell office:value-type="float" office:value="1" calcext:value-type="float">
            <text:p>1</text:p>
          </table:table-cell>
        </table:table-row>
        <table:table-row table:style-name="ro2">
          <table:table-cell office:value-type="string" calcext:value-type="string">
            <text:p>Ferguson N.M. </text:p>
          </table:table-cell>
          <table:table-cell office:value-type="float" office:value="1" calcext:value-type="float">
            <text:p>1</text:p>
          </table:table-cell>
        </table:table-row>
        <table:table-row table:style-name="ro2">
          <table:table-cell office:value-type="string" calcext:value-type="string">
            <text:p>Fernández-Navarro F.</text:p>
          </table:table-cell>
          <table:table-cell office:value-type="float" office:value="1" calcext:value-type="float">
            <text:p>1</text:p>
          </table:table-cell>
        </table:table-row>
        <table:table-row table:style-name="ro2">
          <table:table-cell office:value-type="string" calcext:value-type="string">
            <text:p>Ferng Y.-H. </text:p>
          </table:table-cell>
          <table:table-cell office:value-type="float" office:value="1" calcext:value-type="float">
            <text:p>1</text:p>
          </table:table-cell>
        </table:table-row>
        <table:table-row table:style-name="ro2">
          <table:table-cell office:value-type="string" calcext:value-type="string">
            <text:p>Ferrari A.J.</text:p>
          </table:table-cell>
          <table:table-cell office:value-type="float" office:value="1" calcext:value-type="float">
            <text:p>1</text:p>
          </table:table-cell>
        </table:table-row>
        <table:table-row table:style-name="ro2">
          <table:table-cell office:value-type="string" calcext:value-type="string">
            <text:p>Ferretti L.</text:p>
          </table:table-cell>
          <table:table-cell office:value-type="float" office:value="1" calcext:value-type="float">
            <text:p>1</text:p>
          </table:table-cell>
        </table:table-row>
        <table:table-row table:style-name="ro2">
          <table:table-cell office:value-type="string" calcext:value-type="string">
            <text:p>Ferris S.A.</text:p>
          </table:table-cell>
          <table:table-cell office:value-type="float" office:value="1" calcext:value-type="float">
            <text:p>1</text:p>
          </table:table-cell>
        </table:table-row>
        <table:table-row table:style-name="ro2">
          <table:table-cell office:value-type="string" calcext:value-type="string">
            <text:p>Fishbein D.B.</text:p>
          </table:table-cell>
          <table:table-cell office:value-type="float" office:value="1" calcext:value-type="float">
            <text:p>1</text:p>
          </table:table-cell>
        </table:table-row>
        <table:table-row table:style-name="ro2">
          <table:table-cell office:value-type="string" calcext:value-type="string">
            <text:p>Fisman D.N.</text:p>
          </table:table-cell>
          <table:table-cell office:value-type="float" office:value="1" calcext:value-type="float">
            <text:p>1</text:p>
          </table:table-cell>
        </table:table-row>
        <table:table-row table:style-name="ro2">
          <table:table-cell office:value-type="string" calcext:value-type="string">
            <text:p>FitzJohn R.G.</text:p>
          </table:table-cell>
          <table:table-cell office:value-type="float" office:value="1" calcext:value-type="float">
            <text:p>1</text:p>
          </table:table-cell>
        </table:table-row>
        <table:table-row table:style-name="ro2">
          <table:table-cell office:value-type="string" calcext:value-type="string">
            <text:p>Flasche S.</text:p>
          </table:table-cell>
          <table:table-cell office:value-type="float" office:value="1" calcext:value-type="float">
            <text:p>1</text:p>
          </table:table-cell>
        </table:table-row>
        <table:table-row table:style-name="ro2">
          <table:table-cell office:value-type="string" calcext:value-type="string">
            <text:p>Flaxman A.</text:p>
          </table:table-cell>
          <table:table-cell office:value-type="float" office:value="1" calcext:value-type="float">
            <text:p>1</text:p>
          </table:table-cell>
        </table:table-row>
        <table:table-row table:style-name="ro2">
          <table:table-cell office:value-type="string" calcext:value-type="string">
            <text:p>Flaxman S.</text:p>
          </table:table-cell>
          <table:table-cell office:value-type="float" office:value="1" calcext:value-type="float">
            <text:p>1</text:p>
          </table:table-cell>
        </table:table-row>
        <table:table-row table:style-name="ro2">
          <table:table-cell office:value-type="string" calcext:value-type="string">
            <text:p>Folarin A.A.</text:p>
          </table:table-cell>
          <table:table-cell office:value-type="float" office:value="1" calcext:value-type="float">
            <text:p>1</text:p>
          </table:table-cell>
        </table:table-row>
        <table:table-row table:style-name="ro2">
          <table:table-cell office:value-type="string" calcext:value-type="string">
            <text:p>Fontaine R.E.</text:p>
          </table:table-cell>
          <table:table-cell office:value-type="float" office:value="1" calcext:value-type="float">
            <text:p>1</text:p>
          </table:table-cell>
        </table:table-row>
        <table:table-row table:style-name="ro2">
          <table:table-cell office:value-type="string" calcext:value-type="string">
            <text:p>Fraser C.</text:p>
          </table:table-cell>
          <table:table-cell office:value-type="float" office:value="1" calcext:value-type="float">
            <text:p>1</text:p>
          </table:table-cell>
        </table:table-row>
        <table:table-row table:style-name="ro2">
          <table:table-cell office:value-type="string" calcext:value-type="string">
            <text:p>French N.</text:p>
          </table:table-cell>
          <table:table-cell office:value-type="float" office:value="1" calcext:value-type="float">
            <text:p>1</text:p>
          </table:table-cell>
        </table:table-row>
        <table:table-row table:style-name="ro2">
          <table:table-cell office:value-type="string" calcext:value-type="string">
            <text:p>Frostad J.J.</text:p>
          </table:table-cell>
          <table:table-cell office:value-type="float" office:value="1" calcext:value-type="float">
            <text:p>1</text:p>
          </table:table-cell>
        </table:table-row>
        <table:table-row table:style-name="ro2">
          <table:table-cell office:value-type="string" calcext:value-type="string">
            <text:p>Fry A.M.</text:p>
          </table:table-cell>
          <table:table-cell office:value-type="float" office:value="1" calcext:value-type="float">
            <text:p>1</text:p>
          </table:table-cell>
        </table:table-row>
        <table:table-row table:style-name="ro2">
          <table:table-cell office:value-type="string" calcext:value-type="string">
            <text:p>Fullman N.</text:p>
          </table:table-cell>
          <table:table-cell office:value-type="float" office:value="1" calcext:value-type="float">
            <text:p>1</text:p>
          </table:table-cell>
        </table:table-row>
        <table:table-row table:style-name="ro2">
          <table:table-cell office:value-type="string" calcext:value-type="string">
            <text:p>Fung R.O.P.</text:p>
          </table:table-cell>
          <table:table-cell office:value-type="float" office:value="1" calcext:value-type="float">
            <text:p>1</text:p>
          </table:table-cell>
        </table:table-row>
        <table:table-row table:style-name="ro2">
          <table:table-cell office:value-type="string" calcext:value-type="string">
            <text:p>Fung R.O.P. </text:p>
          </table:table-cell>
          <table:table-cell office:value-type="float" office:value="1" calcext:value-type="float">
            <text:p>1</text:p>
          </table:table-cell>
        </table:table-row>
        <table:table-row table:style-name="ro2">
          <table:table-cell office:value-type="string" calcext:value-type="string">
            <text:p>Funk S.</text:p>
          </table:table-cell>
          <table:table-cell office:value-type="float" office:value="1" calcext:value-type="float">
            <text:p>1</text:p>
          </table:table-cell>
        </table:table-row>
        <table:table-row table:style-name="ro2">
          <table:table-cell office:value-type="string" calcext:value-type="string">
            <text:p>Gakidou E.</text:p>
          </table:table-cell>
          <table:table-cell office:value-type="float" office:value="1" calcext:value-type="float">
            <text:p>1</text:p>
          </table:table-cell>
        </table:table-row>
        <table:table-row table:style-name="ro2">
          <table:table-cell office:value-type="string" calcext:value-type="string">
            <text:p>Gallagher J.</text:p>
          </table:table-cell>
          <table:table-cell office:value-type="float" office:value="1" calcext:value-type="float">
            <text:p>1</text:p>
          </table:table-cell>
        </table:table-row>
        <table:table-row table:style-name="ro2">
          <table:table-cell office:value-type="string" calcext:value-type="string">
            <text:p>Gandy A.</text:p>
          </table:table-cell>
          <table:table-cell office:value-type="float" office:value="1" calcext:value-type="float">
            <text:p>1</text:p>
          </table:table-cell>
        </table:table-row>
        <table:table-row table:style-name="ro2">
          <table:table-cell office:value-type="string" calcext:value-type="string">
            <text:p>Gaythorpe K.A.M.</text:p>
          </table:table-cell>
          <table:table-cell office:value-type="float" office:value="1" calcext:value-type="float">
            <text:p>1</text:p>
          </table:table-cell>
        </table:table-row>
        <table:table-row table:style-name="ro2">
          <table:table-cell office:value-type="string" calcext:value-type="string">
            <text:p>Ge J.</text:p>
          </table:table-cell>
          <table:table-cell office:value-type="float" office:value="1" calcext:value-type="float">
            <text:p>1</text:p>
          </table:table-cell>
        </table:table-row>
        <table:table-row table:style-name="ro2">
          <table:table-cell office:value-type="string" calcext:value-type="string">
            <text:p>Geidelberg L.</text:p>
          </table:table-cell>
          <table:table-cell office:value-type="float" office:value="1" calcext:value-type="float">
            <text:p>1</text:p>
          </table:table-cell>
        </table:table-row>
        <table:table-row table:style-name="ro2">
          <table:table-cell office:value-type="string" calcext:value-type="string">
            <text:p>Gemignani J.</text:p>
          </table:table-cell>
          <table:table-cell office:value-type="float" office:value="1" calcext:value-type="float">
            <text:p>1</text:p>
          </table:table-cell>
        </table:table-row>
        <table:table-row table:style-name="ro2">
          <table:table-cell office:value-type="string" calcext:value-type="string">
            <text:p>Geng W.J.</text:p>
          </table:table-cell>
          <table:table-cell office:value-type="float" office:value="1" calcext:value-type="float">
            <text:p>1</text:p>
          </table:table-cell>
        </table:table-row>
        <table:table-row table:style-name="ro2">
          <table:table-cell office:value-type="string" calcext:value-type="string">
            <text:p>Geyrhofer L.</text:p>
          </table:table-cell>
          <table:table-cell office:value-type="float" office:value="1" calcext:value-type="float">
            <text:p>1</text:p>
          </table:table-cell>
        </table:table-row>
        <table:table-row table:style-name="ro2">
          <table:table-cell office:value-type="string" calcext:value-type="string">
            <text:p>Ghani A.C.</text:p>
          </table:table-cell>
          <table:table-cell office:value-type="float" office:value="1" calcext:value-type="float">
            <text:p>1</text:p>
          </table:table-cell>
        </table:table-row>
        <table:table-row table:style-name="ro2">
          <table:table-cell office:value-type="string" calcext:value-type="string">
            <text:p>Gholami E.</text:p>
          </table:table-cell>
          <table:table-cell office:value-type="float" office:value="1" calcext:value-type="float">
            <text:p>1</text:p>
          </table:table-cell>
        </table:table-row>
        <table:table-row table:style-name="ro2">
          <table:table-cell office:value-type="string" calcext:value-type="string">
            <text:p>Gibbs H.</text:p>
          </table:table-cell>
          <table:table-cell office:value-type="float" office:value="1" calcext:value-type="float">
            <text:p>1</text:p>
          </table:table-cell>
        </table:table-row>
        <table:table-row table:style-name="ro2">
          <table:table-cell office:value-type="string" calcext:value-type="string">
            <text:p>Gilkison C.</text:p>
          </table:table-cell>
          <table:table-cell office:value-type="float" office:value="1" calcext:value-type="float">
            <text:p>1</text:p>
          </table:table-cell>
        </table:table-row>
        <table:table-row table:style-name="ro2">
          <table:table-cell office:value-type="string" calcext:value-type="string">
            <text:p>Gimma A. </text:p>
          </table:table-cell>
          <table:table-cell office:value-type="float" office:value="1" calcext:value-type="float">
            <text:p>1</text:p>
          </table:table-cell>
        </table:table-row>
        <table:table-row table:style-name="ro2">
          <table:table-cell office:value-type="string" calcext:value-type="string">
            <text:p>Glenn S.D.</text:p>
          </table:table-cell>
          <table:table-cell office:value-type="float" office:value="1" calcext:value-type="float">
            <text:p>1</text:p>
          </table:table-cell>
        </table:table-row>
        <table:table-row table:style-name="ro2">
          <table:table-cell office:value-type="string" calcext:value-type="string">
            <text:p>Glick Z.</text:p>
          </table:table-cell>
          <table:table-cell office:value-type="float" office:value="1" calcext:value-type="float">
            <text:p>1</text:p>
          </table:table-cell>
        </table:table-row>
        <table:table-row table:style-name="ro2">
          <table:table-cell office:value-type="string" calcext:value-type="string">
            <text:p>Goosmann E.A.</text:p>
          </table:table-cell>
          <table:table-cell office:value-type="float" office:value="1" calcext:value-type="float">
            <text:p>1</text:p>
          </table:table-cell>
        </table:table-row>
        <table:table-row table:style-name="ro2">
          <table:table-cell office:value-type="string" calcext:value-type="string">
            <text:p>Goscé L.</text:p>
          </table:table-cell>
          <table:table-cell office:value-type="float" office:value="1" calcext:value-type="float">
            <text:p>1</text:p>
          </table:table-cell>
        </table:table-row>
        <table:table-row table:style-name="ro2">
          <table:table-cell office:value-type="string" calcext:value-type="string">
            <text:p>Graham G.</text:p>
          </table:table-cell>
          <table:table-cell office:value-type="float" office:value="1" calcext:value-type="float">
            <text:p>1</text:p>
          </table:table-cell>
        </table:table-row>
        <table:table-row table:style-name="ro2">
          <table:table-cell office:value-type="string" calcext:value-type="string">
            <text:p>Grassly N.C. </text:p>
          </table:table-cell>
          <table:table-cell office:value-type="float" office:value="1" calcext:value-type="float">
            <text:p>1</text:p>
          </table:table-cell>
        </table:table-row>
        <table:table-row table:style-name="ro2">
          <table:table-cell office:value-type="string" calcext:value-type="string">
            <text:p>Green W.D.</text:p>
          </table:table-cell>
          <table:table-cell office:value-type="float" office:value="1" calcext:value-type="float">
            <text:p>1</text:p>
          </table:table-cell>
        </table:table-row>
        <table:table-row table:style-name="ro2">
          <table:table-cell office:value-type="string" calcext:value-type="string">
            <text:p>Greer A.L.</text:p>
          </table:table-cell>
          <table:table-cell office:value-type="float" office:value="1" calcext:value-type="float">
            <text:p>1</text:p>
          </table:table-cell>
        </table:table-row>
        <table:table-row table:style-name="ro2">
          <table:table-cell office:value-type="string" calcext:value-type="string">
            <text:p>Guo X.</text:p>
          </table:table-cell>
          <table:table-cell office:value-type="float" office:value="1" calcext:value-type="float">
            <text:p>1</text:p>
          </table:table-cell>
        </table:table-row>
        <table:table-row table:style-name="ro2">
          <table:table-cell office:value-type="string" calcext:value-type="string">
            <text:p>Gupta D.R.K.</text:p>
          </table:table-cell>
          <table:table-cell office:value-type="float" office:value="1" calcext:value-type="float">
            <text:p>1</text:p>
          </table:table-cell>
        </table:table-row>
        <table:table-row table:style-name="ro2">
          <table:table-cell office:value-type="string" calcext:value-type="string">
            <text:p>Haas W. </text:p>
          </table:table-cell>
          <table:table-cell office:value-type="float" office:value="1" calcext:value-type="float">
            <text:p>1</text:p>
          </table:table-cell>
        </table:table-row>
        <table:table-row table:style-name="ro2">
          <table:table-cell office:value-type="string" calcext:value-type="string">
            <text:p>Haber M.</text:p>
          </table:table-cell>
          <table:table-cell office:value-type="float" office:value="1" calcext:value-type="float">
            <text:p>1</text:p>
          </table:table-cell>
        </table:table-row>
        <table:table-row table:style-name="ro2">
          <table:table-cell office:value-type="string" calcext:value-type="string">
            <text:p>Hall M.</text:p>
          </table:table-cell>
          <table:table-cell office:value-type="float" office:value="1" calcext:value-type="float">
            <text:p>1</text:p>
          </table:table-cell>
        </table:table-row>
        <table:table-row table:style-name="ro2">
          <table:table-cell office:value-type="string" calcext:value-type="string">
            <text:p>Hallett T.</text:p>
          </table:table-cell>
          <table:table-cell office:value-type="float" office:value="1" calcext:value-type="float">
            <text:p>1</text:p>
          </table:table-cell>
        </table:table-row>
        <table:table-row table:style-name="ro2">
          <table:table-cell office:value-type="string" calcext:value-type="string">
            <text:p>Hamlet A.</text:p>
          </table:table-cell>
          <table:table-cell office:value-type="float" office:value="1" calcext:value-type="float">
            <text:p>1</text:p>
          </table:table-cell>
        </table:table-row>
        <table:table-row table:style-name="ro2">
          <table:table-cell office:value-type="string" calcext:value-type="string">
            <text:p>Haro J.M.</text:p>
          </table:table-cell>
          <table:table-cell office:value-type="float" office:value="1" calcext:value-type="float">
            <text:p>1</text:p>
          </table:table-cell>
        </table:table-row>
        <table:table-row table:style-name="ro2">
          <table:table-cell office:value-type="string" calcext:value-type="string">
            <text:p>Harpur A.</text:p>
          </table:table-cell>
          <table:table-cell office:value-type="float" office:value="1" calcext:value-type="float">
            <text:p>1</text:p>
          </table:table-cell>
        </table:table-row>
        <table:table-row table:style-name="ro2">
          <table:table-cell office:value-type="string" calcext:value-type="string">
            <text:p>Hartley D.</text:p>
          </table:table-cell>
          <table:table-cell office:value-type="float" office:value="1" calcext:value-type="float">
            <text:p>1</text:p>
          </table:table-cell>
        </table:table-row>
        <table:table-row table:style-name="ro2">
          <table:table-cell office:value-type="string" calcext:value-type="string">
            <text:p>Haug N., </text:p>
          </table:table-cell>
          <table:table-cell office:value-type="float" office:value="1" calcext:value-type="float">
            <text:p>1</text:p>
          </table:table-cell>
        </table:table-row>
        <table:table-row table:style-name="ro2">
          <table:table-cell office:value-type="string" calcext:value-type="string">
            <text:p>Hay S.I.</text:p>
          </table:table-cell>
          <table:table-cell office:value-type="float" office:value="1" calcext:value-type="float">
            <text:p>1</text:p>
          </table:table-cell>
        </table:table-row>
        <table:table-row table:style-name="ro2">
          <table:table-cell office:value-type="string" calcext:value-type="string">
            <text:p>Hayashi A.</text:p>
          </table:table-cell>
          <table:table-cell office:value-type="float" office:value="1" calcext:value-type="float">
            <text:p>1</text:p>
          </table:table-cell>
        </table:table-row>
        <table:table-row table:style-name="ro2">
          <table:table-cell office:value-type="string" calcext:value-type="string">
            <text:p>Hayes L.</text:p>
          </table:table-cell>
          <table:table-cell office:value-type="float" office:value="1" calcext:value-type="float">
            <text:p>1</text:p>
          </table:table-cell>
        </table:table-row>
        <table:table-row table:style-name="ro2">
          <table:table-cell office:value-type="string" calcext:value-type="string">
            <text:p>He D.</text:p>
          </table:table-cell>
          <table:table-cell office:value-type="float" office:value="1" calcext:value-type="float">
            <text:p>1</text:p>
          </table:table-cell>
        </table:table-row>
        <table:table-row table:style-name="ro2">
          <table:table-cell office:value-type="string" calcext:value-type="string">
            <text:p>He J.</text:p>
          </table:table-cell>
          <table:table-cell office:value-type="float" office:value="1" calcext:value-type="float">
            <text:p>1</text:p>
          </table:table-cell>
        </table:table-row>
        <table:table-row table:style-name="ro2">
          <table:table-cell office:value-type="string" calcext:value-type="string">
            <text:p>He S.</text:p>
          </table:table-cell>
          <table:table-cell office:value-type="float" office:value="1" calcext:value-type="float">
            <text:p>1</text:p>
          </table:table-cell>
        </table:table-row>
        <table:table-row table:style-name="ro2">
          <table:table-cell office:value-type="string" calcext:value-type="string">
            <text:p>Heffernan A.</text:p>
          </table:table-cell>
          <table:table-cell office:value-type="float" office:value="1" calcext:value-type="float">
            <text:p>1</text:p>
          </table:table-cell>
        </table:table-row>
        <table:table-row table:style-name="ro2">
          <table:table-cell office:value-type="string" calcext:value-type="string">
            <text:p>Hellewell J.</text:p>
          </table:table-cell>
          <table:table-cell office:value-type="float" office:value="1" calcext:value-type="float">
            <text:p>1</text:p>
          </table:table-cell>
        </table:table-row>
        <table:table-row table:style-name="ro2">
          <table:table-cell office:value-type="string" calcext:value-type="string">
            <text:p>Henry N.J.</text:p>
          </table:table-cell>
          <table:table-cell office:value-type="float" office:value="1" calcext:value-type="float">
            <text:p>1</text:p>
          </table:table-cell>
        </table:table-row>
        <table:table-row table:style-name="ro2">
          <table:table-cell office:value-type="string" calcext:value-type="string">
            <text:p>Herrera A.M.M.</text:p>
          </table:table-cell>
          <table:table-cell office:value-type="float" office:value="1" calcext:value-type="float">
            <text:p>1</text:p>
          </table:table-cell>
        </table:table-row>
        <table:table-row table:style-name="ro2">
          <table:table-cell office:value-type="string" calcext:value-type="string">
            <text:p>Heslop D.J.</text:p>
          </table:table-cell>
          <table:table-cell office:value-type="float" office:value="1" calcext:value-type="float">
            <text:p>1</text:p>
          </table:table-cell>
        </table:table-row>
        <table:table-row table:style-name="ro2">
          <table:table-cell office:value-type="string" calcext:value-type="string">
            <text:p>Hidaka Y.</text:p>
          </table:table-cell>
          <table:table-cell office:value-type="float" office:value="1" calcext:value-type="float">
            <text:p>1</text:p>
          </table:table-cell>
        </table:table-row>
        <table:table-row table:style-name="ro2">
          <table:table-cell office:value-type="string" calcext:value-type="string">
            <text:p>Hinsley W.</text:p>
          </table:table-cell>
          <table:table-cell office:value-type="float" office:value="1" calcext:value-type="float">
            <text:p>1</text:p>
          </table:table-cell>
        </table:table-row>
        <table:table-row table:style-name="ro2">
          <table:table-cell office:value-type="string" calcext:value-type="string">
            <text:p>Holmes C.</text:p>
          </table:table-cell>
          <table:table-cell office:value-type="float" office:value="1" calcext:value-type="float">
            <text:p>1</text:p>
          </table:table-cell>
        </table:table-row>
        <table:table-row table:style-name="ro2">
          <table:table-cell office:value-type="string" calcext:value-type="string">
            <text:p>Honda T.</text:p>
          </table:table-cell>
          <table:table-cell office:value-type="float" office:value="1" calcext:value-type="float">
            <text:p>1</text:p>
          </table:table-cell>
        </table:table-row>
        <table:table-row table:style-name="ro2">
          <table:table-cell office:value-type="string" calcext:value-type="string">
            <text:p>Hong R. </text:p>
          </table:table-cell>
          <table:table-cell office:value-type="float" office:value="1" calcext:value-type="float">
            <text:p>1</text:p>
          </table:table-cell>
        </table:table-row>
        <table:table-row table:style-name="ro2">
          <table:table-cell office:value-type="string" calcext:value-type="string">
            <text:p>Hope V.</text:p>
          </table:table-cell>
          <table:table-cell office:value-type="float" office:value="1" calcext:value-type="float">
            <text:p>1</text:p>
          </table:table-cell>
        </table:table-row>
        <table:table-row table:style-name="ro2">
          <table:table-cell office:value-type="string" calcext:value-type="string">
            <text:p>Hotopf M.</text:p>
          </table:table-cell>
          <table:table-cell office:value-type="float" office:value="1" calcext:value-type="float">
            <text:p>1</text:p>
          </table:table-cell>
        </table:table-row>
        <table:table-row table:style-name="ro2">
          <table:table-cell office:value-type="string" calcext:value-type="string">
            <text:p>Houben R.M.G.J.</text:p>
          </table:table-cell>
          <table:table-cell office:value-type="float" office:value="1" calcext:value-type="float">
            <text:p>1</text:p>
          </table:table-cell>
        </table:table-row>
        <table:table-row table:style-name="ro2">
          <table:table-cell office:value-type="string" calcext:value-type="string">
            <text:p>Hsiang S.</text:p>
          </table:table-cell>
          <table:table-cell office:value-type="float" office:value="1" calcext:value-type="float">
            <text:p>1</text:p>
          </table:table-cell>
        </table:table-row>
        <table:table-row table:style-name="ro2">
          <table:table-cell office:value-type="string" calcext:value-type="string">
            <text:p>Huang L.Y.</text:p>
          </table:table-cell>
          <table:table-cell office:value-type="float" office:value="1" calcext:value-type="float">
            <text:p>1</text:p>
          </table:table-cell>
        </table:table-row>
        <table:table-row table:style-name="ro2">
          <table:table-cell office:value-type="string" calcext:value-type="string">
            <text:p>Hulland E.N.</text:p>
          </table:table-cell>
          <table:table-cell office:value-type="float" office:value="1" calcext:value-type="float">
            <text:p>1</text:p>
          </table:table-cell>
        </table:table-row>
        <table:table-row table:style-name="ro2">
          <table:table-cell office:value-type="string" calcext:value-type="string">
            <text:p>Hultgren A.</text:p>
          </table:table-cell>
          <table:table-cell office:value-type="float" office:value="1" calcext:value-type="float">
            <text:p>1</text:p>
          </table:table-cell>
        </table:table-row>
        <table:table-row table:style-name="ro2">
          <table:table-cell office:value-type="string" calcext:value-type="string">
            <text:p>Hurst B.</text:p>
          </table:table-cell>
          <table:table-cell office:value-type="float" office:value="1" calcext:value-type="float">
            <text:p>1</text:p>
          </table:table-cell>
        </table:table-row>
        <table:table-row table:style-name="ro2">
          <table:table-cell office:value-type="string" calcext:value-type="string">
            <text:p>Iamsirithaworn S.</text:p>
          </table:table-cell>
          <table:table-cell office:value-type="float" office:value="1" calcext:value-type="float">
            <text:p>1</text:p>
          </table:table-cell>
        </table:table-row>
        <table:table-row table:style-name="ro2">
          <table:table-cell office:value-type="string" calcext:value-type="string">
            <text:p>Imperial College COVID-19 Response Team</text:p>
          </table:table-cell>
          <table:table-cell office:value-type="float" office:value="1" calcext:value-type="float">
            <text:p>1</text:p>
          </table:table-cell>
        </table:table-row>
        <table:table-row table:style-name="ro2">
          <table:table-cell office:value-type="string" calcext:value-type="string">
            <text:p>Islam M.</text:p>
          </table:table-cell>
          <table:table-cell office:value-type="float" office:value="1" calcext:value-type="float">
            <text:p>1</text:p>
          </table:table-cell>
        </table:table-row>
        <table:table-row table:style-name="ro2">
          <table:table-cell office:value-type="string" calcext:value-type="string">
            <text:p>Islam N.</text:p>
          </table:table-cell>
          <table:table-cell office:value-type="float" office:value="1" calcext:value-type="float">
            <text:p>1</text:p>
          </table:table-cell>
        </table:table-row>
        <table:table-row table:style-name="ro2">
          <table:table-cell office:value-type="string" calcext:value-type="string">
            <text:p>Jarvis C.I.</text:p>
          </table:table-cell>
          <table:table-cell office:value-type="float" office:value="1" calcext:value-type="float">
            <text:p>1</text:p>
          </table:table-cell>
        </table:table-row>
        <table:table-row table:style-name="ro2">
          <table:table-cell office:value-type="string" calcext:value-type="string">
            <text:p>Jefferies S.</text:p>
          </table:table-cell>
          <table:table-cell office:value-type="float" office:value="1" calcext:value-type="float">
            <text:p>1</text:p>
          </table:table-cell>
        </table:table-row>
        <table:table-row table:style-name="ro2">
          <table:table-cell office:value-type="string" calcext:value-type="string">
            <text:p>Jeffrey B.</text:p>
          </table:table-cell>
          <table:table-cell office:value-type="float" office:value="1" calcext:value-type="float">
            <text:p>1</text:p>
          </table:table-cell>
        </table:table-row>
        <table:table-row table:style-name="ro2">
          <table:table-cell office:value-type="string" calcext:value-type="string">
            <text:p>Jeon S.</text:p>
          </table:table-cell>
          <table:table-cell office:value-type="float" office:value="1" calcext:value-type="float">
            <text:p>1</text:p>
          </table:table-cell>
        </table:table-row>
        <table:table-row table:style-name="ro2">
          <table:table-cell office:value-type="string" calcext:value-type="string">
            <text:p>Jit M.</text:p>
          </table:table-cell>
          <table:table-cell office:value-type="float" office:value="1" calcext:value-type="float">
            <text:p>1</text:p>
          </table:table-cell>
        </table:table-row>
        <table:table-row table:style-name="ro2">
          <table:table-cell office:value-type="string" calcext:value-type="string">
            <text:p>Johanns C.</text:p>
          </table:table-cell>
          <table:table-cell office:value-type="float" office:value="1" calcext:value-type="float">
            <text:p>1</text:p>
          </table:table-cell>
        </table:table-row>
        <table:table-row table:style-name="ro2">
          <table:table-cell office:value-type="string" calcext:value-type="string">
            <text:p>Johansson A.F.</text:p>
          </table:table-cell>
          <table:table-cell office:value-type="float" office:value="1" calcext:value-type="float">
            <text:p>1</text:p>
          </table:table-cell>
        </table:table-row>
        <table:table-row table:style-name="ro2">
          <table:table-cell office:value-type="string" calcext:value-type="string">
            <text:p>Jombart T.</text:p>
          </table:table-cell>
          <table:table-cell office:value-type="float" office:value="1" calcext:value-type="float">
            <text:p>1</text:p>
          </table:table-cell>
        </table:table-row>
        <table:table-row table:style-name="ro2">
          <table:table-cell office:value-type="string" calcext:value-type="string">
            <text:p>Kandula S.</text:p>
          </table:table-cell>
          <table:table-cell office:value-type="float" office:value="1" calcext:value-type="float">
            <text:p>1</text:p>
          </table:table-cell>
        </table:table-row>
        <table:table-row table:style-name="ro2">
          <table:table-cell office:value-type="string" calcext:value-type="string">
            <text:p>Kaneko M. </text:p>
          </table:table-cell>
          <table:table-cell office:value-type="float" office:value="1" calcext:value-type="float">
            <text:p>1</text:p>
          </table:table-cell>
        </table:table-row>
        <table:table-row table:style-name="ro2">
          <table:table-cell office:value-type="string" calcext:value-type="string">
            <text:p>Kang H.</text:p>
          </table:table-cell>
          <table:table-cell office:value-type="float" office:value="1" calcext:value-type="float">
            <text:p>1</text:p>
          </table:table-cell>
        </table:table-row>
        <table:table-row table:style-name="ro2">
          <table:table-cell office:value-type="string" calcext:value-type="string">
            <text:p>Kawa S.</text:p>
          </table:table-cell>
          <table:table-cell office:value-type="float" office:value="1" calcext:value-type="float">
            <text:p>1</text:p>
          </table:table-cell>
        </table:table-row>
        <table:table-row table:style-name="ro2">
          <table:table-cell office:value-type="string" calcext:value-type="string">
            <text:p>Kawachi I.</text:p>
          </table:table-cell>
          <table:table-cell office:value-type="float" office:value="1" calcext:value-type="float">
            <text:p>1</text:p>
          </table:table-cell>
        </table:table-row>
        <table:table-row table:style-name="ro2">
          <table:table-cell office:value-type="string" calcext:value-type="string">
            <text:p>Kendall M.</text:p>
          </table:table-cell>
          <table:table-cell office:value-type="float" office:value="1" calcext:value-type="float">
            <text:p>1</text:p>
          </table:table-cell>
        </table:table-row>
        <table:table-row table:style-name="ro2">
          <table:table-cell office:value-type="string" calcext:value-type="string">
            <text:p>Kendrick P.J.</text:p>
          </table:table-cell>
          <table:table-cell office:value-type="float" office:value="1" calcext:value-type="float">
            <text:p>1</text:p>
          </table:table-cell>
        </table:table-row>
        <table:table-row table:style-name="ro2">
          <table:table-cell office:value-type="string" calcext:value-type="string">
            <text:p>Khatun-e-Jannat K.</text:p>
          </table:table-cell>
          <table:table-cell office:value-type="float" office:value="1" calcext:value-type="float">
            <text:p>1</text:p>
          </table:table-cell>
        </table:table-row>
        <table:table-row table:style-name="ro2">
          <table:table-cell office:value-type="string" calcext:value-type="string">
            <text:p>Kheirallah K.A.</text:p>
          </table:table-cell>
          <table:table-cell office:value-type="float" office:value="1" calcext:value-type="float">
            <text:p>1</text:p>
          </table:table-cell>
        </table:table-row>
        <table:table-row table:style-name="ro2">
          <table:table-cell office:value-type="string" calcext:value-type="string">
            <text:p>Khemani A.</text:p>
          </table:table-cell>
          <table:table-cell office:value-type="float" office:value="1" calcext:value-type="float">
            <text:p>1</text:p>
          </table:table-cell>
        </table:table-row>
        <table:table-row table:style-name="ro2">
          <table:table-cell office:value-type="string" calcext:value-type="string">
            <text:p>Klausner J.D.</text:p>
          </table:table-cell>
          <table:table-cell office:value-type="float" office:value="1" calcext:value-type="float">
            <text:p>1</text:p>
          </table:table-cell>
        </table:table-row>
        <table:table-row table:style-name="ro2">
          <table:table-cell office:value-type="string" calcext:value-type="string">
            <text:p>Klepac P.</text:p>
          </table:table-cell>
          <table:table-cell office:value-type="float" office:value="1" calcext:value-type="float">
            <text:p>1</text:p>
          </table:table-cell>
        </table:table-row>
        <table:table-row table:style-name="ro2">
          <table:table-cell office:value-type="string" calcext:value-type="string">
            <text:p>Klimek P.</text:p>
          </table:table-cell>
          <table:table-cell office:value-type="float" office:value="1" calcext:value-type="float">
            <text:p>1</text:p>
          </table:table-cell>
        </table:table-row>
        <table:table-row table:style-name="ro2">
          <table:table-cell office:value-type="string" calcext:value-type="string">
            <text:p>Knight G.</text:p>
          </table:table-cell>
          <table:table-cell office:value-type="float" office:value="1" calcext:value-type="float">
            <text:p>1</text:p>
          </table:table-cell>
        </table:table-row>
        <table:table-row table:style-name="ro2">
          <table:table-cell office:value-type="string" calcext:value-type="string">
            <text:p>Knock E.</text:p>
          </table:table-cell>
          <table:table-cell office:value-type="float" office:value="1" calcext:value-type="float">
            <text:p>1</text:p>
          </table:table-cell>
        </table:table-row>
        <table:table-row table:style-name="ro2">
          <table:table-cell office:value-type="string" calcext:value-type="string">
            <text:p>Ko Y. </text:p>
          </table:table-cell>
          <table:table-cell office:value-type="float" office:value="1" calcext:value-type="float">
            <text:p>1</text:p>
          </table:table-cell>
        </table:table-row>
        <table:table-row table:style-name="ro2">
          <table:table-cell office:value-type="string" calcext:value-type="string">
            <text:p>Koehler I.</text:p>
          </table:table-cell>
          <table:table-cell office:value-type="float" office:value="1" calcext:value-type="float">
            <text:p>1</text:p>
          </table:table-cell>
        </table:table-row>
        <table:table-row table:style-name="ro2">
          <table:table-cell office:value-type="string" calcext:value-type="string">
            <text:p>Koh W.C.</text:p>
          </table:table-cell>
          <table:table-cell office:value-type="float" office:value="1" calcext:value-type="float">
            <text:p>1</text:p>
          </table:table-cell>
        </table:table-row>
        <table:table-row table:style-name="ro2">
          <table:table-cell office:value-type="string" calcext:value-type="string">
            <text:p>Kong J.D.</text:p>
          </table:table-cell>
          <table:table-cell office:value-type="float" office:value="1" calcext:value-type="float">
            <text:p>1</text:p>
          </table:table-cell>
        </table:table-row>
        <table:table-row table:style-name="ro2">
          <table:table-cell office:value-type="string" calcext:value-type="string">
            <text:p>Krasovich E.</text:p>
          </table:table-cell>
          <table:table-cell office:value-type="float" office:value="1" calcext:value-type="float">
            <text:p>1</text:p>
          </table:table-cell>
        </table:table-row>
        <table:table-row table:style-name="ro2">
          <table:table-cell office:value-type="string" calcext:value-type="string">
            <text:p>Krause G. </text:p>
          </table:table-cell>
          <table:table-cell office:value-type="float" office:value="1" calcext:value-type="float">
            <text:p>1</text:p>
          </table:table-cell>
        </table:table-row>
        <table:table-row table:style-name="ro2">
          <table:table-cell office:value-type="string" calcext:value-type="string">
            <text:p>Kriit H.K.</text:p>
          </table:table-cell>
          <table:table-cell office:value-type="float" office:value="1" calcext:value-type="float">
            <text:p>1</text:p>
          </table:table-cell>
        </table:table-row>
        <table:table-row table:style-name="ro2">
          <table:table-cell office:value-type="string" calcext:value-type="string">
            <text:p>Krytus K.</text:p>
          </table:table-cell>
          <table:table-cell office:value-type="float" office:value="1" calcext:value-type="float">
            <text:p>1</text:p>
          </table:table-cell>
        </table:table-row>
        <table:table-row table:style-name="ro2">
          <table:table-cell office:value-type="string" calcext:value-type="string">
            <text:p>Kucharski A.J.</text:p>
          </table:table-cell>
          <table:table-cell office:value-type="float" office:value="1" calcext:value-type="float">
            <text:p>1</text:p>
          </table:table-cell>
        </table:table-row>
        <table:table-row table:style-name="ro2">
          <table:table-cell office:value-type="string" calcext:value-type="string">
            <text:p>Kulikov E.S.</text:p>
          </table:table-cell>
          <table:table-cell office:value-type="float" office:value="1" calcext:value-type="float">
            <text:p>1</text:p>
          </table:table-cell>
        </table:table-row>
        <table:table-row table:style-name="ro2">
          <table:table-cell office:value-type="string" calcext:value-type="string">
            <text:p>Kulkarni D.</text:p>
          </table:table-cell>
          <table:table-cell office:value-type="float" office:value="1" calcext:value-type="float">
            <text:p>1</text:p>
          </table:table-cell>
        </table:table-row>
        <table:table-row table:style-name="ro2">
          <table:table-cell office:value-type="string" calcext:value-type="string">
            <text:p>Kurian A.</text:p>
          </table:table-cell>
          <table:table-cell office:value-type="float" office:value="1" calcext:value-type="float">
            <text:p>1</text:p>
          </table:table-cell>
        </table:table-row>
        <table:table-row table:style-name="ro2">
          <table:table-cell office:value-type="string" calcext:value-type="string">
            <text:p>Kwan-Gett T.</text:p>
          </table:table-cell>
          <table:table-cell office:value-type="float" office:value="1" calcext:value-type="float">
            <text:p>1</text:p>
          </table:table-cell>
        </table:table-row>
        <table:table-row table:style-name="ro2">
          <table:table-cell office:value-type="string" calcext:value-type="string">
            <text:p>Lacey B.</text:p>
          </table:table-cell>
          <table:table-cell office:value-type="float" office:value="1" calcext:value-type="float">
            <text:p>1</text:p>
          </table:table-cell>
        </table:table-row>
        <table:table-row table:style-name="ro2">
          <table:table-cell office:value-type="string" calcext:value-type="string">
            <text:p>Lai D.J.</text:p>
          </table:table-cell>
          <table:table-cell office:value-type="float" office:value="1" calcext:value-type="float">
            <text:p>1</text:p>
          </table:table-cell>
        </table:table-row>
        <table:table-row table:style-name="ro2">
          <table:table-cell office:value-type="string" calcext:value-type="string">
            <text:p>Lamers F.</text:p>
          </table:table-cell>
          <table:table-cell office:value-type="float" office:value="1" calcext:value-type="float">
            <text:p>1</text:p>
          </table:table-cell>
        </table:table-row>
        <table:table-row table:style-name="ro2">
          <table:table-cell office:value-type="string" calcext:value-type="string">
            <text:p>Lance S. </text:p>
          </table:table-cell>
          <table:table-cell office:value-type="float" office:value="1" calcext:value-type="float">
            <text:p>1</text:p>
          </table:table-cell>
        </table:table-row>
        <table:table-row table:style-name="ro2">
          <table:table-cell office:value-type="string" calcext:value-type="string">
            <text:p>Larson E.L.</text:p>
          </table:table-cell>
          <table:table-cell office:value-type="float" office:value="1" calcext:value-type="float">
            <text:p>1</text:p>
          </table:table-cell>
        </table:table-row>
        <table:table-row table:style-name="ro2">
          <table:table-cell office:value-type="string" calcext:value-type="string">
            <text:p>Larson R.C.</text:p>
          </table:table-cell>
          <table:table-cell office:value-type="float" office:value="1" calcext:value-type="float">
            <text:p>1</text:p>
          </table:table-cell>
        </table:table-row>
        <table:table-row table:style-name="ro2">
          <table:table-cell office:value-type="string" calcext:value-type="string">
            <text:p>Larson S.L.</text:p>
          </table:table-cell>
          <table:table-cell office:value-type="float" office:value="1" calcext:value-type="float">
            <text:p>1</text:p>
          </table:table-cell>
        </table:table-row>
        <table:table-row table:style-name="ro2">
          <table:table-cell office:value-type="string" calcext:value-type="string">
            <text:p>Lau E.H.Y.</text:p>
          </table:table-cell>
          <table:table-cell office:value-type="float" office:value="1" calcext:value-type="float">
            <text:p>1</text:p>
          </table:table-cell>
        </table:table-row>
        <table:table-row table:style-name="ro2">
          <table:table-cell office:value-type="string" calcext:value-type="string">
            <text:p>Lau P.</text:p>
          </table:table-cell>
          <table:table-cell office:value-type="float" office:value="1" calcext:value-type="float">
            <text:p>1</text:p>
          </table:table-cell>
        </table:table-row>
        <table:table-row table:style-name="ro2">
          <table:table-cell office:value-type="string" calcext:value-type="string">
            <text:p>Laydon D.J.</text:p>
          </table:table-cell>
          <table:table-cell office:value-type="float" office:value="1" calcext:value-type="float">
            <text:p>1</text:p>
          </table:table-cell>
        </table:table-row>
        <table:table-row table:style-name="ro2">
          <table:table-cell office:value-type="string" calcext:value-type="string">
            <text:p>Lazzar-Atwood A.</text:p>
          </table:table-cell>
          <table:table-cell office:value-type="float" office:value="1" calcext:value-type="float">
            <text:p>1</text:p>
          </table:table-cell>
        </table:table-row>
        <table:table-row table:style-name="ro2">
          <table:table-cell office:value-type="string" calcext:value-type="string">
            <text:p>Lee B.Y.</text:p>
          </table:table-cell>
          <table:table-cell office:value-type="float" office:value="1" calcext:value-type="float">
            <text:p>1</text:p>
          </table:table-cell>
        </table:table-row>
        <table:table-row table:style-name="ro2">
          <table:table-cell office:value-type="string" calcext:value-type="string">
            <text:p>Lee H.C. </text:p>
          </table:table-cell>
          <table:table-cell office:value-type="float" office:value="1" calcext:value-type="float">
            <text:p>1</text:p>
          </table:table-cell>
        </table:table-row>
        <table:table-row table:style-name="ro2">
          <table:table-cell office:value-type="string" calcext:value-type="string">
            <text:p>Lee J.</text:p>
          </table:table-cell>
          <table:table-cell office:value-type="float" office:value="1" calcext:value-type="float">
            <text:p>1</text:p>
          </table:table-cell>
        </table:table-row>
        <table:table-row table:style-name="ro2">
          <table:table-cell office:value-type="string" calcext:value-type="string">
            <text:p>Lee J.-Y.</text:p>
          </table:table-cell>
          <table:table-cell office:value-type="float" office:value="1" calcext:value-type="float">
            <text:p>1</text:p>
          </table:table-cell>
        </table:table-row>
        <table:table-row table:style-name="ro2">
          <table:table-cell office:value-type="string" calcext:value-type="string">
            <text:p>Lee P. </text:p>
          </table:table-cell>
          <table:table-cell office:value-type="float" office:value="1" calcext:value-type="float">
            <text:p>1</text:p>
          </table:table-cell>
        </table:table-row>
        <table:table-row table:style-name="ro2">
          <table:table-cell office:value-type="string" calcext:value-type="string">
            <text:p>Lee P.W.Y. </text:p>
          </table:table-cell>
          <table:table-cell office:value-type="float" office:value="1" calcext:value-type="float">
            <text:p>1</text:p>
          </table:table-cell>
        </table:table-row>
        <table:table-row table:style-name="ro2">
          <table:table-cell office:value-type="string" calcext:value-type="string">
            <text:p>LeGrand K.E.</text:p>
          </table:table-cell>
          <table:table-cell office:value-type="float" office:value="1" calcext:value-type="float">
            <text:p>1</text:p>
          </table:table-cell>
        </table:table-row>
        <table:table-row table:style-name="ro2">
          <table:table-cell office:value-type="string" calcext:value-type="string">
            <text:p>Lemaitre J.C.</text:p>
          </table:table-cell>
          <table:table-cell office:value-type="float" office:value="1" calcext:value-type="float">
            <text:p>1</text:p>
          </table:table-cell>
        </table:table-row>
        <table:table-row table:style-name="ro2">
          <table:table-cell office:value-type="string" calcext:value-type="string">
            <text:p>Leocani L.</text:p>
          </table:table-cell>
          <table:table-cell office:value-type="float" office:value="1" calcext:value-type="float">
            <text:p>1</text:p>
          </table:table-cell>
        </table:table-row>
        <table:table-row table:style-name="ro2">
          <table:table-cell office:value-type="string" calcext:value-type="string">
            <text:p>Lescinsky H.</text:p>
          </table:table-cell>
          <table:table-cell office:value-type="float" office:value="1" calcext:value-type="float">
            <text:p>1</text:p>
          </table:table-cell>
        </table:table-row>
        <table:table-row table:style-name="ro2">
          <table:table-cell office:value-type="string" calcext:value-type="string">
            <text:p>Leung K.</text:p>
          </table:table-cell>
          <table:table-cell office:value-type="float" office:value="1" calcext:value-type="float">
            <text:p>1</text:p>
          </table:table-cell>
        </table:table-row>
        <table:table-row table:style-name="ro2">
          <table:table-cell office:value-type="string" calcext:value-type="string">
            <text:p>Li M. </text:p>
          </table:table-cell>
          <table:table-cell office:value-type="float" office:value="1" calcext:value-type="float">
            <text:p>1</text:p>
          </table:table-cell>
        </table:table-row>
        <table:table-row table:style-name="ro2">
          <table:table-cell office:value-type="string" calcext:value-type="string">
            <text:p>Li T.</text:p>
          </table:table-cell>
          <table:table-cell office:value-type="float" office:value="1" calcext:value-type="float">
            <text:p>1</text:p>
          </table:table-cell>
        </table:table-row>
        <table:table-row table:style-name="ro2">
          <table:table-cell office:value-type="string" calcext:value-type="string">
            <text:p>Li X.H. </text:p>
          </table:table-cell>
          <table:table-cell office:value-type="float" office:value="1" calcext:value-type="float">
            <text:p>1</text:p>
          </table:table-cell>
        </table:table-row>
        <table:table-row table:style-name="ro2">
          <table:table-cell office:value-type="string" calcext:value-type="string">
            <text:p>Li Y.</text:p>
          </table:table-cell>
          <table:table-cell office:value-type="float" office:value="1" calcext:value-type="float">
            <text:p>1</text:p>
          </table:table-cell>
        </table:table-row>
        <table:table-row table:style-name="ro2">
          <table:table-cell office:value-type="string" calcext:value-type="string">
            <text:p>Liang J.L.</text:p>
          </table:table-cell>
          <table:table-cell office:value-type="float" office:value="1" calcext:value-type="float">
            <text:p>1</text:p>
          </table:table-cell>
        </table:table-row>
        <table:table-row table:style-name="ro2">
          <table:table-cell office:value-type="string" calcext:value-type="string">
            <text:p>Lim S.S.</text:p>
          </table:table-cell>
          <table:table-cell office:value-type="float" office:value="1" calcext:value-type="float">
            <text:p>1</text:p>
          </table:table-cell>
        </table:table-row>
        <table:table-row table:style-name="ro2">
          <table:table-cell office:value-type="string" calcext:value-type="string">
            <text:p>Lin Z.</text:p>
          </table:table-cell>
          <table:table-cell office:value-type="float" office:value="1" calcext:value-type="float">
            <text:p>1</text:p>
          </table:table-cell>
        </table:table-row>
        <table:table-row table:style-name="ro2">
          <table:table-cell office:value-type="string" calcext:value-type="string">
            <text:p>Lindstrom A.</text:p>
          </table:table-cell>
          <table:table-cell office:value-type="float" office:value="1" calcext:value-type="float">
            <text:p>1</text:p>
          </table:table-cell>
        </table:table-row>
        <table:table-row table:style-name="ro2">
          <table:table-cell office:value-type="string" calcext:value-type="string">
            <text:p>Linebarger E.</text:p>
          </table:table-cell>
          <table:table-cell office:value-type="float" office:value="1" calcext:value-type="float">
            <text:p>1</text:p>
          </table:table-cell>
        </table:table-row>
        <table:table-row table:style-name="ro2">
          <table:table-cell office:value-type="string" calcext:value-type="string">
            <text:p>Lipman H.</text:p>
          </table:table-cell>
          <table:table-cell office:value-type="float" office:value="1" calcext:value-type="float">
            <text:p>1</text:p>
          </table:table-cell>
        </table:table-row>
        <table:table-row table:style-name="ro2">
          <table:table-cell office:value-type="string" calcext:value-type="string">
            <text:p>Lipman H.B.</text:p>
          </table:table-cell>
          <table:table-cell office:value-type="float" office:value="1" calcext:value-type="float">
            <text:p>1</text:p>
          </table:table-cell>
        </table:table-row>
        <table:table-row table:style-name="ro2">
          <table:table-cell office:value-type="string" calcext:value-type="string">
            <text:p>Litvinova M.</text:p>
          </table:table-cell>
          <table:table-cell office:value-type="float" office:value="1" calcext:value-type="float">
            <text:p>1</text:p>
          </table:table-cell>
        </table:table-row>
        <table:table-row table:style-name="ro2">
          <table:table-cell office:value-type="string" calcext:value-type="string">
            <text:p>Liu D. </text:p>
          </table:table-cell>
          <table:table-cell office:value-type="float" office:value="1" calcext:value-type="float">
            <text:p>1</text:p>
          </table:table-cell>
        </table:table-row>
        <table:table-row table:style-name="ro2">
          <table:table-cell office:value-type="string" calcext:value-type="string">
            <text:p>Liu M.</text:p>
          </table:table-cell>
          <table:table-cell office:value-type="float" office:value="1" calcext:value-type="float">
            <text:p>1</text:p>
          </table:table-cell>
        </table:table-row>
        <table:table-row table:style-name="ro2">
          <table:table-cell office:value-type="string" calcext:value-type="string">
            <text:p>Liu P.-Y.</text:p>
          </table:table-cell>
          <table:table-cell office:value-type="float" office:value="1" calcext:value-type="float">
            <text:p>1</text:p>
          </table:table-cell>
        </table:table-row>
        <table:table-row table:style-name="ro2">
          <table:table-cell office:value-type="string" calcext:value-type="string">
            <text:p>Liu Q.-H.</text:p>
          </table:table-cell>
          <table:table-cell office:value-type="float" office:value="1" calcext:value-type="float">
            <text:p>1</text:p>
          </table:table-cell>
        </table:table-row>
        <table:table-row table:style-name="ro2">
          <table:table-cell office:value-type="string" calcext:value-type="string">
            <text:p>Londei A.</text:p>
          </table:table-cell>
          <table:table-cell office:value-type="float" office:value="1" calcext:value-type="float">
            <text:p>1</text:p>
          </table:table-cell>
        </table:table-row>
        <table:table-row table:style-name="ro2">
          <table:table-cell office:value-type="string" calcext:value-type="string">
            <text:p>Loreto V.</text:p>
          </table:table-cell>
          <table:table-cell office:value-type="float" office:value="1" calcext:value-type="float">
            <text:p>1</text:p>
          </table:table-cell>
        </table:table-row>
        <table:table-row table:style-name="ro2">
          <table:table-cell office:value-type="string" calcext:value-type="string">
            <text:p>Lozano R.</text:p>
          </table:table-cell>
          <table:table-cell office:value-type="float" office:value="1" calcext:value-type="float">
            <text:p>1</text:p>
          </table:table-cell>
        </table:table-row>
        <table:table-row table:style-name="ro2">
          <table:table-cell office:value-type="string" calcext:value-type="string">
            <text:p>Luby S.P.</text:p>
          </table:table-cell>
          <table:table-cell office:value-type="float" office:value="1" calcext:value-type="float">
            <text:p>1</text:p>
          </table:table-cell>
        </table:table-row>
        <table:table-row table:style-name="ro2">
          <table:table-cell office:value-type="string" calcext:value-type="string">
            <text:p>Ma H.</text:p>
          </table:table-cell>
          <table:table-cell office:value-type="float" office:value="1" calcext:value-type="float">
            <text:p>1</text:p>
          </table:table-cell>
        </table:table-row>
        <table:table-row table:style-name="ro2">
          <table:table-cell office:value-type="string" calcext:value-type="string">
            <text:p>Ma R.</text:p>
          </table:table-cell>
          <table:table-cell office:value-type="float" office:value="1" calcext:value-type="float">
            <text:p>1</text:p>
          </table:table-cell>
        </table:table-row>
        <table:table-row table:style-name="ro2">
          <table:table-cell office:value-type="string" calcext:value-type="string">
            <text:p>Maeda H.</text:p>
          </table:table-cell>
          <table:table-cell office:value-type="float" office:value="1" calcext:value-type="float">
            <text:p>1</text:p>
          </table:table-cell>
        </table:table-row>
        <table:table-row table:style-name="ro2">
          <table:table-cell office:value-type="string" calcext:value-type="string">
            <text:p>Magistro B.</text:p>
          </table:table-cell>
          <table:table-cell office:value-type="float" office:value="1" calcext:value-type="float">
            <text:p>1</text:p>
          </table:table-cell>
        </table:table-row>
        <table:table-row table:style-name="ro2">
          <table:table-cell office:value-type="string" calcext:value-type="string">
            <text:p>Mahomed O.</text:p>
          </table:table-cell>
          <table:table-cell office:value-type="float" office:value="1" calcext:value-type="float">
            <text:p>1</text:p>
          </table:table-cell>
        </table:table-row>
        <table:table-row table:style-name="ro2">
          <table:table-cell office:value-type="string" calcext:value-type="string">
            <text:p>Mangklakeree N.</text:p>
          </table:table-cell>
          <table:table-cell office:value-type="float" office:value="1" calcext:value-type="float">
            <text:p>1</text:p>
          </table:table-cell>
        </table:table-row>
        <table:table-row table:style-name="ro2">
          <table:table-cell office:value-type="string" calcext:value-type="string">
            <text:p>Månsson J.</text:p>
          </table:table-cell>
          <table:table-cell office:value-type="float" office:value="1" calcext:value-type="float">
            <text:p>1</text:p>
          </table:table-cell>
        </table:table-row>
        <table:table-row table:style-name="ro2">
          <table:table-cell office:value-type="string" calcext:value-type="string">
            <text:p>Marczak L.B.</text:p>
          </table:table-cell>
          <table:table-cell office:value-type="float" office:value="1" calcext:value-type="float">
            <text:p>1</text:p>
          </table:table-cell>
        </table:table-row>
        <table:table-row table:style-name="ro2">
          <table:table-cell office:value-type="string" calcext:value-type="string">
            <text:p>Markel H.</text:p>
          </table:table-cell>
          <table:table-cell office:value-type="float" office:value="1" calcext:value-type="float">
            <text:p>1</text:p>
          </table:table-cell>
        </table:table-row>
        <table:table-row table:style-name="ro2">
          <table:table-cell office:value-type="string" calcext:value-type="string">
            <text:p>Markel H. </text:p>
          </table:table-cell>
          <table:table-cell office:value-type="float" office:value="1" calcext:value-type="float">
            <text:p>1</text:p>
          </table:table-cell>
        </table:table-row>
        <table:table-row table:style-name="ro2">
          <table:table-cell office:value-type="string" calcext:value-type="string">
            <text:p>Marshall J.</text:p>
          </table:table-cell>
          <table:table-cell office:value-type="float" office:value="1" calcext:value-type="float">
            <text:p>1</text:p>
          </table:table-cell>
        </table:table-row>
        <table:table-row table:style-name="ro2">
          <table:table-cell office:value-type="string" calcext:value-type="string">
            <text:p>Martinez D.L.</text:p>
          </table:table-cell>
          <table:table-cell office:value-type="float" office:value="1" calcext:value-type="float">
            <text:p>1</text:p>
          </table:table-cell>
        </table:table-row>
        <table:table-row table:style-name="ro2">
          <table:table-cell office:value-type="string" calcext:value-type="string">
            <text:p>Martinez-Baz I.</text:p>
          </table:table-cell>
          <table:table-cell office:value-type="float" office:value="1" calcext:value-type="float">
            <text:p>1</text:p>
          </table:table-cell>
        </table:table-row>
        <table:table-row table:style-name="ro2">
          <table:table-cell office:value-type="string" calcext:value-type="string">
            <text:p>Massaro J.M.</text:p>
          </table:table-cell>
          <table:table-cell office:value-type="float" office:value="1" calcext:value-type="float">
            <text:p>1</text:p>
          </table:table-cell>
        </table:table-row>
        <table:table-row table:style-name="ro2">
          <table:table-cell office:value-type="string" calcext:value-type="string">
            <text:p>Matcham F. </text:p>
          </table:table-cell>
          <table:table-cell office:value-type="float" office:value="1" calcext:value-type="float">
            <text:p>1</text:p>
          </table:table-cell>
        </table:table-row>
        <table:table-row table:style-name="ro2">
          <table:table-cell office:value-type="string" calcext:value-type="string">
            <text:p>McCaw J.M. </text:p>
          </table:table-cell>
          <table:table-cell office:value-type="float" office:value="1" calcext:value-type="float">
            <text:p>1</text:p>
          </table:table-cell>
        </table:table-row>
        <table:table-row table:style-name="ro2">
          <table:table-cell office:value-type="string" calcext:value-type="string">
            <text:p>McCullum I.</text:p>
          </table:table-cell>
          <table:table-cell office:value-type="float" office:value="1" calcext:value-type="float">
            <text:p>1</text:p>
          </table:table-cell>
        </table:table-row>
        <table:table-row table:style-name="ro2">
          <table:table-cell office:value-type="string" calcext:value-type="string">
            <text:p>McElnay C.</text:p>
          </table:table-cell>
          <table:table-cell office:value-type="float" office:value="1" calcext:value-type="float">
            <text:p>1</text:p>
          </table:table-cell>
        </table:table-row>
        <table:table-row table:style-name="ro2">
          <table:table-cell office:value-type="string" calcext:value-type="string">
            <text:p>McNeill A. </text:p>
          </table:table-cell>
          <table:table-cell office:value-type="float" office:value="1" calcext:value-type="float">
            <text:p>1</text:p>
          </table:table-cell>
        </table:table-row>
        <table:table-row table:style-name="ro2">
          <table:table-cell office:value-type="string" calcext:value-type="string">
            <text:p>McVernon J.</text:p>
          </table:table-cell>
          <table:table-cell office:value-type="float" office:value="1" calcext:value-type="float">
            <text:p>1</text:p>
          </table:table-cell>
        </table:table-row>
        <table:table-row table:style-name="ro2">
          <table:table-cell office:value-type="string" calcext:value-type="string">
            <text:p>Mead P.</text:p>
          </table:table-cell>
          <table:table-cell office:value-type="float" office:value="1" calcext:value-type="float">
            <text:p>1</text:p>
          </table:table-cell>
        </table:table-row>
        <table:table-row table:style-name="ro2">
          <table:table-cell office:value-type="string" calcext:value-type="string">
            <text:p>Medley G.F.</text:p>
          </table:table-cell>
          <table:table-cell office:value-type="float" office:value="1" calcext:value-type="float">
            <text:p>1</text:p>
          </table:table-cell>
        </table:table-row>
        <table:table-row table:style-name="ro2">
          <table:table-cell office:value-type="string" calcext:value-type="string">
            <text:p>Medline A. </text:p>
          </table:table-cell>
          <table:table-cell office:value-type="float" office:value="1" calcext:value-type="float">
            <text:p>1</text:p>
          </table:table-cell>
        </table:table-row>
        <table:table-row table:style-name="ro2">
          <table:table-cell office:value-type="string" calcext:value-type="string">
            <text:p>Mellan T.A.</text:p>
          </table:table-cell>
          <table:table-cell office:value-type="float" office:value="1" calcext:value-type="float">
            <text:p>1</text:p>
          </table:table-cell>
        </table:table-row>
        <table:table-row table:style-name="ro2">
          <table:table-cell office:value-type="string" calcext:value-type="string">
            <text:p>Meltzer M.I.</text:p>
          </table:table-cell>
          <table:table-cell office:value-type="float" office:value="1" calcext:value-type="float">
            <text:p>1</text:p>
          </table:table-cell>
        </table:table-row>
        <table:table-row table:style-name="ro2">
          <table:table-cell office:value-type="string" calcext:value-type="string">
            <text:p>Michalsen J.R.</text:p>
          </table:table-cell>
          <table:table-cell office:value-type="float" office:value="1" calcext:value-type="float">
            <text:p>1</text:p>
          </table:table-cell>
        </table:table-row>
        <table:table-row table:style-name="ro2">
          <table:table-cell office:value-type="string" calcext:value-type="string">
            <text:p>Milde J.</text:p>
          </table:table-cell>
          <table:table-cell office:value-type="float" office:value="1" calcext:value-type="float">
            <text:p>1</text:p>
          </table:table-cell>
        </table:table-row>
        <table:table-row table:style-name="ro2">
          <table:table-cell office:value-type="string" calcext:value-type="string">
            <text:p>Miller J.</text:p>
          </table:table-cell>
          <table:table-cell office:value-type="float" office:value="1" calcext:value-type="float">
            <text:p>1</text:p>
          </table:table-cell>
        </table:table-row>
        <table:table-row table:style-name="ro2">
          <table:table-cell office:value-type="string" calcext:value-type="string">
            <text:p>Miller J.R.</text:p>
          </table:table-cell>
          <table:table-cell office:value-type="float" office:value="1" calcext:value-type="float">
            <text:p>1</text:p>
          </table:table-cell>
        </table:table-row>
        <table:table-row table:style-name="ro2">
          <table:table-cell office:value-type="string" calcext:value-type="string">
            <text:p>Miller J.R. </text:p>
          </table:table-cell>
          <table:table-cell office:value-type="float" office:value="1" calcext:value-type="float">
            <text:p>1</text:p>
          </table:table-cell>
        </table:table-row>
        <table:table-row table:style-name="ro2">
          <table:table-cell office:value-type="string" calcext:value-type="string">
            <text:p>Miller-Petrie M.K.</text:p>
          </table:table-cell>
          <table:table-cell office:value-type="float" office:value="1" calcext:value-type="float">
            <text:p>1</text:p>
          </table:table-cell>
        </table:table-row>
        <table:table-row table:style-name="ro2">
          <table:table-cell office:value-type="string" calcext:value-type="string">
            <text:p>Milsom L.</text:p>
          </table:table-cell>
          <table:table-cell office:value-type="float" office:value="1" calcext:value-type="float">
            <text:p>1</text:p>
          </table:table-cell>
        </table:table-row>
        <table:table-row table:style-name="ro2">
          <table:table-cell office:value-type="string" calcext:value-type="string">
            <text:p>Min K.-D. </text:p>
          </table:table-cell>
          <table:table-cell office:value-type="float" office:value="1" calcext:value-type="float">
            <text:p>1</text:p>
          </table:table-cell>
        </table:table-row>
        <table:table-row table:style-name="ro2">
          <table:table-cell office:value-type="string" calcext:value-type="string">
            <text:p>Mishra S. </text:p>
          </table:table-cell>
          <table:table-cell office:value-type="float" office:value="1" calcext:value-type="float">
            <text:p>1</text:p>
          </table:table-cell>
        </table:table-row>
        <table:table-row table:style-name="ro2">
          <table:table-cell office:value-type="string" calcext:value-type="string">
            <text:p>Mitruka K.</text:p>
          </table:table-cell>
          <table:table-cell office:value-type="float" office:value="1" calcext:value-type="float">
            <text:p>1</text:p>
          </table:table-cell>
        </table:table-row>
        <table:table-row table:style-name="ro2">
          <table:table-cell office:value-type="string" calcext:value-type="string">
            <text:p>Modchang C.</text:p>
          </table:table-cell>
          <table:table-cell office:value-type="float" office:value="1" calcext:value-type="float">
            <text:p>1</text:p>
          </table:table-cell>
        </table:table-row>
        <table:table-row table:style-name="ro2">
          <table:table-cell office:value-type="string" calcext:value-type="string">
            <text:p>Mokdad A.H.</text:p>
          </table:table-cell>
          <table:table-cell office:value-type="float" office:value="1" calcext:value-type="float">
            <text:p>1</text:p>
          </table:table-cell>
        </table:table-row>
        <table:table-row table:style-name="ro2">
          <table:table-cell office:value-type="string" calcext:value-type="string">
            <text:p>Monod M.</text:p>
          </table:table-cell>
          <table:table-cell office:value-type="float" office:value="1" calcext:value-type="float">
            <text:p>1</text:p>
          </table:table-cell>
        </table:table-row>
        <table:table-row table:style-name="ro2">
          <table:table-cell office:value-type="string" calcext:value-type="string">
            <text:p>Morgan J.D.</text:p>
          </table:table-cell>
          <table:table-cell office:value-type="float" office:value="1" calcext:value-type="float">
            <text:p>1</text:p>
          </table:table-cell>
        </table:table-row>
        <table:table-row table:style-name="ro2">
          <table:table-cell office:value-type="string" calcext:value-type="string">
            <text:p>Morris R.S.</text:p>
          </table:table-cell>
          <table:table-cell office:value-type="float" office:value="1" calcext:value-type="float">
            <text:p>1</text:p>
          </table:table-cell>
        </table:table-row>
        <table:table-row table:style-name="ro2">
          <table:table-cell office:value-type="string" calcext:value-type="string">
            <text:p>Morse S.S.</text:p>
          </table:table-cell>
          <table:table-cell office:value-type="float" office:value="1" calcext:value-type="float">
            <text:p>1</text:p>
          </table:table-cell>
        </table:table-row>
        <table:table-row table:style-name="ro2">
          <table:table-cell office:value-type="string" calcext:value-type="string">
            <text:p>Moss R.</text:p>
          </table:table-cell>
          <table:table-cell office:value-type="float" office:value="1" calcext:value-type="float">
            <text:p>1</text:p>
          </table:table-cell>
        </table:table-row>
        <table:table-row table:style-name="ro2">
          <table:table-cell office:value-type="string" calcext:value-type="string">
            <text:p>Mubin O.</text:p>
          </table:table-cell>
          <table:table-cell office:value-type="float" office:value="1" calcext:value-type="float">
            <text:p>1</text:p>
          </table:table-cell>
        </table:table-row>
        <table:table-row table:style-name="ro2">
          <table:table-cell office:value-type="string" calcext:value-type="string">
            <text:p>Muellner P.</text:p>
          </table:table-cell>
          <table:table-cell office:value-type="float" office:value="1" calcext:value-type="float">
            <text:p>1</text:p>
          </table:table-cell>
        </table:table-row>
        <table:table-row table:style-name="ro2">
          <table:table-cell office:value-type="string" calcext:value-type="string">
            <text:p>Munday J.D.</text:p>
          </table:table-cell>
          <table:table-cell office:value-type="float" office:value="1" calcext:value-type="float">
            <text:p>1</text:p>
          </table:table-cell>
        </table:table-row>
        <table:table-row table:style-name="ro2">
          <table:table-cell office:value-type="string" calcext:value-type="string">
            <text:p>Mundy L.M.</text:p>
          </table:table-cell>
          <table:table-cell office:value-type="float" office:value="1" calcext:value-type="float">
            <text:p>1</text:p>
          </table:table-cell>
        </table:table-row>
        <table:table-row table:style-name="ro2">
          <table:table-cell office:value-type="string" calcext:value-type="string">
            <text:p>Murray C.J.L.</text:p>
          </table:table-cell>
          <table:table-cell office:value-type="float" office:value="1" calcext:value-type="float">
            <text:p>1</text:p>
          </table:table-cell>
        </table:table-row>
        <table:table-row table:style-name="ro2">
          <table:table-cell office:value-type="string" calcext:value-type="string">
            <text:p>Murray G.F.</text:p>
          </table:table-cell>
          <table:table-cell office:value-type="float" office:value="1" calcext:value-type="float">
            <text:p>1</text:p>
          </table:table-cell>
        </table:table-row>
        <table:table-row table:style-name="ro2">
          <table:table-cell office:value-type="string" calcext:value-type="string">
            <text:p>Myin-Germeys I.</text:p>
          </table:table-cell>
          <table:table-cell office:value-type="float" office:value="1" calcext:value-type="float">
            <text:p>1</text:p>
          </table:table-cell>
        </table:table-row>
        <table:table-row table:style-name="ro2">
          <table:table-cell office:value-type="string" calcext:value-type="string">
            <text:p>Mzayek F.</text:p>
          </table:table-cell>
          <table:table-cell office:value-type="float" office:value="1" calcext:value-type="float">
            <text:p>1</text:p>
          </table:table-cell>
        </table:table-row>
        <table:table-row table:style-name="ro2">
          <table:table-cell office:value-type="string" calcext:value-type="string">
            <text:p>Naik P.</text:p>
          </table:table-cell>
          <table:table-cell office:value-type="float" office:value="1" calcext:value-type="float">
            <text:p>1</text:p>
          </table:table-cell>
        </table:table-row>
        <table:table-row table:style-name="ro2">
          <table:table-cell office:value-type="string" calcext:value-type="string">
            <text:p>Naing L.</text:p>
          </table:table-cell>
          <table:table-cell office:value-type="float" office:value="1" calcext:value-type="float">
            <text:p>1</text:p>
          </table:table-cell>
        </table:table-row>
        <table:table-row table:style-name="ro2">
          <table:table-cell office:value-type="string" calcext:value-type="string">
            <text:p>Nair H.</text:p>
          </table:table-cell>
          <table:table-cell office:value-type="float" office:value="1" calcext:value-type="float">
            <text:p>1</text:p>
          </table:table-cell>
        </table:table-row>
        <table:table-row table:style-name="ro2">
          <table:table-cell office:value-type="string" calcext:value-type="string">
            <text:p>Narangerel D.</text:p>
          </table:table-cell>
          <table:table-cell office:value-type="float" office:value="1" calcext:value-type="float">
            <text:p>1</text:p>
          </table:table-cell>
        </table:table-row>
        <table:table-row table:style-name="ro2">
          <table:table-cell office:value-type="string" calcext:value-type="string">
            <text:p>Narayan V.A.</text:p>
          </table:table-cell>
          <table:table-cell office:value-type="float" office:value="1" calcext:value-type="float">
            <text:p>1</text:p>
          </table:table-cell>
        </table:table-row>
        <table:table-row table:style-name="ro2">
          <table:table-cell office:value-type="string" calcext:value-type="string">
            <text:p>Navarro A.,</text:p>
          </table:table-cell>
          <table:table-cell office:value-type="float" office:value="1" calcext:value-type="float">
            <text:p>1</text:p>
          </table:table-cell>
        </table:table-row>
        <table:table-row table:style-name="ro2">
          <table:table-cell office:value-type="string" calcext:value-type="string">
            <text:p>Navarro J.A.</text:p>
          </table:table-cell>
          <table:table-cell office:value-type="float" office:value="1" calcext:value-type="float">
            <text:p>1</text:p>
          </table:table-cell>
        </table:table-row>
        <table:table-row table:style-name="ro2">
          <table:table-cell office:value-type="string" calcext:value-type="string">
            <text:p>Nayak A.</text:p>
          </table:table-cell>
          <table:table-cell office:value-type="float" office:value="1" calcext:value-type="float">
            <text:p>1</text:p>
          </table:table-cell>
        </table:table-row>
        <table:table-row table:style-name="ro2">
          <table:table-cell office:value-type="string" calcext:value-type="string">
            <text:p>Nedjati-Gilani G.</text:p>
          </table:table-cell>
          <table:table-cell office:value-type="float" office:value="1" calcext:value-type="float">
            <text:p>1</text:p>
          </table:table-cell>
        </table:table-row>
        <table:table-row table:style-name="ro2">
          <table:table-cell office:value-type="string" calcext:value-type="string">
            <text:p>Ng V.</text:p>
          </table:table-cell>
          <table:table-cell office:value-type="float" office:value="1" calcext:value-type="float">
            <text:p>1</text:p>
          </table:table-cell>
        </table:table-row>
        <table:table-row table:style-name="ro2">
          <table:table-cell office:value-type="string" calcext:value-type="string">
            <text:p>Nightingale E.S.</text:p>
          </table:table-cell>
          <table:table-cell office:value-type="float" office:value="1" calcext:value-type="float">
            <text:p>1</text:p>
          </table:table-cell>
        </table:table-row>
        <table:table-row table:style-name="ro2">
          <table:table-cell office:value-type="string" calcext:value-type="string">
            <text:p>Nigmatulina K.R.</text:p>
          </table:table-cell>
          <table:table-cell office:value-type="float" office:value="1" calcext:value-type="float">
            <text:p>1</text:p>
          </table:table-cell>
        </table:table-row>
        <table:table-row table:style-name="ro2">
          <table:table-cell office:value-type="string" calcext:value-type="string">
            <text:p>Nitsche A.</text:p>
          </table:table-cell>
          <table:table-cell office:value-type="float" office:value="1" calcext:value-type="float">
            <text:p>1</text:p>
          </table:table-cell>
        </table:table-row>
        <table:table-row table:style-name="ro2">
          <table:table-cell office:value-type="string" calcext:value-type="string">
            <text:p>Nouvellet P.</text:p>
          </table:table-cell>
          <table:table-cell office:value-type="float" office:value="1" calcext:value-type="float">
            <text:p>1</text:p>
          </table:table-cell>
        </table:table-row>
        <table:table-row table:style-name="ro2">
          <table:table-cell office:value-type="string" calcext:value-type="string">
            <text:p>Nundy M.</text:p>
          </table:table-cell>
          <table:table-cell office:value-type="float" office:value="1" calcext:value-type="float">
            <text:p>1</text:p>
          </table:table-cell>
        </table:table-row>
        <table:table-row table:style-name="ro2">
          <table:table-cell office:value-type="string" calcext:value-type="string">
            <text:p>Nymadawa P.</text:p>
          </table:table-cell>
          <table:table-cell office:value-type="float" office:value="1" calcext:value-type="float">
            <text:p>1</text:p>
          </table:table-cell>
        </table:table-row>
        <table:table-row table:style-name="ro2">
          <table:table-cell office:value-type="string" calcext:value-type="string">
            <text:p>O'Reilly K.</text:p>
          </table:table-cell>
          <table:table-cell office:value-type="float" office:value="1" calcext:value-type="float">
            <text:p>1</text:p>
          </table:table-cell>
        </table:table-row>
        <table:table-row table:style-name="ro2">
          <table:table-cell office:value-type="string" calcext:value-type="string">
            <text:p>O’Halloran J.K.</text:p>
          </table:table-cell>
          <table:table-cell office:value-type="float" office:value="1" calcext:value-type="float">
            <text:p>1</text:p>
          </table:table-cell>
        </table:table-row>
        <table:table-row table:style-name="ro2">
          <table:table-cell office:value-type="string" calcext:value-type="string">
            <text:p>Odell C.M.</text:p>
          </table:table-cell>
          <table:table-cell office:value-type="float" office:value="1" calcext:value-type="float">
            <text:p>1</text:p>
          </table:table-cell>
        </table:table-row>
        <table:table-row table:style-name="ro2">
          <table:table-cell office:value-type="string" calcext:value-type="string">
            <text:p>Ogbuanu I.</text:p>
          </table:table-cell>
          <table:table-cell office:value-type="float" office:value="1" calcext:value-type="float">
            <text:p>1</text:p>
          </table:table-cell>
        </table:table-row>
        <table:table-row table:style-name="ro2">
          <table:table-cell office:value-type="string" calcext:value-type="string">
            <text:p>Ogden N.H.</text:p>
          </table:table-cell>
          <table:table-cell office:value-type="float" office:value="1" calcext:value-type="float">
            <text:p>1</text:p>
          </table:table-cell>
        </table:table-row>
        <table:table-row table:style-name="ro2">
          <table:table-cell office:value-type="string" calcext:value-type="string">
            <text:p>Ohkusa Y.</text:p>
          </table:table-cell>
          <table:table-cell office:value-type="float" office:value="1" calcext:value-type="float">
            <text:p>1</text:p>
          </table:table-cell>
        </table:table-row>
        <table:table-row table:style-name="ro2">
          <table:table-cell office:value-type="string" calcext:value-type="string">
            <text:p>Okell L.C.</text:p>
          </table:table-cell>
          <table:table-cell office:value-type="float" office:value="1" calcext:value-type="float">
            <text:p>1</text:p>
          </table:table-cell>
        </table:table-row>
        <table:table-row table:style-name="ro2">
          <table:table-cell office:value-type="string" calcext:value-type="string">
            <text:p>Osgood-Zimmerman A.E.</text:p>
          </table:table-cell>
          <table:table-cell office:value-type="float" office:value="1" calcext:value-type="float">
            <text:p>1</text:p>
          </table:table-cell>
        </table:table-row>
        <table:table-row table:style-name="ro2">
          <table:table-cell office:value-type="string" calcext:value-type="string">
            <text:p>Ostroff S. </text:p>
          </table:table-cell>
          <table:table-cell office:value-type="float" office:value="1" calcext:value-type="float">
            <text:p>1</text:p>
          </table:table-cell>
        </table:table-row>
        <table:table-row table:style-name="ro2">
          <table:table-cell office:value-type="string" calcext:value-type="string">
            <text:p>Ostroff S.M.</text:p>
          </table:table-cell>
          <table:table-cell office:value-type="float" office:value="1" calcext:value-type="float">
            <text:p>1</text:p>
          </table:table-cell>
        </table:table-row>
        <table:table-row table:style-name="ro2">
          <table:table-cell office:value-type="string" calcext:value-type="string">
            <text:p>Otten A.</text:p>
          </table:table-cell>
          <table:table-cell office:value-type="float" office:value="1" calcext:value-type="float">
            <text:p>1</text:p>
          </table:table-cell>
        </table:table-row>
        <table:table-row table:style-name="ro2">
          <table:table-cell office:value-type="string" calcext:value-type="string">
            <text:p>Ou J.</text:p>
          </table:table-cell>
          <table:table-cell office:value-type="float" office:value="1" calcext:value-type="float">
            <text:p>1</text:p>
          </table:table-cell>
        </table:table-row>
        <table:table-row table:style-name="ro2">
          <table:table-cell office:value-type="string" calcext:value-type="string">
            <text:p>Paine S.</text:p>
          </table:table-cell>
          <table:table-cell office:value-type="float" office:value="1" calcext:value-type="float">
            <text:p>1</text:p>
          </table:table-cell>
        </table:table-row>
        <table:table-row table:style-name="ro2">
          <table:table-cell office:value-type="string" calcext:value-type="string">
            <text:p>Parag K.V.</text:p>
          </table:table-cell>
          <table:table-cell office:value-type="float" office:value="1" calcext:value-type="float">
            <text:p>1</text:p>
          </table:table-cell>
        </table:table-row>
        <table:table-row table:style-name="ro2">
          <table:table-cell office:value-type="string" calcext:value-type="string">
            <text:p>Pasovic M.</text:p>
          </table:table-cell>
          <table:table-cell office:value-type="float" office:value="1" calcext:value-type="float">
            <text:p>1</text:p>
          </table:table-cell>
        </table:table-row>
        <table:table-row table:style-name="ro2">
          <table:table-cell office:value-type="string" calcext:value-type="string">
            <text:p>Pearson C.A.B.</text:p>
          </table:table-cell>
          <table:table-cell office:value-type="float" office:value="1" calcext:value-type="float">
            <text:p>1</text:p>
          </table:table-cell>
        </table:table-row>
        <table:table-row table:style-name="ro2">
          <table:table-cell office:value-type="string" calcext:value-type="string">
            <text:p>Peck K.R.</text:p>
          </table:table-cell>
          <table:table-cell office:value-type="float" office:value="1" calcext:value-type="float">
            <text:p>1</text:p>
          </table:table-cell>
        </table:table-row>
        <table:table-row table:style-name="ro2">
          <table:table-cell office:value-type="string" calcext:value-type="string">
            <text:p>Pei S.</text:p>
          </table:table-cell>
          <table:table-cell office:value-type="float" office:value="1" calcext:value-type="float">
            <text:p>1</text:p>
          </table:table-cell>
        </table:table-row>
        <table:table-row table:style-name="ro2">
          <table:table-cell office:value-type="string" calcext:value-type="string">
            <text:p>Penberthy L.</text:p>
          </table:table-cell>
          <table:table-cell office:value-type="float" office:value="1" calcext:value-type="float">
            <text:p>1</text:p>
          </table:table-cell>
        </table:table-row>
        <table:table-row table:style-name="ro2">
          <table:table-cell office:value-type="string" calcext:value-type="string">
            <text:p>Penninx B.W.J.H.</text:p>
          </table:table-cell>
          <table:table-cell office:value-type="float" office:value="1" calcext:value-type="float">
            <text:p>1</text:p>
          </table:table-cell>
        </table:table-row>
        <table:table-row table:style-name="ro2">
          <table:table-cell office:value-type="string" calcext:value-type="string">
            <text:p>Pérez A.I.G.</text:p>
          </table:table-cell>
          <table:table-cell office:value-type="float" office:value="1" calcext:value-type="float">
            <text:p>1</text:p>
          </table:table-cell>
        </table:table-row>
        <table:table-row table:style-name="ro2">
          <table:table-cell office:value-type="string" calcext:value-type="string">
            <text:p>Perez-Guzman P.N.</text:p>
          </table:table-cell>
          <table:table-cell office:value-type="float" office:value="1" calcext:value-type="float">
            <text:p>1</text:p>
          </table:table-cell>
        </table:table-row>
        <table:table-row table:style-name="ro2">
          <table:table-cell office:value-type="string" calcext:value-type="string">
            <text:p>Perez-Saez J.</text:p>
          </table:table-cell>
          <table:table-cell office:value-type="float" office:value="1" calcext:value-type="float">
            <text:p>1</text:p>
          </table:table-cell>
        </table:table-row>
        <table:table-row table:style-name="ro2">
          <table:table-cell office:value-type="string" calcext:value-type="string">
            <text:p>Phillips P.A.</text:p>
          </table:table-cell>
          <table:table-cell office:value-type="float" office:value="1" calcext:value-type="float">
            <text:p>1</text:p>
          </table:table-cell>
        </table:table-row>
        <table:table-row table:style-name="ro2">
          <table:table-cell office:value-type="string" calcext:value-type="string">
            <text:p>Phipps G.</text:p>
          </table:table-cell>
          <table:table-cell office:value-type="float" office:value="1" calcext:value-type="float">
            <text:p>1</text:p>
          </table:table-cell>
        </table:table-row>
        <table:table-row table:style-name="ro2">
          <table:table-cell office:value-type="string" calcext:value-type="string">
            <text:p>Pigott D.M.</text:p>
          </table:table-cell>
          <table:table-cell office:value-type="float" office:value="1" calcext:value-type="float">
            <text:p>1</text:p>
          </table:table-cell>
        </table:table-row>
        <table:table-row table:style-name="ro2">
          <table:table-cell office:value-type="string" calcext:value-type="string">
            <text:p>Pinior B.</text:p>
          </table:table-cell>
          <table:table-cell office:value-type="float" office:value="1" calcext:value-type="float">
            <text:p>1</text:p>
          </table:table-cell>
        </table:table-row>
        <table:table-row table:style-name="ro2">
          <table:table-cell office:value-type="string" calcext:value-type="string">
            <text:p>Pinitsoontorn S.</text:p>
          </table:table-cell>
          <table:table-cell office:value-type="float" office:value="1" calcext:value-type="float">
            <text:p>1</text:p>
          </table:table-cell>
        </table:table-row>
        <table:table-row table:style-name="ro2">
          <table:table-cell office:value-type="string" calcext:value-type="string">
            <text:p>Pollock I.</text:p>
          </table:table-cell>
          <table:table-cell office:value-type="float" office:value="1" calcext:value-type="float">
            <text:p>1</text:p>
          </table:table-cell>
        </table:table-row>
        <table:table-row table:style-name="ro2">
          <table:table-cell office:value-type="string" calcext:value-type="string">
            <text:p>Prasad N.</text:p>
          </table:table-cell>
          <table:table-cell office:value-type="float" office:value="1" calcext:value-type="float">
            <text:p>1</text:p>
          </table:table-cell>
        </table:table-row>
        <table:table-row table:style-name="ro2">
          <table:table-cell office:value-type="string" calcext:value-type="string">
            <text:p>Prem K.</text:p>
          </table:table-cell>
          <table:table-cell office:value-type="float" office:value="1" calcext:value-type="float">
            <text:p>1</text:p>
          </table:table-cell>
        </table:table-row>
        <table:table-row table:style-name="ro2">
          <table:table-cell office:value-type="string" calcext:value-type="string">
            <text:p>Priest P.</text:p>
          </table:table-cell>
          <table:table-cell office:value-type="float" office:value="1" calcext:value-type="float">
            <text:p>1</text:p>
          </table:table-cell>
        </table:table-row>
        <table:table-row table:style-name="ro2">
          <table:table-cell office:value-type="string" calcext:value-type="string">
            <text:p>Procter S.R.</text:p>
          </table:table-cell>
          <table:table-cell office:value-type="float" office:value="1" calcext:value-type="float">
            <text:p>1</text:p>
          </table:table-cell>
        </table:table-row>
        <table:table-row table:style-name="ro2">
          <table:table-cell office:value-type="string" calcext:value-type="string">
            <text:p>Pullano G.</text:p>
          </table:table-cell>
          <table:table-cell office:value-type="float" office:value="1" calcext:value-type="float">
            <text:p>1</text:p>
          </table:table-cell>
        </table:table-row>
        <table:table-row table:style-name="ro2">
          <table:table-cell office:value-type="string" calcext:value-type="string">
            <text:p>Pumarola T.</text:p>
          </table:table-cell>
          <table:table-cell office:value-type="float" office:value="1" calcext:value-type="float">
            <text:p>1</text:p>
          </table:table-cell>
        </table:table-row>
        <table:table-row table:style-name="ro2">
          <table:table-cell office:value-type="string" calcext:value-type="string">
            <text:p>Pumarola T. </text:p>
          </table:table-cell>
          <table:table-cell office:value-type="float" office:value="1" calcext:value-type="float">
            <text:p>1</text:p>
          </table:table-cell>
        </table:table-row>
        <table:table-row table:style-name="ro2">
          <table:table-cell office:value-type="string" calcext:value-type="string">
            <text:p>Qian X.</text:p>
          </table:table-cell>
          <table:table-cell office:value-type="float" office:value="1" calcext:value-type="float">
            <text:p>1</text:p>
          </table:table-cell>
        </table:table-row>
        <table:table-row table:style-name="ro2">
          <table:table-cell office:value-type="string" calcext:value-type="string">
            <text:p>Qiu Z.</text:p>
          </table:table-cell>
          <table:table-cell office:value-type="float" office:value="1" calcext:value-type="float">
            <text:p>1</text:p>
          </table:table-cell>
        </table:table-row>
        <table:table-row table:style-name="ro2">
          <table:table-cell office:value-type="string" calcext:value-type="string">
            <text:p>Quilty B.J.</text:p>
          </table:table-cell>
          <table:table-cell office:value-type="float" office:value="1" calcext:value-type="float">
            <text:p>1</text:p>
          </table:table-cell>
        </table:table-row>
        <table:table-row table:style-name="ro2">
          <table:table-cell office:value-type="string" calcext:value-type="string">
            <text:p>Rahman A.M.Q.</text:p>
          </table:table-cell>
          <table:table-cell office:value-type="float" office:value="1" calcext:value-type="float">
            <text:p>1</text:p>
          </table:table-cell>
        </table:table-row>
        <table:table-row table:style-name="ro2">
          <table:table-cell office:value-type="string" calcext:value-type="string">
            <text:p>Rahman B.</text:p>
          </table:table-cell>
          <table:table-cell office:value-type="float" office:value="1" calcext:value-type="float">
            <text:p>1</text:p>
          </table:table-cell>
        </table:table-row>
        <table:table-row table:style-name="ro2">
          <table:table-cell office:value-type="string" calcext:value-type="string">
            <text:p>Rahman M.</text:p>
          </table:table-cell>
          <table:table-cell office:value-type="float" office:value="1" calcext:value-type="float">
            <text:p>1</text:p>
          </table:table-cell>
        </table:table-row>
        <table:table-row table:style-name="ro2">
          <table:table-cell office:value-type="string" calcext:value-type="string">
            <text:p>Ram P.K.</text:p>
          </table:table-cell>
          <table:table-cell office:value-type="float" office:value="1" calcext:value-type="float">
            <text:p>1</text:p>
          </table:table-cell>
        </table:table-row>
        <table:table-row table:style-name="ro2">
          <table:table-cell office:value-type="string" calcext:value-type="string">
            <text:p>Ramshaw R.E.</text:p>
          </table:table-cell>
          <table:table-cell office:value-type="float" office:value="1" calcext:value-type="float">
            <text:p>1</text:p>
          </table:table-cell>
        </table:table-row>
        <table:table-row table:style-name="ro2">
          <table:table-cell office:value-type="string" calcext:value-type="string">
            <text:p>Ranjan Y.</text:p>
          </table:table-cell>
          <table:table-cell office:value-type="float" office:value="1" calcext:value-type="float">
            <text:p>1</text:p>
          </table:table-cell>
        </table:table-row>
        <table:table-row table:style-name="ro2">
          <table:table-cell office:value-type="string" calcext:value-type="string">
            <text:p>Rashid Z.</text:p>
          </table:table-cell>
          <table:table-cell office:value-type="float" office:value="1" calcext:value-type="float">
            <text:p>1</text:p>
          </table:table-cell>
        </table:table-row>
        <table:table-row table:style-name="ro2">
          <table:table-cell office:value-type="string" calcext:value-type="string">
            <text:p>Redford S.B.</text:p>
          </table:table-cell>
          <table:table-cell office:value-type="float" office:value="1" calcext:value-type="float">
            <text:p>1</text:p>
          </table:table-cell>
        </table:table-row>
        <table:table-row table:style-name="ro2">
          <table:table-cell office:value-type="string" calcext:value-type="string">
            <text:p>Reiner R.C.</text:p>
          </table:table-cell>
          <table:table-cell office:value-type="float" office:value="1" calcext:value-type="float">
            <text:p>1</text:p>
          </table:table-cell>
        </table:table-row>
        <table:table-row table:style-name="ro2">
          <table:table-cell office:value-type="string" calcext:value-type="string">
            <text:p>Reinke G.</text:p>
          </table:table-cell>
          <table:table-cell office:value-type="float" office:value="1" calcext:value-type="float">
            <text:p>1</text:p>
          </table:table-cell>
        </table:table-row>
        <table:table-row table:style-name="ro2">
          <table:table-cell office:value-type="string" calcext:value-type="string">
            <text:p>Remschmidt C.</text:p>
          </table:table-cell>
          <table:table-cell office:value-type="float" office:value="1" calcext:value-type="float">
            <text:p>1</text:p>
          </table:table-cell>
        </table:table-row>
        <table:table-row table:style-name="ro2">
          <table:table-cell office:value-type="string" calcext:value-type="string">
            <text:p>Reyes J.C.</text:p>
          </table:table-cell>
          <table:table-cell office:value-type="float" office:value="1" calcext:value-type="float">
            <text:p>1</text:p>
          </table:table-cell>
        </table:table-row>
        <table:table-row table:style-name="ro2">
          <table:table-cell office:value-type="string" calcext:value-type="string">
            <text:p>Riccardi A.</text:p>
          </table:table-cell>
          <table:table-cell office:value-type="float" office:value="1" calcext:value-type="float">
            <text:p>1</text:p>
          </table:table-cell>
        </table:table-row>
        <table:table-row table:style-name="ro2">
          <table:table-cell office:value-type="string" calcext:value-type="string">
            <text:p>Richardson T.</text:p>
          </table:table-cell>
          <table:table-cell office:value-type="float" office:value="1" calcext:value-type="float">
            <text:p>1</text:p>
          </table:table-cell>
        </table:table-row>
        <table:table-row table:style-name="ro2">
          <table:table-cell office:value-type="string" calcext:value-type="string">
            <text:p>Rietberg K.</text:p>
          </table:table-cell>
          <table:table-cell office:value-type="float" office:value="1" calcext:value-type="float">
            <text:p>1</text:p>
          </table:table-cell>
        </table:table-row>
        <table:table-row table:style-name="ro2">
          <table:table-cell office:value-type="string" calcext:value-type="string">
            <text:p>Riley S.</text:p>
          </table:table-cell>
          <table:table-cell office:value-type="float" office:value="1" calcext:value-type="float">
            <text:p>1</text:p>
          </table:table-cell>
        </table:table-row>
        <table:table-row table:style-name="ro2">
          <table:table-cell office:value-type="string" calcext:value-type="string">
            <text:p>Rinaldo A.</text:p>
          </table:table-cell>
          <table:table-cell office:value-type="float" office:value="1" calcext:value-type="float">
            <text:p>1</text:p>
          </table:table-cell>
        </table:table-row>
        <table:table-row table:style-name="ro2">
          <table:table-cell office:value-type="string" calcext:value-type="string">
            <text:p>Rinaldo C.</text:p>
          </table:table-cell>
          <table:table-cell office:value-type="float" office:value="1" calcext:value-type="float">
            <text:p>1</text:p>
          </table:table-cell>
        </table:table-row>
        <table:table-row table:style-name="ro2">
          <table:table-cell office:value-type="string" calcext:value-type="string">
            <text:p>Rintala A.</text:p>
          </table:table-cell>
          <table:table-cell office:value-type="float" office:value="1" calcext:value-type="float">
            <text:p>1</text:p>
          </table:table-cell>
        </table:table-row>
        <table:table-row table:style-name="ro2">
          <table:table-cell office:value-type="string" calcext:value-type="string">
            <text:p>Roberts M.S. </text:p>
          </table:table-cell>
          <table:table-cell office:value-type="float" office:value="1" calcext:value-type="float">
            <text:p>1</text:p>
          </table:table-cell>
        </table:table-row>
        <table:table-row table:style-name="ro2">
          <table:table-cell office:value-type="string" calcext:value-type="string">
            <text:p>Rocklöv J.</text:p>
          </table:table-cell>
          <table:table-cell office:value-type="float" office:value="1" calcext:value-type="float">
            <text:p>1</text:p>
          </table:table-cell>
        </table:table-row>
        <table:table-row table:style-name="ro2">
          <table:table-cell office:value-type="string" calcext:value-type="string">
            <text:p>Rodriguez C.V.</text:p>
          </table:table-cell>
          <table:table-cell office:value-type="float" office:value="1" calcext:value-type="float">
            <text:p>1</text:p>
          </table:table-cell>
        </table:table-row>
        <table:table-row table:style-name="ro2">
          <table:table-cell office:value-type="string" calcext:value-type="string">
            <text:p>Rolf E.</text:p>
          </table:table-cell>
          <table:table-cell office:value-type="float" office:value="1" calcext:value-type="float">
            <text:p>1</text:p>
          </table:table-cell>
        </table:table-row>
        <table:table-row table:style-name="ro2">
          <table:table-cell office:value-type="string" calcext:value-type="string">
            <text:p>Rolfe S.</text:p>
          </table:table-cell>
          <table:table-cell office:value-type="float" office:value="1" calcext:value-type="float">
            <text:p>1</text:p>
          </table:table-cell>
        </table:table-row>
        <table:table-row table:style-name="ro2">
          <table:table-cell office:value-type="string" calcext:value-type="string">
            <text:p>Rong L.-B.</text:p>
          </table:table-cell>
          <table:table-cell office:value-type="float" office:value="1" calcext:value-type="float">
            <text:p>1</text:p>
          </table:table-cell>
        </table:table-row>
        <table:table-row table:style-name="ro2">
          <table:table-cell office:value-type="string" calcext:value-type="string">
            <text:p>Rosello A.</text:p>
          </table:table-cell>
          <table:table-cell office:value-type="float" office:value="1" calcext:value-type="float">
            <text:p>1</text:p>
          </table:table-cell>
        </table:table-row>
        <table:table-row table:style-name="ro2">
          <table:table-cell office:value-type="string" calcext:value-type="string">
            <text:p>Roth L.</text:p>
          </table:table-cell>
          <table:table-cell office:value-type="float" office:value="1" calcext:value-type="float">
            <text:p>1</text:p>
          </table:table-cell>
        </table:table-row>
        <table:table-row table:style-name="ro2">
          <table:table-cell office:value-type="string" calcext:value-type="string">
            <text:p>Russell T.W.</text:p>
          </table:table-cell>
          <table:table-cell office:value-type="float" office:value="1" calcext:value-type="float">
            <text:p>1</text:p>
          </table:table-cell>
        </table:table-row>
        <table:table-row table:style-name="ro2">
          <table:table-cell office:value-type="string" calcext:value-type="string">
            <text:p>Sabbatini C.E.</text:p>
          </table:table-cell>
          <table:table-cell office:value-type="float" office:value="1" calcext:value-type="float">
            <text:p>1</text:p>
          </table:table-cell>
        </table:table-row>
        <table:table-row table:style-name="ro2">
          <table:table-cell office:value-type="string" calcext:value-type="string">
            <text:p>Saez M.</text:p>
          </table:table-cell>
          <table:table-cell office:value-type="float" office:value="1" calcext:value-type="float">
            <text:p>1</text:p>
          </table:table-cell>
        </table:table-row>
        <table:table-row table:style-name="ro2">
          <table:table-cell office:value-type="string" calcext:value-type="string">
            <text:p>Saidan M.N.</text:p>
          </table:table-cell>
          <table:table-cell office:value-type="float" office:value="1" calcext:value-type="float">
            <text:p>1</text:p>
          </table:table-cell>
        </table:table-row>
        <table:table-row table:style-name="ro2">
          <table:table-cell office:value-type="string" calcext:value-type="string">
            <text:p>Saito M.</text:p>
          </table:table-cell>
          <table:table-cell office:value-type="float" office:value="1" calcext:value-type="float">
            <text:p>1</text:p>
          </table:table-cell>
        </table:table-row>
        <table:table-row table:style-name="ro2">
          <table:table-cell office:value-type="string" calcext:value-type="string">
            <text:p>Sang Z. </text:p>
          </table:table-cell>
          <table:table-cell office:value-type="float" office:value="1" calcext:value-type="float">
            <text:p>1</text:p>
          </table:table-cell>
        </table:table-row>
        <table:table-row table:style-name="ro2">
          <table:table-cell office:value-type="string" calcext:value-type="string">
            <text:p>Santomauro D.F.</text:p>
          </table:table-cell>
          <table:table-cell office:value-type="float" office:value="1" calcext:value-type="float">
            <text:p>1</text:p>
          </table:table-cell>
        </table:table-row>
        <table:table-row table:style-name="ro2">
          <table:table-cell office:value-type="string" calcext:value-type="string">
            <text:p>Schink S.B.</text:p>
          </table:table-cell>
          <table:table-cell office:value-type="float" office:value="1" calcext:value-type="float">
            <text:p>1</text:p>
          </table:table-cell>
        </table:table-row>
        <table:table-row table:style-name="ro2">
          <table:table-cell office:value-type="string" calcext:value-type="string">
            <text:p>Schmit N.</text:p>
          </table:table-cell>
          <table:table-cell office:value-type="float" office:value="1" calcext:value-type="float">
            <text:p>1</text:p>
          </table:table-cell>
        </table:table-row>
        <table:table-row table:style-name="ro2">
          <table:table-cell office:value-type="string" calcext:value-type="string">
            <text:p>Schondelmeyer A.C.</text:p>
          </table:table-cell>
          <table:table-cell office:value-type="float" office:value="1" calcext:value-type="float">
            <text:p>1</text:p>
          </table:table-cell>
        </table:table-row>
        <table:table-row table:style-name="ro2">
          <table:table-cell office:value-type="string" calcext:value-type="string">
            <text:p>Schroeder K.</text:p>
          </table:table-cell>
          <table:table-cell office:value-type="float" office:value="1" calcext:value-type="float">
            <text:p>1</text:p>
          </table:table-cell>
        </table:table-row>
        <table:table-row table:style-name="ro2">
          <table:table-cell office:value-type="string" calcext:value-type="string">
            <text:p>Schweiger B.</text:p>
          </table:table-cell>
          <table:table-cell office:value-type="float" office:value="1" calcext:value-type="float">
            <text:p>1</text:p>
          </table:table-cell>
        </table:table-row>
        <table:table-row table:style-name="ro2">
          <table:table-cell office:value-type="string" calcext:value-type="string">
            <text:p>Scoglio C.M.</text:p>
          </table:table-cell>
          <table:table-cell office:value-type="float" office:value="1" calcext:value-type="float">
            <text:p>1</text:p>
          </table:table-cell>
        </table:table-row>
        <table:table-row table:style-name="ro2">
          <table:table-cell office:value-type="string" calcext:value-type="string">
            <text:p>Scott J.</text:p>
          </table:table-cell>
          <table:table-cell office:value-type="float" office:value="1" calcext:value-type="float">
            <text:p>1</text:p>
          </table:table-cell>
        </table:table-row>
        <table:table-row table:style-name="ro2">
          <table:table-cell office:value-type="string" calcext:value-type="string">
            <text:p>Seale H.</text:p>
          </table:table-cell>
          <table:table-cell office:value-type="float" office:value="1" calcext:value-type="float">
            <text:p>1</text:p>
          </table:table-cell>
        </table:table-row>
        <table:table-row table:style-name="ro2">
          <table:table-cell office:value-type="string" calcext:value-type="string">
            <text:p>Seto W.H.</text:p>
          </table:table-cell>
          <table:table-cell office:value-type="float" office:value="1" calcext:value-type="float">
            <text:p>1</text:p>
          </table:table-cell>
        </table:table-row>
        <table:table-row table:style-name="ro2">
          <table:table-cell office:value-type="string" calcext:value-type="string">
            <text:p>Seto W.H. </text:p>
          </table:table-cell>
          <table:table-cell office:value-type="float" office:value="1" calcext:value-type="float">
            <text:p>1</text:p>
          </table:table-cell>
        </table:table-row>
        <table:table-row table:style-name="ro2">
          <table:table-cell office:value-type="string" calcext:value-type="string">
            <text:p>Shabnam S.</text:p>
          </table:table-cell>
          <table:table-cell office:value-type="float" office:value="1" calcext:value-type="float">
            <text:p>1</text:p>
          </table:table-cell>
        </table:table-row>
        <table:table-row table:style-name="ro2">
          <table:table-cell office:value-type="string" calcext:value-type="string">
            <text:p>Shackleton J.R.</text:p>
          </table:table-cell>
          <table:table-cell office:value-type="float" office:value="1" calcext:value-type="float">
            <text:p>1</text:p>
          </table:table-cell>
        </table:table-row>
        <table:table-row table:style-name="ro2">
          <table:table-cell office:value-type="string" calcext:value-type="string">
            <text:p>Shah S.S., </text:p>
          </table:table-cell>
          <table:table-cell office:value-type="float" office:value="1" calcext:value-type="float">
            <text:p>1</text:p>
          </table:table-cell>
        </table:table-row>
        <table:table-row table:style-name="ro2">
          <table:table-cell office:value-type="string" calcext:value-type="string">
            <text:p>Shaman J.</text:p>
          </table:table-cell>
          <table:table-cell office:value-type="float" office:value="1" calcext:value-type="float">
            <text:p>1</text:p>
          </table:table-cell>
        </table:table-row>
        <table:table-row table:style-name="ro2">
          <table:table-cell office:value-type="string" calcext:value-type="string">
            <text:p>Sharp S.J.</text:p>
          </table:table-cell>
          <table:table-cell office:value-type="float" office:value="1" calcext:value-type="float">
            <text:p>1</text:p>
          </table:table-cell>
        </table:table-row>
        <table:table-row table:style-name="ro2">
          <table:table-cell office:value-type="string" calcext:value-type="string">
            <text:p>Shaw D.H.</text:p>
          </table:table-cell>
          <table:table-cell office:value-type="float" office:value="1" calcext:value-type="float">
            <text:p>1</text:p>
          </table:table-cell>
        </table:table-row>
        <table:table-row table:style-name="ro2">
          <table:table-cell office:value-type="string" calcext:value-type="string">
            <text:p>Shay D.K.</text:p>
          </table:table-cell>
          <table:table-cell office:value-type="float" office:value="1" calcext:value-type="float">
            <text:p>1</text:p>
          </table:table-cell>
        </table:table-row>
        <table:table-row table:style-name="ro2">
          <table:table-cell office:value-type="string" calcext:value-type="string">
            <text:p>Sheena B.S.</text:p>
          </table:table-cell>
          <table:table-cell office:value-type="float" office:value="1" calcext:value-type="float">
            <text:p>1</text:p>
          </table:table-cell>
        </table:table-row>
        <table:table-row table:style-name="ro2">
          <table:table-cell office:value-type="string" calcext:value-type="string">
            <text:p>Shen X. </text:p>
          </table:table-cell>
          <table:table-cell office:value-type="float" office:value="1" calcext:value-type="float">
            <text:p>1</text:p>
          </table:table-cell>
        </table:table-row>
        <table:table-row table:style-name="ro2">
          <table:table-cell office:value-type="string" calcext:value-type="string">
            <text:p>Sherwood J.</text:p>
          </table:table-cell>
          <table:table-cell office:value-type="float" office:value="1" calcext:value-type="float">
            <text:p>1</text:p>
          </table:table-cell>
        </table:table-row>
        <table:table-row table:style-name="ro2">
          <table:table-cell office:value-type="string" calcext:value-type="string">
            <text:p>Sholokhov A.</text:p>
          </table:table-cell>
          <table:table-cell office:value-type="float" office:value="1" calcext:value-type="float">
            <text:p>1</text:p>
          </table:table-cell>
        </table:table-row>
        <table:table-row table:style-name="ro2">
          <table:table-cell office:value-type="string" calcext:value-type="string">
            <text:p>Short V.L. </text:p>
          </table:table-cell>
          <table:table-cell office:value-type="float" office:value="1" calcext:value-type="float">
            <text:p>1</text:p>
          </table:table-cell>
        </table:table-row>
        <table:table-row table:style-name="ro2">
          <table:table-cell office:value-type="string" calcext:value-type="string">
            <text:p>Siddi S.</text:p>
          </table:table-cell>
          <table:table-cell office:value-type="float" office:value="1" calcext:value-type="float">
            <text:p>1</text:p>
          </table:table-cell>
        </table:table-row>
        <table:table-row table:style-name="ro2">
          <table:table-cell office:value-type="string" calcext:value-type="string">
            <text:p>Simblett S.</text:p>
          </table:table-cell>
          <table:table-cell office:value-type="float" office:value="1" calcext:value-type="float">
            <text:p>1</text:p>
          </table:table-cell>
        </table:table-row>
        <table:table-row table:style-name="ro2">
          <table:table-cell office:value-type="string" calcext:value-type="string">
            <text:p>Sin J.</text:p>
          </table:table-cell>
          <table:table-cell office:value-type="float" office:value="1" calcext:value-type="float">
            <text:p>1</text:p>
          </table:table-cell>
        </table:table-row>
        <table:table-row table:style-name="ro2">
          <table:table-cell office:value-type="string" calcext:value-type="string">
            <text:p>Siveroni I.</text:p>
          </table:table-cell>
          <table:table-cell office:value-type="float" office:value="1" calcext:value-type="float">
            <text:p>1</text:p>
          </table:table-cell>
        </table:table-row>
        <table:table-row table:style-name="ro2">
          <table:table-cell office:value-type="string" calcext:value-type="string">
            <text:p>Sjödin H.</text:p>
          </table:table-cell>
          <table:table-cell office:value-type="float" office:value="1" calcext:value-type="float">
            <text:p>1</text:p>
          </table:table-cell>
        </table:table-row>
        <table:table-row table:style-name="ro2">
          <table:table-cell office:value-type="string" calcext:value-type="string">
            <text:p>Sloan A.</text:p>
          </table:table-cell>
          <table:table-cell office:value-type="float" office:value="1" calcext:value-type="float">
            <text:p>1</text:p>
          </table:table-cell>
        </table:table-row>
        <table:table-row table:style-name="ro2">
          <table:table-cell office:value-type="string" calcext:value-type="string">
            <text:p>Smith W.</text:p>
          </table:table-cell>
          <table:table-cell office:value-type="float" office:value="1" calcext:value-type="float">
            <text:p>1</text:p>
          </table:table-cell>
        </table:table-row>
        <table:table-row table:style-name="ro2">
          <table:table-cell office:value-type="string" calcext:value-type="string">
            <text:p>Söderquist M.</text:p>
          </table:table-cell>
          <table:table-cell office:value-type="float" office:value="1" calcext:value-type="float">
            <text:p>1</text:p>
          </table:table-cell>
        </table:table-row>
        <table:table-row table:style-name="ro2">
          <table:table-cell office:value-type="string" calcext:value-type="string">
            <text:p>Soetebier K.</text:p>
          </table:table-cell>
          <table:table-cell office:value-type="float" office:value="1" calcext:value-type="float">
            <text:p>1</text:p>
          </table:table-cell>
        </table:table-row>
        <table:table-row table:style-name="ro2">
          <table:table-cell office:value-type="string" calcext:value-type="string">
            <text:p>Sohel B.M.</text:p>
          </table:table-cell>
          <table:table-cell office:value-type="float" office:value="1" calcext:value-type="float">
            <text:p>1</text:p>
          </table:table-cell>
        </table:table-row>
        <table:table-row table:style-name="ro2">
          <table:table-cell office:value-type="string" calcext:value-type="string">
            <text:p>Sonnenberg J.</text:p>
          </table:table-cell>
          <table:table-cell office:value-type="float" office:value="1" calcext:value-type="float">
            <text:p>1</text:p>
          </table:table-cell>
        </table:table-row>
        <table:table-row table:style-name="ro2">
          <table:table-cell office:value-type="string" calcext:value-type="string">
            <text:p>Sørensen P.S.</text:p>
          </table:table-cell>
          <table:table-cell office:value-type="float" office:value="1" calcext:value-type="float">
            <text:p>1</text:p>
          </table:table-cell>
        </table:table-row>
        <table:table-row table:style-name="ro2">
          <table:table-cell office:value-type="string" calcext:value-type="string">
            <text:p>Sorensen R.J.D.</text:p>
          </table:table-cell>
          <table:table-cell office:value-type="float" office:value="1" calcext:value-type="float">
            <text:p>1</text:p>
          </table:table-cell>
        </table:table-row>
        <table:table-row table:style-name="ro2">
          <table:table-cell office:value-type="string" calcext:value-type="string">
            <text:p>Sparks G.</text:p>
          </table:table-cell>
          <table:table-cell office:value-type="float" office:value="1" calcext:value-type="float">
            <text:p>1</text:p>
          </table:table-cell>
        </table:table-row>
        <table:table-row table:style-name="ro2">
          <table:table-cell office:value-type="string" calcext:value-type="string">
            <text:p>Spinola P.</text:p>
          </table:table-cell>
          <table:table-cell office:value-type="float" office:value="1" calcext:value-type="float">
            <text:p>1</text:p>
          </table:table-cell>
        </table:table-row>
        <table:table-row table:style-name="ro2">
          <table:table-cell office:value-type="string" calcext:value-type="string">
            <text:p>Spurlock E.E.</text:p>
          </table:table-cell>
          <table:table-cell office:value-type="float" office:value="1" calcext:value-type="float">
            <text:p>1</text:p>
          </table:table-cell>
        </table:table-row>
        <table:table-row table:style-name="ro2">
          <table:table-cell office:value-type="string" calcext:value-type="string">
            <text:p>Srisaenpang S.</text:p>
          </table:table-cell>
          <table:table-cell office:value-type="float" office:value="1" calcext:value-type="float">
            <text:p>1</text:p>
          </table:table-cell>
        </table:table-row>
        <table:table-row table:style-name="ro2">
          <table:table-cell office:value-type="string" calcext:value-type="string">
            <text:p>Stark J.H.</text:p>
          </table:table-cell>
          <table:table-cell office:value-type="float" office:value="1" calcext:value-type="float">
            <text:p>1</text:p>
          </table:table-cell>
        </table:table-row>
        <table:table-row table:style-name="ro2">
          <table:table-cell office:value-type="string" calcext:value-type="string">
            <text:p>Stebbins S.</text:p>
          </table:table-cell>
          <table:table-cell office:value-type="float" office:value="1" calcext:value-type="float">
            <text:p>1</text:p>
          </table:table-cell>
        </table:table-row>
        <table:table-row table:style-name="ro2">
          <table:table-cell office:value-type="string" calcext:value-type="string">
            <text:p>Stern A.M.</text:p>
          </table:table-cell>
          <table:table-cell office:value-type="float" office:value="1" calcext:value-type="float">
            <text:p>1</text:p>
          </table:table-cell>
        </table:table-row>
        <table:table-row table:style-name="ro2">
          <table:table-cell office:value-type="string" calcext:value-type="string">
            <text:p>Stewart C.</text:p>
          </table:table-cell>
          <table:table-cell office:value-type="float" office:value="1" calcext:value-type="float">
            <text:p>1</text:p>
          </table:table-cell>
        </table:table-row>
        <table:table-row table:style-name="ro2">
          <table:table-cell office:value-type="string" calcext:value-type="string">
            <text:p>Subart M.L.</text:p>
          </table:table-cell>
          <table:table-cell office:value-type="float" office:value="1" calcext:value-type="float">
            <text:p>1</text:p>
          </table:table-cell>
        </table:table-row>
        <table:table-row table:style-name="ro2">
          <table:table-cell office:value-type="string" calcext:value-type="string">
            <text:p>Suess T.</text:p>
          </table:table-cell>
          <table:table-cell office:value-type="float" office:value="1" calcext:value-type="float">
            <text:p>1</text:p>
          </table:table-cell>
        </table:table-row>
        <table:table-row table:style-name="ro2">
          <table:table-cell office:value-type="string" calcext:value-type="string">
            <text:p>Sun S.</text:p>
          </table:table-cell>
          <table:table-cell office:value-type="float" office:value="1" calcext:value-type="float">
            <text:p>1</text:p>
          </table:table-cell>
        </table:table-row>
        <table:table-row table:style-name="ro2">
          <table:table-cell office:value-type="string" calcext:value-type="string">
            <text:p>Sun Y.F.</text:p>
          </table:table-cell>
          <table:table-cell office:value-type="float" office:value="1" calcext:value-type="float">
            <text:p>1</text:p>
          </table:table-cell>
        </table:table-row>
        <table:table-row table:style-name="ro2">
          <table:table-cell office:value-type="string" calcext:value-type="string">
            <text:p>Syailendrawati R.</text:p>
          </table:table-cell>
          <table:table-cell office:value-type="float" office:value="1" calcext:value-type="float">
            <text:p>1</text:p>
          </table:table-cell>
        </table:table-row>
        <table:table-row table:style-name="ro2">
          <table:table-cell office:value-type="string" calcext:value-type="string">
            <text:p>Szymanowski P.</text:p>
          </table:table-cell>
          <table:table-cell office:value-type="float" office:value="1" calcext:value-type="float">
            <text:p>1</text:p>
          </table:table-cell>
        </table:table-row>
        <table:table-row table:style-name="ro2">
          <table:table-cell office:value-type="string" calcext:value-type="string">
            <text:p>Takeuchi S.</text:p>
          </table:table-cell>
          <table:table-cell office:value-type="float" office:value="1" calcext:value-type="float">
            <text:p>1</text:p>
          </table:table-cell>
        </table:table-row>
        <table:table-row table:style-name="ro2">
          <table:table-cell office:value-type="string" calcext:value-type="string">
            <text:p>Tang S.-Y.</text:p>
          </table:table-cell>
          <table:table-cell office:value-type="float" office:value="1" calcext:value-type="float">
            <text:p>1</text:p>
          </table:table-cell>
        </table:table-row>
        <table:table-row table:style-name="ro2">
          <table:table-cell office:value-type="string" calcext:value-type="string">
            <text:p>Thompson H.A.</text:p>
          </table:table-cell>
          <table:table-cell office:value-type="float" office:value="1" calcext:value-type="float">
            <text:p>1</text:p>
          </table:table-cell>
        </table:table-row>
        <table:table-row table:style-name="ro2">
          <table:table-cell office:value-type="string" calcext:value-type="string">
            <text:p>Thompson W.</text:p>
          </table:table-cell>
          <table:table-cell office:value-type="float" office:value="1" calcext:value-type="float">
            <text:p>1</text:p>
          </table:table-cell>
        </table:table-row>
        <table:table-row table:style-name="ro2">
          <table:table-cell office:value-type="string" calcext:value-type="string">
            <text:p>Thomson J.E.</text:p>
          </table:table-cell>
          <table:table-cell office:value-type="float" office:value="1" calcext:value-type="float">
            <text:p>1</text:p>
          </table:table-cell>
        </table:table-row>
        <table:table-row table:style-name="ro2">
          <table:table-cell office:value-type="string" calcext:value-type="string">
            <text:p>Thunberg J.</text:p>
          </table:table-cell>
          <table:table-cell office:value-type="float" office:value="1" calcext:value-type="float">
            <text:p>1</text:p>
          </table:table-cell>
        </table:table-row>
        <table:table-row table:style-name="ro2">
          <table:table-cell office:value-type="string" calcext:value-type="string">
            <text:p>Thurner S.</text:p>
          </table:table-cell>
          <table:table-cell office:value-type="float" office:value="1" calcext:value-type="float">
            <text:p>1</text:p>
          </table:table-cell>
        </table:table-row>
        <table:table-row table:style-name="ro2">
          <table:table-cell office:value-type="string" calcext:value-type="string">
            <text:p>Tian H.D.</text:p>
          </table:table-cell>
          <table:table-cell office:value-type="float" office:value="1" calcext:value-type="float">
            <text:p>1</text:p>
          </table:table-cell>
        </table:table-row>
        <table:table-row table:style-name="ro2">
          <table:table-cell office:value-type="string" calcext:value-type="string">
            <text:p>Timmons K.</text:p>
          </table:table-cell>
          <table:table-cell office:value-type="float" office:value="1" calcext:value-type="float">
            <text:p>1</text:p>
          </table:table-cell>
        </table:table-row>
        <table:table-row table:style-name="ro2">
          <table:table-cell office:value-type="string" calcext:value-type="string">
            <text:p>Torre A.E.</text:p>
          </table:table-cell>
          <table:table-cell office:value-type="float" office:value="1" calcext:value-type="float">
            <text:p>1</text:p>
          </table:table-cell>
        </table:table-row>
        <table:table-row table:style-name="ro2">
          <table:table-cell office:value-type="string" calcext:value-type="string">
            <text:p>Triampo W.</text:p>
          </table:table-cell>
          <table:table-cell office:value-type="float" office:value="1" calcext:value-type="float">
            <text:p>1</text:p>
          </table:table-cell>
        </table:table-row>
        <table:table-row table:style-name="ro2">
          <table:table-cell office:value-type="string" calcext:value-type="string">
            <text:p>Troeger C.E.</text:p>
          </table:table-cell>
          <table:table-cell office:value-type="float" office:value="1" calcext:value-type="float">
            <text:p>1</text:p>
          </table:table-cell>
        </table:table-row>
        <table:table-row table:style-name="ro2">
          <table:table-cell office:value-type="string" calcext:value-type="string">
            <text:p>Tseng J.</text:p>
          </table:table-cell>
          <table:table-cell office:value-type="float" office:value="1" calcext:value-type="float">
            <text:p>1</text:p>
          </table:table-cell>
        </table:table-row>
        <table:table-row table:style-name="ro2">
          <table:table-cell office:value-type="string" calcext:value-type="string">
            <text:p>Tuite A.R.</text:p>
          </table:table-cell>
          <table:table-cell office:value-type="float" office:value="1" calcext:value-type="float">
            <text:p>1</text:p>
          </table:table-cell>
        </table:table-row>
        <table:table-row table:style-name="ro2">
          <table:table-cell office:value-type="string" calcext:value-type="string">
            <text:p>Turgeon P.</text:p>
          </table:table-cell>
          <table:table-cell office:value-type="float" office:value="1" calcext:value-type="float">
            <text:p>1</text:p>
          </table:table-cell>
        </table:table-row>
        <table:table-row table:style-name="ro2">
          <table:table-cell office:value-type="string" calcext:value-type="string">
            <text:p>Uchida M.</text:p>
          </table:table-cell>
          <table:table-cell office:value-type="float" office:value="1" calcext:value-type="float">
            <text:p>1</text:p>
          </table:table-cell>
        </table:table-row>
        <table:table-row table:style-name="ro2">
          <table:table-cell office:value-type="string" calcext:value-type="string">
            <text:p>Unwin H.J.T.</text:p>
          </table:table-cell>
          <table:table-cell office:value-type="float" office:value="1" calcext:value-type="float">
            <text:p>1</text:p>
          </table:table-cell>
        </table:table-row>
        <table:table-row table:style-name="ro2">
          <table:table-cell office:value-type="string" calcext:value-type="string">
            <text:p>Urdaneta V.</text:p>
          </table:table-cell>
          <table:table-cell office:value-type="float" office:value="1" calcext:value-type="float">
            <text:p>1</text:p>
          </table:table-cell>
        </table:table-row>
        <table:table-row table:style-name="ro2">
          <table:table-cell office:value-type="string" calcext:value-type="string">
            <text:p>Vahedi F. </text:p>
          </table:table-cell>
          <table:table-cell office:value-type="float" office:value="1" calcext:value-type="float">
            <text:p>1</text:p>
          </table:table-cell>
        </table:table-row>
        <table:table-row table:style-name="ro2">
          <table:table-cell office:value-type="string" calcext:value-type="string">
            <text:p>Vajdi A.</text:p>
          </table:table-cell>
          <table:table-cell office:value-type="float" office:value="1" calcext:value-type="float">
            <text:p>1</text:p>
          </table:table-cell>
        </table:table-row>
        <table:table-row table:style-name="ro2">
          <table:table-cell office:value-type="string" calcext:value-type="string">
            <text:p>Valdez K.</text:p>
          </table:table-cell>
          <table:table-cell office:value-type="float" office:value="1" calcext:value-type="float">
            <text:p>1</text:p>
          </table:table-cell>
        </table:table-row>
        <table:table-row table:style-name="ro2">
          <table:table-cell office:value-type="string" calcext:value-type="string">
            <text:p>Valencia M.</text:p>
          </table:table-cell>
          <table:table-cell office:value-type="float" office:value="1" calcext:value-type="float">
            <text:p>1</text:p>
          </table:table-cell>
        </table:table-row>
        <table:table-row table:style-name="ro2">
          <table:table-cell office:value-type="string" calcext:value-type="string">
            <text:p>van Elsland S.L.</text:p>
          </table:table-cell>
          <table:table-cell office:value-type="float" office:value="1" calcext:value-type="float">
            <text:p>1</text:p>
          </table:table-cell>
        </table:table-row>
        <table:table-row table:style-name="ro2">
          <table:table-cell office:value-type="string" calcext:value-type="string">
            <text:p>van Zandvoort K.</text:p>
          </table:table-cell>
          <table:table-cell office:value-type="float" office:value="1" calcext:value-type="float">
            <text:p>1</text:p>
          </table:table-cell>
        </table:table-row>
        <table:table-row table:style-name="ro2">
          <table:table-cell office:value-type="string" calcext:value-type="string">
            <text:p>Verity R.</text:p>
          </table:table-cell>
          <table:table-cell office:value-type="float" office:value="1" calcext:value-type="float">
            <text:p>1</text:p>
          </table:table-cell>
        </table:table-row>
        <table:table-row table:style-name="ro2">
          <table:table-cell office:value-type="string" calcext:value-type="string">
            <text:p>Vollmer M.A.C.</text:p>
          </table:table-cell>
          <table:table-cell office:value-type="float" office:value="1" calcext:value-type="float">
            <text:p>1</text:p>
          </table:table-cell>
        </table:table-row>
        <table:table-row table:style-name="ro2">
          <table:table-cell office:value-type="string" calcext:value-type="string">
            <text:p>Volz E.</text:p>
          </table:table-cell>
          <table:table-cell office:value-type="float" office:value="1" calcext:value-type="float">
            <text:p>1</text:p>
          </table:table-cell>
        </table:table-row>
        <table:table-row table:style-name="ro2">
          <table:table-cell office:value-type="string" calcext:value-type="string">
            <text:p>Vos T.</text:p>
          </table:table-cell>
          <table:table-cell office:value-type="float" office:value="1" calcext:value-type="float">
            <text:p>1</text:p>
          </table:table-cell>
        </table:table-row>
        <table:table-row table:style-name="ro2">
          <table:table-cell office:value-type="string" calcext:value-type="string">
            <text:p>Vukotich C.</text:p>
          </table:table-cell>
          <table:table-cell office:value-type="float" office:value="1" calcext:value-type="float">
            <text:p>1</text:p>
          </table:table-cell>
        </table:table-row>
        <table:table-row table:style-name="ro2">
          <table:table-cell office:value-type="string" calcext:value-type="string">
            <text:p>Waddell L.A.</text:p>
          </table:table-cell>
          <table:table-cell office:value-type="float" office:value="1" calcext:value-type="float">
            <text:p>1</text:p>
          </table:table-cell>
        </table:table-row>
        <table:table-row table:style-name="ro2">
          <table:table-cell office:value-type="string" calcext:value-type="string">
            <text:p>Wagner M.</text:p>
          </table:table-cell>
          <table:table-cell office:value-type="float" office:value="1" calcext:value-type="float">
            <text:p>1</text:p>
          </table:table-cell>
        </table:table-row>
        <table:table-row table:style-name="ro2">
          <table:table-cell office:value-type="string" calcext:value-type="string">
            <text:p>Wai W. </text:p>
          </table:table-cell>
          <table:table-cell office:value-type="float" office:value="1" calcext:value-type="float">
            <text:p>1</text:p>
          </table:table-cell>
        </table:table-row>
        <table:table-row table:style-name="ro2">
          <table:table-cell office:value-type="string" calcext:value-type="string">
            <text:p>Walker P.G.T.</text:p>
          </table:table-cell>
          <table:table-cell office:value-type="float" office:value="1" calcext:value-type="float">
            <text:p>1</text:p>
          </table:table-cell>
        </table:table-row>
        <table:table-row table:style-name="ro2">
          <table:table-cell office:value-type="string" calcext:value-type="string">
            <text:p>Waller K.</text:p>
          </table:table-cell>
          <table:table-cell office:value-type="float" office:value="1" calcext:value-type="float">
            <text:p>1</text:p>
          </table:table-cell>
        </table:table-row>
        <table:table-row table:style-name="ro2">
          <table:table-cell office:value-type="string" calcext:value-type="string">
            <text:p>Walters C.E.</text:p>
          </table:table-cell>
          <table:table-cell office:value-type="float" office:value="1" calcext:value-type="float">
            <text:p>1</text:p>
          </table:table-cell>
        </table:table-row>
        <table:table-row table:style-name="ro2">
          <table:table-cell office:value-type="string" calcext:value-type="string">
            <text:p>Walton S.</text:p>
          </table:table-cell>
          <table:table-cell office:value-type="float" office:value="1" calcext:value-type="float">
            <text:p>1</text:p>
          </table:table-cell>
        </table:table-row>
        <table:table-row table:style-name="ro2">
          <table:table-cell office:value-type="string" calcext:value-type="string">
            <text:p>Walton S. </text:p>
          </table:table-cell>
          <table:table-cell office:value-type="float" office:value="1" calcext:value-type="float">
            <text:p>1</text:p>
          </table:table-cell>
        </table:table-row>
        <table:table-row table:style-name="ro2">
          <table:table-cell office:value-type="string" calcext:value-type="string">
            <text:p>Walton S.E. </text:p>
          </table:table-cell>
          <table:table-cell office:value-type="float" office:value="1" calcext:value-type="float">
            <text:p>1</text:p>
          </table:table-cell>
        </table:table-row>
        <table:table-row table:style-name="ro2">
          <table:table-cell office:value-type="string" calcext:value-type="string">
            <text:p>Wang H.</text:p>
          </table:table-cell>
          <table:table-cell office:value-type="float" office:value="1" calcext:value-type="float">
            <text:p>1</text:p>
          </table:table-cell>
        </table:table-row>
        <table:table-row table:style-name="ro2">
          <table:table-cell office:value-type="string" calcext:value-type="string">
            <text:p>Wang L.</text:p>
          </table:table-cell>
          <table:table-cell office:value-type="float" office:value="1" calcext:value-type="float">
            <text:p>1</text:p>
          </table:table-cell>
        </table:table-row>
        <table:table-row table:style-name="ro2">
          <table:table-cell office:value-type="string" calcext:value-type="string">
            <text:p>Wang Q.Y.</text:p>
          </table:table-cell>
          <table:table-cell office:value-type="float" office:value="1" calcext:value-type="float">
            <text:p>1</text:p>
          </table:table-cell>
        </table:table-row>
        <table:table-row table:style-name="ro2">
          <table:table-cell office:value-type="string" calcext:value-type="string">
            <text:p>Wang X. </text:p>
          </table:table-cell>
          <table:table-cell office:value-type="float" office:value="1" calcext:value-type="float">
            <text:p>1</text:p>
          </table:table-cell>
        </table:table-row>
        <table:table-row table:style-name="ro2">
          <table:table-cell office:value-type="string" calcext:value-type="string">
            <text:p>Wang Y.</text:p>
          </table:table-cell>
          <table:table-cell office:value-type="float" office:value="1" calcext:value-type="float">
            <text:p>1</text:p>
          </table:table-cell>
        </table:table-row>
        <table:table-row table:style-name="ro2">
          <table:table-cell office:value-type="string" calcext:value-type="string">
            <text:p>Warniment A.</text:p>
          </table:table-cell>
          <table:table-cell office:value-type="float" office:value="1" calcext:value-type="float">
            <text:p>1</text:p>
          </table:table-cell>
        </table:table-row>
        <table:table-row table:style-name="ro2">
          <table:table-cell office:value-type="string" calcext:value-type="string">
            <text:p>Waterman S.H.</text:p>
          </table:table-cell>
          <table:table-cell office:value-type="float" office:value="1" calcext:value-type="float">
            <text:p>1</text:p>
          </table:table-cell>
        </table:table-row>
        <table:table-row table:style-name="ro2">
          <table:table-cell office:value-type="string" calcext:value-type="string">
            <text:p>Watson A.</text:p>
          </table:table-cell>
          <table:table-cell office:value-type="float" office:value="1" calcext:value-type="float">
            <text:p>1</text:p>
          </table:table-cell>
        </table:table-row>
        <table:table-row table:style-name="ro2">
          <table:table-cell office:value-type="string" calcext:value-type="string">
            <text:p>Watson O.J.</text:p>
          </table:table-cell>
          <table:table-cell office:value-type="float" office:value="1" calcext:value-type="float">
            <text:p>1</text:p>
          </table:table-cell>
        </table:table-row>
        <table:table-row table:style-name="ro2">
          <table:table-cell office:value-type="string" calcext:value-type="string">
            <text:p>Watson S.</text:p>
          </table:table-cell>
          <table:table-cell office:value-type="float" office:value="1" calcext:value-type="float">
            <text:p>1</text:p>
          </table:table-cell>
        </table:table-row>
        <table:table-row table:style-name="ro2">
          <table:table-cell office:value-type="string" calcext:value-type="string">
            <text:p>Weiss D.</text:p>
          </table:table-cell>
          <table:table-cell office:value-type="float" office:value="1" calcext:value-type="float">
            <text:p>1</text:p>
          </table:table-cell>
        </table:table-row>
        <table:table-row table:style-name="ro2">
          <table:table-cell office:value-type="string" calcext:value-type="string">
            <text:p>Wells E.</text:p>
          </table:table-cell>
          <table:table-cell office:value-type="float" office:value="1" calcext:value-type="float">
            <text:p>1</text:p>
          </table:table-cell>
        </table:table-row>
        <table:table-row table:style-name="ro2">
          <table:table-cell office:value-type="string" calcext:value-type="string">
            <text:p>White M.</text:p>
          </table:table-cell>
          <table:table-cell office:value-type="float" office:value="1" calcext:value-type="float">
            <text:p>1</text:p>
          </table:table-cell>
        </table:table-row>
        <table:table-row table:style-name="ro2">
          <table:table-cell office:value-type="string" calcext:value-type="string">
            <text:p>Whittaker C.</text:p>
          </table:table-cell>
          <table:table-cell office:value-type="float" office:value="1" calcext:value-type="float">
            <text:p>1</text:p>
          </table:table-cell>
        </table:table-row>
        <table:table-row table:style-name="ro2">
          <table:table-cell office:value-type="string" calcext:value-type="string">
            <text:p>Wieland T.</text:p>
          </table:table-cell>
          <table:table-cell office:value-type="float" office:value="1" calcext:value-type="float">
            <text:p>1</text:p>
          </table:table-cell>
        </table:table-row>
        <table:table-row table:style-name="ro2">
          <table:table-cell office:value-type="string" calcext:value-type="string">
            <text:p>Wiens K.E.</text:p>
          </table:table-cell>
          <table:table-cell office:value-type="float" office:value="1" calcext:value-type="float">
            <text:p>1</text:p>
          </table:table-cell>
        </table:table-row>
        <table:table-row table:style-name="ro2">
          <table:table-cell office:value-type="string" calcext:value-type="string">
            <text:p>Wilder-Smith A.</text:p>
          </table:table-cell>
          <table:table-cell office:value-type="float" office:value="1" calcext:value-type="float">
            <text:p>1</text:p>
          </table:table-cell>
        </table:table-row>
        <table:table-row table:style-name="ro2">
          <table:table-cell office:value-type="string" calcext:value-type="string">
            <text:p>Wilson E.</text:p>
          </table:table-cell>
          <table:table-cell office:value-type="float" office:value="1" calcext:value-type="float">
            <text:p>1</text:p>
          </table:table-cell>
        </table:table-row>
        <table:table-row table:style-name="ro2">
          <table:table-cell office:value-type="string" calcext:value-type="string">
            <text:p>Winskill P.</text:p>
          </table:table-cell>
          <table:table-cell office:value-type="float" office:value="1" calcext:value-type="float">
            <text:p>1</text:p>
          </table:table-cell>
        </table:table-row>
        <table:table-row table:style-name="ro2">
          <table:table-cell office:value-type="string" calcext:value-type="string">
            <text:p>Wisniewski S.R.</text:p>
          </table:table-cell>
          <table:table-cell office:value-type="float" office:value="1" calcext:value-type="float">
            <text:p>1</text:p>
          </table:table-cell>
        </table:table-row>
        <table:table-row table:style-name="ro2">
          <table:table-cell office:value-type="string" calcext:value-type="string">
            <text:p>Wong J.</text:p>
          </table:table-cell>
          <table:table-cell office:value-type="float" office:value="1" calcext:value-type="float">
            <text:p>1</text:p>
          </table:table-cell>
        </table:table-row>
        <table:table-row table:style-name="ro2">
          <table:table-cell office:value-type="string" calcext:value-type="string">
            <text:p>Wong-McLoughlin J.</text:p>
          </table:table-cell>
          <table:table-cell office:value-type="float" office:value="1" calcext:value-type="float">
            <text:p>1</text:p>
          </table:table-cell>
        </table:table-row>
        <table:table-row table:style-name="ro2">
          <table:table-cell office:value-type="string" calcext:value-type="string">
            <text:p>Woyczynski L.</text:p>
          </table:table-cell>
          <table:table-cell office:value-type="float" office:value="1" calcext:value-type="float">
            <text:p>1</text:p>
          </table:table-cell>
        </table:table-row>
        <table:table-row table:style-name="ro2">
          <table:table-cell office:value-type="string" calcext:value-type="string">
            <text:p>Wu H.</text:p>
          </table:table-cell>
          <table:table-cell office:value-type="float" office:value="1" calcext:value-type="float">
            <text:p>1</text:p>
          </table:table-cell>
        </table:table-row>
        <table:table-row table:style-name="ro2">
          <table:table-cell office:value-type="string" calcext:value-type="string">
            <text:p>Wu H.M.</text:p>
          </table:table-cell>
          <table:table-cell office:value-type="float" office:value="1" calcext:value-type="float">
            <text:p>1</text:p>
          </table:table-cell>
        </table:table-row>
        <table:table-row table:style-name="ro2">
          <table:table-cell office:value-type="string" calcext:value-type="string">
            <text:p>Wu J.T. </text:p>
          </table:table-cell>
          <table:table-cell office:value-type="float" office:value="1" calcext:value-type="float">
            <text:p>1</text:p>
          </table:table-cell>
        </table:table-row>
        <table:table-row table:style-name="ro2">
          <table:table-cell office:value-type="string" calcext:value-type="string">
            <text:p>Wu T.</text:p>
          </table:table-cell>
          <table:table-cell office:value-type="float" office:value="1" calcext:value-type="float">
            <text:p>1</text:p>
          </table:table-cell>
        </table:table-row>
        <table:table-row table:style-name="ro2">
          <table:table-cell office:value-type="string" calcext:value-type="string">
            <text:p>Wu Y.</text:p>
          </table:table-cell>
          <table:table-cell office:value-type="float" office:value="1" calcext:value-type="float">
            <text:p>1</text:p>
          </table:table-cell>
        </table:table-row>
        <table:table-row table:style-name="ro2">
          <table:table-cell office:value-type="string" calcext:value-type="string">
            <text:p>Wykes T.</text:p>
          </table:table-cell>
          <table:table-cell office:value-type="float" office:value="1" calcext:value-type="float">
            <text:p>1</text:p>
          </table:table-cell>
        </table:table-row>
        <table:table-row table:style-name="ro2">
          <table:table-cell office:value-type="string" calcext:value-type="string">
            <text:p>Wymant C.</text:p>
          </table:table-cell>
          <table:table-cell office:value-type="float" office:value="1" calcext:value-type="float">
            <text:p>1</text:p>
          </table:table-cell>
        </table:table-row>
        <table:table-row table:style-name="ro2">
          <table:table-cell office:value-type="string" calcext:value-type="string">
            <text:p>Xi X.</text:p>
          </table:table-cell>
          <table:table-cell office:value-type="float" office:value="1" calcext:value-type="float">
            <text:p>1</text:p>
          </table:table-cell>
        </table:table-row>
        <table:table-row table:style-name="ro2">
          <table:table-cell office:value-type="string" calcext:value-type="string">
            <text:p>Xu L.</text:p>
          </table:table-cell>
          <table:table-cell office:value-type="float" office:value="1" calcext:value-type="float">
            <text:p>1</text:p>
          </table:table-cell>
        </table:table-row>
        <table:table-row table:style-name="ro2">
          <table:table-cell office:value-type="string" calcext:value-type="string">
            <text:p>Xu X.-K.</text:p>
          </table:table-cell>
          <table:table-cell office:value-type="float" office:value="1" calcext:value-type="float">
            <text:p>1</text:p>
          </table:table-cell>
        </table:table-row>
        <table:table-row table:style-name="ro2">
          <table:table-cell office:value-type="string" calcext:value-type="string">
            <text:p>Yamamoto H.</text:p>
          </table:table-cell>
          <table:table-cell office:value-type="float" office:value="1" calcext:value-type="float">
            <text:p>1</text:p>
          </table:table-cell>
        </table:table-row>
        <table:table-row table:style-name="ro2">
          <table:table-cell office:value-type="string" calcext:value-type="string">
            <text:p>Yan X. </text:p>
          </table:table-cell>
          <table:table-cell office:value-type="float" office:value="1" calcext:value-type="float">
            <text:p>1</text:p>
          </table:table-cell>
        </table:table-row>
        <table:table-row table:style-name="ro2">
          <table:table-cell office:value-type="string" calcext:value-type="string">
            <text:p>Yang L.</text:p>
          </table:table-cell>
          <table:table-cell office:value-type="float" office:value="1" calcext:value-type="float">
            <text:p>1</text:p>
          </table:table-cell>
        </table:table-row>
        <table:table-row table:style-name="ro2">
          <table:table-cell office:value-type="string" calcext:value-type="string">
            <text:p>Yang Q.</text:p>
          </table:table-cell>
          <table:table-cell office:value-type="float" office:value="1" calcext:value-type="float">
            <text:p>1</text:p>
          </table:table-cell>
        </table:table-row>
        <table:table-row table:style-name="ro2">
          <table:table-cell office:value-type="string" calcext:value-type="string">
            <text:p>Yang Y.</text:p>
          </table:table-cell>
          <table:table-cell office:value-type="float" office:value="1" calcext:value-type="float">
            <text:p>1</text:p>
          </table:table-cell>
        </table:table-row>
        <table:table-row table:style-name="ro2">
          <table:table-cell office:value-type="string" calcext:value-type="string">
            <text:p>Yi C.</text:p>
          </table:table-cell>
          <table:table-cell office:value-type="float" office:value="1" calcext:value-type="float">
            <text:p>1</text:p>
          </table:table-cell>
        </table:table-row>
        <table:table-row table:style-name="ro2">
          <table:table-cell office:value-type="string" calcext:value-type="string">
            <text:p>Yu J.</text:p>
          </table:table-cell>
          <table:table-cell office:value-type="float" office:value="1" calcext:value-type="float">
            <text:p>1</text:p>
          </table:table-cell>
        </table:table-row>
        <table:table-row table:style-name="ro2">
          <table:table-cell office:value-type="string" calcext:value-type="string">
            <text:p>Yung R.</text:p>
          </table:table-cell>
          <table:table-cell office:value-type="float" office:value="1" calcext:value-type="float">
            <text:p>1</text:p>
          </table:table-cell>
        </table:table-row>
        <table:table-row table:style-name="ro2">
          <table:table-cell office:value-type="string" calcext:value-type="string">
            <text:p>Yung R. </text:p>
          </table:table-cell>
          <table:table-cell office:value-type="float" office:value="1" calcext:value-type="float">
            <text:p>1</text:p>
          </table:table-cell>
        </table:table-row>
        <table:table-row table:style-name="ro2">
          <table:table-cell office:value-type="string" calcext:value-type="string">
            <text:p>Zabalza A.</text:p>
          </table:table-cell>
          <table:table-cell office:value-type="float" office:value="1" calcext:value-type="float">
            <text:p>1</text:p>
          </table:table-cell>
        </table:table-row>
        <table:table-row table:style-name="ro2">
          <table:table-cell office:value-type="string" calcext:value-type="string">
            <text:p>Zhang D.T.</text:p>
          </table:table-cell>
          <table:table-cell office:value-type="float" office:value="1" calcext:value-type="float">
            <text:p>1</text:p>
          </table:table-cell>
        </table:table-row>
        <table:table-row table:style-name="ro2">
          <table:table-cell office:value-type="string" calcext:value-type="string">
            <text:p>Zhang H.Y.</text:p>
          </table:table-cell>
          <table:table-cell office:value-type="float" office:value="1" calcext:value-type="float">
            <text:p>1</text:p>
          </table:table-cell>
        </table:table-row>
        <table:table-row table:style-name="ro2">
          <table:table-cell office:value-type="string" calcext:value-type="string">
            <text:p>Zhang J.</text:p>
          </table:table-cell>
          <table:table-cell office:value-type="float" office:value="1" calcext:value-type="float">
            <text:p>1</text:p>
          </table:table-cell>
        </table:table-row>
        <table:table-row table:style-name="ro2">
          <table:table-cell office:value-type="string" calcext:value-type="string">
            <text:p>Zhang L.</text:p>
          </table:table-cell>
          <table:table-cell office:value-type="float" office:value="1" calcext:value-type="float">
            <text:p>1</text:p>
          </table:table-cell>
        </table:table-row>
        <table:table-row table:style-name="ro2">
          <table:table-cell office:value-type="string" calcext:value-type="string">
            <text:p>Zhang Y.</text:p>
          </table:table-cell>
          <table:table-cell office:value-type="float" office:value="1" calcext:value-type="float">
            <text:p>1</text:p>
          </table:table-cell>
        </table:table-row>
        <table:table-row table:style-name="ro2">
          <table:table-cell office:value-type="string" calcext:value-type="string">
            <text:p>Zheng P.</text:p>
          </table:table-cell>
          <table:table-cell office:value-type="float" office:value="1" calcext:value-type="float">
            <text:p>1</text:p>
          </table:table-cell>
        </table:table-row>
        <table:table-row table:style-name="ro2">
          <table:table-cell office:value-type="string" calcext:value-type="string">
            <text:p>Zhu B.-P.</text:p>
          </table:table-cell>
          <table:table-cell office:value-type="float" office:value="1" calcext:value-type="float">
            <text:p>1</text:p>
          </table:table-cell>
        </table:table-row>
        <table:table-row table:style-name="ro2">
          <table:table-cell office:value-type="string" calcext:value-type="string">
            <text:p>Zhuang Z.</text:p>
          </table:table-cell>
          <table:table-cell office:value-type="float" office:value="1" calcext:value-type="float">
            <text:p>1</text:p>
          </table:table-cell>
        </table:table-row>
        <table:table-row table:style-name="ro2">
          <table:table-cell office:value-type="string" calcext:value-type="string">
            <text:p>Zipprich J.</text:p>
          </table:table-cell>
          <table:table-cell office:value-type="float" office:value="1" calcext:value-type="float">
            <text:p>1</text:p>
          </table:table-cell>
        </table:table-row>
        <table:table-row table:style-name="ro2">
          <table:table-cell office:value-type="string" calcext:value-type="string">
            <text:p>Zou Y.</text:p>
          </table:table-cell>
          <table:table-cell table:style-name="ce26" office:value-type="float" office:value="1" calcext:value-type="float">
            <text:p>1</text:p>
          </table:table-cell>
        </table:table-row>
      </table:table>
      <table:table table:name="Planilha10" table:style-name="ta1">
        <office:forms form:automatic-focus="false" form:apply-design-mode="false"/>
        <table:table-column table:style-name="co2" table:default-cell-style-name="Default"/>
        <table:table-row table:style-name="ro2">
          <table:table-cell office:value-type="string" calcext:value-type="string">
            <text:p>Métodos</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Computacional</text:p>
          </table:table-cell>
        </table:table-row>
        <table:table-row table:style-name="ro2">
          <table:table-cell office:value-type="string" calcext:value-type="string">
            <text:p>Experimental</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Experimental</text:p>
          </table:table-cell>
        </table:table-row>
        <table:table-row table:style-name="ro2">
          <table:table-cell office:value-type="string" calcext:value-type="string">
            <text:p>Experimental</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Experimental</text:p>
          </table:table-cell>
        </table:table-row>
        <table:table-row table:style-name="ro2">
          <table:table-cell office:value-type="string" calcext:value-type="string">
            <text:p>Experimental</text:p>
          </table:table-cell>
        </table:table-row>
        <table:table-row table:style-name="ro2">
          <table:table-cell office:value-type="string" calcext:value-type="string">
            <text:p>Experimental</text:p>
          </table:table-cell>
        </table:table-row>
        <table:table-row table:style-name="ro2">
          <table:table-cell office:value-type="string" calcext:value-type="string">
            <text:p>Computacional</text:p>
          </table:table-cell>
        </table:table-row>
        <table:table-row table:style-name="ro2">
          <table:table-cell office:value-type="string" calcext:value-type="string">
            <text:p>Observacional</text:p>
          </table:table-cell>
        </table:table-row>
        <table:table-row table:style-name="ro2">
          <table:table-cell office:value-type="string" calcext:value-type="string">
            <text:p>Observacional</text:p>
          </table:table-cell>
        </table:table-row>
        <table:table-row table:style-name="ro2">
          <table:table-cell office:value-type="string" calcext:value-type="string">
            <text:p>Computacional</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Experimental</text:p>
          </table:table-cell>
        </table:table-row>
        <table:table-row table:style-name="ro2">
          <table:table-cell office:value-type="string" calcext:value-type="string">
            <text:p>Experimental</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Observacional</text:p>
          </table:table-cell>
        </table:table-row>
        <table:table-row table:style-name="ro2">
          <table:table-cell office:value-type="string" calcext:value-type="string">
            <text:p>Observacional</text:p>
          </table:table-cell>
        </table:table-row>
        <table:table-row table:style-name="ro2">
          <table:table-cell office:value-type="string" calcext:value-type="string">
            <text:p>Observacional</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Experimental</text:p>
          </table:table-cell>
        </table:table-row>
        <table:table-row table:style-name="ro2">
          <table:table-cell office:value-type="string" calcext:value-type="string">
            <text:p>Matemático/Estatístico</text:p>
          </table:table-cell>
        </table:table-row>
        <table:table-row table:style-name="ro2">
          <table:table-cell office:value-type="string" calcext:value-type="string">
            <text:p>Experimental</text:p>
          </table:table-cell>
        </table:table-row>
        <table:table-row table:style-name="ro2">
          <table:table-cell office:value-type="string" calcext:value-type="string">
            <text:p>Observacional</text:p>
          </table:table-cell>
        </table:table-row>
        <table:table-row table:style-name="ro2">
          <table:table-cell office:value-type="string" calcext:value-type="string">
            <text:p>Observacional</text:p>
          </table:table-cell>
        </table:table-row>
        <table:table-row table:style-name="ro2">
          <table:table-cell office:value-type="string" calcext:value-type="string">
            <text:p>Computacional</text:p>
          </table:table-cell>
        </table:table-row>
      </table:table>
      <table:table table:name="Tabela dinâmica_Planilha10_1" table:style-name="ta1">
        <office:forms form:automatic-focus="false" form:apply-design-mode="false"/>
        <table:table-column table:style-name="co2" table:default-cell-style-name="ce9"/>
        <table:table-column table:style-name="co2" table:default-cell-style-name="ce13"/>
        <table:table-row table:style-name="ro2">
          <table:table-cell table:style-name="ce7" office:value-type="string" calcext:value-type="string">
            <text:p>Métodos</text:p>
          </table:table-cell>
          <table:table-cell table:style-name="ce11" office:value-type="string" calcext:value-type="string">
            <text:p>Cont.Núm - Métodos</text:p>
          </table:table-cell>
        </table:table-row>
        <table:table-row table:style-name="ro2">
          <table:table-cell table:style-name="ce10" office:value-type="string" calcext:value-type="string">
            <text:p>Computacional</text:p>
          </table:table-cell>
          <table:table-cell table:style-name="ce14" office:value-type="float" office:value="4" calcext:value-type="float">
            <text:p>4</text:p>
          </table:table-cell>
        </table:table-row>
        <table:table-row table:style-name="ro2">
          <table:table-cell office:value-type="string" calcext:value-type="string">
            <text:p>Experimental</text:p>
          </table:table-cell>
          <table:table-cell office:value-type="float" office:value="10" calcext:value-type="float">
            <text:p>10</text:p>
          </table:table-cell>
        </table:table-row>
        <table:table-row table:style-name="ro2">
          <table:table-cell office:value-type="string" calcext:value-type="string">
            <text:p>Matemático/Estatístico</text:p>
          </table:table-cell>
          <table:table-cell office:value-type="float" office:value="10" calcext:value-type="float">
            <text:p>10</text:p>
          </table:table-cell>
        </table:table-row>
        <table:table-row table:style-name="ro2">
          <table:table-cell office:value-type="string" calcext:value-type="string">
            <text:p>Observacional</text:p>
          </table:table-cell>
          <table:table-cell table:style-name="ce26" office:value-type="float" office:value="7" calcext:value-type="float">
            <text:p>7</text:p>
          </table:table-cell>
        </table:table-row>
        <table:table-row table:style-name="ro2">
          <table:table-cell table:style-name="ce8" office:value-type="string" calcext:value-type="string">
            <text:p>Total Resultado</text:p>
          </table:table-cell>
          <table:table-cell table:style-name="ce12" office:value-type="float" office:value="31" calcext:value-type="float">
            <text:p>31</text:p>
          </table:table-cell>
        </table:table-row>
      </table:table>
      <table:named-expressions/>
      <table:database-ranges>
        <table:database-range table:name="__Anonymous_Sheet_DB__0" table:target-range-address="Planilha1.A1:Planilha1.L75" table:display-filter-buttons="true">
          <table:filter>
            <table:filter-and>
              <table:filter-condition table:field-number="7" table:value="Influenza/Gripe" table:operator="="/>
            </table:filter-and>
          </table:filter>
          <table:sort>
            <table:sort-by table:field-number="6" table:data-type="automatic"/>
          </table:sort>
        </table:database-range>
        <table:database-range table:name="__Anonymous_Sheet_DB__1" table:target-range-address="'Tabela dinâmica_Planilha1_5'.A1:'Tabela dinâmica_Planilha1_5'.B62">
          <table:sort>
            <table:sort-by table:field-number="1" table:order="descending" table:data-type="automatic"/>
          </table:sort>
        </table:database-range>
        <table:database-range table:name="__Anonymous_Sheet_DB__2" table:target-range-address="'Tabela dinâmica_Planilha1_3'.A1:'Tabela dinâmica_Planilha1_3'.B22">
          <table:sort>
            <table:sort-by table:field-number="1" table:order="descending" table:data-type="automatic"/>
          </table:sort>
        </table:database-range>
        <table:database-range table:name="__Anonymous_Sheet_DB__8" table:target-range-address="'Tabela dinâmica_Planilha8_1'.A1:'Tabela dinâmica_Planilha8_1'.B639">
          <table:sort>
            <table:sort-by table:field-number="1" table:order="descending" table:data-type="automatic"/>
          </table:sort>
        </table:database-range>
      </table:database-ranges>
      <table:data-pilot-tables>
        <table:data-pilot-table table:name="DataPilot1" table:application-data="" table:target-range-address="'Tabela dinâmica_Planilha1_1'.A1:'Tabela dinâmica_Planilha1_1'.B6" table:buttons="'Tabela dinâmica_Planilha1_1'.A1" table:show-filter-button="false" table:drill-down-on-double-click="false">
          <table:source-cell-range table:cell-range-address="Planilha1.J1:Planilha1.J75"/>
          <table:data-pilot-field table:source-field-name="" table:is-data-layout-field="true" table:orientation="column" table:used-hierarchy="-1" table:function="auto">
            <table:data-pilot-level table:show-empty="true" calcext:repeat-item-labels="false"/>
          </table:data-pilot-field>
          <table:data-pilot-field table:source-field-name="Classificação" table:orientation="row" table:used-hierarchy="0" table:function="auto">
            <table:data-pilot-level table:show-empty="false" calcext:repeat-item-labels="false">
              <table:data-pilot-members>
                <table:data-pilot-member table:name="Computacional" table:display="true" table:show-details="true"/>
                <table:data-pilot-member table:name="Experimental" table:display="true" table:show-details="true"/>
                <table:data-pilot-member table:name="Matemático/Estatístico" table:display="true" table:show-details="true"/>
                <table:data-pilot-member table:name="Observacion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lassificação" table:orientation="data" table:used-hierarchy="-1" table:function="count">
            <table:data-pilot-level calcext:repeat-item-labels="false"/>
          </table:data-pilot-field>
        </table:data-pilot-table>
        <table:data-pilot-table table:name="DataPilot4" table:application-data="" table:target-range-address="'Tabela dinâmica_Planilha1_3'.A1:'Tabela dinâmica_Planilha1_3'.B22" table:buttons="'Tabela dinâmica_Planilha1_3'.A1" table:show-filter-button="false" table:drill-down-on-double-click="false">
          <table:source-cell-range table:cell-range-address="Planilha1.K1:Planilha1.K75"/>
          <table:data-pilot-field table:source-field-name="" table:is-data-layout-field="true" table:orientation="column" table:used-hierarchy="-1" table:function="auto">
            <table:data-pilot-level table:show-empty="true" calcext:repeat-item-labels="false"/>
          </table:data-pilot-field>
          <table:data-pilot-field table:source-field-name="Método" table:orientation="row" table:used-hierarchy="0" table:function="auto">
            <table:data-pilot-level table:show-empty="false" calcext:repeat-item-labels="false">
              <table:data-pilot-members>
                <table:data-pilot-member table:name="Análise Estatística" table:display="true" table:show-details="true"/>
                <table:data-pilot-member table:name="Cadeia de Markov" table:display="true" table:show-details="true"/>
                <table:data-pilot-member table:name="Cálculos Analíticos" table:display="true" table:show-details="true"/>
                <table:data-pilot-member table:name="Coleta de Dados" table:display="true" table:show-details="true"/>
                <table:data-pilot-member table:name="Controle Sintético" table:display="true" table:show-details="true"/>
                <table:data-pilot-member table:name="Ensaio Clínico" table:display="true" table:show-details="true"/>
                <table:data-pilot-member table:name="Estudo de Caso" table:display="true" table:show-details="true"/>
                <table:data-pilot-member table:name="Inteligencia Artificial" table:display="true" table:show-details="true"/>
                <table:data-pilot-member table:name="ISTAM" table:display="true" table:show-details="true"/>
                <table:data-pilot-member table:name="Kalman Filtering " table:display="true" table:show-details="true"/>
                <table:data-pilot-member table:name="Métodos Econométricos" table:display="true" table:show-details="true"/>
                <table:data-pilot-member table:name="Modelo Bayesiano" table:display="true" table:show-details="true"/>
                <table:data-pilot-member table:name="Modelo Contrafactual" table:display="true" table:show-details="true"/>
                <table:data-pilot-member table:name="Modelo Epidêmico" table:display="true" table:show-details="true"/>
                <table:data-pilot-member table:name="Modelo Estocástico" table:display="true" table:show-details="true"/>
                <table:data-pilot-member table:name="Modelo Poysson" table:display="true" table:show-details="true"/>
                <table:data-pilot-member table:name="Rede Neural" table:display="true" table:show-details="true"/>
                <table:data-pilot-member table:name="Regressão" table:display="true" table:show-details="true"/>
                <table:data-pilot-member table:name="Séries Temporais" table:display="true" table:show-details="true"/>
                <table:data-pilot-member table:name="Simulaçã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étodo" table:orientation="data" table:used-hierarchy="-1" table:function="count">
            <table:data-pilot-level calcext:repeat-item-labels="false"/>
          </table:data-pilot-field>
        </table:data-pilot-table>
        <table:data-pilot-table table:name="DataPilot3" table:application-data="" table:target-range-address="'Tabela dinâmica_Planilha8_1'.A1:'Tabela dinâmica_Planilha8_1'.B639" table:buttons="'Tabela dinâmica_Planilha8_1'.A1" table:show-filter-button="false" table:drill-down-on-double-click="false">
          <table:source-cell-range table:cell-range-address="Autores.A1:Autores.A686"/>
          <table:data-pilot-field table:source-field-name="" table:is-data-layout-field="true" table:orientation="column" table:used-hierarchy="-1" table:function="auto">
            <table:data-pilot-level table:show-empty="true" calcext:repeat-item-labels="false"/>
          </table:data-pilot-field>
          <table:data-pilot-field table:source-field-name="Autores" table:orientation="row" table:used-hierarchy="0" table:function="auto">
            <table:data-pilot-level table:show-empty="false" calcext:repeat-item-labels="false">
              <table:data-pilot-members>
                <table:data-pilot-member table:name="Abbott S." table:display="true" table:show-details="true"/>
                <table:data-pilot-member table:name="Abeler J. " table:display="true" table:show-details="true"/>
                <table:data-pilot-member table:name="Abeler-Dörner L." table:display="true" table:show-details="true"/>
                <table:data-pilot-member table:name="Abubakar P.I." table:display="true" table:show-details="true"/>
                <table:data-pilot-member table:name="Adolph C." table:display="true" table:show-details="true"/>
                <table:data-pilot-member table:name="Agolory S.G." table:display="true" table:show-details="true"/>
                <table:data-pilot-member table:name="Ahmed M." table:display="true" table:show-details="true"/>
                <table:data-pilot-member table:name="Aiello A.E." table:display="true" table:show-details="true"/>
                <table:data-pilot-member table:name="Aiello A.E. " table:display="true" table:show-details="true"/>
                <table:data-pilot-member table:name="Aihara K." table:display="true" table:show-details="true"/>
                <table:data-pilot-member table:name="Ainslie K.E.C." table:display="true" table:show-details="true"/>
                <table:data-pilot-member table:name="Ajelli M." table:display="true" table:show-details="true"/>
                <table:data-pilot-member table:name="Albright J." table:display="true" table:show-details="true"/>
                <table:data-pilot-member table:name="Ali S.T." table:display="true" table:show-details="true"/>
                <table:data-pilot-member table:name="Allen D." table:display="true" table:show-details="true"/>
                <table:data-pilot-member table:name="Alonso J." table:display="true" table:show-details="true"/>
                <table:data-pilot-member table:name="Alorjani M.S." table:display="true" table:show-details="true"/>
                <table:data-pilot-member table:name="Alsinglawi B." table:display="true" table:show-details="true"/>
                <table:data-pilot-member table:name="Alzoubi A." table:display="true" table:show-details="true"/>
                <table:data-pilot-member table:name="Andrews M.A." table:display="true" table:show-details="true"/>
                <table:data-pilot-member table:name="Annan-Phan S." table:display="true" table:show-details="true"/>
                <table:data-pilot-member table:name="Antony C.M." table:display="true" table:show-details="true"/>
                <table:data-pilot-member table:name="Apisarnthanarak A." table:display="true" table:show-details="true"/>
                <table:data-pilot-member table:name="Apisarnthanarak P." table:display="true" table:show-details="true"/>
                <table:data-pilot-member table:name="Aravindakshan A." table:display="true" table:show-details="true"/>
                <table:data-pilot-member table:name="Aravkin A.Y." table:display="true" table:show-details="true"/>
                <table:data-pilot-member table:name="Astray J." table:display="true" table:show-details="true"/>
                <table:data-pilot-member table:name="Åström C." table:display="true" table:show-details="true"/>
                <table:data-pilot-member table:name="Atchessi N." table:display="true" table:show-details="true"/>
                <table:data-pilot-member table:name="Atkinson P.M." table:display="true" table:show-details="true"/>
                <table:data-pilot-member table:name="Auewarakul P." table:display="true" table:show-details="true"/>
                <table:data-pilot-member table:name="Auger K.A." table:display="true" table:show-details="true"/>
                <table:data-pilot-member table:name="Auzenbergs M." table:display="true" table:show-details="true"/>
                <table:data-pilot-member table:name="Averhoff F." table:display="true" table:show-details="true"/>
                <table:data-pilot-member table:name="Awaid S.A." table:display="true" table:show-details="true"/>
                <table:data-pilot-member table:name="Azman A.S." table:display="true" table:show-details="true"/>
                <table:data-pilot-member table:name="Azziz-Baumgartner E." table:display="true" table:show-details="true"/>
                <table:data-pilot-member table:name="Bachmeier S.D." table:display="true" table:show-details="true"/>
                <table:data-pilot-member table:name="Baer A." table:display="true" table:show-details="true"/>
                <table:data-pilot-member table:name="Baguelin M." table:display="true" table:show-details="true"/>
                <table:data-pilot-member table:name="Bahn B.A." table:display="true" table:show-details="true"/>
                <table:data-pilot-member table:name="Bancej C." table:display="true" table:show-details="true"/>
                <table:data-pilot-member table:name="Bang-Jensen B." table:display="true" table:show-details="true"/>
                <table:data-pilot-member table:name="Bannick M.S." table:display="true" table:show-details="true"/>
                <table:data-pilot-member table:name="Barber R.M." table:display="true" table:show-details="true"/>
                <table:data-pilot-member table:name="Barbot O." table:display="true" table:show-details="true"/>
                <table:data-pilot-member table:name="Baricot M." table:display="true" table:show-details="true"/>
                <table:data-pilot-member table:name="Basurto-Davila R." table:display="true" table:show-details="true"/>
                <table:data-pilot-member table:name="Bauch C.T." table:display="true" table:show-details="true"/>
                <table:data-pilot-member table:name="Becerra J.E." table:display="true" table:show-details="true"/>
                <table:data-pilot-member table:name="Bedford V.L." table:display="true" table:show-details="true"/>
                <table:data-pilot-member table:name="Bell K." table:display="true" table:show-details="true"/>
                <table:data-pilot-member table:name="Berah T." table:display="true" table:show-details="true"/>
                <table:data-pilot-member table:name="Bhatt S." table:display="true" table:show-details="true"/>
                <table:data-pilot-member table:name="Bloom S." table:display="true" table:show-details="true"/>
                <table:data-pilot-member table:name="Boehnke J." table:display="true" table:show-details="true"/>
                <table:data-pilot-member table:name="Boëlle P.-Y." table:display="true" table:show-details="true"/>
                <table:data-pilot-member table:name="Bolliger I." table:display="true" table:show-details="true"/>
                <table:data-pilot-member table:name="Bolton K.J. " table:display="true" table:show-details="true"/>
                <table:data-pilot-member table:name="Bonsall D." table:display="true" table:show-details="true"/>
                <table:data-pilot-member table:name="Boonyasiri A." table:display="true" table:show-details="true"/>
                <table:data-pilot-member table:name="Bosse D." table:display="true" table:show-details="true"/>
                <table:data-pilot-member table:name="Bosse N.I." table:display="true" table:show-details="true"/>
                <table:data-pilot-member table:name="Bouchnita A." table:display="true" table:show-details="true"/>
                <table:data-pilot-member table:name="Boyd O." table:display="true" table:show-details="true"/>
                <table:data-pilot-member table:name="Brady P.W." table:display="true" table:show-details="true"/>
                <table:data-pilot-member table:name="Bragazzi N." table:display="true" table:show-details="true"/>
                <table:data-pilot-member table:name="Brännström Å. " table:display="true" table:show-details="true"/>
                <table:data-pilot-member table:name="Breiding M.J." table:display="true" table:show-details="true"/>
                <table:data-pilot-member table:name="Briers M." table:display="true" table:show-details="true"/>
                <table:data-pilot-member table:name="Brooks W.A." table:display="true" table:show-details="true"/>
                <table:data-pilot-member table:name="Bryant P. " table:display="true" table:show-details="true"/>
                <table:data-pilot-member table:name="Buchholz U." table:display="true" table:show-details="true"/>
                <table:data-pilot-member table:name="Burke D.S." table:display="true" table:show-details="true"/>
                <table:data-pilot-member table:name="Burma A." table:display="true" table:show-details="true"/>
                <table:data-pilot-member table:name="Buron M." table:display="true" table:show-details="true"/>
                <table:data-pilot-member table:name="Campbell H. " table:display="true" table:show-details="true"/>
                <table:data-pilot-member table:name="Canton R." table:display="true" table:show-details="true"/>
                <table:data-pilot-member table:name="Capell W." table:display="true" table:show-details="true"/>
                <table:data-pilot-member table:name="Carley K.M." table:display="true" table:show-details="true"/>
                <table:data-pilot-member table:name="Carter A." table:display="true" table:show-details="true"/>
                <table:data-pilot-member table:name="Castilla J." table:display="true" table:show-details="true"/>
                <table:data-pilot-member table:name="Castro A." table:display="true" table:show-details="true"/>
                <table:data-pilot-member table:name="Castro E." table:display="true" table:show-details="true"/>
                <table:data-pilot-member table:name="Castro K.G." table:display="true" table:show-details="true"/>
                <table:data-pilot-member table:name="Cattarino L." table:display="true" table:show-details="true"/>
                <table:data-pilot-member table:name="Causey K." table:display="true" table:show-details="true"/>
                <table:data-pilot-member table:name="Centre for the Mathematical Modelling of Infectious Diseases COVID-19 working group" table:display="true" table:show-details="true"/>
                <table:data-pilot-member table:name="Cercone E." table:display="true" table:show-details="true"/>
                <table:data-pilot-member table:name="Cetron M.S." table:display="true" table:show-details="true"/>
                <table:data-pilot-member table:name="Chakrabarti S." table:display="true" table:show-details="true"/>
                <table:data-pilot-member table:name="Chan K.-H." table:display="true" table:show-details="true"/>
                <table:data-pilot-member table:name="Chan K.H. " table:display="true" table:show-details="true"/>
                <table:data-pilot-member table:name="Charlson F.J." table:display="true" table:show-details="true"/>
                <table:data-pilot-member table:name="Cheevakumjorn B." table:display="true" table:show-details="true"/>
                <table:data-pilot-member table:name="Cheng C.K.Y." table:display="true" table:show-details="true"/>
                <table:data-pilot-member table:name="Chiu B. " table:display="true" table:show-details="true"/>
                <table:data-pilot-member table:name="Chiu B.C.F." table:display="true" table:show-details="true"/>
                <table:data-pilot-member table:name="Chiu M.C. " table:display="true" table:show-details="true"/>
                <table:data-pilot-member table:name="Cho S.-I." table:display="true" table:show-details="true"/>
                <table:data-pilot-member table:name="Cho S.W." table:display="true" table:show-details="true"/>
                <table:data-pilot-member table:name="Chong T." table:display="true" table:show-details="true"/>
                <table:data-pilot-member table:name="Chowell G." table:display="true" table:show-details="true"/>
                <table:data-pilot-member table:name="Chu D.W.S." table:display="true" table:show-details="true"/>
                <table:data-pilot-member table:name="Chu Y.H." table:display="true" table:show-details="true"/>
                <table:data-pilot-member table:name="Chughtai A.A." table:display="true" table:show-details="true"/>
                <table:data-pilot-member table:name="Chung W." table:display="true" table:show-details="true"/>
                <table:data-pilot-member table:name="Cilloni L." table:display="true" table:show-details="true"/>
                <table:data-pilot-member table:name="Clifford S." table:display="true" table:show-details="true"/>
                <table:data-pilot-member table:name="Cogen R.M." table:display="true" table:show-details="true"/>
                <table:data-pilot-member table:name="Cohnstaedt L.W." table:display="true" table:show-details="true"/>
                <table:data-pilot-member table:name="Colizza V." table:display="true" table:show-details="true"/>
                <table:data-pilot-member table:name="Collins J.K." table:display="true" table:show-details="true"/>
                <table:data-pilot-member table:name="Combs E." table:display="true" table:show-details="true"/>
                <table:data-pilot-member table:name="Comi G." table:display="true" table:show-details="true"/>
                <table:data-pilot-member table:name="Conde P. " table:display="true" table:show-details="true"/>
                <table:data-pilot-member table:name="Cooper L.V." table:display="true" table:show-details="true"/>
                <table:data-pilot-member table:name="Copeland D." table:display="true" table:show-details="true"/>
                <table:data-pilot-member table:name="Copeland D.L." table:display="true" table:show-details="true"/>
                <table:data-pilot-member table:name="Costa G.D." table:display="true" table:show-details="true"/>
                <table:data-pilot-member table:name="Costantino V." table:display="true" table:show-details="true"/>
                <table:data-pilot-member table:name="Coulborn R.M." table:display="true" table:show-details="true"/>
                <table:data-pilot-member table:name="Coupland H." table:display="true" table:show-details="true"/>
                <table:data-pilot-member table:name="Cowling B.J." table:display="true" table:show-details="true"/>
                <table:data-pilot-member table:name="Cucunubá Z." table:display="true" table:show-details="true"/>
                <table:data-pilot-member table:name="Cummings D.A.T." table:display="true" table:show-details="true"/>
                <table:data-pilot-member table:name="Cummins N. " table:display="true" table:show-details="true"/>
                <table:data-pilot-member table:name="Cuomo-Dannenburg G." table:display="true" table:show-details="true"/>
                <table:data-pilot-member table:name="D'Agostino R.B." table:display="true" table:show-details="true"/>
                <table:data-pilot-member table:name="Dai S.Y." table:display="true" table:show-details="true"/>
                <table:data-pilot-member table:name="Dai X." table:display="true" table:show-details="true"/>
                <table:data-pilot-member table:name="Dale J.W." table:display="true" table:show-details="true"/>
                <table:data-pilot-member table:name="Dangel W.J." table:display="true" table:show-details="true"/>
                <table:data-pilot-member table:name="Darma B." table:display="true" table:show-details="true"/>
                <table:data-pilot-member table:name="Das T.K." table:display="true" table:show-details="true"/>
                <table:data-pilot-member table:name="Dato V." table:display="true" table:show-details="true"/>
                <table:data-pilot-member table:name="Davies N.G. " table:display="true" table:show-details="true"/>
                <table:data-pilot-member table:name="Davis B.M." table:display="true" table:show-details="true"/>
                <table:data-pilot-member table:name="Delgado-Rodriguez M." table:display="true" table:show-details="true"/>
                <table:data-pilot-member table:name="Deol A.K." table:display="true" table:show-details="true"/>
                <table:data-pilot-member table:name="Dervic E." table:display="true" table:show-details="true"/>
                <table:data-pilot-member table:name="Desvars-Larrive A." table:display="true" table:show-details="true"/>
                <table:data-pilot-member table:name="Di Domenico L." table:display="true" table:show-details="true"/>
                <table:data-pilot-member table:name="Diamond C." table:display="true" table:show-details="true"/>
                <table:data-pilot-member table:name="Dighe A." table:display="true" table:show-details="true"/>
                <table:data-pilot-member table:name="DiVita M.A." table:display="true" table:show-details="true"/>
                <table:data-pilot-member table:name="Djaafara B." table:display="true" table:show-details="true"/>
                <table:data-pilot-member table:name="Dobson R.J.B." table:display="true" table:show-details="true"/>
                <table:data-pilot-member table:name="Doellinger J." table:display="true" table:show-details="true"/>
                <table:data-pilot-member table:name="Dominguez A." table:display="true" table:show-details="true"/>
                <table:data-pilot-member table:name="Donnelly C.A." table:display="true" table:show-details="true"/>
                <table:data-pilot-member table:name="Dorigatti I." table:display="true" table:show-details="true"/>
                <table:data-pilot-member table:name="Drenzek C. " table:display="true" table:show-details="true"/>
                <table:data-pilot-member table:name="Druckenmiller H." table:display="true" table:show-details="true"/>
                <table:data-pilot-member table:name="Du Z." table:display="true" table:show-details="true"/>
                <table:data-pilot-member table:name="Duchin J." table:display="true" table:show-details="true"/>
                <table:data-pilot-member table:name="Duhon J." table:display="true" table:show-details="true"/>
                <table:data-pilot-member table:name="Earl L." table:display="true" table:show-details="true"/>
                <table:data-pilot-member table:name="Eaton J.W." table:display="true" table:show-details="true"/>
                <table:data-pilot-member table:name="Edmunds W.J." table:display="true" table:show-details="true"/>
                <table:data-pilot-member table:name="Egger J. " table:display="true" table:show-details="true"/>
                <table:data-pilot-member table:name="Eggo R.M." table:display="true" table:show-details="true"/>
                <table:data-pilot-member table:name="Elofsson A." table:display="true" table:show-details="true"/>
                <table:data-pilot-member table:name="Emery J." table:display="true" table:show-details="true"/>
                <table:data-pilot-member table:name="Endo A." table:display="true" table:show-details="true"/>
                <table:data-pilot-member table:name="Eng H." table:display="true" table:show-details="true"/>
                <table:data-pilot-member table:name="Ettema D." table:display="true" table:show-details="true"/>
                <table:data-pilot-member table:name="Ewald S.B." table:display="true" table:show-details="true"/>
                <table:data-pilot-member table:name="Ezalarab M." table:display="true" table:show-details="true"/>
                <table:data-pilot-member table:name="Fang V.J." table:display="true" table:show-details="true"/>
                <table:data-pilot-member table:name="Farooq Z. " table:display="true" table:show-details="true"/>
                <table:data-pilot-member table:name="Fazil A." table:display="true" table:show-details="true"/>
                <table:data-pilot-member table:name="Fellay J." table:display="true" table:show-details="true"/>
                <table:data-pilot-member table:name="Ferguson N.M. " table:display="true" table:show-details="true"/>
                <table:data-pilot-member table:name="Fernández-Navarro F." table:display="true" table:show-details="true"/>
                <table:data-pilot-member table:name="Ferng Y.-H. " table:display="true" table:show-details="true"/>
                <table:data-pilot-member table:name="Ferrari A.J." table:display="true" table:show-details="true"/>
                <table:data-pilot-member table:name="Ferretti L." table:display="true" table:show-details="true"/>
                <table:data-pilot-member table:name="Ferris S.A." table:display="true" table:show-details="true"/>
                <table:data-pilot-member table:name="Fishbein D.B." table:display="true" table:show-details="true"/>
                <table:data-pilot-member table:name="Fisman D.N." table:display="true" table:show-details="true"/>
                <table:data-pilot-member table:name="FitzJohn R.G." table:display="true" table:show-details="true"/>
                <table:data-pilot-member table:name="Flasche S." table:display="true" table:show-details="true"/>
                <table:data-pilot-member table:name="Flaxman A." table:display="true" table:show-details="true"/>
                <table:data-pilot-member table:name="Flaxman S." table:display="true" table:show-details="true"/>
                <table:data-pilot-member table:name="Folarin A.A." table:display="true" table:show-details="true"/>
                <table:data-pilot-member table:name="Fontaine R.E." table:display="true" table:show-details="true"/>
                <table:data-pilot-member table:name="Fraser C." table:display="true" table:show-details="true"/>
                <table:data-pilot-member table:name="French N." table:display="true" table:show-details="true"/>
                <table:data-pilot-member table:name="Frostad J.J." table:display="true" table:show-details="true"/>
                <table:data-pilot-member table:name="Fry A.M." table:display="true" table:show-details="true"/>
                <table:data-pilot-member table:name="Fullman N." table:display="true" table:show-details="true"/>
                <table:data-pilot-member table:name="Fung R.O.P." table:display="true" table:show-details="true"/>
                <table:data-pilot-member table:name="Fung R.O.P. " table:display="true" table:show-details="true"/>
                <table:data-pilot-member table:name="Funk S." table:display="true" table:show-details="true"/>
                <table:data-pilot-member table:name="Gakidou E." table:display="true" table:show-details="true"/>
                <table:data-pilot-member table:name="Gallagher J." table:display="true" table:show-details="true"/>
                <table:data-pilot-member table:name="Gandy A." table:display="true" table:show-details="true"/>
                <table:data-pilot-member table:name="Gaythorpe K.A.M." table:display="true" table:show-details="true"/>
                <table:data-pilot-member table:name="Ge J." table:display="true" table:show-details="true"/>
                <table:data-pilot-member table:name="Geidelberg L." table:display="true" table:show-details="true"/>
                <table:data-pilot-member table:name="Gemignani J." table:display="true" table:show-details="true"/>
                <table:data-pilot-member table:name="Geng W.J." table:display="true" table:show-details="true"/>
                <table:data-pilot-member table:name="Geyrhofer L." table:display="true" table:show-details="true"/>
                <table:data-pilot-member table:name="Ghani A.C." table:display="true" table:show-details="true"/>
                <table:data-pilot-member table:name="Gholami E." table:display="true" table:show-details="true"/>
                <table:data-pilot-member table:name="Gibbs H." table:display="true" table:show-details="true"/>
                <table:data-pilot-member table:name="Gilkison C." table:display="true" table:show-details="true"/>
                <table:data-pilot-member table:name="Gimma A. " table:display="true" table:show-details="true"/>
                <table:data-pilot-member table:name="Glenn S.D." table:display="true" table:show-details="true"/>
                <table:data-pilot-member table:name="Glick Z." table:display="true" table:show-details="true"/>
                <table:data-pilot-member table:name="Godoy P." table:display="true" table:show-details="true"/>
                <table:data-pilot-member table:name="Gonzalez-Candelas F." table:display="true" table:show-details="true"/>
                <table:data-pilot-member table:name="Goosmann E.A." table:display="true" table:show-details="true"/>
                <table:data-pilot-member table:name="Goscé L." table:display="true" table:show-details="true"/>
                <table:data-pilot-member table:name="Graham G." table:display="true" table:show-details="true"/>
                <table:data-pilot-member table:name="Grassly N.C. " table:display="true" table:show-details="true"/>
                <table:data-pilot-member table:name="Green W.D." table:display="true" table:show-details="true"/>
                <table:data-pilot-member table:name="Greer A.L." table:display="true" table:show-details="true"/>
                <table:data-pilot-member table:name="Guo X." table:display="true" table:show-details="true"/>
                <table:data-pilot-member table:name="Gupta D.R.K." table:display="true" table:show-details="true"/>
                <table:data-pilot-member table:name="Haas W. " table:display="true" table:show-details="true"/>
                <table:data-pilot-member table:name="Haber M." table:display="true" table:show-details="true"/>
                <table:data-pilot-member table:name="Hall M." table:display="true" table:show-details="true"/>
                <table:data-pilot-member table:name="Hallett T." table:display="true" table:show-details="true"/>
                <table:data-pilot-member table:name="Hamlet A." table:display="true" table:show-details="true"/>
                <table:data-pilot-member table:name="Haro J.M." table:display="true" table:show-details="true"/>
                <table:data-pilot-member table:name="Harpur A." table:display="true" table:show-details="true"/>
                <table:data-pilot-member table:name="Hartley D." table:display="true" table:show-details="true"/>
                <table:data-pilot-member table:name="Haug N., " table:display="true" table:show-details="true"/>
                <table:data-pilot-member table:name="Hay S.I." table:display="true" table:show-details="true"/>
                <table:data-pilot-member table:name="Hayashi A." table:display="true" table:show-details="true"/>
                <table:data-pilot-member table:name="Hayes L." table:display="true" table:show-details="true"/>
                <table:data-pilot-member table:name="He D." table:display="true" table:show-details="true"/>
                <table:data-pilot-member table:name="He J." table:display="true" table:show-details="true"/>
                <table:data-pilot-member table:name="He S." table:display="true" table:show-details="true"/>
                <table:data-pilot-member table:name="Heffernan A." table:display="true" table:show-details="true"/>
                <table:data-pilot-member table:name="Hellewell J." table:display="true" table:show-details="true"/>
                <table:data-pilot-member table:name="Henry N.J." table:display="true" table:show-details="true"/>
                <table:data-pilot-member table:name="Herrera A.M.M." table:display="true" table:show-details="true"/>
                <table:data-pilot-member table:name="Heslop D.J." table:display="true" table:show-details="true"/>
                <table:data-pilot-member table:name="Hidaka Y." table:display="true" table:show-details="true"/>
                <table:data-pilot-member table:name="Hinsley W." table:display="true" table:show-details="true"/>
                <table:data-pilot-member table:name="Holmes C." table:display="true" table:show-details="true"/>
                <table:data-pilot-member table:name="Honda T." table:display="true" table:show-details="true"/>
                <table:data-pilot-member table:name="Hong R. " table:display="true" table:show-details="true"/>
                <table:data-pilot-member table:name="Hope V." table:display="true" table:show-details="true"/>
                <table:data-pilot-member table:name="Hotopf M." table:display="true" table:show-details="true"/>
                <table:data-pilot-member table:name="Houben R.M.G.J." table:display="true" table:show-details="true"/>
                <table:data-pilot-member table:name="Houck P.M." table:display="true" table:show-details="true"/>
                <table:data-pilot-member table:name="Hsiang S." table:display="true" table:show-details="true"/>
                <table:data-pilot-member table:name="Huang L.Y." table:display="true" table:show-details="true"/>
                <table:data-pilot-member table:name="Hulland E.N." table:display="true" table:show-details="true"/>
                <table:data-pilot-member table:name="Hultgren A." table:display="true" table:show-details="true"/>
                <table:data-pilot-member table:name="Hurst B." table:display="true" table:show-details="true"/>
                <table:data-pilot-member table:name="Iamsirithaworn S." table:display="true" table:show-details="true"/>
                <table:data-pilot-member table:name="Imperial College COVID-19 Response Team" table:display="true" table:show-details="true"/>
                <table:data-pilot-member table:name="Islam M." table:display="true" table:show-details="true"/>
                <table:data-pilot-member table:name="Islam N." table:display="true" table:show-details="true"/>
                <table:data-pilot-member table:name="Jarvis C.I." table:display="true" table:show-details="true"/>
                <table:data-pilot-member table:name="Jebrane A." table:display="true" table:show-details="true"/>
                <table:data-pilot-member table:name="Jefferies S." table:display="true" table:show-details="true"/>
                <table:data-pilot-member table:name="Jeffrey B." table:display="true" table:show-details="true"/>
                <table:data-pilot-member table:name="Jeon S." table:display="true" table:show-details="true"/>
                <table:data-pilot-member table:name="Jit M." table:display="true" table:show-details="true"/>
                <table:data-pilot-member table:name="Johanns C." table:display="true" table:show-details="true"/>
                <table:data-pilot-member table:name="Johansson A.F." table:display="true" table:show-details="true"/>
                <table:data-pilot-member table:name="Jombart T." table:display="true" table:show-details="true"/>
                <table:data-pilot-member table:name="Jung E." table:display="true" table:show-details="true"/>
                <table:data-pilot-member table:name="Kahn E." table:display="true" table:show-details="true"/>
                <table:data-pilot-member table:name="Kandula S." table:display="true" table:show-details="true"/>
                <table:data-pilot-member table:name="Kaneko M. " table:display="true" table:show-details="true"/>
                <table:data-pilot-member table:name="Kang H." table:display="true" table:show-details="true"/>
                <table:data-pilot-member table:name="Kawa S." table:display="true" table:show-details="true"/>
                <table:data-pilot-member table:name="Kawachi I." table:display="true" table:show-details="true"/>
                <table:data-pilot-member table:name="Kendall M." table:display="true" table:show-details="true"/>
                <table:data-pilot-member table:name="Kendrick P.J." table:display="true" table:show-details="true"/>
                <table:data-pilot-member table:name="Khatun-e-Jannat K." table:display="true" table:show-details="true"/>
                <table:data-pilot-member table:name="Kheirallah K.A." table:display="true" table:show-details="true"/>
                <table:data-pilot-member table:name="Khemani A." table:display="true" table:show-details="true"/>
                <table:data-pilot-member table:name="Kim S." table:display="true" table:show-details="true"/>
                <table:data-pilot-member table:name="Kim Y.-J." table:display="true" table:show-details="true"/>
                <table:data-pilot-member table:name="Klausner J.D." table:display="true" table:show-details="true"/>
                <table:data-pilot-member table:name="Klepac P." table:display="true" table:show-details="true"/>
                <table:data-pilot-member table:name="Klimek P." table:display="true" table:show-details="true"/>
                <table:data-pilot-member table:name="Knight G." table:display="true" table:show-details="true"/>
                <table:data-pilot-member table:name="Knock E." table:display="true" table:show-details="true"/>
                <table:data-pilot-member table:name="Ko Y. " table:display="true" table:show-details="true"/>
                <table:data-pilot-member table:name="Koehler I." table:display="true" table:show-details="true"/>
                <table:data-pilot-member table:name="Koh W.C." table:display="true" table:show-details="true"/>
                <table:data-pilot-member table:name="Kong J.D." table:display="true" table:show-details="true"/>
                <table:data-pilot-member table:name="Krasovich E." table:display="true" table:show-details="true"/>
                <table:data-pilot-member table:name="Krause G. " table:display="true" table:show-details="true"/>
                <table:data-pilot-member table:name="Kriit H.K." table:display="true" table:show-details="true"/>
                <table:data-pilot-member table:name="Krytus K." table:display="true" table:show-details="true"/>
                <table:data-pilot-member table:name="Kucharski A.J." table:display="true" table:show-details="true"/>
                <table:data-pilot-member table:name="Kulikov E.S." table:display="true" table:show-details="true"/>
                <table:data-pilot-member table:name="Kulkarni D." table:display="true" table:show-details="true"/>
                <table:data-pilot-member table:name="Kurian A." table:display="true" table:show-details="true"/>
                <table:data-pilot-member table:name="Kwan-Gett T." table:display="true" table:show-details="true"/>
                <table:data-pilot-member table:name="Lacey B." table:display="true" table:show-details="true"/>
                <table:data-pilot-member table:name="Lai D.J." table:display="true" table:show-details="true"/>
                <table:data-pilot-member table:name="Lamers F." table:display="true" table:show-details="true"/>
                <table:data-pilot-member table:name="Lance S. " table:display="true" table:show-details="true"/>
                <table:data-pilot-member table:name="Larson E.L." table:display="true" table:show-details="true"/>
                <table:data-pilot-member table:name="Larson R.C." table:display="true" table:show-details="true"/>
                <table:data-pilot-member table:name="Larson S.L." table:display="true" table:show-details="true"/>
                <table:data-pilot-member table:name="Lau E.H.Y." table:display="true" table:show-details="true"/>
                <table:data-pilot-member table:name="Lau P." table:display="true" table:show-details="true"/>
                <table:data-pilot-member table:name="Laydon D.J." table:display="true" table:show-details="true"/>
                <table:data-pilot-member table:name="Lazzar-Atwood A." table:display="true" table:show-details="true"/>
                <table:data-pilot-member table:name="Lee B.Y." table:display="true" table:show-details="true"/>
                <table:data-pilot-member table:name="Lee H.C. " table:display="true" table:show-details="true"/>
                <table:data-pilot-member table:name="Lee J." table:display="true" table:show-details="true"/>
                <table:data-pilot-member table:name="Lee J.-Y." table:display="true" table:show-details="true"/>
                <table:data-pilot-member table:name="Lee P. " table:display="true" table:show-details="true"/>
                <table:data-pilot-member table:name="Lee P.W.Y. " table:display="true" table:show-details="true"/>
                <table:data-pilot-member table:name="LeGrand K.E." table:display="true" table:show-details="true"/>
                <table:data-pilot-member table:name="Lemaitre J.C." table:display="true" table:show-details="true"/>
                <table:data-pilot-member table:name="Leocani L." table:display="true" table:show-details="true"/>
                <table:data-pilot-member table:name="Lescinsky H." table:display="true" table:show-details="true"/>
                <table:data-pilot-member table:name="Leung G.M." table:display="true" table:show-details="true"/>
                <table:data-pilot-member table:name="Leung K." table:display="true" table:show-details="true"/>
                <table:data-pilot-member table:name="Li M. " table:display="true" table:show-details="true"/>
                <table:data-pilot-member table:name="Li T." table:display="true" table:show-details="true"/>
                <table:data-pilot-member table:name="Li X.H. " table:display="true" table:show-details="true"/>
                <table:data-pilot-member table:name="Li Y." table:display="true" table:show-details="true"/>
                <table:data-pilot-member table:name="Liang J.L." table:display="true" table:show-details="true"/>
                <table:data-pilot-member table:name="Lim S.S." table:display="true" table:show-details="true"/>
                <table:data-pilot-member table:name="Lin Z." table:display="true" table:show-details="true"/>
                <table:data-pilot-member table:name="Lindstrom A." table:display="true" table:show-details="true"/>
                <table:data-pilot-member table:name="Linebarger E." table:display="true" table:show-details="true"/>
                <table:data-pilot-member table:name="Lipman H." table:display="true" table:show-details="true"/>
                <table:data-pilot-member table:name="Lipman H.B." table:display="true" table:show-details="true"/>
                <table:data-pilot-member table:name="Litvinova M." table:display="true" table:show-details="true"/>
                <table:data-pilot-member table:name="Liu D. " table:display="true" table:show-details="true"/>
                <table:data-pilot-member table:name="Liu M." table:display="true" table:show-details="true"/>
                <table:data-pilot-member table:name="Liu P.-Y." table:display="true" table:show-details="true"/>
                <table:data-pilot-member table:name="Liu Q.-H." table:display="true" table:show-details="true"/>
                <table:data-pilot-member table:name="Liu Y." table:display="true" table:show-details="true"/>
                <table:data-pilot-member table:name="Londei A." table:display="true" table:show-details="true"/>
                <table:data-pilot-member table:name="Loreto V." table:display="true" table:show-details="true"/>
                <table:data-pilot-member table:name="Lozano R." table:display="true" table:show-details="true"/>
                <table:data-pilot-member table:name="Luby S.P." table:display="true" table:show-details="true"/>
                <table:data-pilot-member table:name="Ma H." table:display="true" table:show-details="true"/>
                <table:data-pilot-member table:name="Ma R." table:display="true" table:show-details="true"/>
                <table:data-pilot-member table:name="MacIntyre C.R." table:display="true" table:show-details="true"/>
                <table:data-pilot-member table:name="Maeda H." table:display="true" table:show-details="true"/>
                <table:data-pilot-member table:name="Magistro B." table:display="true" table:show-details="true"/>
                <table:data-pilot-member table:name="Mahomed O." table:display="true" table:show-details="true"/>
                <table:data-pilot-member table:name="Mangklakeree N." table:display="true" table:show-details="true"/>
                <table:data-pilot-member table:name="Månsson J." table:display="true" table:show-details="true"/>
                <table:data-pilot-member table:name="Marczak L.B." table:display="true" table:show-details="true"/>
                <table:data-pilot-member table:name="Markel H." table:display="true" table:show-details="true"/>
                <table:data-pilot-member table:name="Markel H. " table:display="true" table:show-details="true"/>
                <table:data-pilot-member table:name="Marshall J." table:display="true" table:show-details="true"/>
                <table:data-pilot-member table:name="Martin V." table:display="true" table:show-details="true"/>
                <table:data-pilot-member table:name="Martinez D.L." table:display="true" table:show-details="true"/>
                <table:data-pilot-member table:name="Martinez-Baz I." table:display="true" table:show-details="true"/>
                <table:data-pilot-member table:name="Massaro J.M." table:display="true" table:show-details="true"/>
                <table:data-pilot-member table:name="Matcham F. " table:display="true" table:show-details="true"/>
                <table:data-pilot-member table:name="Mayoral J.M." table:display="true" table:show-details="true"/>
                <table:data-pilot-member table:name="McCaw J.M. " table:display="true" table:show-details="true"/>
                <table:data-pilot-member table:name="McCullum I." table:display="true" table:show-details="true"/>
                <table:data-pilot-member table:name="McElnay C." table:display="true" table:show-details="true"/>
                <table:data-pilot-member table:name="McNeill A. " table:display="true" table:show-details="true"/>
                <table:data-pilot-member table:name="McVernon J." table:display="true" table:show-details="true"/>
                <table:data-pilot-member table:name="Mead P." table:display="true" table:show-details="true"/>
                <table:data-pilot-member table:name="Medley G.F." table:display="true" table:show-details="true"/>
                <table:data-pilot-member table:name="Medline A. " table:display="true" table:show-details="true"/>
                <table:data-pilot-member table:name="Mellan T.A." table:display="true" table:show-details="true"/>
                <table:data-pilot-member table:name="Meltzer M.I." table:display="true" table:show-details="true"/>
                <table:data-pilot-member table:name="Michalsen J.R." table:display="true" table:show-details="true"/>
                <table:data-pilot-member table:name="Milde J." table:display="true" table:show-details="true"/>
                <table:data-pilot-member table:name="Miller J." table:display="true" table:show-details="true"/>
                <table:data-pilot-member table:name="Miller J.R." table:display="true" table:show-details="true"/>
                <table:data-pilot-member table:name="Miller J.R. " table:display="true" table:show-details="true"/>
                <table:data-pilot-member table:name="Miller-Petrie M.K." table:display="true" table:show-details="true"/>
                <table:data-pilot-member table:name="Milsom L." table:display="true" table:show-details="true"/>
                <table:data-pilot-member table:name="Min K.-D. " table:display="true" table:show-details="true"/>
                <table:data-pilot-member table:name="Mishra S. " table:display="true" table:show-details="true"/>
                <table:data-pilot-member table:name="Mitruka K." table:display="true" table:show-details="true"/>
                <table:data-pilot-member table:name="Modchang C." table:display="true" table:show-details="true"/>
                <table:data-pilot-member table:name="Mokdad A.H." table:display="true" table:show-details="true"/>
                <table:data-pilot-member table:name="Monod M." table:display="true" table:show-details="true"/>
                <table:data-pilot-member table:name="Monto A.S." table:display="true" table:show-details="true"/>
                <table:data-pilot-member table:name="Morgan J.D." table:display="true" table:show-details="true"/>
                <table:data-pilot-member table:name="Morris R.S." table:display="true" table:show-details="true"/>
                <table:data-pilot-member table:name="Morse S.S." table:display="true" table:show-details="true"/>
                <table:data-pilot-member table:name="Moss R." table:display="true" table:show-details="true"/>
                <table:data-pilot-member table:name="Mubin O." table:display="true" table:show-details="true"/>
                <table:data-pilot-member table:name="Muellner P." table:display="true" table:show-details="true"/>
                <table:data-pilot-member table:name="Munday J.D." table:display="true" table:show-details="true"/>
                <table:data-pilot-member table:name="Mundy L.M." table:display="true" table:show-details="true"/>
                <table:data-pilot-member table:name="Murray C.J.L." table:display="true" table:show-details="true"/>
                <table:data-pilot-member table:name="Murray G.F." table:display="true" table:show-details="true"/>
                <table:data-pilot-member table:name="Myin-Germeys I." table:display="true" table:show-details="true"/>
                <table:data-pilot-member table:name="Mzayek F." table:display="true" table:show-details="true"/>
                <table:data-pilot-member table:name="Naik P." table:display="true" table:show-details="true"/>
                <table:data-pilot-member table:name="Naing L." table:display="true" table:show-details="true"/>
                <table:data-pilot-member table:name="Nair H." table:display="true" table:show-details="true"/>
                <table:data-pilot-member table:name="Narangerel D." table:display="true" table:show-details="true"/>
                <table:data-pilot-member table:name="Narayan V.A." table:display="true" table:show-details="true"/>
                <table:data-pilot-member table:name="Nasrullah M." table:display="true" table:show-details="true"/>
                <table:data-pilot-member table:name="Navarro A.," table:display="true" table:show-details="true"/>
                <table:data-pilot-member table:name="Navarro J.A." table:display="true" table:show-details="true"/>
                <table:data-pilot-member table:name="Nayak A." table:display="true" table:show-details="true"/>
                <table:data-pilot-member table:name="Nedjati-Gilani G." table:display="true" table:show-details="true"/>
                <table:data-pilot-member table:name="Ng V." table:display="true" table:show-details="true"/>
                <table:data-pilot-member table:name="Nightingale E.S." table:display="true" table:show-details="true"/>
                <table:data-pilot-member table:name="Nigmatulina K.R." table:display="true" table:show-details="true"/>
                <table:data-pilot-member table:name="Nitsche A." table:display="true" table:show-details="true"/>
                <table:data-pilot-member table:name="Nouvellet P." table:display="true" table:show-details="true"/>
                <table:data-pilot-member table:name="Nundy M." table:display="true" table:show-details="true"/>
                <table:data-pilot-member table:name="Nymadawa P." table:display="true" table:show-details="true"/>
                <table:data-pilot-member table:name="O'Reilly K." table:display="true" table:show-details="true"/>
                <table:data-pilot-member table:name="O’Halloran J.K." table:display="true" table:show-details="true"/>
                <table:data-pilot-member table:name="Odell C.M." table:display="true" table:show-details="true"/>
                <table:data-pilot-member table:name="Ogbuanu I." table:display="true" table:show-details="true"/>
                <table:data-pilot-member table:name="Ogden N.H." table:display="true" table:show-details="true"/>
                <table:data-pilot-member table:name="Ohkusa Y." table:display="true" table:show-details="true"/>
                <table:data-pilot-member table:name="Okell L.C." table:display="true" table:show-details="true"/>
                <table:data-pilot-member table:name="Osgood-Zimmerman A.E." table:display="true" table:show-details="true"/>
                <table:data-pilot-member table:name="Ostroff S. " table:display="true" table:show-details="true"/>
                <table:data-pilot-member table:name="Ostroff S.M." table:display="true" table:show-details="true"/>
                <table:data-pilot-member table:name="Otten A." table:display="true" table:show-details="true"/>
                <table:data-pilot-member table:name="Ou J." table:display="true" table:show-details="true"/>
                <table:data-pilot-member table:name="Paine S." table:display="true" table:show-details="true"/>
                <table:data-pilot-member table:name="Parag K.V." table:display="true" table:show-details="true"/>
                <table:data-pilot-member table:name="Pasovic M." table:display="true" table:show-details="true"/>
                <table:data-pilot-member table:name="Pearson C.A.B." table:display="true" table:show-details="true"/>
                <table:data-pilot-member table:name="Peck K.R." table:display="true" table:show-details="true"/>
                <table:data-pilot-member table:name="Pei S." table:display="true" table:show-details="true"/>
                <table:data-pilot-member table:name="Peiris J.S.M." table:display="true" table:show-details="true"/>
                <table:data-pilot-member table:name="Penberthy L." table:display="true" table:show-details="true"/>
                <table:data-pilot-member table:name="Penninx B.W.J.H." table:display="true" table:show-details="true"/>
                <table:data-pilot-member table:name="Pérez A.I.G." table:display="true" table:show-details="true"/>
                <table:data-pilot-member table:name="Perez V." table:display="true" table:show-details="true"/>
                <table:data-pilot-member table:name="Perez-Guzman P.N." table:display="true" table:show-details="true"/>
                <table:data-pilot-member table:name="Perez-Saez J." table:display="true" table:show-details="true"/>
                <table:data-pilot-member table:name="Phillips P.A." table:display="true" table:show-details="true"/>
                <table:data-pilot-member table:name="Phipps G." table:display="true" table:show-details="true"/>
                <table:data-pilot-member table:name="Pigott D.M." table:display="true" table:show-details="true"/>
                <table:data-pilot-member table:name="Pinior B." table:display="true" table:show-details="true"/>
                <table:data-pilot-member table:name="Pinitsoontorn S." table:display="true" table:show-details="true"/>
                <table:data-pilot-member table:name="Pollock I." table:display="true" table:show-details="true"/>
                <table:data-pilot-member table:name="Prasad N." table:display="true" table:show-details="true"/>
                <table:data-pilot-member table:name="Prem K." table:display="true" table:show-details="true"/>
                <table:data-pilot-member table:name="Priest P." table:display="true" table:show-details="true"/>
                <table:data-pilot-member table:name="Procter S.R." table:display="true" table:show-details="true"/>
                <table:data-pilot-member table:name="Pullano G." table:display="true" table:show-details="true"/>
                <table:data-pilot-member table:name="Pumarola T." table:display="true" table:show-details="true"/>
                <table:data-pilot-member table:name="Pumarola T. " table:display="true" table:show-details="true"/>
                <table:data-pilot-member table:name="Qian X." table:display="true" table:show-details="true"/>
                <table:data-pilot-member table:name="Qiu Z." table:display="true" table:show-details="true"/>
                <table:data-pilot-member table:name="Quilty B.J." table:display="true" table:show-details="true"/>
                <table:data-pilot-member table:name="Quintana J.M." table:display="true" table:show-details="true"/>
                <table:data-pilot-member table:name="Rahman A.M.Q." table:display="true" table:show-details="true"/>
                <table:data-pilot-member table:name="Rahman B." table:display="true" table:show-details="true"/>
                <table:data-pilot-member table:name="Rahman M." table:display="true" table:show-details="true"/>
                <table:data-pilot-member table:name="Ram P.K." table:display="true" table:show-details="true"/>
                <table:data-pilot-member table:name="Ramshaw R.E." table:display="true" table:show-details="true"/>
                <table:data-pilot-member table:name="Ranjan Y." table:display="true" table:show-details="true"/>
                <table:data-pilot-member table:name="Rashid Z." table:display="true" table:show-details="true"/>
                <table:data-pilot-member table:name="Redford S.B." table:display="true" table:show-details="true"/>
                <table:data-pilot-member table:name="Reiner R.C." table:display="true" table:show-details="true"/>
                <table:data-pilot-member table:name="Reinke G." table:display="true" table:show-details="true"/>
                <table:data-pilot-member table:name="Remschmidt C." table:display="true" table:show-details="true"/>
                <table:data-pilot-member table:name="Reyes J.C." table:display="true" table:show-details="true"/>
                <table:data-pilot-member table:name="Riccardi A." table:display="true" table:show-details="true"/>
                <table:data-pilot-member table:name="Richardson T." table:display="true" table:show-details="true"/>
                <table:data-pilot-member table:name="Rietberg K." table:display="true" table:show-details="true"/>
                <table:data-pilot-member table:name="Riley S." table:display="true" table:show-details="true"/>
                <table:data-pilot-member table:name="Rinaldo A." table:display="true" table:show-details="true"/>
                <table:data-pilot-member table:name="Rinaldo C." table:display="true" table:show-details="true"/>
                <table:data-pilot-member table:name="Rintala A." table:display="true" table:show-details="true"/>
                <table:data-pilot-member table:name="Roberts M.S. " table:display="true" table:show-details="true"/>
                <table:data-pilot-member table:name="Rocklöv J." table:display="true" table:show-details="true"/>
                <table:data-pilot-member table:name="Rodriguez C.V." table:display="true" table:show-details="true"/>
                <table:data-pilot-member table:name="Rolf E." table:display="true" table:show-details="true"/>
                <table:data-pilot-member table:name="Rolfe S." table:display="true" table:show-details="true"/>
                <table:data-pilot-member table:name="Rong L.-B." table:display="true" table:show-details="true"/>
                <table:data-pilot-member table:name="Rosello A." table:display="true" table:show-details="true"/>
                <table:data-pilot-member table:name="Roth L." table:display="true" table:show-details="true"/>
                <table:data-pilot-member table:name="Russell T.W." table:display="true" table:show-details="true"/>
                <table:data-pilot-member table:name="Sabbatini C.E." table:display="true" table:show-details="true"/>
                <table:data-pilot-member table:name="Saez M." table:display="true" table:show-details="true"/>
                <table:data-pilot-member table:name="Saidan M.N." table:display="true" table:show-details="true"/>
                <table:data-pilot-member table:name="Saito M." table:display="true" table:show-details="true"/>
                <table:data-pilot-member table:name="Sang Z. " table:display="true" table:show-details="true"/>
                <table:data-pilot-member table:name="Santomauro D.F." table:display="true" table:show-details="true"/>
                <table:data-pilot-member table:name="Schink S.B." table:display="true" table:show-details="true"/>
                <table:data-pilot-member table:name="Schmit N." table:display="true" table:show-details="true"/>
                <table:data-pilot-member table:name="Schondelmeyer A.C." table:display="true" table:show-details="true"/>
                <table:data-pilot-member table:name="Schroeder K." table:display="true" table:show-details="true"/>
                <table:data-pilot-member table:name="Schweiger B." table:display="true" table:show-details="true"/>
                <table:data-pilot-member table:name="Scoglio C.M." table:display="true" table:show-details="true"/>
                <table:data-pilot-member table:name="Scott J." table:display="true" table:show-details="true"/>
                <table:data-pilot-member table:name="Seale H." table:display="true" table:show-details="true"/>
                <table:data-pilot-member table:name="Seto W.H." table:display="true" table:show-details="true"/>
                <table:data-pilot-member table:name="Seto W.H. " table:display="true" table:show-details="true"/>
                <table:data-pilot-member table:name="Shabnam S." table:display="true" table:show-details="true"/>
                <table:data-pilot-member table:name="Shackleton J.R." table:display="true" table:show-details="true"/>
                <table:data-pilot-member table:name="Shah S.S., " table:display="true" table:show-details="true"/>
                <table:data-pilot-member table:name="Shaman J." table:display="true" table:show-details="true"/>
                <table:data-pilot-member table:name="Sharp S.J." table:display="true" table:show-details="true"/>
                <table:data-pilot-member table:name="Shaw D.H." table:display="true" table:show-details="true"/>
                <table:data-pilot-member table:name="Shay D.K." table:display="true" table:show-details="true"/>
                <table:data-pilot-member table:name="Sheena B.S." table:display="true" table:show-details="true"/>
                <table:data-pilot-member table:name="Shen X. " table:display="true" table:show-details="true"/>
                <table:data-pilot-member table:name="Sherwood J." table:display="true" table:show-details="true"/>
                <table:data-pilot-member table:name="Sholokhov A." table:display="true" table:show-details="true"/>
                <table:data-pilot-member table:name="Short V.L. " table:display="true" table:show-details="true"/>
                <table:data-pilot-member table:name="Siddi S." table:display="true" table:show-details="true"/>
                <table:data-pilot-member table:name="Simblett S." table:display="true" table:show-details="true"/>
                <table:data-pilot-member table:name="Sin J." table:display="true" table:show-details="true"/>
                <table:data-pilot-member table:name="Siveroni I." table:display="true" table:show-details="true"/>
                <table:data-pilot-member table:name="Sjödin H." table:display="true" table:show-details="true"/>
                <table:data-pilot-member table:name="Sloan A." table:display="true" table:show-details="true"/>
                <table:data-pilot-member table:name="Smith W." table:display="true" table:show-details="true"/>
                <table:data-pilot-member table:name="Söderquist M." table:display="true" table:show-details="true"/>
                <table:data-pilot-member table:name="Soetebier K." table:display="true" table:show-details="true"/>
                <table:data-pilot-member table:name="Sohel B.M." table:display="true" table:show-details="true"/>
                <table:data-pilot-member table:name="Soldevila N." table:display="true" table:show-details="true"/>
                <table:data-pilot-member table:name="Sonnenberg J." table:display="true" table:show-details="true"/>
                <table:data-pilot-member table:name="Sørensen P.S." table:display="true" table:show-details="true"/>
                <table:data-pilot-member table:name="Sorensen R.J.D." table:display="true" table:show-details="true"/>
                <table:data-pilot-member table:name="Sparks G." table:display="true" table:show-details="true"/>
                <table:data-pilot-member table:name="Spinola P." table:display="true" table:show-details="true"/>
                <table:data-pilot-member table:name="Spurlock E.E." table:display="true" table:show-details="true"/>
                <table:data-pilot-member table:name="Srisaenpang S." table:display="true" table:show-details="true"/>
                <table:data-pilot-member table:name="Stark J.H." table:display="true" table:show-details="true"/>
                <table:data-pilot-member table:name="Stebbins S." table:display="true" table:show-details="true"/>
                <table:data-pilot-member table:name="Stern A.M." table:display="true" table:show-details="true"/>
                <table:data-pilot-member table:name="Stewart C." table:display="true" table:show-details="true"/>
                <table:data-pilot-member table:name="Subart M.L." table:display="true" table:show-details="true"/>
                <table:data-pilot-member table:name="Suess T." table:display="true" table:show-details="true"/>
                <table:data-pilot-member table:name="Sun S." table:display="true" table:show-details="true"/>
                <table:data-pilot-member table:name="Sun Y.F." table:display="true" table:show-details="true"/>
                <table:data-pilot-member table:name="Syailendrawati R." table:display="true" table:show-details="true"/>
                <table:data-pilot-member table:name="Szymanowski P." table:display="true" table:show-details="true"/>
                <table:data-pilot-member table:name="Takeuchi S." table:display="true" table:show-details="true"/>
                <table:data-pilot-member table:name="Tamames S." table:display="true" table:show-details="true"/>
                <table:data-pilot-member table:name="Tang S.-Y." table:display="true" table:show-details="true"/>
                <table:data-pilot-member table:name="Thompson H.A." table:display="true" table:show-details="true"/>
                <table:data-pilot-member table:name="Thompson W." table:display="true" table:show-details="true"/>
                <table:data-pilot-member table:name="Thomson J.E." table:display="true" table:show-details="true"/>
                <table:data-pilot-member table:name="Thunberg J." table:display="true" table:show-details="true"/>
                <table:data-pilot-member table:name="Thurner S." table:display="true" table:show-details="true"/>
                <table:data-pilot-member table:name="Tian H.D." table:display="true" table:show-details="true"/>
                <table:data-pilot-member table:name="Timmons K." table:display="true" table:show-details="true"/>
                <table:data-pilot-member table:name="Torre A.E." table:display="true" table:show-details="true"/>
                <table:data-pilot-member table:name="Triampo W." table:display="true" table:show-details="true"/>
                <table:data-pilot-member table:name="Troeger C.E." table:display="true" table:show-details="true"/>
                <table:data-pilot-member table:name="Tseng J." table:display="true" table:show-details="true"/>
                <table:data-pilot-member table:name="Tuite A.R." table:display="true" table:show-details="true"/>
                <table:data-pilot-member table:name="Turgeon P." table:display="true" table:show-details="true"/>
                <table:data-pilot-member table:name="Uchida M." table:display="true" table:show-details="true"/>
                <table:data-pilot-member table:name="Uddin M." table:display="true" table:show-details="true"/>
                <table:data-pilot-member table:name="Unwin H.J.T." table:display="true" table:show-details="true"/>
                <table:data-pilot-member table:name="Urdaneta V." table:display="true" table:show-details="true"/>
                <table:data-pilot-member table:name="Uyeki T.M." table:display="true" table:show-details="true"/>
                <table:data-pilot-member table:name="Vahedi F. " table:display="true" table:show-details="true"/>
                <table:data-pilot-member table:name="Vajdi A." table:display="true" table:show-details="true"/>
                <table:data-pilot-member table:name="Valdez K." table:display="true" table:show-details="true"/>
                <table:data-pilot-member table:name="Valencia M." table:display="true" table:show-details="true"/>
                <table:data-pilot-member table:name="van Elsland S.L." table:display="true" table:show-details="true"/>
                <table:data-pilot-member table:name="van Zandvoort K." table:display="true" table:show-details="true"/>
                <table:data-pilot-member table:name="Verity R." table:display="true" table:show-details="true"/>
                <table:data-pilot-member table:name="Vollmer M.A.C." table:display="true" table:show-details="true"/>
                <table:data-pilot-member table:name="Volz E." table:display="true" table:show-details="true"/>
                <table:data-pilot-member table:name="Vos T." table:display="true" table:show-details="true"/>
                <table:data-pilot-member table:name="Vukotich C." table:display="true" table:show-details="true"/>
                <table:data-pilot-member table:name="Waddell L.A." table:display="true" table:show-details="true"/>
                <table:data-pilot-member table:name="Wagner M." table:display="true" table:show-details="true"/>
                <table:data-pilot-member table:name="Wai W. " table:display="true" table:show-details="true"/>
                <table:data-pilot-member table:name="Walker P.G.T." table:display="true" table:show-details="true"/>
                <table:data-pilot-member table:name="Waller K." table:display="true" table:show-details="true"/>
                <table:data-pilot-member table:name="Walters C.E." table:display="true" table:show-details="true"/>
                <table:data-pilot-member table:name="Walton S." table:display="true" table:show-details="true"/>
                <table:data-pilot-member table:name="Walton S. " table:display="true" table:show-details="true"/>
                <table:data-pilot-member table:name="Walton S.E. " table:display="true" table:show-details="true"/>
                <table:data-pilot-member table:name="Wang H." table:display="true" table:show-details="true"/>
                <table:data-pilot-member table:name="Wang L." table:display="true" table:show-details="true"/>
                <table:data-pilot-member table:name="Wang Q.Y." table:display="true" table:show-details="true"/>
                <table:data-pilot-member table:name="Wang S." table:display="true" table:show-details="true"/>
                <table:data-pilot-member table:name="Wang X. " table:display="true" table:show-details="true"/>
                <table:data-pilot-member table:name="Wang Y." table:display="true" table:show-details="true"/>
                <table:data-pilot-member table:name="Warniment A." table:display="true" table:show-details="true"/>
                <table:data-pilot-member table:name="Waterman S.H." table:display="true" table:show-details="true"/>
                <table:data-pilot-member table:name="Watson A." table:display="true" table:show-details="true"/>
                <table:data-pilot-member table:name="Watson O.J." table:display="true" table:show-details="true"/>
                <table:data-pilot-member table:name="Watson S." table:display="true" table:show-details="true"/>
                <table:data-pilot-member table:name="Weiss D." table:display="true" table:show-details="true"/>
                <table:data-pilot-member table:name="Wells E." table:display="true" table:show-details="true"/>
                <table:data-pilot-member table:name="White M." table:display="true" table:show-details="true"/>
                <table:data-pilot-member table:name="Whittaker C." table:display="true" table:show-details="true"/>
                <table:data-pilot-member table:name="Wieland T." table:display="true" table:show-details="true"/>
                <table:data-pilot-member table:name="Wiens K.E." table:display="true" table:show-details="true"/>
                <table:data-pilot-member table:name="Wilder-Smith A." table:display="true" table:show-details="true"/>
                <table:data-pilot-member table:name="Wilson E." table:display="true" table:show-details="true"/>
                <table:data-pilot-member table:name="Winskill P." table:display="true" table:show-details="true"/>
                <table:data-pilot-member table:name="Wisniewski S.R." table:display="true" table:show-details="true"/>
                <table:data-pilot-member table:name="Wong J." table:display="true" table:show-details="true"/>
                <table:data-pilot-member table:name="Wong-McLoughlin J." table:display="true" table:show-details="true"/>
                <table:data-pilot-member table:name="Woyczynski L." table:display="true" table:show-details="true"/>
                <table:data-pilot-member table:name="Wu H." table:display="true" table:show-details="true"/>
                <table:data-pilot-member table:name="Wu H.M." table:display="true" table:show-details="true"/>
                <table:data-pilot-member table:name="Wu J.T. " table:display="true" table:show-details="true"/>
                <table:data-pilot-member table:name="Wu T." table:display="true" table:show-details="true"/>
                <table:data-pilot-member table:name="Wu Y." table:display="true" table:show-details="true"/>
                <table:data-pilot-member table:name="Wykes T." table:display="true" table:show-details="true"/>
                <table:data-pilot-member table:name="Wymant C." table:display="true" table:show-details="true"/>
                <table:data-pilot-member table:name="Xi X." table:display="true" table:show-details="true"/>
                <table:data-pilot-member table:name="Xu L." table:display="true" table:show-details="true"/>
                <table:data-pilot-member table:name="Xu X.-K." table:display="true" table:show-details="true"/>
                <table:data-pilot-member table:name="Yamamoto H." table:display="true" table:show-details="true"/>
                <table:data-pilot-member table:name="Yan X. " table:display="true" table:show-details="true"/>
                <table:data-pilot-member table:name="Yang L." table:display="true" table:show-details="true"/>
                <table:data-pilot-member table:name="Yang Q." table:display="true" table:show-details="true"/>
                <table:data-pilot-member table:name="Yang Y." table:display="true" table:show-details="true"/>
                <table:data-pilot-member table:name="Yi C." table:display="true" table:show-details="true"/>
                <table:data-pilot-member table:name="Yu J." table:display="true" table:show-details="true"/>
                <table:data-pilot-member table:name="Yung R." table:display="true" table:show-details="true"/>
                <table:data-pilot-member table:name="Yung R. " table:display="true" table:show-details="true"/>
                <table:data-pilot-member table:name="Zabalza A." table:display="true" table:show-details="true"/>
                <table:data-pilot-member table:name="Zhang D.T." table:display="true" table:show-details="true"/>
                <table:data-pilot-member table:name="Zhang H.Y." table:display="true" table:show-details="true"/>
                <table:data-pilot-member table:name="Zhang J." table:display="true" table:show-details="true"/>
                <table:data-pilot-member table:name="Zhang L." table:display="true" table:show-details="true"/>
                <table:data-pilot-member table:name="Zhang Y." table:display="true" table:show-details="true"/>
                <table:data-pilot-member table:name="Zheng P." table:display="true" table:show-details="true"/>
                <table:data-pilot-member table:name="Zhu B.-P." table:display="true" table:show-details="true"/>
                <table:data-pilot-member table:name="Zhu H." table:display="true" table:show-details="true"/>
                <table:data-pilot-member table:name="Zhuang Z." table:display="true" table:show-details="true"/>
                <table:data-pilot-member table:name="Zipprich J." table:display="true" table:show-details="true"/>
                <table:data-pilot-member table:name="Zou Y."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utores" table:orientation="data" table:used-hierarchy="-1" table:function="count">
            <table:data-pilot-level calcext:repeat-item-labels="false"/>
          </table:data-pilot-field>
        </table:data-pilot-table>
        <table:data-pilot-table table:name="DataPilot6" table:application-data="" table:target-range-address="'Tabela dinâmica_Planilha1_5'.A1:'Tabela dinâmica_Planilha1_5'.B62" table:buttons="'Tabela dinâmica_Planilha1_5'.A1" table:show-filter-button="false" table:drill-down-on-double-click="false">
          <table:source-cell-range table:cell-range-address="Planilha1.E1:Planilha1.E77"/>
          <table:data-pilot-field table:source-field-name="" table:is-data-layout-field="true" table:orientation="column" table:used-hierarchy="-1" table:function="auto">
            <table:data-pilot-level table:show-empty="true" calcext:repeat-item-labels="false"/>
          </table:data-pilot-field>
          <table:data-pilot-field table:source-field-name="Source Title" table:orientation="row" table:used-hierarchy="0" table:function="auto">
            <table:data-pilot-level table:show-empty="false" calcext:repeat-item-labels="false">
              <table:data-pilot-members>
                <table:data-pilot-member table:name="Annals of Internal Medicine" table:display="true" table:show-details="true"/>
                <table:data-pilot-member table:name="Artificial Life and Robotics" table:display="true" table:show-details="true"/>
                <table:data-pilot-member table:name="Asian Biomedicine" table:display="true" table:show-details="true"/>
                <table:data-pilot-member table:name="BMC Infectious Diseases" table:display="true" table:show-details="true"/>
                <table:data-pilot-member table:name="BMC Medicine" table:display="true" table:show-details="true"/>
                <table:data-pilot-member table:name="BMC Public Health" table:display="true" table:show-details="true"/>
                <table:data-pilot-member table:name="BMJ OPEN" table:display="true" table:show-details="true"/>
                <table:data-pilot-member table:name="BMJ-BRITISH MEDICAL JOURNAL" table:display="true" table:show-details="true"/>
                <table:data-pilot-member table:name="Bulletin of the World Health Organization" table:display="true" table:show-details="true"/>
                <table:data-pilot-member table:name="Chaos, Solitons and Fractals" table:display="true" table:show-details="true"/>
                <table:data-pilot-member table:name="Clinical Infectious Diseases" table:display="true" table:show-details="true"/>
                <table:data-pilot-member table:name="CMAJ" table:display="true" table:show-details="true"/>
                <table:data-pilot-member table:name="ECONOMETRICS JOURNAL" table:display="true" table:show-details="true"/>
                <table:data-pilot-member table:name="EPIDEMIOLOGY" table:display="true" table:show-details="true"/>
                <table:data-pilot-member table:name="European Journal of Operational Research" table:display="true" table:show-details="true"/>
                <table:data-pilot-member table:name="IEEE Journals" table:display="true" table:show-details="true"/>
                <table:data-pilot-member table:name="INFECTION CONTROL AND HOSPITAL EPIDEMIOLOGY" table:display="true" table:show-details="true"/>
                <table:data-pilot-member table:name="Infectious Disease Modelling" table:display="true" table:show-details="true"/>
                <table:data-pilot-member table:name="Infectious Diseases of Poverty" table:display="true" table:show-details="true"/>
                <table:data-pilot-member table:name="INFLUENZA AND OTHER RESPIRATORY VIRUSES" table:display="true" table:show-details="true"/>
                <table:data-pilot-member table:name="INTERNATIONAL JOURNAL OF ENVIRONMENTAL RESEARCH AND PUBLIC HEALTH" table:display="true" table:show-details="true"/>
                <table:data-pilot-member table:name="International journal of epidemiology" table:display="true" table:show-details="true"/>
                <table:data-pilot-member table:name="International Journal of Infectious Diseases" table:display="true" table:show-details="true"/>
                <table:data-pilot-member table:name="JAMA - Journal of the American Medical Association" table:display="true" table:show-details="true"/>
                <table:data-pilot-member table:name="Journal of Infection" table:display="true" table:show-details="true"/>
                <table:data-pilot-member table:name="Journal of Infectious Diseases" table:display="true" table:show-details="true"/>
                <table:data-pilot-member table:name="Journal of Korean Medical Science" table:display="true" table:show-details="true"/>
                <table:data-pilot-member table:name="Journal of Medical Internet Research" table:display="true" table:show-details="true"/>
                <table:data-pilot-member table:name="Journal of School Health" table:display="true" table:show-details="true"/>
                <table:data-pilot-member table:name="Journal of the American Medical Association" table:display="true" table:show-details="true"/>
                <table:data-pilot-member table:name="Journal of Theoretical Biology" table:display="true" table:show-details="true"/>
                <table:data-pilot-member table:name="Journal of travel medicine" table:display="true" table:show-details="true"/>
                <table:data-pilot-member table:name="Mathematical and Computer Modelling" table:display="true" table:show-details="true"/>
                <table:data-pilot-member table:name="Mathematical Biosciences" table:display="true" table:show-details="true"/>
                <table:data-pilot-member table:name="Mathematical Biosciences and Engineering" table:display="true" table:show-details="true"/>
                <table:data-pilot-member table:name="Mathematical Modelling of Natural Phenomena" table:display="true" table:show-details="true"/>
                <table:data-pilot-member table:name="Medicine (United States)" table:display="true" table:show-details="true"/>
                <table:data-pilot-member table:name="Nature" table:display="true" table:show-details="true"/>
                <table:data-pilot-member table:name="Nature Human Behaviour" table:display="true" table:show-details="true"/>
                <table:data-pilot-member table:name="Nature Medicine" table:display="true" table:show-details="true"/>
                <table:data-pilot-member table:name="PEDIATRIC INFECTIOUS DISEASE JOURNAL" table:display="true" table:show-details="true"/>
                <table:data-pilot-member table:name="PeerJ" table:display="true" table:show-details="true"/>
                <table:data-pilot-member table:name="PLoS ONE" table:display="true" table:show-details="true"/>
                <table:data-pilot-member table:name="PREVENTIVE MEDICINE" table:display="true" table:show-details="true"/>
                <table:data-pilot-member table:name="Preventive Medicine Reports" table:display="true" table:show-details="true"/>
                <table:data-pilot-member table:name="Proceedings of the National Academy of Sciences of the United States of America" table:display="true" table:show-details="true"/>
                <table:data-pilot-member table:name="Public Health Reports" table:display="true" table:show-details="true"/>
                <table:data-pilot-member table:name="Safety Science" table:display="true" table:show-details="true"/>
                <table:data-pilot-member table:name="SAGE OPEN MEDICINE" table:display="true" table:show-details="true"/>
                <table:data-pilot-member table:name="Science" table:display="true" table:show-details="true"/>
                <table:data-pilot-member table:name="Science Advances" table:display="true" table:show-details="true"/>
                <table:data-pilot-member table:name="Science of the Total Environment" table:display="true" table:show-details="true"/>
                <table:data-pilot-member table:name="Scientific Reports" table:display="true" table:show-details="true"/>
                <table:data-pilot-member table:name="Swiss Medical Weekly" table:display="true" table:show-details="true"/>
                <table:data-pilot-member table:name="The Lancet" table:display="true" table:show-details="true"/>
                <table:data-pilot-member table:name="The Lancet Digital Health" table:display="true" table:show-details="true"/>
                <table:data-pilot-member table:name="The Lancet Infectious Diseases" table:display="true" table:show-details="true"/>
                <table:data-pilot-member table:name="The Lancet Public Health" table:display="true" table:show-details="true"/>
                <table:data-pilot-member table:name="TRANSLATIONAL RESEARCH"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ource Title" table:orientation="data" table:used-hierarchy="-1" table:function="count">
            <table:data-pilot-level calcext:repeat-item-labels="false"/>
          </table:data-pilot-field>
        </table:data-pilot-table>
        <table:data-pilot-table table:name="DataPilot2" table:application-data="" table:target-range-address="'Tabela dinâmica_Planilha10_1'.A1:'Tabela dinâmica_Planilha10_1'.B6" table:buttons="'Tabela dinâmica_Planilha10_1'.A1" table:show-filter-button="false" table:drill-down-on-double-click="false">
          <table:source-cell-range table:cell-range-address="Planilha10.A1:Planilha10.A32"/>
          <table:data-pilot-field table:source-field-name="" table:is-data-layout-field="true" table:orientation="column" table:used-hierarchy="-1" table:function="auto">
            <table:data-pilot-level table:show-empty="true" calcext:repeat-item-labels="false"/>
          </table:data-pilot-field>
          <table:data-pilot-field table:source-field-name="Métodos" table:orientation="row" table:used-hierarchy="0" table:function="auto">
            <table:data-pilot-level table:show-empty="false" calcext:repeat-item-labels="false">
              <table:data-pilot-members>
                <table:data-pilot-member table:name="Computacional" table:display="true" table:show-details="true"/>
                <table:data-pilot-member table:name="Experimental" table:display="true" table:show-details="true"/>
                <table:data-pilot-member table:name="Matemático/Estatístico" table:display="true" table:show-details="true"/>
                <table:data-pilot-member table:name="Observacion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étodos"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4">00/00/0000</text:date>, <text:time style:data-style-name="N2" text:time-value="18:05:44.48233239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30T11:12:16.033428591</meta:creation-date>
    <dc:date>2021-02-04T19:45:46.261862836</dc:date>
    <meta:editing-duration>PT8H50M38S</meta:editing-duration>
    <meta:editing-cycles>30</meta:editing-cycles>
    <meta:generator>LibreOffice/6.4.6.2$Linux_X86_64 LibreOffice_project/40$Build-2</meta:generator>
    <meta:document-statistic meta:table-count="11" meta:cell-count="3109" meta:object-count="4"/>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style:graphic-properties draw:stroke="none" draw:fill-color="#004586"/>
      <style:text-properties style:text-outline="true" fo:font-size="12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1.673cm" svg:y="3.454cm" style:legend-expansion="high" chart:style-name="ch2"/>
        <chart:plot-area chart:style-name="ch3" table:cell-range-address="'Tabela dinâmica_Planilha1_1'.A2:'Tabela dinâmica_Planilha1_1'.B5" chart:data-source-has-labels="column" svg:x="0.32cm" svg:y="0.18cm" svg:width="11.033cm" svg:height="8.64cm">
          <chartooo:coordinate-region svg:x="1.566cm" svg:y="0.28cm" svg:width="8.54cm" svg:height="8.54cm"/>
          <chart:axis chart:dimension="x" chart:name="primary-x" chart:style-name="ch4" chartooo:axis-type="auto">
            <chartooo:date-scale/>
            <chart:categories table:cell-range-address="'Tabela dinâmica_Planilha1_1'.A2:'Tabela dinâmica_Planilha1_1'.A5"/>
          </chart:axis>
          <chart:axis chart:dimension="y" chart:name="primary-y" chart:style-name="ch5">
            <chart:grid chart:style-name="ch6" chart:class="major"/>
          </chart:axis>
          <chart:series chart:style-name="ch7" chart:values-cell-range-address="'Tabela dinâmica_Planilha1_1'.B2:'Tabela dinâmica_Planilha1_1'.B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B</text:p>
              </table:table-cell>
            </table:table-row>
          </table:table-header-rows>
          <table:table-rows>
            <table:table-row>
              <table:table-cell office:value-type="string">
                <text:p>Computacional</text:p>
                <draw:g>
                  <svg:desc>'Tabela dinâmica_Planilha1_1'.A2:'Tabela dinâmica_Planilha1_1'.A5</svg:desc>
                </draw:g>
              </table:table-cell>
              <table:table-cell office:value-type="float" office:value="6">
                <text:p>6</text:p>
                <draw:g>
                  <svg:desc>'Tabela dinâmica_Planilha1_1'.B2:'Tabela dinâmica_Planilha1_1'.B5</svg:desc>
                </draw:g>
              </table:table-cell>
            </table:table-row>
            <table:table-row>
              <table:table-cell office:value-type="string">
                <text:p>Experimental</text:p>
              </table:table-cell>
              <table:table-cell office:value-type="float" office:value="10">
                <text:p>10</text:p>
              </table:table-cell>
            </table:table-row>
            <table:table-row>
              <table:table-cell office:value-type="string">
                <text:p>Matemático/Estatístico</text:p>
              </table:table-cell>
              <table:table-cell office:value-type="float" office:value="50">
                <text:p>50</text:p>
              </table:table-cell>
            </table:table-row>
            <table:table-row>
              <table:table-cell office:value-type="string">
                <text:p>Observacional</text:p>
              </table:table-cell>
              <table:table-cell office:value-type="float" office:value="8">
                <text:p>8</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77bc6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004586"/>
      <style:text-properties fo:font-size="10pt" style:font-size-asian="10pt" style:font-size-complex="10pt"/>
    </style:style>
    <style:style style:name="ch10" style:family="chart" style:data-style-name="N0">
      <style:chart-properties chart:link-data-style-to-source="tru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legend chart:legend-position="end" svg:x="12.917cm" svg:y="3.703cm" style:legend-expansion="high" chart:style-name="ch2"/>
        <chart:plot-area chart:style-name="ch3" table:cell-range-address="Planilha5.A1:Planilha5.P4" chart:data-source-has-labels="both" svg:x="0.32cm" svg:y="0.18cm" svg:width="12.277cm" svg:height="8.64cm">
          <chartooo:coordinate-region svg:x="0.941cm" svg:y="0.379cm" svg:width="11.656cm" svg:height="7.794cm"/>
          <chart:axis chart:dimension="x" chart:name="primary-x" chart:style-name="ch4" chartooo:axis-type="auto">
            <chartooo:date-scale/>
            <chart:categories table:cell-range-address="Planilha5.B1:Planilha5.P1"/>
          </chart:axis>
          <chart:axis chart:dimension="y" chart:name="primary-y" chart:style-name="ch5">
            <chart:grid chart:style-name="ch6" chart:class="major"/>
          </chart:axis>
          <chart:series chart:style-name="ch7" chart:values-cell-range-address="Planilha5.B2:Planilha5.P2" chart:label-cell-address="Planilha5.A2:Planilha5.A2" chart:class="chart:bar">
            <chart:data-point chart:repeated="13"/>
            <chart:data-point chart:style-name="ch8" chart:repeated="2"/>
          </chart:series>
          <chart:series chart:style-name="ch9" chart:values-cell-range-address="Planilha5.B3:Planilha5.P3" chart:label-cell-address="Planilha5.A3:Planilha5.A3" chart:class="chart:bar">
            <chart:data-point chart:repeated="15"/>
          </chart:series>
          <chart:series chart:style-name="ch10" chart:values-cell-range-address="Planilha5.B4:Planilha5.P4" chart:label-cell-address="Planilha5.A4:Planilha5.A4" chart:class="chart:bar">
            <chart:data-point chart:repeated="15"/>
          </chart:series>
          <chart:wall chart:style-name="ch11"/>
          <chart:floor chart:style-name="ch12"/>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float" office:value="2007">
                <text:p>2007</text:p>
                <draw:g>
                  <svg:desc>Planilha5.B1:Planilha5.P1</svg:desc>
                </draw:g>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office:value-type="float" office:value="2012">
                <text:p>2012</text:p>
              </table:table-cell>
              <table:table-cell office:value-type="float" office:value="2013">
                <text:p>2013</text:p>
              </table:table-cell>
              <table:table-cell office:value-type="float" office:value="2014">
                <text:p>2014</text:p>
              </table:table-cell>
              <table:table-cell office:value-type="float" office:value="2015">
                <text:p>2015</text:p>
              </table:table-cell>
              <table:table-cell office:value-type="float" office:value="2016">
                <text:p>2016</text:p>
              </table:table-cell>
              <table:table-cell office:value-type="float" office:value="2017">
                <text:p>2017</text:p>
              </table:table-cell>
              <table:table-cell office:value-type="float" office:value="2018">
                <text:p>2018</text:p>
              </table:table-cell>
              <table:table-cell office:value-type="float" office:value="2019">
                <text:p>2019</text:p>
              </table:table-cell>
              <table:table-cell office:value-type="float" office:value="2020">
                <text:p>2020</text:p>
              </table:table-cell>
              <table:table-cell office:value-type="float" office:value="2021">
                <text:p>2021</text:p>
              </table:table-cell>
            </table:table-row>
          </table:table-header-rows>
          <table:table-rows>
            <table:table-row>
              <table:table-cell office:value-type="string">
                <text:p>COVID-19</text:p>
                <draw:g>
                  <svg:desc>Planilha5.A2:Planilha5.A2</svg:desc>
                </draw:g>
              </table:table-cell>
              <table:table-cell office:value-type="float" office:value="NaN">
                <text:p>NaN</text:p>
                <draw:g>
                  <svg:desc>Planilha5.B2:Planilha5.P2</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
                <text:p>2</text:p>
              </table:table-cell>
            </table:table-row>
            <table:table-row>
              <table:table-cell office:value-type="string">
                <text:p>Indefinido</text:p>
                <draw:g>
                  <svg:desc>Planilha5.A3:Planilha5.A3</svg:desc>
                </draw:g>
              </table:table-cell>
              <table:table-cell office:value-type="float" office:value="NaN">
                <text:p>NaN</text:p>
                <draw:g>
                  <svg:desc>Planilha5.B3:Planilha5.P3</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fluenza/Gripe</text:p>
                <draw:g>
                  <svg:desc>Planilha5.A4:Planilha5.A4</svg:desc>
                </draw:g>
              </table:table-cell>
              <table:table-cell office:value-type="float" office:value="1">
                <text:p>1</text:p>
                <draw:g>
                  <svg:desc>Planilha5.B4:Planilha5.P4</svg:desc>
                </draw:g>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2">
                <text:p>2</text:p>
              </table:table-cell>
              <table:table-cell office:value-type="float" office:value="6">
                <text:p>6</text:p>
              </table:table-cell>
              <table:table-cell office:value-type="float" office:value="5">
                <text:p>5</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392cm" svg:height="10.116cm" xlink:href=".." xlink:type="simple" chart:class="chart:bar" chart:style-name="ch1">
        <chart:legend chart:legend-position="bottom" svg:x="6.206cm" svg:y="9.517cm" style:legend-expansion="wide" chart:style-name="ch2"/>
        <chart:plot-area chart:style-name="ch3" table:cell-range-address="Planilha9.A1:Planilha9.C21" chart:data-source-has-labels="both" svg:x="0.082cm" svg:y="0.199cm" svg:width="17.337cm" svg:height="9.116cm">
          <chartooo:coordinate-region svg:x="3.746cm" svg:y="0.199cm" svg:width="13.486cm" svg:height="8.469cm"/>
          <chart:axis chart:dimension="x" chart:name="primary-x" chart:style-name="ch4" chartooo:axis-type="auto">
            <chartooo:date-scale/>
            <chart:categories table:cell-range-address="Planilha9.A2:Planilha9.A21"/>
          </chart:axis>
          <chart:axis chart:dimension="y" chart:name="primary-y" chart:style-name="ch5">
            <chart:grid chart:style-name="ch6" chart:class="major"/>
          </chart:axis>
          <chart:series chart:style-name="ch7" chart:values-cell-range-address="Planilha9.B2:Planilha9.B21" chart:label-cell-address="Planilha9.B1:Planilha9.B1" chart:class="chart:bar">
            <chart:data-point chart:repeated="20"/>
          </chart:series>
          <chart:series chart:style-name="ch8" chart:values-cell-range-address="Planilha9.C2:Planilha9.C21" chart:label-cell-address="Planilha9.C1:Planilha9.C1" chart:class="chart:bar">
            <chart:data-point chart:repeated="2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fluenza/Gripe</text:p>
                <draw:g>
                  <svg:desc>Planilha9.B1:Planilha9.B1</svg:desc>
                </draw:g>
              </table:table-cell>
              <table:table-cell office:value-type="string">
                <text:p>COVID-19</text:p>
                <draw:g>
                  <svg:desc>Planilha9.C1:Planilha9.C1</svg:desc>
                </draw:g>
              </table:table-cell>
            </table:table-row>
          </table:table-header-rows>
          <table:table-rows>
            <table:table-row>
              <table:table-cell office:value-type="string">
                <text:p>Modelo Epidêmico</text:p>
                <draw:g>
                  <svg:desc>Planilha9.A2:Planilha9.A21</svg:desc>
                </draw:g>
              </table:table-cell>
              <table:table-cell office:value-type="float" office:value="3">
                <text:p>3</text:p>
                <draw:g>
                  <svg:desc>Planilha9.B2:Planilha9.B21</svg:desc>
                </draw:g>
              </table:table-cell>
              <table:table-cell office:value-type="float" office:value="17">
                <text:p>17</text:p>
                <draw:g>
                  <svg:desc>Planilha9.C2:Planilha9.C21</svg:desc>
                </draw:g>
              </table:table-cell>
            </table:table-row>
            <table:table-row>
              <table:table-cell office:value-type="string">
                <text:p>Regressão</text:p>
              </table:table-cell>
              <table:table-cell office:value-type="float" office:value="4">
                <text:p>4</text:p>
              </table:table-cell>
              <table:table-cell office:value-type="float" office:value="7">
                <text:p>7</text:p>
              </table:table-cell>
            </table:table-row>
            <table:table-row>
              <table:table-cell office:value-type="string">
                <text:p>Ensaio Clínico</text:p>
              </table:table-cell>
              <table:table-cell office:value-type="float" office:value="10">
                <text:p>10</text:p>
              </table:table-cell>
              <table:table-cell office:value-type="float" office:value="NaN">
                <text:p>NaN</text:p>
              </table:table-cell>
            </table:table-row>
            <table:table-row>
              <table:table-cell office:value-type="string">
                <text:p>Análise Estatística</text:p>
              </table:table-cell>
              <table:table-cell office:value-type="float" office:value="2">
                <text:p>2</text:p>
              </table:table-cell>
              <table:table-cell office:value-type="float" office:value="3">
                <text:p>3</text:p>
              </table:table-cell>
            </table:table-row>
            <table:table-row>
              <table:table-cell office:value-type="string">
                <text:p>Coleta de Dados</text:p>
              </table:table-cell>
              <table:table-cell office:value-type="float" office:value="4">
                <text:p>4</text:p>
              </table:table-cell>
              <table:table-cell office:value-type="float" office:value="NaN">
                <text:p>NaN</text:p>
              </table:table-cell>
            </table:table-row>
            <table:table-row>
              <table:table-cell office:value-type="string">
                <text:p>Modelo Estocástico</text:p>
              </table:table-cell>
              <table:table-cell office:value-type="float" office:value="1">
                <text:p>1</text:p>
              </table:table-cell>
              <table:table-cell office:value-type="float" office:value="2">
                <text:p>2</text:p>
              </table:table-cell>
            </table:table-row>
            <table:table-row>
              <table:table-cell office:value-type="string">
                <text:p>Simulação</text:p>
              </table:table-cell>
              <table:table-cell office:value-type="float" office:value="2">
                <text:p>2</text:p>
              </table:table-cell>
              <table:table-cell office:value-type="float" office:value="1">
                <text:p>1</text:p>
              </table:table-cell>
            </table:table-row>
            <table:table-row>
              <table:table-cell office:value-type="string">
                <text:p>Estudo de Caso</text:p>
              </table:table-cell>
              <table:table-cell office:value-type="float" office:value="2">
                <text:p>2</text:p>
              </table:table-cell>
              <table:table-cell office:value-type="float" office:value="NaN">
                <text:p>NaN</text:p>
              </table:table-cell>
            </table:table-row>
            <table:table-row>
              <table:table-cell office:value-type="string">
                <text:p>Modelo Bayesiano</text:p>
              </table:table-cell>
              <table:table-cell office:value-type="float" office:value="NaN">
                <text:p>NaN</text:p>
              </table:table-cell>
              <table:table-cell office:value-type="float" office:value="1">
                <text:p>1</text:p>
              </table:table-cell>
            </table:table-row>
            <table:table-row>
              <table:table-cell office:value-type="string">
                <text:p>Séries Temporais</text:p>
              </table:table-cell>
              <table:table-cell office:value-type="float" office:value="NaN">
                <text:p>NaN</text:p>
              </table:table-cell>
              <table:table-cell office:value-type="float" office:value="2">
                <text:p>2</text:p>
              </table:table-cell>
            </table:table-row>
            <table:table-row>
              <table:table-cell office:value-type="string">
                <text:p>Cadeia de Markov</text:p>
              </table:table-cell>
              <table:table-cell office:value-type="float" office:value="NaN">
                <text:p>NaN</text:p>
              </table:table-cell>
              <table:table-cell office:value-type="float" office:value="1">
                <text:p>1</text:p>
              </table:table-cell>
            </table:table-row>
            <table:table-row>
              <table:table-cell office:value-type="string">
                <text:p>Cálculos Analíticos</text:p>
              </table:table-cell>
              <table:table-cell office:value-type="float" office:value="1">
                <text:p>1</text:p>
              </table:table-cell>
              <table:table-cell office:value-type="float" office:value="NaN">
                <text:p>NaN</text:p>
              </table:table-cell>
            </table:table-row>
            <table:table-row>
              <table:table-cell office:value-type="string">
                <text:p>Controle Sintético</text:p>
              </table:table-cell>
              <table:table-cell office:value-type="float" office:value="NaN">
                <text:p>NaN</text:p>
              </table:table-cell>
              <table:table-cell office:value-type="float" office:value="1">
                <text:p>1</text:p>
              </table:table-cell>
            </table:table-row>
            <table:table-row>
              <table:table-cell office:value-type="string">
                <text:p>Inteligencia Artificial</text:p>
              </table:table-cell>
              <table:table-cell office:value-type="float" office:value="NaN">
                <text:p>NaN</text:p>
              </table:table-cell>
              <table:table-cell office:value-type="float" office:value="1">
                <text:p>1</text:p>
              </table:table-cell>
            </table:table-row>
            <table:table-row>
              <table:table-cell office:value-type="string">
                <text:p>ISTAM</text:p>
              </table:table-cell>
              <table:table-cell office:value-type="float" office:value="1">
                <text:p>1</text:p>
              </table:table-cell>
              <table:table-cell office:value-type="float" office:value="NaN">
                <text:p>NaN</text:p>
              </table:table-cell>
            </table:table-row>
            <table:table-row>
              <table:table-cell office:value-type="string">
                <text:p>Kalman Filtering </text:p>
              </table:table-cell>
              <table:table-cell office:value-type="float" office:value="NaN">
                <text:p>NaN</text:p>
              </table:table-cell>
              <table:table-cell office:value-type="float" office:value="1">
                <text:p>1</text:p>
              </table:table-cell>
            </table:table-row>
            <table:table-row>
              <table:table-cell office:value-type="string">
                <text:p>Métodos Econométricos</text:p>
              </table:table-cell>
              <table:table-cell office:value-type="float" office:value="NaN">
                <text:p>NaN</text:p>
              </table:table-cell>
              <table:table-cell office:value-type="float" office:value="1">
                <text:p>1</text:p>
              </table:table-cell>
            </table:table-row>
            <table:table-row>
              <table:table-cell office:value-type="string">
                <text:p>Modelo Contrafactual</text:p>
              </table:table-cell>
              <table:table-cell office:value-type="float" office:value="NaN">
                <text:p>NaN</text:p>
              </table:table-cell>
              <table:table-cell office:value-type="float" office:value="1">
                <text:p>1</text:p>
              </table:table-cell>
            </table:table-row>
            <table:table-row>
              <table:table-cell office:value-type="string">
                <text:p>Modelo Poysson</text:p>
              </table:table-cell>
              <table:table-cell office:value-type="float" office:value="1">
                <text:p>1</text:p>
              </table:table-cell>
              <table:table-cell office:value-type="float" office:value="NaN">
                <text:p>NaN</text:p>
              </table:table-cell>
            </table:table-row>
            <table:table-row>
              <table:table-cell office:value-type="string">
                <text:p>Rede Neural</text:p>
              </table:table-cell>
              <table:table-cell office:value-type="float" office:value="NaN">
                <text:p>NaN</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value" chart:data-label-text="false" chart:data-label-symbol="false"/>
      <style:graphic-properties draw:stroke="none"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Tabela dinâmica_Planilha1_3'.A3:'Tabela dinâmica_Planilha1_3'.B22" chart:data-source-has-labels="column" svg:x="0.154cm" svg:y="0.179cm" svg:width="16.027cm" svg:height="8.638cm">
          <chartooo:coordinate-region svg:x="4.136cm" svg:y="0.179cm" svg:width="11.859cm" svg:height="7.991cm"/>
          <chart:axis chart:dimension="x" chart:name="primary-x" chart:style-name="ch3" chartooo:axis-type="auto">
            <chartooo:date-scale/>
            <chart:categories table:cell-range-address="'Tabela dinâmica_Planilha1_3'.A3:'Tabela dinâmica_Planilha1_3'.A22"/>
          </chart:axis>
          <chart:axis chart:dimension="y" chart:name="primary-y" chart:style-name="ch4">
            <chart:grid chart:style-name="ch5" chart:class="major"/>
          </chart:axis>
          <chart:series chart:style-name="ch6" chart:values-cell-range-address="'Tabela dinâmica_Planilha1_3'.B3:'Tabela dinâmica_Planilha1_3'.B22"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B</text:p>
              </table:table-cell>
            </table:table-row>
          </table:table-header-rows>
          <table:table-rows>
            <table:table-row>
              <table:table-cell office:value-type="string">
                <text:p>Modelo Epidêmico</text:p>
                <draw:g>
                  <svg:desc>'Tabela dinâmica_Planilha1_3'.A3:'Tabela dinâmica_Planilha1_3'.A22</svg:desc>
                </draw:g>
              </table:table-cell>
              <table:table-cell office:value-type="float" office:value="22">
                <text:p>22</text:p>
                <draw:g>
                  <svg:desc>'Tabela dinâmica_Planilha1_3'.B3:'Tabela dinâmica_Planilha1_3'.B22</svg:desc>
                </draw:g>
              </table:table-cell>
            </table:table-row>
            <table:table-row>
              <table:table-cell office:value-type="string">
                <text:p>Regressão</text:p>
              </table:table-cell>
              <table:table-cell office:value-type="float" office:value="11">
                <text:p>11</text:p>
              </table:table-cell>
            </table:table-row>
            <table:table-row>
              <table:table-cell office:value-type="string">
                <text:p>Ensaio Clínico</text:p>
              </table:table-cell>
              <table:table-cell office:value-type="float" office:value="10">
                <text:p>10</text:p>
              </table:table-cell>
            </table:table-row>
            <table:table-row>
              <table:table-cell office:value-type="string">
                <text:p>Análise Estatística</text:p>
              </table:table-cell>
              <table:table-cell office:value-type="float" office:value="5">
                <text:p>5</text:p>
              </table:table-cell>
            </table:table-row>
            <table:table-row>
              <table:table-cell office:value-type="string">
                <text:p>Coleta de Dados</text:p>
              </table:table-cell>
              <table:table-cell office:value-type="float" office:value="4">
                <text:p>4</text:p>
              </table:table-cell>
            </table:table-row>
            <table:table-row>
              <table:table-cell office:value-type="string">
                <text:p>Modelo Estocástico</text:p>
              </table:table-cell>
              <table:table-cell office:value-type="float" office:value="3">
                <text:p>3</text:p>
              </table:table-cell>
            </table:table-row>
            <table:table-row>
              <table:table-cell office:value-type="string">
                <text:p>Simulação</text:p>
              </table:table-cell>
              <table:table-cell office:value-type="float" office:value="3">
                <text:p>3</text:p>
              </table:table-cell>
            </table:table-row>
            <table:table-row>
              <table:table-cell office:value-type="string">
                <text:p>Estudo de Caso</text:p>
              </table:table-cell>
              <table:table-cell office:value-type="float" office:value="2">
                <text:p>2</text:p>
              </table:table-cell>
            </table:table-row>
            <table:table-row>
              <table:table-cell office:value-type="string">
                <text:p>Modelo Bayesiano</text:p>
              </table:table-cell>
              <table:table-cell office:value-type="float" office:value="2">
                <text:p>2</text:p>
              </table:table-cell>
            </table:table-row>
            <table:table-row>
              <table:table-cell office:value-type="string">
                <text:p>Séries Temporais</text:p>
              </table:table-cell>
              <table:table-cell office:value-type="float" office:value="2">
                <text:p>2</text:p>
              </table:table-cell>
            </table:table-row>
            <table:table-row>
              <table:table-cell office:value-type="string">
                <text:p>Cadeia de Markov</text:p>
              </table:table-cell>
              <table:table-cell office:value-type="float" office:value="1">
                <text:p>1</text:p>
              </table:table-cell>
            </table:table-row>
            <table:table-row>
              <table:table-cell office:value-type="string">
                <text:p>Cálculos Analíticos</text:p>
              </table:table-cell>
              <table:table-cell office:value-type="float" office:value="1">
                <text:p>1</text:p>
              </table:table-cell>
            </table:table-row>
            <table:table-row>
              <table:table-cell office:value-type="string">
                <text:p>Controle Sintético</text:p>
              </table:table-cell>
              <table:table-cell office:value-type="float" office:value="1">
                <text:p>1</text:p>
              </table:table-cell>
            </table:table-row>
            <table:table-row>
              <table:table-cell office:value-type="string">
                <text:p>Inteligencia Artificial</text:p>
              </table:table-cell>
              <table:table-cell office:value-type="float" office:value="1">
                <text:p>1</text:p>
              </table:table-cell>
            </table:table-row>
            <table:table-row>
              <table:table-cell office:value-type="string">
                <text:p>ISTAM</text:p>
              </table:table-cell>
              <table:table-cell office:value-type="float" office:value="1">
                <text:p>1</text:p>
              </table:table-cell>
            </table:table-row>
            <table:table-row>
              <table:table-cell office:value-type="string">
                <text:p>Kalman Filtering </text:p>
              </table:table-cell>
              <table:table-cell office:value-type="float" office:value="1">
                <text:p>1</text:p>
              </table:table-cell>
            </table:table-row>
            <table:table-row>
              <table:table-cell office:value-type="string">
                <text:p>Métodos Econométricos</text:p>
              </table:table-cell>
              <table:table-cell office:value-type="float" office:value="1">
                <text:p>1</text:p>
              </table:table-cell>
            </table:table-row>
            <table:table-row>
              <table:table-cell office:value-type="string">
                <text:p>Modelo Contrafactual</text:p>
              </table:table-cell>
              <table:table-cell office:value-type="float" office:value="1">
                <text:p>1</text:p>
              </table:table-cell>
            </table:table-row>
            <table:table-row>
              <table:table-cell office:value-type="string">
                <text:p>Modelo Poysson</text:p>
              </table:table-cell>
              <table:table-cell office:value-type="float" office:value="1">
                <text:p>1</text:p>
              </table:table-cell>
            </table:table-row>
            <table:table-row>
              <table:table-cell office:value-type="string">
                <text:p>Rede Neural</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